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32767*"/>
    </style:style>
    <style:style style:name="Table1.B" style:family="table-column">
      <style:table-column-properties style:rel-column-width="32767*"/>
    </style:style>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Results Maps</text:p>
      <text:h text:style-name="Heading_20_2" text:outline-level="2"><text:bookmark-start text:name="abstract"/>Abstract<text:bookmark-end text:name="abstract"/></text:h>
      <text:h text:style-name="Heading_20_2" text:outline-level="2"><text:bookmark-start text:name="starting-thoughts-for-contents"/>Starting thoughts for contents<text:bookmark-end text:name="starting-thoughts-for-contents"/></text:h>
      <text:list text:style-name="L1">
        <text:list-item>
          <text:p text:style-name="P1">Coding, digital making, game making, media literacy - Exploring motivations in each domain.</text:p>
        </text:list-item>
        <text:list-item>
          <text:p text:style-name="P1">Inclusive approaches and the value of PBL, ULD Introduction to RQs</text:p>
        </text:list-item>
        <text:list-item>
          <text:p text:style-name="P1">Formal, Informal and non-formal spaces</text:p>
        </text:list-item>
        <text:list-item>
          <text:p text:style-name="P1">Characteristics of Family Learning</text:p>
        </text:list-item>
      </text:list>
      <text:h text:style-name="Heading_20_2" text:outline-level="2"><text:bookmark-start text:name="overall-key-messages-contribution-to-knowledge"/>Overall key messages &amp; contribution to Knowledge<text:bookmark-end text:name="overall-key-messages-contribution-to-knowledge"/></text:h>
      <text:p text:style-name="First_20_paragraph">This research is valid in the following ways:</text:p>
      <text:list text:style-name="L2">
        <text:list-item>
          <text:p text:style-name="P2">generative nature of research. It has created teaching resources</text:p>
        </text:list-item>
        <text:list-item>
          <text:p text:style-name="P2">the detail of game making pedagogy, suitable for other researcher and Teachers</text:p>
        </text:list-item>
        <text:list-item>
          <text:p text:style-name="P2">tools are novel - media practices are situated, thus will differ with technology</text:p>
        </text:list-item>
        <text:list-item>
          <text:p text:style-name="P2">application of guided participation as lens to this domain</text:p>
        </text:list-item>
        <text:list-item>
          <text:p text:style-name="P2">something about methods using 360 and screen capture?</text:p>
        </text:list-item>
      </text:list>
      <text:h text:style-name="Heading_20_1" text:outline-level="1"><text:bookmark-start text:name="existing-material-from-other-chapters-below"/>Existing Material from other chapters below<text:bookmark-end text:name="existing-material-from-other-chapters-below"/></text:h>
      <text:h text:style-name="Heading_20_2" text:outline-level="2"><text:bookmark-start text:name="introduction"/>Introduction<text:bookmark-end text:name="introduction"/></text:h>
      <text:p text:style-name="First_20_paragraph">The potential of digital game making is explored in depth in a review by Kafai and Burke <text:reference-mark-start text:name="ZOTERO_ITEM CSL_CITATION {&quot;citationID&quot;:&quot;kuuxfith&quot;,&quot;citationItems&quot;:[{&quot;id&quot;:250,&quot;suppress-author&quot;:true,&quot;prefix&quot;:&quot;&quot;,&quot;uri&quot;:[&quot;http://zotero.org/users/1913249/items/Q7JCMQ3N&quot;],&quot;suffix&quot;:&quot;&quot;,&quot;itemData&quot;:{&quot;PMCID&quot;:&quot;PMC4784508&quot;,&quot;issued&quot;:{&quot;date-parts&quot;:[[2015]]},&quot;title&quot;:&quot;Constructionist gaming: understanding the benefits of making games for learning&quot;,&quot;container-title&quot;:&quot;Educational Psychologist&quot;,&quot;citation-key&quot;:&quot;kafai_constructionist_2015&quot;,&quot;author&quot;:[{&quot;family&quot;:&quot;Kafai&quot;,&quot;given&quot;:&quot;Yasmin&quot;},{&quot;family&quot;:&quot;Burke&quot;,&quot;given&quot;:&quot;Quinn&quot;}],&quot;page&quot;:&quot;313-334&quot;,&quot;accessed&quot;:{&quot;date-parts&quot;:[[2017,10,16]]},&quot;container-title-short&quot;:&quot;Educ Psychol&quot;,&quot;id&quot;:&quot;kafai_constructionist_2015&quot;,&quot;type&quot;:&quot;article-journal&quot;,&quot;source&quot;:&quot;PubMed Central&quot;,&quot;title-short&quot;:&quot;Constructionist gaming&quot;,&quot;issue&quot;:&quot;4&quot;,&quot;DOI&quot;:&quot;10.1080/00461520.2015.1124022&quot;,&quot;PMID&quot;:&quot;27019536&quot;,&quot;URL&quot;:&quot;https://www.ncbi.nlm.nih.gov/pmc/articles/PMC4784508/&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volume&quot;:&quot;50&quot;,&quot;ISSN&quot;:&quot;0046-1520&quot;},&quot;uris&quot;:[&quot;http://zotero.org/users/1913249/items/Q7JCMQ3N&quot;]}],&quot;schema&quot;:&quot;https://github.com/citation-style-language/schema/raw/master/csl-citation.json&quot;,&quot;properties&quot;:{&quot;noteIndex&quot;:0,&quot;formattedCitation&quot;:&quot;[-@kafai_constructionist_2015]&quot;}} RNDomqjnyxqsd"/>&lt;Do Zotero Refresh: [-@kafai_constructionist_2015]&gt;<text:reference-mark-end text:name="ZOTERO_ITEM CSL_CITATION {&quot;citationID&quot;:&quot;kuuxfith&quot;,&quot;citationItems&quot;:[{&quot;id&quot;:250,&quot;suppress-author&quot;:true,&quot;prefix&quot;:&quot;&quot;,&quot;uri&quot;:[&quot;http://zotero.org/users/1913249/items/Q7JCMQ3N&quot;],&quot;suffix&quot;:&quot;&quot;,&quot;itemData&quot;:{&quot;PMCID&quot;:&quot;PMC4784508&quot;,&quot;issued&quot;:{&quot;date-parts&quot;:[[2015]]},&quot;title&quot;:&quot;Constructionist gaming: understanding the benefits of making games for learning&quot;,&quot;container-title&quot;:&quot;Educational Psychologist&quot;,&quot;citation-key&quot;:&quot;kafai_constructionist_2015&quot;,&quot;author&quot;:[{&quot;family&quot;:&quot;Kafai&quot;,&quot;given&quot;:&quot;Yasmin&quot;},{&quot;family&quot;:&quot;Burke&quot;,&quot;given&quot;:&quot;Quinn&quot;}],&quot;page&quot;:&quot;313-334&quot;,&quot;accessed&quot;:{&quot;date-parts&quot;:[[2017,10,16]]},&quot;container-title-short&quot;:&quot;Educ Psychol&quot;,&quot;id&quot;:&quot;kafai_constructionist_2015&quot;,&quot;type&quot;:&quot;article-journal&quot;,&quot;source&quot;:&quot;PubMed Central&quot;,&quot;title-short&quot;:&quot;Constructionist gaming&quot;,&quot;issue&quot;:&quot;4&quot;,&quot;DOI&quot;:&quot;10.1080/00461520.2015.1124022&quot;,&quot;PMID&quot;:&quot;27019536&quot;,&quot;URL&quot;:&quot;https://www.ncbi.nlm.nih.gov/pmc/articles/PMC4784508/&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volume&quot;:&quot;50&quot;,&quot;ISSN&quot;:&quot;0046-1520&quot;},&quot;uris&quot;:[&quot;http://zotero.org/users/1913249/items/Q7JCMQ3N&quot;]}],&quot;schema&quot;:&quot;https://github.com/citation-style-language/schema/raw/master/csl-citation.json&quot;,&quot;properties&quot;:{&quot;noteIndex&quot;:0,&quot;formattedCitation&quot;:&quot;[-@kafai_constructionist_2015]&quot;}} RNDomqjnyxqsd"/>. The most prominent learning objective of making games in educational setting is to develop <text:span text:style-name="T1">coding and computing skills</text:span>. There are extensive studies on <text:span text:style-name="T1">game making to learn other subjects</text:span> including maths, biology and chemistry but diverse examples exist. Game making can also develop social skills, self-reflection, cultural awareness and a range of technical abilities that allow participation in information society. Finally, because, game making involves a systems-based understanding of the world, and as games are themselves interactive systems, they are a powerful vehicle for exploring complex problems involving race, sex, social issues <text:reference-mark-start text:name="ZOTERO_ITEM CSL_CITATION {&quot;citationID&quot;:&quot;pagduekd&quot;,&quot;citationItems&quot;:[{&quot;id&quot;:2530,&quot;prefix&quot;:&quot;&quot;,&quot;uri&quot;:[&quot;http://zotero.org/users/1913249/items/3AQZ3WDH&quot;],&quot;suffix&quot;:&quot;&quot;,&quot;itemData&quot;:{&quot;id&quot;:&quot;tekinbas_quest_2010&quot;,&quot;type&quot;:&quot;book&quot;,&quot;language&quot;:&quot;English&quot;,&quot;issued&quot;:{&quot;date-parts&quot;:[[2010,10,29]]},&quot;title&quot;:&quot;Quest to learn: developing the school for digital kids&quot;,&quot;event-place&quot;:&quot;Cambridge, Mass&quot;,&quot;citation-key&quot;:&quot;tekinbas_quest_2010&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DOI&quot;:&quot;10.7551/mitpress/8909.001.0001&quot;,&quot;number-of-pages&quot;:&quot;164&quot;,&quot;source&quot;:&quot;Amazon&quot;,&quot;publisher-place&quot;:&quot;Cambridge, Mass&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publisher&quot;:&quot;The MIT Press&quot;,&quot;ISBN&quot;:&quot;978-0-262-51565-8&quot;},&quot;uris&quot;:[&quot;http://zotero.org/users/1913249/items/3AQZ3WDH&quot;]}],&quot;schema&quot;:&quot;https://github.com/citation-style-language/schema/raw/master/csl-citation.json&quot;,&quot;properties&quot;:{&quot;noteIndex&quot;:0,&quot;formattedCitation&quot;:&quot;[@tekinbas_quest_2010]&quot;}} RNDczfnvphqnm"/>&lt;Do Zotero Refresh: [@tekinbas_quest_2010]&gt;<text:reference-mark-end text:name="ZOTERO_ITEM CSL_CITATION {&quot;citationID&quot;:&quot;pagduekd&quot;,&quot;citationItems&quot;:[{&quot;id&quot;:2530,&quot;prefix&quot;:&quot;&quot;,&quot;uri&quot;:[&quot;http://zotero.org/users/1913249/items/3AQZ3WDH&quot;],&quot;suffix&quot;:&quot;&quot;,&quot;itemData&quot;:{&quot;id&quot;:&quot;tekinbas_quest_2010&quot;,&quot;type&quot;:&quot;book&quot;,&quot;language&quot;:&quot;English&quot;,&quot;issued&quot;:{&quot;date-parts&quot;:[[2010,10,29]]},&quot;title&quot;:&quot;Quest to learn: developing the school for digital kids&quot;,&quot;event-place&quot;:&quot;Cambridge, Mass&quot;,&quot;citation-key&quot;:&quot;tekinbas_quest_2010&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DOI&quot;:&quot;10.7551/mitpress/8909.001.0001&quot;,&quot;number-of-pages&quot;:&quot;164&quot;,&quot;source&quot;:&quot;Amazon&quot;,&quot;publisher-place&quot;:&quot;Cambridge, Mass&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publisher&quot;:&quot;The MIT Press&quot;,&quot;ISBN&quot;:&quot;978-0-262-51565-8&quot;},&quot;uris&quot;:[&quot;http://zotero.org/users/1913249/items/3AQZ3WDH&quot;]}],&quot;schema&quot;:&quot;https://github.com/citation-style-language/schema/raw/master/csl-citation.json&quot;,&quot;properties&quot;:{&quot;noteIndex&quot;:0,&quot;formattedCitation&quot;:&quot;[@tekinbas_quest_2010]&quot;}} RNDczfnvphqnm"/>.</text:p>
      <text:p text:style-name="Text_20_body">While there has been a large body of research on the value and practice of game making for educational purposes, it is a dynamic landscape which has many areas which merit additional research. New software tools to make games which offer new pedagogical possibilities emerge regularly. Game playing practices and the opportunities provided by participation in wider communities also continue to evolve. For example, 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citationID&quot;:&quot;zhunukxh&quot;,&quot;citationItems&quot;:[{&quot;id&quot;:8514,&quot;prefix&quot;:&quot;&quot;,&quot;uri&quot;:[&quot;http://zotero.org/users/1913249/items/47HDZ7GT&quot;],&quot;suffix&quot;:&quot;&quot;,&quot;itemData&quot;:{&quot;id&quot;:&quot;boyle_retro-futurism_2017&quot;,&quot;editor&quot;:[{&quot;family&quot;:&quot;Boyle&quot;,&quot;given&quot;:&quot;Jen&quot;},{&quot;family&quot;:&quot;Kao&quot;,&quot;given&quot;:&quot;Wan-Chuan&quot;}],&quot;language&quot;:&quot;English&quot;,&quot;issued&quot;:{&quot;date-parts&quot;:[[2017]]},&quot;title&quot;:&quot;The retro-futurism of cuteness&quot;,&quot;URL&quot;:&quot;https://library.oapen.org/handle/20.500.12657/25441&quot;,&quot;citation-key&quot;:&quot;boyle_retro-futurism_2017&quot;,&quot;DOI&quot;:&quot;10.21983/P3.0188.1.00&quot;,&quot;note&quot;:&quot;Accepted: 2019-03-26 23:55&quot;,&quot;type&quot;:&quot;book&quot;,&quot;source&quot;:&quot;library.oapen.org&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accessed&quot;:{&quot;date-parts&quot;:[[2022,8,7]]},&quot;publisher&quot;:&quot;punctum books&quot;},&quot;uris&quot;:[&quot;http://zotero.org/users/1913249/items/47HDZ7GT&quot;]}],&quot;schema&quot;:&quot;https://github.com/citation-style-language/schema/raw/master/csl-citation.json&quot;,&quot;properties&quot;:{&quot;noteIndex&quot;:0,&quot;formattedCitation&quot;:&quot;[@boyle_retro-futurism_2017]&quot;}} RNDjvxbyncerx"/>&lt;Do Zotero Refresh: [@boyle_retro-futurism_2017]&gt;<text:reference-mark-end text:name="ZOTERO_ITEM CSL_CITATION {&quot;citationID&quot;:&quot;zhunukxh&quot;,&quot;citationItems&quot;:[{&quot;id&quot;:8514,&quot;prefix&quot;:&quot;&quot;,&quot;uri&quot;:[&quot;http://zotero.org/users/1913249/items/47HDZ7GT&quot;],&quot;suffix&quot;:&quot;&quot;,&quot;itemData&quot;:{&quot;id&quot;:&quot;boyle_retro-futurism_2017&quot;,&quot;editor&quot;:[{&quot;family&quot;:&quot;Boyle&quot;,&quot;given&quot;:&quot;Jen&quot;},{&quot;family&quot;:&quot;Kao&quot;,&quot;given&quot;:&quot;Wan-Chuan&quot;}],&quot;language&quot;:&quot;English&quot;,&quot;issued&quot;:{&quot;date-parts&quot;:[[2017]]},&quot;title&quot;:&quot;The retro-futurism of cuteness&quot;,&quot;URL&quot;:&quot;https://library.oapen.org/handle/20.500.12657/25441&quot;,&quot;citation-key&quot;:&quot;boyle_retro-futurism_2017&quot;,&quot;DOI&quot;:&quot;10.21983/P3.0188.1.00&quot;,&quot;note&quot;:&quot;Accepted: 2019-03-26 23:55&quot;,&quot;type&quot;:&quot;book&quot;,&quot;source&quot;:&quot;library.oapen.org&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accessed&quot;:{&quot;date-parts&quot;:[[2022,8,7]]},&quot;publisher&quot;:&quot;punctum books&quot;},&quot;uris&quot;:[&quot;http://zotero.org/users/1913249/items/47HDZ7GT&quot;]}],&quot;schema&quot;:&quot;https://github.com/citation-style-language/schema/raw/master/csl-citation.json&quot;,&quot;properties&quot;:{&quot;noteIndex&quot;:0,&quot;formattedCitation&quot;:&quot;[@boyle_retro-futurism_2017]&quot;}} RNDjvxbyncerx"/>. The sustained popularity of retro games together with easy-to-use game making tools and code frameworks provides an entry point for game players into game making cultures which is reflected in the success of amateur games publishing websites like itch.io <text:reference-mark-start text:name="ZOTERO_ITEM CSL_CITATION {&quot;citationID&quot;:&quot;jbalbgzx&quot;,&quot;citationItems&quot;:[{&quot;id&quot;:8528,&quot;prefix&quot;:&quot;&quot;,&quot;uri&quot;:[&quot;http://zotero.org/users/1913249/items/U5QUFD8Q&quot;],&quot;suffix&quot;:&quot;&quot;,&quot;itemData&quot;:{&quot;id&quot;:&quot;garda_nostalgia_2014&quot;,&quot;type&quot;:&quot;paper-conference&quot;,&quot;issued&quot;:{&quot;date-parts&quot;:[[2014,8]]},&quot;title&quot;:&quot;Nostalgia in retro game design&quot;,&quot;container-title&quot;:&quot;DiGRA - Proceedings of the 2013 DiGRA International Conference: DeFragging Game Studies&quot;,&quot;citation-key&quot;:&quot;garda_nostalgia_2014&quot;,&quot;author&quot;:[{&quot;family&quot;:&quot;Garda&quot;,&quot;given&quot;:&quot;Maria B&quot;}],&quot;URL&quot;:&quot;http://www.digra.org/wp-content/uploads/digital-library/paper_310.pdf&quot;,&quot;ISBN&quot;:&quot;ISSN 2342-9666&quot;},&quot;uris&quot;:[&quot;http://zotero.org/users/1913249/items/U5QUFD8Q&quot;]}],&quot;schema&quot;:&quot;https://github.com/citation-style-language/schema/raw/master/csl-citation.json&quot;,&quot;properties&quot;:{&quot;noteIndex&quot;:0,&quot;formattedCitation&quot;:&quot;[@garda_nostalgia_2014]&quot;}} RNDwgojtnrnbl"/>&lt;Do Zotero Refresh: [@garda_nostalgia_2014]&gt;<text:reference-mark-end text:name="ZOTERO_ITEM CSL_CITATION {&quot;citationID&quot;:&quot;jbalbgzx&quot;,&quot;citationItems&quot;:[{&quot;id&quot;:8528,&quot;prefix&quot;:&quot;&quot;,&quot;uri&quot;:[&quot;http://zotero.org/users/1913249/items/U5QUFD8Q&quot;],&quot;suffix&quot;:&quot;&quot;,&quot;itemData&quot;:{&quot;id&quot;:&quot;garda_nostalgia_2014&quot;,&quot;type&quot;:&quot;paper-conference&quot;,&quot;issued&quot;:{&quot;date-parts&quot;:[[2014,8]]},&quot;title&quot;:&quot;Nostalgia in retro game design&quot;,&quot;container-title&quot;:&quot;DiGRA - Proceedings of the 2013 DiGRA International Conference: DeFragging Game Studies&quot;,&quot;citation-key&quot;:&quot;garda_nostalgia_2014&quot;,&quot;author&quot;:[{&quot;family&quot;:&quot;Garda&quot;,&quot;given&quot;:&quot;Maria B&quot;}],&quot;URL&quot;:&quot;http://www.digra.org/wp-content/uploads/digital-library/paper_310.pdf&quot;,&quot;ISBN&quot;:&quot;ISSN 2342-9666&quot;},&quot;uris&quot;:[&quot;http://zotero.org/users/1913249/items/U5QUFD8Q&quot;]}],&quot;schema&quot;:&quot;https://github.com/citation-style-language/schema/raw/master/csl-citation.json&quot;,&quot;properties&quot;:{&quot;noteIndex&quot;:0,&quot;formattedCitation&quot;:&quot;[@garda_nostalgia_2014]&quot;}} RNDwgojtnrnbl"/>. My study, in part, asks how the motivational and navigational affordances of enthusiast game making communities can be brought into more structured educational environments.</text:p>
      <text:p text:style-name="Text_20_body">In this chapter, I explore the potential of digital game making as an inclusive way of developing coding concepts and coding fluency in the later stages of Primary Education. This chapter begins with a short summary of the United Kingdom (UK) context of coding and inclusion. This is followed by a section on game making as an inclusive, project-based teaching approach. I then describe two game making tools used in my study before outlining the process of the development of a learning design in partnership with participants. I end with an overview of what I provisionally call the 3M game making learning design and offer links to the resulting resources suitable for learners and fellow practitioners.</text:p>
      <text:h text:style-name="Heading_20_2" text:outline-level="2"><text:bookmark-start text:name="context"/>Context<text:bookmark-end text:name="context"/></text:h>
      <text:p text:style-name="First_20_paragraph">The influential report “Next Gen: Transforming the UK into the world’s leading talent hub for the video games and visual effects industries” was focused on providing the UK games and animation industry with the talent needed to succeed <text:reference-mark-start text:name="ZOTERO_ITEM CSL_CITATION {&quot;citationID&quot;:&quot;yyshtqjr&quot;,&quot;citationItems&quot;:[{&quot;id&quot;:3303,&quot;prefix&quot;:&quot;&quot;,&quot;uri&quot;:[&quot;http://zotero.org/users/1913249/items/VBXU3WDU&quot;],&quot;suffix&quot;:&quot;&quot;,&quot;itemData&quot;:{&quot;id&quot;:&quot;livingstone_next_2011&quot;,&quot;type&quot;:&quot;article-journal&quot;,&quot;issued&quot;:{&quot;date-parts&quot;:[[2011]]},&quot;title&quot;:&quot;Next Gen: Transforming the UK into the world’s leading talent hub for the video games and visual effects industries&quot;,&quot;container-title&quot;:&quot;National Endowment for Science, Technology and the Arts (NESTA), London, UK&quot;,&quot;citation-key&quot;:&quot;livingstone_next_2011&quot;,&quot;author&quot;:[{&quot;family&quot;:&quot;Livingstone&quot;,&quot;given&quot;:&quot;Ian&quot;},{&quot;family&quot;:&quot;Hope&quot;,&quot;given&quot;:&quot;Alex&quot;}]},&quot;uris&quot;:[&quot;http://zotero.org/users/1913249/items/VBXU3WDU&quot;]}],&quot;schema&quot;:&quot;https://github.com/citation-style-language/schema/raw/master/csl-citation.json&quot;,&quot;properties&quot;:{&quot;noteIndex&quot;:0,&quot;formattedCitation&quot;:&quot;[@livingstone_next_2011]&quot;}} RNDelwvifxjry"/>&lt;Do Zotero Refresh: [@livingstone_next_2011]&gt;<text:reference-mark-end text:name="ZOTERO_ITEM CSL_CITATION {&quot;citationID&quot;:&quot;yyshtqjr&quot;,&quot;citationItems&quot;:[{&quot;id&quot;:3303,&quot;prefix&quot;:&quot;&quot;,&quot;uri&quot;:[&quot;http://zotero.org/users/1913249/items/VBXU3WDU&quot;],&quot;suffix&quot;:&quot;&quot;,&quot;itemData&quot;:{&quot;id&quot;:&quot;livingstone_next_2011&quot;,&quot;type&quot;:&quot;article-journal&quot;,&quot;issued&quot;:{&quot;date-parts&quot;:[[2011]]},&quot;title&quot;:&quot;Next Gen: Transforming the UK into the world’s leading talent hub for the video games and visual effects industries&quot;,&quot;container-title&quot;:&quot;National Endowment for Science, Technology and the Arts (NESTA), London, UK&quot;,&quot;citation-key&quot;:&quot;livingstone_next_2011&quot;,&quot;author&quot;:[{&quot;family&quot;:&quot;Livingstone&quot;,&quot;given&quot;:&quot;Ian&quot;},{&quot;family&quot;:&quot;Hope&quot;,&quot;given&quot;:&quot;Alex&quot;}]},&quot;uris&quot;:[&quot;http://zotero.org/users/1913249/items/VBXU3WDU&quot;]}],&quot;schema&quot;:&quot;https://github.com/citation-style-language/schema/raw/master/csl-citation.json&quot;,&quot;properties&quot;:{&quot;noteIndex&quot;:0,&quot;formattedCitation&quot;:&quot;[@livingstone_next_2011]&quot;}} RNDelwvifxjry"/>. The top recommendations were to include computer science in core curriculum, introduce a new Computing GCSE (a general exam for 16 year olds before they progress to more specialised study) exam, offer bursaries for computing teachers and to implement well-supported use of games and visual animation in the school curriculum as a way to attract more young people to the subject. The After the Reboot report <text:reference-mark-start text:name="ZOTERO_ITEM CSL_CITATION {&quot;citationID&quot;:&quot;prwlykvr&quot;,&quot;citationItems&quot;:[{&quot;id&quot;:2881,&quot;prefix&quot;:&quot;&quot;,&quot;uri&quot;:[&quot;http://zotero.org/users/1913249/items/R4M4KKC8&quot;],&quot;suffix&quot;:&quot;&quot;,&quot;itemData&quot;:{&quot;publisher&quot;:&quot;Royal Society&quot;,&quot;language&quot;:&quot;en&quot;,&quot;issued&quot;:{&quot;date-parts&quot;:[[2017]]},&quot;title&quot;:&quot;Pedagogy in teaching Computer Science in schools: A Literature Review&quot;,&quot;URL&quot;:&quot;https://royalsociety.org/%7E/media/policy/projects/computing-education/literature-review-pedagogy-in-teaching.pdf&quot;,&quot;citation-key&quot;:&quot;waite_pedagogy_2017&quot;,&quot;author&quot;:[{&quot;family&quot;:&quot;Waite&quot;,&quot;given&quot;:&quot;Jane&quot;}],&quot;page&quot;:&quot;90&quot;,&quot;type&quot;:&quot;report&quot;,&quot;id&quot;:&quot;waite_pedagogy_2017&quot;,&quot;source&quot;:&quot;Zotero&quot;},&quot;uris&quot;:[&quot;http://zotero.org/users/1913249/items/R4M4KKC8&quot;]}],&quot;schema&quot;:&quot;https://github.com/citation-style-language/schema/raw/master/csl-citation.json&quot;,&quot;properties&quot;:{&quot;noteIndex&quot;:0,&quot;formattedCitation&quot;:&quot;[@waite_pedagogy_2017]&quot;}} RNDxmfyxdwqlq"/>&lt;Do Zotero Refresh: [@waite_pedagogy_2017]&gt;<text:reference-mark-end text:name="ZOTERO_ITEM CSL_CITATION {&quot;citationID&quot;:&quot;prwlykvr&quot;,&quot;citationItems&quot;:[{&quot;id&quot;:2881,&quot;prefix&quot;:&quot;&quot;,&quot;uri&quot;:[&quot;http://zotero.org/users/1913249/items/R4M4KKC8&quot;],&quot;suffix&quot;:&quot;&quot;,&quot;itemData&quot;:{&quot;publisher&quot;:&quot;Royal Society&quot;,&quot;language&quot;:&quot;en&quot;,&quot;issued&quot;:{&quot;date-parts&quot;:[[2017]]},&quot;title&quot;:&quot;Pedagogy in teaching Computer Science in schools: A Literature Review&quot;,&quot;URL&quot;:&quot;https://royalsociety.org/%7E/media/policy/projects/computing-education/literature-review-pedagogy-in-teaching.pdf&quot;,&quot;citation-key&quot;:&quot;waite_pedagogy_2017&quot;,&quot;author&quot;:[{&quot;family&quot;:&quot;Waite&quot;,&quot;given&quot;:&quot;Jane&quot;}],&quot;page&quot;:&quot;90&quot;,&quot;type&quot;:&quot;report&quot;,&quot;id&quot;:&quot;waite_pedagogy_2017&quot;,&quot;source&quot;:&quot;Zotero&quot;},&quot;uris&quot;:[&quot;http://zotero.org/users/1913249/items/R4M4KKC8&quot;]}],&quot;schema&quot;:&quot;https://github.com/citation-style-language/schema/raw/master/csl-citation.json&quot;,&quot;properties&quot;:{&quot;noteIndex&quot;:0,&quot;formattedCitation&quot;:&quot;[@waite_pedagogy_2017]&quot;}} RNDxmfyxdwqlq"/>, returned to the subject of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 The “After the Reboot” report also contained concerning observations. The report found that girls, ethnic minorities, and students of lower socio-economic status were all less likely to take computing as a subject at GCSE level. Game making aligns well with the principles of inclusive practices and project-based learning (PBL). It provides: learner choice in projects which increases motivation; authentic and shareable project outcomes to encourage peer feedback and reflection; iterative projects work supporting student mastery; and challenging goals and guidance in goal setting aiding self-regulation in learners.</text:p>
      <text:p text:style-name="Text_20_body">A key grassroots group addressing issues of inclusion in UK computing is Computing at School Include which is a working group of teachers and researchers in the field.[^1] The CAS Include website includes resources created by the network and they hold regular in-person and online events. They promote an inclusive approach to programming by creating projects and using examples which are “real world and culturally relevant”.[^2] The following section examines the intersection of inclusion, a project approach and game making.</text:p>
      <text:h text:style-name="Heading_20_2" text:outline-level="2"><text:bookmark-start text:name="game-making-project-based-learning-and-inclusion"/>Game Making, Project Based Learning and Inclusion<text:bookmark-end text:name="game-making-project-based-learning-and-inclusion"/></text:h>
      <text:p text:style-name="First_20_paragraph">Contemporary understandings of inclusion go beyond SEND (special educational needs and disabilities) issues to include cultural exclusion which may include dimensions of race, gender or other cultural factors. Recent studies study the use of games and playful techniques to overcome exclusion from the culture of computing <text:reference-mark-start text:name="ZOTERO_ITEM CSL_CITATION {&quot;citationID&quot;:&quot;huhlfeho&quot;,&quot;citationItems&quot;:[{&quot;id&quot;:2617,&quot;prefix&quot;:&quot;&quot;,&quot;uri&quot;:[&quot;http://zotero.org/users/1913249/items/BB9XR78K&quot;],&quot;suffix&quot;:&quot;&quot;,&quot;itemData&quot;:{&quot;id&quot;:&quot;kafai_diversifying_2017&quot;,&quot;type&quot;:&quot;book&quot;,&quot;language&quot;:&quot;en&quot;,&quot;issued&quot;:{&quot;date-parts&quot;:[[2017,3,21]]},&quot;title&quot;:&quot;Diversifying barbie and mortal kombat: intersectional perspectives and inclusive designs in gaming&quot;,&quot;event-place&quot;:&quot;Pittsburgh&quot;,&quot;citation-key&quot;:&quot;kafai_diversifying_2017&quot;,&quot;title-short&quot;:&quot;Diversifying barbie and mortal kombat&quot;,&quot;author&quot;:[{&quot;family&quot;:&quot;Kafai&quot;,&quot;given&quot;:&quot;Yasmin&quot;},{&quot;family&quot;:&quot;Richard&quot;,&quot;given&quot;:&quot;Gabriela T.&quot;},{&quot;family&quot;:&quot;Tynes&quot;,&quot;given&quot;:&quot;Brendesha M.&quot;}],&quot;DOI&quot;:&quot;10.1184/R1/6686738&quot;,&quot;number-of-pages&quot;:&quot;320&quot;,&quot;source&quot;:&quot;Google Books&quot;,&quot;publisher-place&quot;:&quot;Pittsburgh&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publisher&quot;:&quot;ETC Press&quot;,&quot;ISBN&quot;:&quot;978-1-365-83026-6&quot;},&quot;uris&quot;:[&quot;http://zotero.org/users/1913249/items/BB9XR78K&quot;]},{&quot;id&quot;:2616,&quot;prefix&quot;:&quot;&quot;,&quot;uri&quot;:[&quot;http://zotero.org/users/1913249/items/XCATBQNK&quot;],&quot;suffix&quot;:&quot;&quot;,&quot;itemData&quot;:{&quot;publisher&quot;:&quot;European Society for Socially Embedded Technologies&quot;,&quot;issued&quot;:{&quot;date-parts&quot;:[[2014]]},&quot;title&quot;:&quot;Beyond game design for broadening participation: building new clubhouses of computing for girls&quot;,&quot;container-title&quot;:&quot;Proceedings of Gender and IT Appropriation. Science and Practice on Dialogue - Forum for Interdisciplinary Exchange&quot;,&quot;citation-key&quot;:&quot;kafai_beyond_2014&quot;,&quot;author&quot;:[{&quot;family&quot;:&quot;Kafai&quot;,&quot;given&quot;:&quot;Yasmin&quot;},{&quot;family&quot;:&quot;Burke&quot;,&quot;given&quot;:&quot;Quinn&quot;}],&quot;page&quot;:&quot;21:21–21:28&quot;,&quot;collection-title&quot;:&quot;Gender IT '14&quot;,&quot;accessed&quot;:{&quot;date-parts&quot;:[[2018,7,18]]},&quot;ISBN&quot;:&quot;978-1-4503-2105-1&quot;,&quot;id&quot;:&quot;kafai_beyond_2014&quot;,&quot;type&quot;:&quot;paper-conference&quot;,&quot;source&quot;:&quot;ACM Digital Library&quot;,&quot;title-short&quot;:&quot;Beyond game design for broadening participation&quot;,&quot;event-place&quot;:&quot;Siegen, Germany, Germany&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URL&quot;:&quot;http://dl.acm.org/citation.cfm?id=2670296.2670301&quot;,&quot;publisher-place&quot;:&quot;Siegen, Germany, Germany&quot;},&quot;uris&quot;:[&quot;http://zotero.org/users/1913249/items/XCATBQNK&quot;]}],&quot;schema&quot;:&quot;https://github.com/citation-style-language/schema/raw/master/csl-citation.json&quot;,&quot;properties&quot;:{&quot;noteIndex&quot;:0,&quot;formattedCitation&quot;:&quot;[@kafai_diversifying_2017; @kafai_beyond_2014]&quot;}} RNDkexcdmtzyr"/>&lt;Do Zotero Refresh: [@kafai_diversifying_2017; @kafai_beyond_2014]&gt;<text:reference-mark-end text:name="ZOTERO_ITEM CSL_CITATION {&quot;citationID&quot;:&quot;huhlfeho&quot;,&quot;citationItems&quot;:[{&quot;id&quot;:2617,&quot;prefix&quot;:&quot;&quot;,&quot;uri&quot;:[&quot;http://zotero.org/users/1913249/items/BB9XR78K&quot;],&quot;suffix&quot;:&quot;&quot;,&quot;itemData&quot;:{&quot;id&quot;:&quot;kafai_diversifying_2017&quot;,&quot;type&quot;:&quot;book&quot;,&quot;language&quot;:&quot;en&quot;,&quot;issued&quot;:{&quot;date-parts&quot;:[[2017,3,21]]},&quot;title&quot;:&quot;Diversifying barbie and mortal kombat: intersectional perspectives and inclusive designs in gaming&quot;,&quot;event-place&quot;:&quot;Pittsburgh&quot;,&quot;citation-key&quot;:&quot;kafai_diversifying_2017&quot;,&quot;title-short&quot;:&quot;Diversifying barbie and mortal kombat&quot;,&quot;author&quot;:[{&quot;family&quot;:&quot;Kafai&quot;,&quot;given&quot;:&quot;Yasmin&quot;},{&quot;family&quot;:&quot;Richard&quot;,&quot;given&quot;:&quot;Gabriela T.&quot;},{&quot;family&quot;:&quot;Tynes&quot;,&quot;given&quot;:&quot;Brendesha M.&quot;}],&quot;DOI&quot;:&quot;10.1184/R1/6686738&quot;,&quot;number-of-pages&quot;:&quot;320&quot;,&quot;source&quot;:&quot;Google Books&quot;,&quot;publisher-place&quot;:&quot;Pittsburgh&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publisher&quot;:&quot;ETC Press&quot;,&quot;ISBN&quot;:&quot;978-1-365-83026-6&quot;},&quot;uris&quot;:[&quot;http://zotero.org/users/1913249/items/BB9XR78K&quot;]},{&quot;id&quot;:2616,&quot;prefix&quot;:&quot;&quot;,&quot;uri&quot;:[&quot;http://zotero.org/users/1913249/items/XCATBQNK&quot;],&quot;suffix&quot;:&quot;&quot;,&quot;itemData&quot;:{&quot;publisher&quot;:&quot;European Society for Socially Embedded Technologies&quot;,&quot;issued&quot;:{&quot;date-parts&quot;:[[2014]]},&quot;title&quot;:&quot;Beyond game design for broadening participation: building new clubhouses of computing for girls&quot;,&quot;container-title&quot;:&quot;Proceedings of Gender and IT Appropriation. Science and Practice on Dialogue - Forum for Interdisciplinary Exchange&quot;,&quot;citation-key&quot;:&quot;kafai_beyond_2014&quot;,&quot;author&quot;:[{&quot;family&quot;:&quot;Kafai&quot;,&quot;given&quot;:&quot;Yasmin&quot;},{&quot;family&quot;:&quot;Burke&quot;,&quot;given&quot;:&quot;Quinn&quot;}],&quot;page&quot;:&quot;21:21–21:28&quot;,&quot;collection-title&quot;:&quot;Gender IT '14&quot;,&quot;accessed&quot;:{&quot;date-parts&quot;:[[2018,7,18]]},&quot;ISBN&quot;:&quot;978-1-4503-2105-1&quot;,&quot;id&quot;:&quot;kafai_beyond_2014&quot;,&quot;type&quot;:&quot;paper-conference&quot;,&quot;source&quot;:&quot;ACM Digital Library&quot;,&quot;title-short&quot;:&quot;Beyond game design for broadening participation&quot;,&quot;event-place&quot;:&quot;Siegen, Germany, Germany&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URL&quot;:&quot;http://dl.acm.org/citation.cfm?id=2670296.2670301&quot;,&quot;publisher-place&quot;:&quot;Siegen, Germany, Germany&quot;},&quot;uris&quot;:[&quot;http://zotero.org/users/1913249/items/XCATBQNK&quot;]}],&quot;schema&quot;:&quot;https://github.com/citation-style-language/schema/raw/master/csl-citation.json&quot;,&quot;properties&quot;:{&quot;noteIndex&quot;:0,&quot;formattedCitation&quot;:&quot;[@kafai_diversifying_2017; @kafai_beyond_2014]&quot;}} RNDkexcdmtzyr"/>. If students feel excluded from school culture then making bridges to home cultures is vital. One way to make those connections to home cultures is to allow for more choice of what can be incorporated into computing projects. The benefits of game making as a form of project-based learning (PBL) also align with a teaching framework focused on inclusion called Universal Design for Learning (UDL)<text:reference-mark-start text:name="ZOTERO_ITEM CSL_CITATION {&quot;citationID&quot;:&quot;jtjhgpgd&quot;,&quot;citationItems&quot;:[{&quot;id&quot;:8440,&quot;prefix&quot;:&quot;&quot;,&quot;uri&quot;:[&quot;http://zotero.org/users/1913249/items/ZEEIICT3&quot;],&quot;suffix&quot;:&quot;&quot;,&quot;itemData&quot;:{&quot;issued&quot;:{&quot;date-parts&quot;:[[2013,3]]},&quot;title&quot;:&quot;Understanding stem education and supporting students through universal design for learning&quot;,&quot;container-title&quot;:&quot;Teaching Exceptional Children&quot;,&quot;citation-key&quot;:&quot;basham_understanding_2013&quot;,&quot;author&quot;:[{&quot;family&quot;:&quot;Basham&quot;,&quot;given&quot;:&quot;James D.&quot;},{&quot;family&quot;:&quot;Marino&quot;,&quot;given&quot;:&quot;Matthew T.&quot;}],&quot;page&quot;:&quot;8-15&quot;,&quot;accessed&quot;:{&quot;date-parts&quot;:[[2022,3,31]]},&quot;container-title-short&quot;:&quot;Teaching Exceptional Children&quot;,&quot;id&quot;:&quot;basham_understanding_2013&quot;,&quot;type&quot;:&quot;article-journal&quot;,&quot;source&quot;:&quot;DOI.org (Crossref)&quot;,&quot;issue&quot;:&quot;4&quot;,&quot;DOI&quot;:&quot;10.1177/004005991304500401&quot;,&quot;language&quot;:&quot;en&quot;,&quot;URL&quot;:&quot;http://journals.sagepub.com/doi/10.1177/004005991304500401&quot;,&quot;volume&quot;:&quot;45&quot;,&quot;ISSN&quot;:&quot;0040-0599, 2163-5684&quot;},&quot;uris&quot;:[&quot;http://zotero.org/users/1913249/items/ZEEIICT3&quot;]}],&quot;schema&quot;:&quot;https://github.com/citation-style-language/schema/raw/master/csl-citation.json&quot;,&quot;properties&quot;:{&quot;noteIndex&quot;:0,&quot;formattedCitation&quot;:&quot;[@basham_understanding_2013]&quot;}} RNDtduetbybne"/>&lt;Do Zotero Refresh: [@basham_understanding_2013]&gt;<text:reference-mark-end text:name="ZOTERO_ITEM CSL_CITATION {&quot;citationID&quot;:&quot;jtjhgpgd&quot;,&quot;citationItems&quot;:[{&quot;id&quot;:8440,&quot;prefix&quot;:&quot;&quot;,&quot;uri&quot;:[&quot;http://zotero.org/users/1913249/items/ZEEIICT3&quot;],&quot;suffix&quot;:&quot;&quot;,&quot;itemData&quot;:{&quot;issued&quot;:{&quot;date-parts&quot;:[[2013,3]]},&quot;title&quot;:&quot;Understanding stem education and supporting students through universal design for learning&quot;,&quot;container-title&quot;:&quot;Teaching Exceptional Children&quot;,&quot;citation-key&quot;:&quot;basham_understanding_2013&quot;,&quot;author&quot;:[{&quot;family&quot;:&quot;Basham&quot;,&quot;given&quot;:&quot;James D.&quot;},{&quot;family&quot;:&quot;Marino&quot;,&quot;given&quot;:&quot;Matthew T.&quot;}],&quot;page&quot;:&quot;8-15&quot;,&quot;accessed&quot;:{&quot;date-parts&quot;:[[2022,3,31]]},&quot;container-title-short&quot;:&quot;Teaching Exceptional Children&quot;,&quot;id&quot;:&quot;basham_understanding_2013&quot;,&quot;type&quot;:&quot;article-journal&quot;,&quot;source&quot;:&quot;DOI.org (Crossref)&quot;,&quot;issue&quot;:&quot;4&quot;,&quot;DOI&quot;:&quot;10.1177/004005991304500401&quot;,&quot;language&quot;:&quot;en&quot;,&quot;URL&quot;:&quot;http://journals.sagepub.com/doi/10.1177/004005991304500401&quot;,&quot;volume&quot;:&quot;45&quot;,&quot;ISSN&quot;:&quot;0040-0599, 2163-5684&quot;},&quot;uris&quot;:[&quot;http://zotero.org/users/1913249/items/ZEEIICT3&quot;]}],&quot;schema&quot;:&quot;https://github.com/citation-style-language/schema/raw/master/csl-citation.json&quot;,&quot;properties&quot;:{&quot;noteIndex&quot;:0,&quot;formattedCitation&quot;:&quot;[@basham_understanding_2013]&quot;}} RNDtduetbybne"/>. While an analysis of the synergies between PBL and UDL is beyond the remit of this chapter, key characteristics of game making as an educational activity align well with both UDL and project-based approaches. The following sections give three examples.</text:p>
      <text:h text:style-name="Heading_20_2" text:outline-level="2"><text:bookmark-start text:name="inclusion-and-inclusive-pedagogies"/>Inclusion and Inclusive Pedagogies<text:bookmark-end text:name="inclusion-and-inclusive-pedagogies"/></text:h>
      <text:p text:style-name="First_20_paragraph">The term inclusion in education no longer addresses solely children with special educational needs and disabilities (SEND) but also examines barriers of culture and other exclusionary elements of the school environment and discourse <text:reference-mark-start text:name="ZOTERO_ITEM CSL_CITATION {&quot;citationID&quot;:&quot;gutrzqtc&quot;,&quot;citationItems&quot;:[{&quot;id&quot;:7762,&quot;prefix&quot;:&quot;&quot;,&quot;uri&quot;:[&quot;http://zotero.org/users/1913249/items/CTT4LVZ4&quot;],&quot;suffix&quot;:&quot;&quot;,&quot;itemData&quot;:{&quot;id&quot;:&quot;black-hawkins_achievement_2008&quot;,&quot;type&quot;:&quot;paper-conference&quot;,&quot;issued&quot;:{&quot;date-parts&quot;:[[2008]]},&quot;title&quot;:&quot;Achievement and inclusion in schools and classrooms: Participation and pedagogy&quot;,&quot;container-title&quot;:&quot;Artículo presentado en la conferencia de British Educational Research Association. Universidad Heriot Watt. Edinburgh&quot;,&quot;citation-key&quot;:&quot;black-hawkins_achievement_2008&quot;,&quot;author&quot;:[{&quot;family&quot;:&quot;Black-Hawkins&quot;,&quot;given&quot;:&quot;Kristine&quot;},{&quot;family&quot;:&quot;Florian&quot;,&quot;given&quot;:&quot;Lani&quot;},{&quot;family&quot;:&quot;Rouse&quot;,&quot;given&quot;:&quot;Martyn&quot;}]},&quot;uris&quot;:[&quot;http://zotero.org/users/1913249/items/CTT4LVZ4&quot;]}],&quot;schema&quot;:&quot;https://github.com/citation-style-language/schema/raw/master/csl-citation.json&quot;,&quot;properties&quot;:{&quot;noteIndex&quot;:0,&quot;formattedCitation&quot;:&quot;[@black-hawkins_achievement_2008]&quot;}} RNDdncbflvotb"/>&lt;Do Zotero Refresh: [@black-hawkins_achievement_2008]&gt;<text:reference-mark-end text:name="ZOTERO_ITEM CSL_CITATION {&quot;citationID&quot;:&quot;gutrzqtc&quot;,&quot;citationItems&quot;:[{&quot;id&quot;:7762,&quot;prefix&quot;:&quot;&quot;,&quot;uri&quot;:[&quot;http://zotero.org/users/1913249/items/CTT4LVZ4&quot;],&quot;suffix&quot;:&quot;&quot;,&quot;itemData&quot;:{&quot;id&quot;:&quot;black-hawkins_achievement_2008&quot;,&quot;type&quot;:&quot;paper-conference&quot;,&quot;issued&quot;:{&quot;date-parts&quot;:[[2008]]},&quot;title&quot;:&quot;Achievement and inclusion in schools and classrooms: Participation and pedagogy&quot;,&quot;container-title&quot;:&quot;Artículo presentado en la conferencia de British Educational Research Association. Universidad Heriot Watt. Edinburgh&quot;,&quot;citation-key&quot;:&quot;black-hawkins_achievement_2008&quot;,&quot;author&quot;:[{&quot;family&quot;:&quot;Black-Hawkins&quot;,&quot;given&quot;:&quot;Kristine&quot;},{&quot;family&quot;:&quot;Florian&quot;,&quot;given&quot;:&quot;Lani&quot;},{&quot;family&quot;:&quot;Rouse&quot;,&quot;given&quot;:&quot;Martyn&quot;}]},&quot;uris&quot;:[&quot;http://zotero.org/users/1913249/items/CTT4LVZ4&quot;]}],&quot;schema&quot;:&quot;https://github.com/citation-style-language/schema/raw/master/csl-citation.json&quot;,&quot;properties&quot;:{&quot;noteIndex&quot;:0,&quot;formattedCitation&quot;:&quot;[@black-hawkins_achievement_2008]&quot;}} RNDdncbflvotb"/>. The issue of alienation from the culture of computing in schools has been identified as an issue of concern especially for girls and some ethnic minorities <text:reference-mark-start text:name="ZOTERO_ITEM CSL_CITATION {&quot;citationID&quot;:&quot;ezfxdzbw&quot;,&quot;citationItems&quot;:[{&quot;id&quot;:2052,&quot;prefix&quot;:&quot;&quot;,&quot;uri&quot;:[&quot;http://zotero.org/users/1913249/items/VC9G3QNW&quot;],&quot;suffix&quot;:&quot;&quot;,&quot;itemData&quot;:{&quot;id&quot;:&quot;the_royal_society_after_2017&quot;,&quot;type&quot;:&quot;report&quot;,&quot;issued&quot;:{&quot;date-parts&quot;:[[2017]]},&quot;title&quot;:&quot;After the Reboot: Computing Education in UK Schools&quot;,&quot;URL&quot;:&quot;https://royalsociety.org/topics-policy/projects/computing-education/&quot;,&quot;citation-key&quot;:&quot;the_royal_society_after_2017&quot;,&quot;author&quot;:[{&quot;literal&quot;:&quot;The Royal Society&quot;}],&quot;title-short&quot;:&quot;After the Reboot&quot;,&quot;publisher&quot;:&quot;The Royal Society&quot;,&quot;accessed&quot;:{&quot;date-parts&quot;:[[2018,7,2]]},&quot;source&quot;:&quot;ResearchGate&quot;},&quot;uris&quot;:[&quot;http://zotero.org/users/1913249/items/VC9G3QNW&quot;]}],&quot;schema&quot;:&quot;https://github.com/citation-style-language/schema/raw/master/csl-citation.json&quot;,&quot;properties&quot;:{&quot;noteIndex&quot;:0,&quot;formattedCitation&quot;:&quot;[@the_royal_society_after_2017]&quot;}} RNDbaxpeekxvj"/>&lt;Do Zotero Refresh: [@the_royal_society_after_2017]&gt;<text:reference-mark-end text:name="ZOTERO_ITEM CSL_CITATION {&quot;citationID&quot;:&quot;ezfxdzbw&quot;,&quot;citationItems&quot;:[{&quot;id&quot;:2052,&quot;prefix&quot;:&quot;&quot;,&quot;uri&quot;:[&quot;http://zotero.org/users/1913249/items/VC9G3QNW&quot;],&quot;suffix&quot;:&quot;&quot;,&quot;itemData&quot;:{&quot;id&quot;:&quot;the_royal_society_after_2017&quot;,&quot;type&quot;:&quot;report&quot;,&quot;issued&quot;:{&quot;date-parts&quot;:[[2017]]},&quot;title&quot;:&quot;After the Reboot: Computing Education in UK Schools&quot;,&quot;URL&quot;:&quot;https://royalsociety.org/topics-policy/projects/computing-education/&quot;,&quot;citation-key&quot;:&quot;the_royal_society_after_2017&quot;,&quot;author&quot;:[{&quot;literal&quot;:&quot;The Royal Society&quot;}],&quot;title-short&quot;:&quot;After the Reboot&quot;,&quot;publisher&quot;:&quot;The Royal Society&quot;,&quot;accessed&quot;:{&quot;date-parts&quot;:[[2018,7,2]]},&quot;source&quot;:&quot;ResearchGate&quot;},&quot;uris&quot;:[&quot;http://zotero.org/users/1913249/items/VC9G3QNW&quot;]}],&quot;schema&quot;:&quot;https://github.com/citation-style-language/schema/raw/master/csl-citation.json&quot;,&quot;properties&quot;:{&quot;noteIndex&quot;:0,&quot;formattedCitation&quot;:&quot;[@the_royal_society_after_2017]&quot;}} RNDbaxpeekxvj"/>. To be inclusive schools and teachers must identify both traditional SEND issues and wider cultural barriers to participation in computing classrooms and help student overcome them. Beyond the important technical accessibility tools and assistive learning technologies - for example text in different sizes, screen readers - a diversity for inclusive teaching strategies are also needed.</text:p>
      <text:p text:style-name="Text_20_body">One way to address SEND issues is to use differentiation to adapt a the standard lesson plan for learners needing special support. However this view of a standard, optimal learner pathway is not supported by recent research in neurodiversity, which suggests there is no one optimal way for students to learn. Inclusive pedagogies take a different approach to differentiation which places more power in the hands of learners to choose the path that is most appropriate for them. All students are given a greater choice of materials and activities from the start suiting the varied needs of all students. This has the benefit of removing stigmatisation of some learners having to undertake work that seen to be created for <text:span text:style-name="T1">low-achieving</text:span> students. These principles - among others - are presented in a framework called Universal Design for Learning (UDL).</text:p>
      <text:p text:style-name="Text_20_body"/>
      <text:h text:style-name="Heading_20_3" text:outline-level="3"><text:bookmark-start text:name="key-concept---universal-design-for-learning-udl"/>Key Concept - Universal Design for Learning (UDL)<text:bookmark-end text:name="key-concept---universal-design-for-learning-udl"/></text:h>
      <text:p text:style-name="First_20_paragraph">UDL is a set of design principles aimed at educators to help them design learning experiences that incorporate diverse ways to engage pupils and to represent the concepts being communicated. The UDL framework provides guidelines for three key areas of representation, expression and engagement and action <text:reference-mark-start text:name="ZOTERO_ITEM CSL_CITATION {&quot;citationID&quot;:&quot;oplrcnth&quot;,&quot;citationItems&quot;:[{&quot;id&quot;:8417,&quot;prefix&quot;:&quot;&quot;,&quot;uri&quot;:[&quot;http://zotero.org/users/1913249/items/JG7XIAJC&quot;],&quot;suffix&quot;:&quot;&quot;,&quot;itemData&quot;:{&quot;id&quot;:&quot;cast_about_nodate&quot;,&quot;language&quot;:&quot;en-us&quot;,&quot;title&quot;:&quot;About Universal Design for Learning&quot;,&quot;container-title&quot;:&quot;CAST&quot;,&quot;citation-key&quot;:&quot;cast_about_nodate&quot;,&quot;author&quot;:[{&quot;literal&quot;:&quot;CAST&quot;}],&quot;URL&quot;:&quot;https://www.cast.org/impact/universal-design-for-learning-udl&quot;,&quot;abstract&quot;:&quot;Learn more about the UDL framework and the UDL Guidelines, developed and maintained by CAST.&quot;,&quot;accessed&quot;:{&quot;date-parts&quot;:[[2022,2,13]]},&quot;type&quot;:&quot;webpage&quot;},&quot;uris&quot;:[&quot;http://zotero.org/users/1913249/items/JG7XIAJC&quot;]}],&quot;schema&quot;:&quot;https://github.com/citation-style-language/schema/raw/master/csl-citation.json&quot;,&quot;properties&quot;:{&quot;noteIndex&quot;:0,&quot;formattedCitation&quot;:&quot;[@cast_about_nodate]&quot;}} RNDzpwtqatvyw"/>&lt;Do Zotero Refresh: [@cast_about_nodate]&gt;<text:reference-mark-end text:name="ZOTERO_ITEM CSL_CITATION {&quot;citationID&quot;:&quot;oplrcnth&quot;,&quot;citationItems&quot;:[{&quot;id&quot;:8417,&quot;prefix&quot;:&quot;&quot;,&quot;uri&quot;:[&quot;http://zotero.org/users/1913249/items/JG7XIAJC&quot;],&quot;suffix&quot;:&quot;&quot;,&quot;itemData&quot;:{&quot;id&quot;:&quot;cast_about_nodate&quot;,&quot;language&quot;:&quot;en-us&quot;,&quot;title&quot;:&quot;About Universal Design for Learning&quot;,&quot;container-title&quot;:&quot;CAST&quot;,&quot;citation-key&quot;:&quot;cast_about_nodate&quot;,&quot;author&quot;:[{&quot;literal&quot;:&quot;CAST&quot;}],&quot;URL&quot;:&quot;https://www.cast.org/impact/universal-design-for-learning-udl&quot;,&quot;abstract&quot;:&quot;Learn more about the UDL framework and the UDL Guidelines, developed and maintained by CAST.&quot;,&quot;accessed&quot;:{&quot;date-parts&quot;:[[2022,2,13]]},&quot;type&quot;:&quot;webpage&quot;},&quot;uris&quot;:[&quot;http://zotero.org/users/1913249/items/JG7XIAJC&quot;]}],&quot;schema&quot;:&quot;https://github.com/citation-style-language/schema/raw/master/csl-citation.json&quot;,&quot;properties&quot;:{&quot;noteIndex&quot;:0,&quot;formattedCitation&quot;:&quot;[@cast_about_nodate]&quot;}} RNDzpwtqatvyw"/>. You can use the following summary of UDL principles as a checklist to help you to plan inclusive teaching activities. A more comprehensive outline is provided by CAST organisation.[^1]</text:p>
      <text:p text:style-name="Text_20_body"><text:span text:style-name="T2">Multiple means of representation:</text:span> Are you presenting material and concepts in multiple formats? For example, spoken presentations, written documents, graphics, hands on activities, audio material. Are you clarifying new language and symbols in diverse ways? Are you providing important background knowledge and highlighting important patterns and relationships in the knowledge you explore?</text:p>
      <text:p text:style-name="Text_20_body"><text:span text:style-name="T2">Multiple means of engagement:</text:span> Have you been able to increase student choice and the relevance of your material to spark learners excitement? Are you using a variety of ways to allow your learners to focus on their goals, maintain self-belief and sustain their effort as individuals and in group work?</text:p>
      <text:p text:style-name="Text_20_body"><text:span text:style-name="T2">Multiple means of expression /action:</text:span> No one particular action or format of expression will be best for all students. Are you able to offer a choice in how your students interact with materials and tools (particularly assistive technologies), allow students choice in the media they use for communication and construction? How much are students able to set their own learning goals and monitor their own progress?</text:p>
      <text:p text:style-name="Text_20_body">UDL places great value on the personal relevance, choice and authenticity of learning experiences. As a way to encourage engagement UDL suggests setting choices of concrete learning goals that are relevant to the learners. This learner-led approach is very different to a traditional-instruction based, directive approach to teaching. The diverse learning pathways offered can be unfamiliar for both teachers and for students. The UDL guidelines recognise this and provide information to support teachers to implement them. As educators, we may need to build our own abilities and familiarity with learner-led approaches as well as growing the autonomy of our students.</text:p>
      <text:p text:style-name="Text_20_body">One area of UDL that teachers can implement straightforwardly is to represent concepts in the classroom in a diversity of ways. In a related study, researchers Cook and colleagues <text:reference-mark-start text:name="ZOTERO_ITEM CSL_CITATION {&quot;citationID&quot;:&quot;vztxzrme&quot;,&quot;citationItems&quot;:[{&quot;id&quot;:8381,&quot;prefix&quot;:&quot;&quot;,&quot;uri&quot;:[&quot;http://zotero.org/users/1913249/items/NQJRLAS4&quot;],&quot;suffix&quot;:&quot;&quot;,&quot;itemData&quot;:{&quot;id&quot;:&quot;cook_using_2016&quot;,&quot;type&quot;:&quot;chapter&quot;,&quot;page&quot;:&quot;239-248&quot;,&quot;issued&quot;:{&quot;date-parts&quot;:[[2016,1,1]]},&quot;title&quot;:&quot;Using universal design for learning to personalize an evidence-based practice for students with disabilities&quot;,&quot;source&quot;:&quot;ResearchGate&quot;,&quot;citation-key&quot;:&quot;cook_using_2016&quot;,&quot;author&quot;:[{&quot;family&quot;:&quot;Cook&quot;,&quot;given&quot;:&quot;Sara&quot;},{&quot;family&quot;:&quot;Rao&quot;,&quot;given&quot;:&quot;Kavita&quot;},{&quot;family&quot;:&quot;Cook&quot;,&quot;given&quot;:&quot;Bryan&quot;}]},&quot;uris&quot;:[&quot;http://zotero.org/users/1913249/items/NQJRLAS4&quot;]}],&quot;schema&quot;:&quot;https://github.com/citation-style-language/schema/raw/master/csl-citation.json&quot;,&quot;properties&quot;:{&quot;noteIndex&quot;:0,&quot;formattedCitation&quot;:&quot;[@cook_using_2016]&quot;}} RNDvxcqgqfsii"/>&lt;Do Zotero Refresh: [@cook_using_2016]&gt;<text:reference-mark-end text:name="ZOTERO_ITEM CSL_CITATION {&quot;citationID&quot;:&quot;vztxzrme&quot;,&quot;citationItems&quot;:[{&quot;id&quot;:8381,&quot;prefix&quot;:&quot;&quot;,&quot;uri&quot;:[&quot;http://zotero.org/users/1913249/items/NQJRLAS4&quot;],&quot;suffix&quot;:&quot;&quot;,&quot;itemData&quot;:{&quot;id&quot;:&quot;cook_using_2016&quot;,&quot;type&quot;:&quot;chapter&quot;,&quot;page&quot;:&quot;239-248&quot;,&quot;issued&quot;:{&quot;date-parts&quot;:[[2016,1,1]]},&quot;title&quot;:&quot;Using universal design for learning to personalize an evidence-based practice for students with disabilities&quot;,&quot;source&quot;:&quot;ResearchGate&quot;,&quot;citation-key&quot;:&quot;cook_using_2016&quot;,&quot;author&quot;:[{&quot;family&quot;:&quot;Cook&quot;,&quot;given&quot;:&quot;Sara&quot;},{&quot;family&quot;:&quot;Rao&quot;,&quot;given&quot;:&quot;Kavita&quot;},{&quot;family&quot;:&quot;Cook&quot;,&quot;given&quot;:&quot;Bryan&quot;}]},&quot;uris&quot;:[&quot;http://zotero.org/users/1913249/items/NQJRLAS4&quot;]}],&quot;schema&quot;:&quot;https://github.com/citation-style-language/schema/raw/master/csl-citation.json&quot;,&quot;properties&quot;:{&quot;noteIndex&quot;:0,&quot;formattedCitation&quot;:&quot;[@cook_using_2016]&quot;}} RNDvxcqgqfsii"/> explored the alignment of UDL with another framework, CRA, which consists of a three stage model to support learners to develop concepts <text:reference-mark-start text:name="ZOTERO_ITEM CSL_CITATION {&quot;citationID&quot;:&quot;gbqfqnzh&quot;,&quot;citationItems&quot;:[{&quot;id&quot;:8171,&quot;prefix&quot;:&quot;&quot;,&quot;uri&quot;:[&quot;http://zotero.org/users/1913249/items/5L265CMQ&quot;],&quot;suffix&quot;:&quot;&quot;,&quot;itemData&quot;:{&quot;issued&quot;:{&quot;date-parts&quot;:[[2014,3]]},&quot;title&quot;:&quot;Concreteness Fading in Mathematics and Science Instruction: a Systematic Review&quot;,&quot;container-title&quot;:&quot;Educational Psychology Review&quot;,&quot;citation-key&quot;:&quot;fyfe_concreteness_2014&quot;,&quot;author&quot;:[{&quot;family&quot;:&quot;Fyfe&quot;,&quot;given&quot;:&quot;Emily R.&quot;},{&quot;family&quot;:&quot;McNeil&quot;,&quot;given&quot;:&quot;Nicole M.&quot;},{&quot;family&quot;:&quot;Son&quot;,&quot;given&quot;:&quot;Ji Y.&quot;},{&quot;family&quot;:&quot;Goldstone&quot;,&quot;given&quot;:&quot;Robert L.&quot;}],&quot;page&quot;:&quot;9-25&quot;,&quot;accessed&quot;:{&quot;date-parts&quot;:[[2021,3,28]]},&quot;container-title-short&quot;:&quot;Educ Psychol Rev&quot;,&quot;id&quot;:&quot;fyfe_concreteness_2014&quot;,&quot;language&quot;:&quot;en&quot;,&quot;source&quot;:&quot;DOI.org (Crossref)&quot;,&quot;title-short&quot;:&quot;Concreteness Fading in Mathematics and Science Instruction&quot;,&quot;issue&quot;:&quot;1&quot;,&quot;DOI&quot;:&quot;10.1007/s10648-014-9249-3&quot;,&quot;type&quot;:&quot;article-journal&quot;,&quot;URL&quot;:&quot;http://link.springer.com/10.1007/s10648-014-9249-3&quot;,&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volume&quot;:&quot;26&quot;,&quot;ISSN&quot;:&quot;1040-726X, 1573-336X&quot;},&quot;uris&quot;:[&quot;http://zotero.org/users/1913249/items/5L265CMQ&quot;]}],&quot;schema&quot;:&quot;https://github.com/citation-style-language/schema/raw/master/csl-citation.json&quot;,&quot;properties&quot;:{&quot;noteIndex&quot;:0,&quot;formattedCitation&quot;:&quot;[@fyfe_concreteness_2014]&quot;}} RNDoscmpyliwl"/>&lt;Do Zotero Refresh: [@fyfe_concreteness_2014]&gt;<text:reference-mark-end text:name="ZOTERO_ITEM CSL_CITATION {&quot;citationID&quot;:&quot;gbqfqnzh&quot;,&quot;citationItems&quot;:[{&quot;id&quot;:8171,&quot;prefix&quot;:&quot;&quot;,&quot;uri&quot;:[&quot;http://zotero.org/users/1913249/items/5L265CMQ&quot;],&quot;suffix&quot;:&quot;&quot;,&quot;itemData&quot;:{&quot;issued&quot;:{&quot;date-parts&quot;:[[2014,3]]},&quot;title&quot;:&quot;Concreteness Fading in Mathematics and Science Instruction: a Systematic Review&quot;,&quot;container-title&quot;:&quot;Educational Psychology Review&quot;,&quot;citation-key&quot;:&quot;fyfe_concreteness_2014&quot;,&quot;author&quot;:[{&quot;family&quot;:&quot;Fyfe&quot;,&quot;given&quot;:&quot;Emily R.&quot;},{&quot;family&quot;:&quot;McNeil&quot;,&quot;given&quot;:&quot;Nicole M.&quot;},{&quot;family&quot;:&quot;Son&quot;,&quot;given&quot;:&quot;Ji Y.&quot;},{&quot;family&quot;:&quot;Goldstone&quot;,&quot;given&quot;:&quot;Robert L.&quot;}],&quot;page&quot;:&quot;9-25&quot;,&quot;accessed&quot;:{&quot;date-parts&quot;:[[2021,3,28]]},&quot;container-title-short&quot;:&quot;Educ Psychol Rev&quot;,&quot;id&quot;:&quot;fyfe_concreteness_2014&quot;,&quot;language&quot;:&quot;en&quot;,&quot;source&quot;:&quot;DOI.org (Crossref)&quot;,&quot;title-short&quot;:&quot;Concreteness Fading in Mathematics and Science Instruction&quot;,&quot;issue&quot;:&quot;1&quot;,&quot;DOI&quot;:&quot;10.1007/s10648-014-9249-3&quot;,&quot;type&quot;:&quot;article-journal&quot;,&quot;URL&quot;:&quot;http://link.springer.com/10.1007/s10648-014-9249-3&quot;,&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volume&quot;:&quot;26&quot;,&quot;ISSN&quot;:&quot;1040-726X, 1573-336X&quot;},&quot;uris&quot;:[&quot;http://zotero.org/users/1913249/items/5L265CMQ&quot;]}],&quot;schema&quot;:&quot;https://github.com/citation-style-language/schema/raw/master/csl-citation.json&quot;,&quot;properties&quot;:{&quot;noteIndex&quot;:0,&quot;formattedCitation&quot;:&quot;[@fyfe_concreteness_2014]&quot;}} RNDoscmpyliwl"/>. The researchers outline how the three stages of CRA (Concrete, Representational and Abstract) align with key UDL principles, most specifically multiple ways to represent knowledge to aid learner perception and comprehension. In short, first teachers introduce a physical, concrete model of the concept, then progress to iconic forms, for example graphics or pictures; finally learners work with more abstract models of the concept. The CRA framework is an example of concept popular in Mathematics research and practice called Concreteness Fading where concepts are introduced in concrete examples and then learners are supported to understand and represent them in more abstract ways.</text:p>
      <text:p text:style-name="Text_20_body">When reading about different approaches to teaching computing the terms concrete and abstract are used commonly. For example the concrete practice of coding is a good way for learners to work with more abstract computing concepts. The following section explores the utility of these terms to explore inclusive approaches to teaching especially in relation to an understanding of Computational Thinking.</text:p>
      <text:p text:style-name="Text_20_body">The aims of this literature review:</text:p>
      <text:list text:style-name="L3">
        <text:list-item>
          <text:p text:style-name="P3">introduce concepts that may also inform conceptual framework / methodology</text:p>
        </text:list-item>
        <text:list-item>
          <text:p text:style-name="P3">outline existing game making pedagogies</text:p>
          <text:list text:style-name="L4">
            <text:list-item>
              <text:p text:style-name="P4">CT in relation to Design Patterns - abstract / concrete elements</text:p>
            </text:list-item>
          </text:list>
        </text:list-item>
        <text:list-item>
          <text:p text:style-name="P3">focus in on cultural / social elements of particular promising pedagogies.</text:p>
        </text:list-item>
      </text:list>
      <text:h text:style-name="Heading_20_2" text:outline-level="2"><text:bookmark-start text:name="community-approach-to-game-making"/>Community Approach to Game making<text:bookmark-end text:name="community-approach-to-game-making"/></text:h>
      <text:p text:style-name="First_20_paragraph">Foundation sociocultural approach which goes beyond a conception of transmission model of learning and embraces learning in context.</text:p>
      <text:list text:style-name="L5">
        <text:list-item>
          <text:p text:style-name="P5">Vygotsky (and friends) - foundational ideas - activity as unit of analysis</text:p>
        </text:list-item>
        <text:list-item>
          <text:p text:style-name="P5">Wertsch and Cole - community and context as vital in studies, role of cultural mediation in development (<text:span text:style-name="T2">???</text:span>) .</text:p>
        </text:list-item>
        <text:list-item>
          <text:p text:style-name="P5">Rogoff - community of learners and 3 foci as a way to frame this in education</text:p>
        </text:list-item>
      </text:list>
      <text:h text:style-name="Heading_20_3" text:outline-level="3"><text:bookmark-start text:name="activity-as-unit-of-analysis"/>Activity as Unit of Analysis<text:bookmark-end text:name="activity-as-unit-of-analysis"/></text:h>
      <text:p text:style-name="First_20_paragraph">Quickly rephrase from a Rogoff chapter. Keep it snappy.</text:p>
      <text:h text:style-name="Heading_20_3" text:outline-level="3"><text:bookmark-start text:name="cultural-mediation"/>Cultural Mediation<text:bookmark-end text:name="cultural-mediation"/></text:h>
      <text:p text:style-name="First_20_paragraph">The vital role of cultural mediation in development (<text:span text:style-name="T2">???</text:span>)</text:p>
      <text:p text:style-name="Text_20_body">This clearly aligns with digital making. Find citation.</text:p>
      <text:h text:style-name="Heading_20_3" text:outline-level="3"><text:bookmark-start text:name="application-to-community-learning"/>Application to Community Learning<text:bookmark-end text:name="application-to-community-learning"/></text:h>
      <text:p text:style-name="First_20_paragraph">Keywords - Communities of Practice, Situated learning &amp; legitimate peripheral participation.</text:p>
      <text:h text:style-name="Heading_20_3" text:outline-level="3"><text:bookmark-start text:name="guided-participation-rogoff-and-communities-of-learners"/>Guided participation Rogoff and Communities of Learners<text:bookmark-end text:name="guided-participation-rogoff-and-communities-of-learners"/></text:h>
      <text:p text:style-name="First_20_paragraph">(Continue to) refute or problematise dichotomy of learner led, teacher led approaches (<text:span text:style-name="T2">???</text:span>).</text:p>
      <text:p text:style-name="Text_20_body">Participation on community activities as a valid approach.</text:p>
      <text:p text:style-name="Text_20_body">Cultural and social factors are vital to development process even if hidden in as school setting. Guided participation as a middle ground between instruction and discovery.</text:p>
      <text:p text:style-name="Text_20_body">Teachers benefit from the concept of scaffolding, and designing learning environments and interventions to support learners to enter into a pattern of activity.</text:p>
      <text:p text:style-name="Text_20_body">This has been applied in various forms, PBL, apprenticeship models, for example have guided participation as a base via different forms of scaffolding.</text:p>
      <text:h text:style-name="Heading_20_2" text:outline-level="2"><text:bookmark-start text:name="summary-of-digital-making-studies-from-a-sociocultural-perspective"/>Summary of Digital Making Studies from a Sociocultural Perspective<text:bookmark-end text:name="summary-of-digital-making-studies-from-a-sociocultural-perspective"/></text:h>
      <text:p text:style-name="First_20_paragraph">As such, to help answer RQ1 &amp; 2, this literature review now turns to explore game making and digital making studies which explore social and community planes either explicitly or implicitly.</text:p>
      <text:p text:style-name="Text_20_body">The focus on historical and cultural artefacts and practices brought by Rogoff, and in particular the concept of guided participation was originated in non-school settings and younger age ranges.</text:p>
      <text:p text:style-name="Text_20_body">However, the concept has been used to analyse participation in non-formal and formal settings. The following studies are relevant:</text:p>
      <text:list text:style-name="L6">
        <text:list-item>
          <text:p text:style-name="P6">guided participation framed in media literacy (<text:span text:style-name="T2">???</text:span>).</text:p>
        </text:list-item>
        <text:list-item>
  </text:list-item>
      </text:list>
      <text:h text:style-name="Heading_20_3" text:outline-level="3"><text:bookmark-start text:name="formal-non-formal-and-informal."/>Formal, non-formal and informal.<text:bookmark-end text:name="formal-non-formal-and-informal."/></text:h>
      <text:p text:style-name="First_20_paragraph">This distinction is not just about a school or non-school environment <text:reference-mark-start text:name="ZOTERO_ITEM CSL_CITATION {&quot;citationID&quot;:&quot;wrccjopr&quot;,&quot;citationItems&quot;:[{&quot;id&quot;:8538,&quot;prefix&quot;:&quot;&quot;,&quot;uri&quot;:[&quot;http://zotero.org/users/1913249/items/TE57K2KN&quot;],&quot;suffix&quot;:&quot;&quot;,&quot;itemData&quot;:{&quot;publisher&quot;:&quot;Cambridge University Press&quot;,&quot;editor&quot;:[{&quot;family&quot;:&quot;Erstad&quot;,&quot;given&quot;:&quot;Ola&quot;},{&quot;family&quot;:&quot;Sefton-Green&quot;,&quot;given&quot;:&quot;Julian&quot;}],&quot;issued&quot;:{&quot;date-parts&quot;:[[2012,10,22]]},&quot;title&quot;:&quot;Identity, Community, and Learning Lives in the Digital Age&quot;,&quot;container-title&quot;:&quot;Identity, Community, and Learning Lives in the Digital Age&quot;,&quot;citation-key&quot;:&quot;erstad_identity_2012&quot;,&quot;author&quot;:[{&quot;family&quot;:&quot;Sefton-Green&quot;,&quot;given&quot;:&quot;Julian&quot;},{&quot;family&quot;:&quot;Erstad&quot;,&quot;given&quot;:&quot;Ola&quot;}],&quot;page&quot;:&quot;1-20&quot;,&quot;accessed&quot;:{&quot;date-parts&quot;:[[2022,8,9]]},&quot;ISBN&quot;:&quot;978-1-139-02623-9 978-1-107-00591-4 978-1-107-50727-2&quot;,&quot;id&quot;:&quot;erstad_identity_2012&quot;,&quot;type&quot;:&quot;chapter&quot;,&quot;source&quot;:&quot;DOI.org (Crossref)&quot;,&quot;DOI&quot;:&quot;10.1017/CBO9781139026239.001&quot;,&quot;URL&quot;:&quot;https://www.cambridge.org/core/product/identifier/9781139026239%23c00591-8/type/book_part&quot;,&quot;language&quot;:&quot;en&quot;,&quot;edition&quot;:&quot;1&quot;},&quot;uris&quot;:[&quot;http://zotero.org/users/1913249/items/TE57K2KN&quot;]}],&quot;schema&quot;:&quot;https://github.com/citation-style-language/schema/raw/master/csl-citation.json&quot;,&quot;properties&quot;:{&quot;noteIndex&quot;:0,&quot;formattedCitation&quot;:&quot;[@erstad_identity_2012]&quot;}} RNDhuhiezavie"/>&lt;Do Zotero Refresh: [@erstad_identity_2012]&gt;<text:reference-mark-end text:name="ZOTERO_ITEM CSL_CITATION {&quot;citationID&quot;:&quot;wrccjopr&quot;,&quot;citationItems&quot;:[{&quot;id&quot;:8538,&quot;prefix&quot;:&quot;&quot;,&quot;uri&quot;:[&quot;http://zotero.org/users/1913249/items/TE57K2KN&quot;],&quot;suffix&quot;:&quot;&quot;,&quot;itemData&quot;:{&quot;publisher&quot;:&quot;Cambridge University Press&quot;,&quot;editor&quot;:[{&quot;family&quot;:&quot;Erstad&quot;,&quot;given&quot;:&quot;Ola&quot;},{&quot;family&quot;:&quot;Sefton-Green&quot;,&quot;given&quot;:&quot;Julian&quot;}],&quot;issued&quot;:{&quot;date-parts&quot;:[[2012,10,22]]},&quot;title&quot;:&quot;Identity, Community, and Learning Lives in the Digital Age&quot;,&quot;container-title&quot;:&quot;Identity, Community, and Learning Lives in the Digital Age&quot;,&quot;citation-key&quot;:&quot;erstad_identity_2012&quot;,&quot;author&quot;:[{&quot;family&quot;:&quot;Sefton-Green&quot;,&quot;given&quot;:&quot;Julian&quot;},{&quot;family&quot;:&quot;Erstad&quot;,&quot;given&quot;:&quot;Ola&quot;}],&quot;page&quot;:&quot;1-20&quot;,&quot;accessed&quot;:{&quot;date-parts&quot;:[[2022,8,9]]},&quot;ISBN&quot;:&quot;978-1-139-02623-9 978-1-107-00591-4 978-1-107-50727-2&quot;,&quot;id&quot;:&quot;erstad_identity_2012&quot;,&quot;type&quot;:&quot;chapter&quot;,&quot;source&quot;:&quot;DOI.org (Crossref)&quot;,&quot;DOI&quot;:&quot;10.1017/CBO9781139026239.001&quot;,&quot;URL&quot;:&quot;https://www.cambridge.org/core/product/identifier/9781139026239%23c00591-8/type/book_part&quot;,&quot;language&quot;:&quot;en&quot;,&quot;edition&quot;:&quot;1&quot;},&quot;uris&quot;:[&quot;http://zotero.org/users/1913249/items/TE57K2KN&quot;]}],&quot;schema&quot;:&quot;https://github.com/citation-style-language/schema/raw/master/csl-citation.json&quot;,&quot;properties&quot;:{&quot;noteIndex&quot;:0,&quot;formattedCitation&quot;:&quot;[@erstad_identity_2012]&quot;}} RNDhuhiezavie"/>.</text:p>
      <text:p text:style-name="Text_20_body">While some researchers define formal learning as that which happens in school and informal learning as that outside of school (Gerber et al., 2001), others (Eshach, 2007, p. 173; Werquin, 2009) would describe an intervention like the one in this study – where learning happens outside of formal institution and where there is little instruction but the learner experience is carefully planned – using the term ‘non-formal’ in contrast to both formal and unstructured/informal learning. Sefton-Green (2004) complicates this view, noting that informal learning can take place in formal settings and vice-versa. Given this inconsistency, my study will use research and relevant literature to create working definitions of such terms. Research exploring home game playing and digital activity uncovers material that families may bring into a non-formal game making process; I will draw on work on participatory culture (Jenkins, 2009), affinity spaces (Gee, 2004a) and naturalistic studies of digital use and creativity in the home (Itō et al., 2010; Livingstone et al., 2018). Gee’s (2004b) work on games and associated culture as learning experiences is founded on his understanding of how they engender a shared discourse and emerging identities . My study will be guided by understandings of how home discourses or ‘funds of knowledge’ (Moje et al., 2004; Moll et al., 1992, p. 3) can be drawn on as a resource by participants to facilitate learning in new environments.</text:p>
      <text:h text:style-name="Heading_20_3" text:outline-level="3"><text:bookmark-start text:name="family-making"/>Family Making<text:bookmark-end text:name="family-making"/></text:h>
      <text:p text:style-name="First_20_paragraph">Roque’s work is founded on sociocultural / situated understandings of learning and brings it into a non-formal learning environment. A key question she asks is how can facilitators help develop participation in community activities (<text:span text:style-name="T2">???</text:span>). I extend this in this study, how can the learning design contribute?</text:p>
      <text:h text:style-name="Heading_20_3" text:outline-level="3"><text:bookmark-start text:name="funds-of-knowledge"/>Funds of Knowledge<text:bookmark-end text:name="funds-of-knowledge"/></text:h>
      <text:p text:style-name="First_20_paragraph">COPIED AND PASTED BUT USE AS BASE - IF NOT INCLUDED IN INTRO The concept of Funds of Knowledge emerged from research within United States Latino communities. The term addresses the use of knowledge and skills from participation in activities outside school that teachers can build on to help classroom work and to support the motivation of learners. Researchers found that Latino home cultures, skills and traditions were hardly visible in mainstream school cultures. This resulted in a form of deficit thinking about the performance of these communities <text:reference-mark-start text:name="ZOTERO_ITEM CSL_CITATION {&quot;citationID&quot;:&quot;uyxwfuoh&quot;,&quot;citationItems&quot;:[{&quot;id&quot;:3383,&quot;prefix&quot;:&quot;&quot;,&quot;uri&quot;:[&quot;http://zotero.org/users/1913249/items/EXBRQZWW&quot;],&quot;suffix&quot;:&quot;&quot;,&quot;itemData&quot;:{&quot;id&quot;:&quot;moll_funds_1992&quot;,&quot;language&quot;:&quot;en&quot;,&quot;issued&quot;:{&quot;date-parts&quot;:[[1992]]},&quot;title&quot;:&quot;Funds of knowledge for teaching: using a qualitative approach to connect homes and classrooms&quot;,&quot;container-title&quot;:&quot;Theory into Practice&quot;,&quot;citation-key&quot;:&quot;moll_funds_1992&quot;,&quot;author&quot;:[{&quot;family&quot;:&quot;Moll&quot;,&quot;given&quot;:&quot;Luis C.&quot;},{&quot;family&quot;:&quot;Amanti&quot;,&quot;given&quot;:&quot;Cathy&quot;},{&quot;family&quot;:&quot;Neff&quot;,&quot;given&quot;:&quot;Deborah&quot;},{&quot;family&quot;:&quot;Gonzalez&quot;,&quot;given&quot;:&quot;Norma&quot;}],&quot;page&quot;:&quot;132-141&quot;,&quot;source&quot;:&quot;Zotero&quot;,&quot;URL&quot;:&quot;http://www.jstor.org/stable/1476399&quot;,&quot;type&quot;:&quot;article-journal&quot;,&quot;volume&quot;:&quot;31&quot;,&quot;issue&quot;:&quot;2,&quot;},&quot;uris&quot;:[&quot;http://zotero.org/users/1913249/items/EXBRQZWW&quot;]}],&quot;schema&quot;:&quot;https://github.com/citation-style-language/schema/raw/master/csl-citation.json&quot;,&quot;properties&quot;:{&quot;noteIndex&quot;:0,&quot;formattedCitation&quot;:&quot;[@moll_funds_1992]&quot;}} RNDxxwmoehwmm"/>&lt;Do Zotero Refresh: [@moll_funds_1992]&gt;<text:reference-mark-end text:name="ZOTERO_ITEM CSL_CITATION {&quot;citationID&quot;:&quot;uyxwfuoh&quot;,&quot;citationItems&quot;:[{&quot;id&quot;:3383,&quot;prefix&quot;:&quot;&quot;,&quot;uri&quot;:[&quot;http://zotero.org/users/1913249/items/EXBRQZWW&quot;],&quot;suffix&quot;:&quot;&quot;,&quot;itemData&quot;:{&quot;id&quot;:&quot;moll_funds_1992&quot;,&quot;language&quot;:&quot;en&quot;,&quot;issued&quot;:{&quot;date-parts&quot;:[[1992]]},&quot;title&quot;:&quot;Funds of knowledge for teaching: using a qualitative approach to connect homes and classrooms&quot;,&quot;container-title&quot;:&quot;Theory into Practice&quot;,&quot;citation-key&quot;:&quot;moll_funds_1992&quot;,&quot;author&quot;:[{&quot;family&quot;:&quot;Moll&quot;,&quot;given&quot;:&quot;Luis C.&quot;},{&quot;family&quot;:&quot;Amanti&quot;,&quot;given&quot;:&quot;Cathy&quot;},{&quot;family&quot;:&quot;Neff&quot;,&quot;given&quot;:&quot;Deborah&quot;},{&quot;family&quot;:&quot;Gonzalez&quot;,&quot;given&quot;:&quot;Norma&quot;}],&quot;page&quot;:&quot;132-141&quot;,&quot;source&quot;:&quot;Zotero&quot;,&quot;URL&quot;:&quot;http://www.jstor.org/stable/1476399&quot;,&quot;type&quot;:&quot;article-journal&quot;,&quot;volume&quot;:&quot;31&quot;,&quot;issue&quot;:&quot;2,&quot;},&quot;uris&quot;:[&quot;http://zotero.org/users/1913249/items/EXBRQZWW&quot;]}],&quot;schema&quot;:&quot;https://github.com/citation-style-language/schema/raw/master/csl-citation.json&quot;,&quot;properties&quot;:{&quot;noteIndex&quot;:0,&quot;formattedCitation&quot;:&quot;[@moll_funds_1992]&quot;}} RNDxxwmoehwmm"/>. Research by the UK National Literacy Trust <text:reference-mark-start text:name="ZOTERO_ITEM CSL_CITATION {&quot;citationID&quot;:&quot;wmhersdp&quot;,&quot;citationItems&quot;:[{&quot;id&quot;:8142,&quot;suppress-author&quot;:true,&quot;prefix&quot;:&quot;&quot;,&quot;uri&quot;:[&quot;http://zotero.org/users/1913249/items/T96LXVV8&quot;],&quot;suffix&quot;:&quot;&quot;,&quot;itemData&quot;:{&quot;publisher&quot;:&quot;National Literacy Trust&quot;,&quot;language&quot;:&quot;en&quot;,&quot;issued&quot;:{&quot;date-parts&quot;:[[2020]]},&quot;title&quot;:&quot;Video game playing and literacy: a survey of young people aged 11 to 16&quot;,&quot;URL&quot;:&quot;https://cdn.literacytrust.org.uk/media/documents/Video_game_playing_and_literacy_report_final_updated.pdf&quot;,&quot;citation-key&quot;:&quot;picton_video_2020&quot;,&quot;author&quot;:[{&quot;family&quot;:&quot;Picton&quot;,&quot;given&quot;:&quot;Irene&quot;},{&quot;family&quot;:&quot;Clark&quot;,&quot;given&quot;:&quot;Christina&quot;},{&quot;family&quot;:&quot;Judge&quot;,&quot;given&quot;:&quot;Tim&quot;}],&quot;page&quot;:&quot;31&quot;,&quot;type&quot;:&quot;report&quot;,&quot;id&quot;:&quot;picton_video_2020&quot;,&quot;source&quot;:&quot;Zotero&quot;},&quot;uris&quot;:[&quot;http://zotero.org/users/1913249/items/T96LXVV8&quot;]}],&quot;schema&quot;:&quot;https://github.com/citation-style-language/schema/raw/master/csl-citation.json&quot;,&quot;properties&quot;:{&quot;noteIndex&quot;:0,&quot;formattedCitation&quot;:&quot;[-@picton_video_2020]&quot;}} RNDmvsefmddji"/>&lt;Do Zotero Refresh: [-@picton_video_2020]&gt;<text:reference-mark-end text:name="ZOTERO_ITEM CSL_CITATION {&quot;citationID&quot;:&quot;wmhersdp&quot;,&quot;citationItems&quot;:[{&quot;id&quot;:8142,&quot;suppress-author&quot;:true,&quot;prefix&quot;:&quot;&quot;,&quot;uri&quot;:[&quot;http://zotero.org/users/1913249/items/T96LXVV8&quot;],&quot;suffix&quot;:&quot;&quot;,&quot;itemData&quot;:{&quot;publisher&quot;:&quot;National Literacy Trust&quot;,&quot;language&quot;:&quot;en&quot;,&quot;issued&quot;:{&quot;date-parts&quot;:[[2020]]},&quot;title&quot;:&quot;Video game playing and literacy: a survey of young people aged 11 to 16&quot;,&quot;URL&quot;:&quot;https://cdn.literacytrust.org.uk/media/documents/Video_game_playing_and_literacy_report_final_updated.pdf&quot;,&quot;citation-key&quot;:&quot;picton_video_2020&quot;,&quot;author&quot;:[{&quot;family&quot;:&quot;Picton&quot;,&quot;given&quot;:&quot;Irene&quot;},{&quot;family&quot;:&quot;Clark&quot;,&quot;given&quot;:&quot;Christina&quot;},{&quot;family&quot;:&quot;Judge&quot;,&quot;given&quot;:&quot;Tim&quot;}],&quot;page&quot;:&quot;31&quot;,&quot;type&quot;:&quot;report&quot;,&quot;id&quot;:&quot;picton_video_2020&quot;,&quot;source&quot;:&quot;Zotero&quot;},&quot;uris&quot;:[&quot;http://zotero.org/users/1913249/items/T96LXVV8&quot;]}],&quot;schema&quot;:&quot;https://github.com/citation-style-language/schema/raw/master/csl-citation.json&quot;,&quot;properties&quot;:{&quot;noteIndex&quot;:0,&quot;formattedCitation&quot;:&quot;[-@picton_video_2020]&quot;}} RNDmvsefmddji"/> of 11-16 year olds found that 96% percent of boys and 65.2% of girls play video games. This study shows that while there remains a disparity between genders, game playing is still very widespread and young people are unlikely to be part of a household where no games are played.</text:p>
      <text:p text:style-name="Text_20_body">Game making allows children to draw on funds of knowledge in various ways, perhaps in the choice of the kind of game that is to be made, in the setting or subject matter or the style and aesthetics of audio and visual elements of the game. Teachers can also draw out attitudes and knowledge of game cultures and bring them into the learning environment in an inclusive way. In addition, knowledge of game design conventions can be used by teachers to exemplify coding concepts. For example, consider conditional coding constructs. If Pac-Man touches a ghost, then a player life is lost. Such structures are described as a game design patterns. Werner and colleagues <text:reference-mark-start text:name="ZOTERO_ITEM CSL_CITATION {&quot;citationID&quot;:&quot;yxqvvmik&quot;,&quot;citationItems&quot;:[{&quot;id&quot;:2409,&quot;suppress-author&quot;:true,&quot;prefix&quot;:&quot;&quot;,&quot;uri&quot;:[&quot;http://zotero.org/users/1913249/items/RUWZA8Q7&quot;],&quot;suffix&quot;:&quot;&quot;,&quot;itemData&quot;:{&quot;issued&quot;:{&quot;date-parts&quot;:[[2014,7,1]]},&quot;title&quot;:&quot;Using game mechanics to measure what students learn from programming games&quot;,&quot;container-title&quot;:&quot;International Journal of Game-Based Learning (IJGBL)&quot;,&quot;citation-key&quot;:&quot;denner_using_2014&quot;,&quot;author&quot;:[{&quot;family&quot;:&quot;Denner&quot;,&quot;given&quot;:&quot;Jill&quot;},{&quot;family&quot;:&quot;Werner&quot;,&quot;given&quot;:&quot;Linda&quot;},{&quot;family&quot;:&quot;Campe&quot;,&quot;given&quot;:&quot;Shannon&quot;},{&quot;family&quot;:&quot;Ortiz&quot;,&quot;given&quot;:&quot;Eloy&quot;}],&quot;page&quot;:&quot;13-22&quot;,&quot;accessed&quot;:{&quot;date-parts&quot;:[[2018,4,21]]},&quot;container-title-short&quot;:&quot;IJGBL&quot;,&quot;id&quot;:&quot;denner_using_2014&quot;,&quot;language&quot;:&quot;en&quot;,&quot;source&quot;:&quot;www.igi-global.com&quot;,&quot;license&quot;:&quot;Access limited to members&quot;,&quot;issue&quot;:&quot;3&quot;,&quot;DOI&quot;:&quot;10.4018/ijgbl.2014070102&quot;,&quot;type&quot;:&quot;article-journal&quot;,&quot;URL&quot;:&quot;https://www.igi-global.com/article/using-game-mechanics-to-measure-what-students-learn-from-programming-games/117696&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volume&quot;:&quot;4&quot;,&quot;ISSN&quot;:&quot;2155-6849 DOI: 10.4018/ijgbl.2014070102&quot;},&quot;uris&quot;:[&quot;http://zotero.org/users/1913249/items/RUWZA8Q7&quot;]}],&quot;schema&quot;:&quot;https://github.com/citation-style-language/schema/raw/master/csl-citation.json&quot;,&quot;properties&quot;:{&quot;noteIndex&quot;:0,&quot;formattedCitation&quot;:&quot;[-@denner_using_2014]&quot;}} RNDrpgdbcqjhi"/>&lt;Do Zotero Refresh: [-@denner_using_2014]&gt;<text:reference-mark-end text:name="ZOTERO_ITEM CSL_CITATION {&quot;citationID&quot;:&quot;yxqvvmik&quot;,&quot;citationItems&quot;:[{&quot;id&quot;:2409,&quot;suppress-author&quot;:true,&quot;prefix&quot;:&quot;&quot;,&quot;uri&quot;:[&quot;http://zotero.org/users/1913249/items/RUWZA8Q7&quot;],&quot;suffix&quot;:&quot;&quot;,&quot;itemData&quot;:{&quot;issued&quot;:{&quot;date-parts&quot;:[[2014,7,1]]},&quot;title&quot;:&quot;Using game mechanics to measure what students learn from programming games&quot;,&quot;container-title&quot;:&quot;International Journal of Game-Based Learning (IJGBL)&quot;,&quot;citation-key&quot;:&quot;denner_using_2014&quot;,&quot;author&quot;:[{&quot;family&quot;:&quot;Denner&quot;,&quot;given&quot;:&quot;Jill&quot;},{&quot;family&quot;:&quot;Werner&quot;,&quot;given&quot;:&quot;Linda&quot;},{&quot;family&quot;:&quot;Campe&quot;,&quot;given&quot;:&quot;Shannon&quot;},{&quot;family&quot;:&quot;Ortiz&quot;,&quot;given&quot;:&quot;Eloy&quot;}],&quot;page&quot;:&quot;13-22&quot;,&quot;accessed&quot;:{&quot;date-parts&quot;:[[2018,4,21]]},&quot;container-title-short&quot;:&quot;IJGBL&quot;,&quot;id&quot;:&quot;denner_using_2014&quot;,&quot;language&quot;:&quot;en&quot;,&quot;source&quot;:&quot;www.igi-global.com&quot;,&quot;license&quot;:&quot;Access limited to members&quot;,&quot;issue&quot;:&quot;3&quot;,&quot;DOI&quot;:&quot;10.4018/ijgbl.2014070102&quot;,&quot;type&quot;:&quot;article-journal&quot;,&quot;URL&quot;:&quot;https://www.igi-global.com/article/using-game-mechanics-to-measure-what-students-learn-from-programming-games/117696&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volume&quot;:&quot;4&quot;,&quot;ISSN&quot;:&quot;2155-6849 DOI: 10.4018/ijgbl.2014070102&quot;},&quot;uris&quot;:[&quot;http://zotero.org/users/1913249/items/RUWZA8Q7&quot;]}],&quot;schema&quot;:&quot;https://github.com/citation-style-language/schema/raw/master/csl-citation.json&quot;,&quot;properties&quot;:{&quot;noteIndex&quot;:0,&quot;formattedCitation&quot;:&quot;[-@denner_using_2014]&quot;}} RNDrpgdbcqjhi"/> found that the use of design patterns and game mechanics when teaching novice coders can increase accessibility for learners due the concrete and relatable approach.</text:p>
      <text:h text:style-name="Heading_20_4" text:outline-level="4"><text:bookmark-start text:name="retro-gaming-as-a-fund-of-knowledge"/>Retro Gaming as a Fund of knowledge<text:bookmark-end text:name="retro-gaming-as-a-fund-of-knowledge"/></text:h>
      <text:list text:style-name="L7">
        <text:list-item>
          <text:p text:style-name="P7">What is retro gaming? [Nostalgia in Retro Game Design.]</text:p>
        </text:list-item>
        <text:list-item>
          <text:p text:style-name="P7">Why is it powerful in affect?</text:p>
        </text:list-item>
        <text:list-item>
          <text:p text:style-name="P7">What potential does that give to family game making?</text:p>
        </text:list-item>
      </text:list>
      <text:h text:style-name="Heading_20_2" text:outline-level="2"><text:bookmark-start text:name="on-game-making-pedagogies"/>On Game Making pedagogies<text:bookmark-end text:name="on-game-making-pedagogies"/></text:h>
      <text:p text:style-name="First_20_paragraph">There is a lot of similarity of game making pedagogies and that of digital making and broader study of media literacy. This section attempts to stay focused on game making where possible but widens domain if relevant to the questions of community approaches.</text:p>
      <text:list text:style-name="L8">
        <text:list-item>
          <text:p text:style-name="P8">UMC / Remixing - Half-baked games</text:p>
        </text:list-item>
        <text:list-item>
          <text:p text:style-name="P8">Design approaches - designing for an audience</text:p>
        </text:list-item>
        <text:list-item>
          <text:p text:style-name="P8">Broader definition of CT, computational fluency / computational participation.</text:p>
        </text:list-item>
        <text:list-item>
          <text:p text:style-name="P8">Physical methods, feedback, from constructionism</text:p>
        </text:list-item>
        <text:list-item>
          <text:p text:style-name="P8">Design patterns in Agent sheets</text:p>
        </text:list-item>
        <text:list-item>
          <text:p text:style-name="P8">Game jam, space, mechanics, rules, etc .</text:p>
        </text:list-item>
      </text:list>
      <text:h text:style-name="Heading_20_4" text:outline-level="4"><text:bookmark-start text:name="also-see-this-writing-and-adapt"/>Also See this writing and adapt<text:bookmark-end text:name="also-see-this-writing-and-adapt"/></text:h>
      <text:p text:style-name="First_20_paragraph">chapters/planning/lit review/game making/overview of gamemaking studies part one/overview_of_gamemaking_studies_v6 (002) + CL.docx.md</text:p>
      <text:h text:style-name="Heading_20_3" text:outline-level="3"><text:bookmark-start text:name="umc-and-half-baked-games"/>UMC and Half-Baked Games<text:bookmark-end text:name="umc-and-half-baked-games"/></text:h>
      <text:p text:style-name="First_20_paragraph">The ‘Use-Modify-Create’ approach proposed by Lee and colleagues 2011) is particularly promising to counter issue of user anxiety surrounding the difficulty of coding games. It comes from the desire to be able to integrate game making and robotics to support computational thinking and draws upon grounded game making studies Denner et al., 2014, 2012; Werner et al., 2014, 2013).</text:p>
      <text:p text:style-name="Text_20_body">The model advocates the remixing of existing games to act as a scaffold to build the competence of the beginner coder. Learners are guided to progress in the complexity of their modifications, thus becoming increasing proficient in the recognition and use of computational concepts and structures Lee et al., 2011). The concept of ‘half-baked’ games, which are incomplete or somehow deficient in a way which motivates learners to delve into the code and improve them offers a possible enchancement to the ‘Use-Modify-Create’ model Kynigos, 2007; Kynigos and Yiannoutsou, 2018). The focus of half-baked games is to design them in a way which encourages malleability of the code in directions that the learner may find interesting. Thus the original game designer makes complex decisions which highlight certain affordances of the game in a way which encourages the exploration of key concepts, in this case computational thinking. Kynigos and Yiannoutsou identify a progression in the type of CT skills being used as the processing of modifying the game progresses as part of the Use-Modify-Create model moving from elements like pattern recognition associated with reading of code to ones like a creating abstracted structures and sequencing their own algorithms. Kynigos also highlights the possibilities of half-baked artefacts to build learner dialogue around the problems at hand as as ‘a communicational tool to shape a common language within the community’ 2007, p. 336). Elements of learning designs to support dialogue are explored in a later section of this writing.</text:p>
      <text:h text:style-name="Heading_20_3" text:outline-level="3"><text:bookmark-start text:name="design-patterns-and-games"/>Design Patterns and Games<text:bookmark-end text:name="design-patterns-and-games"/></text:h>
      <text:p text:style-name="First_20_paragraph">The prescriptive and categorisable nature of CT would seem to suit rigorous assessment. y Werner and Denner built an ambitious assessment elements into a two year programme using Alice to make games. They built a software tool to quantify the levels of computational thinking, using a structure of thinking algorithmically, the use of design patterns and then combination of those patterns into large game mechanics Werner et al., 2014, 2012). This mirrors work done to automatically analyse Scratch project to assess levels of Computational Thinking Hoover et al., 2016). Here by contrast, analysis is undertaken using framework of use of computer language syntax and data types rather than game mechanic concepts and other code pattern usage.</text:p>
      <text:p text:style-name="Text_20_body">The concept of computational design patterns is well explored in the professional literature of computer programming and design Gamma et al., 1995), and has also been adopted by game designers Bjork and Holopainen, 2005). Design patterns are well thought out solutions to common issues faced by computer programmers and system designers. Research in this area points to challenges of teaching the abstract nature of traditionally shared design patterns related to object oriented coding languages but points to visual methods and games as promising tactics Azimullah et al., 2020; da Cruz Silva et al., 2019) .</text:p>
      <text:p text:style-name="Text_20_body">My own findings are inspired by the work of Repenning and Basawapatna 2010) on computational thinking patterns (CTPs) as part of their Scalable Game Design (SGD) programme. We can compare CTPs with design patterns. The kind of CTPs identified in this study are less abstract than the object-oriented design patterns offered by Gamma and colleagues 1995); however a similar guiding principle exists. Both concepts of patterns can be identified by participants through their familiarity with software as users. Patterns are also shared within communities of established and novice designers as a way of saving time, encouraging code reuse and developing a shared vocabulary of concepts that enriches computational practice of the community participants.</text:p>
      <text:p text:style-name="Text_20_body">It is the familiarity and understandability which which drew the SCG researchers towards a pattern-based approach. They cite the contested nature of computational thinking National Academy of Sciences on Computational Thinking, 2010), and highlight the utility in more specific learning outcomes compared to more abstract interpretations of computational thinking. Their solution driven by their interactions with teachers is to foreground concepts that have potential to transfer to the area of science simulations Basawapatna et al., 2011). It it valuable to examine the specifics of the Computational Thinking Patterns (CPTs) in relation to the context, aims and tools of the Scalable Game Design programme. Example patterns are shown in the following diagram which is part of the assessment of individuals taking part in the programme.</text:p>
      <text:p text:style-name="Text_20_body"><text:span text:style-name="T1"> Illustration 6: Examples of Computational Thinking Patterns from SGD programme</text:span>{width=“12.349cm” height="10.816cm</text:p>
      <text:p text:style-name="Text_20_body">New journal Article - Gameplay design patterns as a lingua franca (<text:span text:style-name="T2">???</text:span>). </text:p>
      <text:h text:style-name="Heading_20_2" text:outline-level="2"><text:bookmark-start text:name="theoretical-framework"/>Theoretical Framework<text:bookmark-end text:name="theoretical-framework"/></text:h>
      <text:h text:style-name="Heading_20_3" text:outline-level="3"><text:bookmark-start text:name="introduction-to-social-turn-school"/>Introduction to social turn, school,<text:bookmark-end text:name="introduction-to-social-turn-school"/></text:h>
      <text:p text:style-name="First_20_paragraph">There are particular limitations in the kind of empirical research that characterises many studies involving.</text:p>
      <text:p text:style-name="Text_20_body">Many of these limitations involve research in to background cultures of participants and how they can be involved into making activities and a focus on creating and sustaining an authentic learning environment.</text:p>
      <text:p text:style-name="Text_20_body">The focus of this study is on the construction of shared meaning and practices as part of an emerging community of game makers. To do this I adopt a sociocultural approach and specifically design-based research. This section explores complementary methodologies of value before outlining key characteristics of design-based research which make it an attractive candidate for this study.</text:p>
      <text:p text:style-name="Text_20_body">This focus on the environment and context is in line with social and cultural lines of research. Socio-cultural research and perspectives can be broadly described as…</text:p>
      <text:p text:style-name="Text_20_body">For the focus of this study on developing game coding abilities particular aspects of importance are of understanding of the importance of context, and the ongoing development of cultural artefacts</text:p>
      <text:p text:style-name="Text_20_body">As we have seen in the literature review on game making, context plays out in the way that xy, and z.</text:p>
      <text:p text:style-name="Text_20_body">Barab and Squire <text:reference-mark-start text:name="ZOTERO_ITEM CSL_CITATION {&quot;citationID&quot;:&quot;ewqnfolv&quot;,&quot;citationItems&quot;:[{&quot;id&quot;:2424,&quot;prefix&quot;:&quot;&quot;,&quot;uri&quot;:[&quot;http://zotero.org/users/1913249/items/4AWFP7ZD&quot;],&quot;suffix&quot;:&quot;&quot;,&quot;itemData&quot;:{&quot;issued&quot;:{&quot;date-parts&quot;:[[2004,1]]},&quot;title&quot;:&quot;Design-based research: putting a stake in the ground&quot;,&quot;container-title&quot;:&quot;Journal of the Learning Sciences&quot;,&quot;citation-key&quot;:&quot;barab_design-based_2004&quot;,&quot;author&quot;:[{&quot;family&quot;:&quot;Barab&quot;,&quot;given&quot;:&quot;Sasha&quot;},{&quot;family&quot;:&quot;Squire&quot;,&quot;given&quot;:&quot;Kurt&quot;}],&quot;page&quot;:&quot;1-14&quot;,&quot;accessed&quot;:{&quot;date-parts&quot;:[[2018,4,21]]},&quot;id&quot;:&quot;barab_design-based_2004&quot;,&quot;type&quot;:&quot;article-journal&quot;,&quot;source&quot;:&quot;Crossref&quot;,&quot;title-short&quot;:&quot;Design-based research&quot;,&quot;issue&quot;:&quot;1&quot;,&quot;DOI&quot;:&quot;10.1207/s15327809jls1301_1&quot;,&quot;language&quot;:&quot;en&quot;,&quot;URL&quot;:&quot;http://www.tandfonline.com/doi/abs/10.1207/s15327809jls1301_1&quot;,&quot;volume&quot;:&quot;13&quot;,&quot;ISSN&quot;:&quot;1050-8406, 1532-7809&quot;},&quot;uris&quot;:[&quot;http://zotero.org/users/1913249/items/4AWFP7ZD&quot;]}],&quot;schema&quot;:&quot;https://github.com/citation-style-language/schema/raw/master/csl-citation.json&quot;,&quot;properties&quot;:{&quot;noteIndex&quot;:0,&quot;formattedCitation&quot;:&quot;[@barab_design-based_2004]&quot;}} RNDkgisqzixdk"/>&lt;Do Zotero Refresh: [@barab_design-based_2004]&gt;<text:reference-mark-end text:name="ZOTERO_ITEM CSL_CITATION {&quot;citationID&quot;:&quot;ewqnfolv&quot;,&quot;citationItems&quot;:[{&quot;id&quot;:2424,&quot;prefix&quot;:&quot;&quot;,&quot;uri&quot;:[&quot;http://zotero.org/users/1913249/items/4AWFP7ZD&quot;],&quot;suffix&quot;:&quot;&quot;,&quot;itemData&quot;:{&quot;issued&quot;:{&quot;date-parts&quot;:[[2004,1]]},&quot;title&quot;:&quot;Design-based research: putting a stake in the ground&quot;,&quot;container-title&quot;:&quot;Journal of the Learning Sciences&quot;,&quot;citation-key&quot;:&quot;barab_design-based_2004&quot;,&quot;author&quot;:[{&quot;family&quot;:&quot;Barab&quot;,&quot;given&quot;:&quot;Sasha&quot;},{&quot;family&quot;:&quot;Squire&quot;,&quot;given&quot;:&quot;Kurt&quot;}],&quot;page&quot;:&quot;1-14&quot;,&quot;accessed&quot;:{&quot;date-parts&quot;:[[2018,4,21]]},&quot;id&quot;:&quot;barab_design-based_2004&quot;,&quot;type&quot;:&quot;article-journal&quot;,&quot;source&quot;:&quot;Crossref&quot;,&quot;title-short&quot;:&quot;Design-based research&quot;,&quot;issue&quot;:&quot;1&quot;,&quot;DOI&quot;:&quot;10.1207/s15327809jls1301_1&quot;,&quot;language&quot;:&quot;en&quot;,&quot;URL&quot;:&quot;http://www.tandfonline.com/doi/abs/10.1207/s15327809jls1301_1&quot;,&quot;volume&quot;:&quot;13&quot;,&quot;ISSN&quot;:&quot;1050-8406, 1532-7809&quot;},&quot;uris&quot;:[&quot;http://zotero.org/users/1913249/items/4AWFP7ZD&quot;]}],&quot;schema&quot;:&quot;https://github.com/citation-style-language/schema/raw/master/csl-citation.json&quot;,&quot;properties&quot;:{&quot;noteIndex&quot;:0,&quot;formattedCitation&quot;:&quot;[@barab_design-based_2004]&quot;}} RNDkgisqzixdk"/></text:p>
      <text:h text:style-name="Heading_20_2" text:outline-level="2"><text:bookmark-start text:name="justification-of-choice-of-methodology"/>Justification of choice of methodology<text:bookmark-end text:name="justification-of-choice-of-methodology"/></text:h>
      <text:h text:style-name="Heading_20_3" text:outline-level="3"><text:bookmark-start text:name="a-social-rather-than-individual-constructivism"/>A social rather than individual constructivism<text:bookmark-end text:name="a-social-rather-than-individual-constructivism"/></text:h>
      <text:p text:style-name="First_20_paragraph">Cobb <text:reference-mark-start text:name="ZOTERO_ITEM CSL_CITATION {&quot;citationID&quot;:&quot;auuhcwsb&quot;,&quot;citationItems&quot;:[{&quot;id&quot;:3173,&quot;suppress-author&quot;:true,&quot;prefix&quot;:&quot;&quot;,&quot;uri&quot;:[&quot;http://zotero.org/users/1913249/items/NA88VYVT&quot;],&quot;suffix&quot;:&quot;&quot;,&quot;itemData&quot;:{&quot;id&quot;:&quot;cobb_where_1994&quot;,&quot;type&quot;:&quot;article-journal&quot;,&quot;issued&quot;:{&quot;date-parts&quot;:[[1994]]},&quot;title&quot;:&quot;Where is the mind? Constructivist and sociocultural perspectives on mathematical development&quot;,&quot;container-title&quot;:&quot;Educational researcher&quot;,&quot;citation-key&quot;:&quot;cobb_where_1994&quot;,&quot;author&quot;:[{&quot;family&quot;:&quot;Cobb&quot;,&quot;given&quot;:&quot;Paul&quot;}],&quot;page&quot;:&quot;13–20&quot;,&quot;volume&quot;:&quot;23&quot;,&quot;issue&quot;:&quot;7&quot;},&quot;uris&quot;:[&quot;http://zotero.org/users/1913249/items/NA88VYVT&quot;]}],&quot;schema&quot;:&quot;https://github.com/citation-style-language/schema/raw/master/csl-citation.json&quot;,&quot;properties&quot;:{&quot;noteIndex&quot;:0,&quot;formattedCitation&quot;:&quot;[-@cobb_where_1994]&quot;}} RNDlzsfmwccjh"/>&lt;Do Zotero Refresh: [-@cobb_where_1994]&gt;<text:reference-mark-end text:name="ZOTERO_ITEM CSL_CITATION {&quot;citationID&quot;:&quot;auuhcwsb&quot;,&quot;citationItems&quot;:[{&quot;id&quot;:3173,&quot;suppress-author&quot;:true,&quot;prefix&quot;:&quot;&quot;,&quot;uri&quot;:[&quot;http://zotero.org/users/1913249/items/NA88VYVT&quot;],&quot;suffix&quot;:&quot;&quot;,&quot;itemData&quot;:{&quot;id&quot;:&quot;cobb_where_1994&quot;,&quot;type&quot;:&quot;article-journal&quot;,&quot;issued&quot;:{&quot;date-parts&quot;:[[1994]]},&quot;title&quot;:&quot;Where is the mind? Constructivist and sociocultural perspectives on mathematical development&quot;,&quot;container-title&quot;:&quot;Educational researcher&quot;,&quot;citation-key&quot;:&quot;cobb_where_1994&quot;,&quot;author&quot;:[{&quot;family&quot;:&quot;Cobb&quot;,&quot;given&quot;:&quot;Paul&quot;}],&quot;page&quot;:&quot;13–20&quot;,&quot;volume&quot;:&quot;23&quot;,&quot;issue&quot;:&quot;7&quot;},&quot;uris&quot;:[&quot;http://zotero.org/users/1913249/items/NA88VYVT&quot;]}],&quot;schema&quot;:&quot;https://github.com/citation-style-language/schema/raw/master/csl-citation.json&quot;,&quot;properties&quot;:{&quot;noteIndex&quot;:0,&quot;formattedCitation&quot;:&quot;[-@cobb_where_1994]&quot;}} RNDlzsfmwccjh"/> identifies two broad schools of constructivism, one focusing more on individual cognitive processes which follows the work of Piaget and the other drawing on the academic lineage of Vygotsky which locates knowledge formation as a cultural activity. Much of the foundational literature on game making focuses on personal dimensions of learning (Harel and Papert, 1991; Kafai and Burke, 2015; Kafai and Resnick, 1996). They draw on Papert’s constructionist approach which extends a piagetian take to propose that construction of personal knowledge happens best where learners can experiment and manipulate objects (<text:span text:style-name="T2">???</text:span>) . Such a focus on individual learning is problematic from perspective of sociocultural approaches due to a tendency to ignore both contextual factors influencing the learning setting and the evolving use of resources, processes and shared understandings by emergent communities of learners (<text:span text:style-name="T2">???</text:span>) . Some of the specifics of these processes have already been named in the section above looking at collaboration. Other concepts of value include Vygotsky’s concept of mediated action Wertsch, 1994); Rogoff’s (<text:span text:style-name="T2">???</text:span>) take on guided participation within a community of learners; and more detailed analysis of roles community-based transfer of knowledge in practice Lave and Wenger (<text:span text:style-name="T2">???</text:span>).</text:p>
      <text:p text:style-name="Text_20_body">While noting the limits of an individualist approach of many studies from constructionist researchers, it is important not to dismiss the value of this lineage of studies. Notably, later work from Kafai incorporates broader social approaches and attempts to bring them into the constructionist fold (<text:span text:style-name="T2">???</text:span>). Kafai and Burke draw on the conceptions of Rogoff (<text:span text:style-name="T2">???</text:span>) of personal, social and community learning planes to advocate the wide-ranging benefits of ‘constructionist gaming’.</text:p>
      <text:p text:style-name="Text_20_body">However for this study constructionism seems of best value in providing design guidelines but much weaker as either an underlying theoretical or analytical framework. SEE WORK ON BARAB TO INFORM CONTRAST TO CONSTRUCTIONISM IF NEEDED.</text:p>
      <text:p text:style-name="Text_20_body">As my study seeks to address cultural factors which act as barriers to participation in digital making, it requires a method of research which allows the detailed description and evaluation of complex, emergent learning environments.</text:p>
      <text:p text:style-name="Text_20_body">There are a range of valid methodological approaches suited to this study. These include participatory design Muller, 2007), ethnography and guided participation, communities of practice (<text:span text:style-name="T2">???</text:span>) , Activity Theory .</text:p>
      <text:p text:style-name="Text_20_body">I have chosen to use a design based research and to draw on the work of Rogoff (<text:span text:style-name="T2">???</text:span>; <text:span text:style-name="T2">???</text:span>) of ethnography and three planes of activity</text:p>
      <text:h text:style-name="Heading_20_2" text:outline-level="2"><text:bookmark-start text:name="design-based-research-and-intervention-studies-within-educational-field"/>Design-based research and Intervention studies within educational field<text:bookmark-end text:name="design-based-research-and-intervention-studies-within-educational-field"/></text:h>
      <text:p text:style-name="First_20_paragraph">My own research in game making is an experimental approach to create a new learning design. I have worked with young learners, local families and undergraduate student helpers to evolve a game making design. A key driver of my research was to explore the potential to draw on family experience in learning activities by working with families to make games together. I propose that this environment is a fertile research base to jointly create learning activities with a wider potential application. To facilitate this goal I have taken a design-based approach which acknowledges the importance of context in educational research <text:reference-mark-start text:name="ZOTERO_ITEM CSL_CITATION {&quot;citationID&quot;:&quot;tgqoxrvs&quot;,&quot;citationItems&quot;:[{&quot;id&quot;:1742,&quot;prefix&quot;:&quot;&quot;,&quot;uri&quot;:[&quot;http://zotero.org/users/1913249/items/CGB9FPCD&quot;],&quot;suffix&quot;:&quot;&quot;,&quot;itemData&quot;:{&quot;issued&quot;:{&quot;date-parts&quot;:[[1992,4]]},&quot;title&quot;:&quot;Design experiments: theoretical and methodological challenges in creating complex interventions in classroom settings&quot;,&quot;container-title&quot;:&quot;Journal of the Learning Sciences&quot;,&quot;citation-key&quot;:&quot;brown_design_1992&quot;,&quot;author&quot;:[{&quot;family&quot;:&quot;Brown&quot;,&quot;given&quot;:&quot;Ann L.&quot;}],&quot;page&quot;:&quot;141-178&quot;,&quot;accessed&quot;:{&quot;date-parts&quot;:[[2017,10,9]]},&quot;id&quot;:&quot;brown_design_1992&quot;,&quot;type&quot;:&quot;article-journal&quot;,&quot;source&quot;:&quot;CrossRef&quot;,&quot;title-short&quot;:&quot;Design experiments&quot;,&quot;issue&quot;:&quot;2&quot;,&quot;DOI&quot;:&quot;10.1207/s15327809jls0202_2&quot;,&quot;language&quot;:&quot;en&quot;,&quot;URL&quot;:&quot;http://www.tandfonline.com/doi/abs/10.1207/s15327809jls0202_2&quot;,&quot;volume&quot;:&quot;2&quot;,&quot;ISSN&quot;:&quot;1050-8406, 1532-7809&quot;},&quot;uris&quot;:[&quot;http://zotero.org/users/1913249/items/CGB9FPCD&quot;]}],&quot;schema&quot;:&quot;https://github.com/citation-style-language/schema/raw/master/csl-citation.json&quot;,&quot;properties&quot;:{&quot;noteIndex&quot;:0,&quot;formattedCitation&quot;:&quot;[@brown_design_1992]&quot;}} RNDiqanvqqnkj"/>&lt;Do Zotero Refresh: [@brown_design_1992]&gt;<text:reference-mark-end text:name="ZOTERO_ITEM CSL_CITATION {&quot;citationID&quot;:&quot;tgqoxrvs&quot;,&quot;citationItems&quot;:[{&quot;id&quot;:1742,&quot;prefix&quot;:&quot;&quot;,&quot;uri&quot;:[&quot;http://zotero.org/users/1913249/items/CGB9FPCD&quot;],&quot;suffix&quot;:&quot;&quot;,&quot;itemData&quot;:{&quot;issued&quot;:{&quot;date-parts&quot;:[[1992,4]]},&quot;title&quot;:&quot;Design experiments: theoretical and methodological challenges in creating complex interventions in classroom settings&quot;,&quot;container-title&quot;:&quot;Journal of the Learning Sciences&quot;,&quot;citation-key&quot;:&quot;brown_design_1992&quot;,&quot;author&quot;:[{&quot;family&quot;:&quot;Brown&quot;,&quot;given&quot;:&quot;Ann L.&quot;}],&quot;page&quot;:&quot;141-178&quot;,&quot;accessed&quot;:{&quot;date-parts&quot;:[[2017,10,9]]},&quot;id&quot;:&quot;brown_design_1992&quot;,&quot;type&quot;:&quot;article-journal&quot;,&quot;source&quot;:&quot;CrossRef&quot;,&quot;title-short&quot;:&quot;Design experiments&quot;,&quot;issue&quot;:&quot;2&quot;,&quot;DOI&quot;:&quot;10.1207/s15327809jls0202_2&quot;,&quot;language&quot;:&quot;en&quot;,&quot;URL&quot;:&quot;http://www.tandfonline.com/doi/abs/10.1207/s15327809jls0202_2&quot;,&quot;volume&quot;:&quot;2&quot;,&quot;ISSN&quot;:&quot;1050-8406, 1532-7809&quot;},&quot;uris&quot;:[&quot;http://zotero.org/users/1913249/items/CGB9FPCD&quot;]}],&quot;schema&quot;:&quot;https://github.com/citation-style-language/schema/raw/master/csl-citation.json&quot;,&quot;properties&quot;:{&quot;noteIndex&quot;:0,&quot;formattedCitation&quot;:&quot;[@brown_design_1992]&quot;}} RNDiqanvqqnkj"/>. Design based research is a varied discipline which can take a multitude of forms <text:reference-mark-start text:name="ZOTERO_ITEM CSL_CITATION {&quot;citationID&quot;:&quot;surdabre&quot;,&quot;citationItems&quot;:[{&quot;id&quot;:8429,&quot;prefix&quot;:&quot;&quot;,&quot;uri&quot;:[&quot;http://zotero.org/users/1913249/items/IWREULVT&quot;],&quot;suffix&quot;:&quot;&quot;,&quot;itemData&quot;:{&quot;issued&quot;:{&quot;date-parts&quot;:[[2021]]},&quot;title&quot;:&quot;Educational design research: Portraying, conducting, and enhancing productive scholarship&quot;,&quot;container-title&quot;:&quot;Medical Education&quot;,&quot;citation-key&quot;:&quot;mckenney_educational_2021&quot;,&quot;author&quot;:[{&quot;family&quot;:&quot;McKenney&quot;,&quot;given&quot;:&quot;Susan&quot;},{&quot;family&quot;:&quot;Reeves&quot;,&quot;given&quot;:&quot;Thomas C.&quot;}],&quot;page&quot;:&quot;82-92&quot;,&quot;accessed&quot;:{&quot;date-parts&quot;:[[2022,3,22]]},&quot;id&quot;:&quot;mckenney_educational_2021&quot;,&quot;language&quot;:&quot;en&quot;,&quot;source&quot;:&quot;Wiley Online Library&quot;,&quot;title-short&quot;:&quot;Educational design research&quot;,&quot;issue&quot;:&quot;1&quot;,&quot;DOI&quot;:&quot;10.1111/medu.14280&quot;,&quot;note&quot;:&quot;_eprint: https://onlinelibrary.wiley.com/doi/pdf/10.1111/medu.14280&quot;,&quot;type&quot;:&quot;article-journal&quot;,&quot;URL&quot;:&quot;https://onlinelibrary.wiley.com/doi/abs/10.1111/medu.14280&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volume&quot;:&quot;55&quot;,&quot;ISSN&quot;:&quot;1365-2923&quot;},&quot;uris&quot;:[&quot;http://zotero.org/users/1913249/items/IWREULVT&quot;]}],&quot;schema&quot;:&quot;https://github.com/citation-style-language/schema/raw/master/csl-citation.json&quot;,&quot;properties&quot;:{&quot;noteIndex&quot;:0,&quot;formattedCitation&quot;:&quot;[@mckenney_educational_2021]&quot;}} RNDqsoaahgrwe"/>&lt;Do Zotero Refresh: [@mckenney_educational_2021]&gt;<text:reference-mark-end text:name="ZOTERO_ITEM CSL_CITATION {&quot;citationID&quot;:&quot;surdabre&quot;,&quot;citationItems&quot;:[{&quot;id&quot;:8429,&quot;prefix&quot;:&quot;&quot;,&quot;uri&quot;:[&quot;http://zotero.org/users/1913249/items/IWREULVT&quot;],&quot;suffix&quot;:&quot;&quot;,&quot;itemData&quot;:{&quot;issued&quot;:{&quot;date-parts&quot;:[[2021]]},&quot;title&quot;:&quot;Educational design research: Portraying, conducting, and enhancing productive scholarship&quot;,&quot;container-title&quot;:&quot;Medical Education&quot;,&quot;citation-key&quot;:&quot;mckenney_educational_2021&quot;,&quot;author&quot;:[{&quot;family&quot;:&quot;McKenney&quot;,&quot;given&quot;:&quot;Susan&quot;},{&quot;family&quot;:&quot;Reeves&quot;,&quot;given&quot;:&quot;Thomas C.&quot;}],&quot;page&quot;:&quot;82-92&quot;,&quot;accessed&quot;:{&quot;date-parts&quot;:[[2022,3,22]]},&quot;id&quot;:&quot;mckenney_educational_2021&quot;,&quot;language&quot;:&quot;en&quot;,&quot;source&quot;:&quot;Wiley Online Library&quot;,&quot;title-short&quot;:&quot;Educational design research&quot;,&quot;issue&quot;:&quot;1&quot;,&quot;DOI&quot;:&quot;10.1111/medu.14280&quot;,&quot;note&quot;:&quot;_eprint: https://onlinelibrary.wiley.com/doi/pdf/10.1111/medu.14280&quot;,&quot;type&quot;:&quot;article-journal&quot;,&quot;URL&quot;:&quot;https://onlinelibrary.wiley.com/doi/abs/10.1111/medu.14280&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volume&quot;:&quot;55&quot;,&quot;ISSN&quot;:&quot;1365-2923&quot;},&quot;uris&quot;:[&quot;http://zotero.org/users/1913249/items/IWREULVT&quot;]}],&quot;schema&quot;:&quot;https://github.com/citation-style-language/schema/raw/master/csl-citation.json&quot;,&quot;properties&quot;:{&quot;noteIndex&quot;:0,&quot;formattedCitation&quot;:&quot;[@mckenney_educational_2021]&quot;}} RNDqsoaahgrwe"/>. The core elements include: research as an intervention, iteration, involvement of participants in the evolution of designs, and a flexibility of research outcome based on how events unfold <text:reference-mark-start text:name="ZOTERO_ITEM CSL_CITATION {&quot;citationID&quot;:&quot;irwqixee&quot;,&quot;citationItems&quot;:[{&quot;id&quot;:8400,&quot;prefix&quot;:&quot;&quot;,&quot;uri&quot;:[&quot;http://zotero.org/users/1913249/items/Q4DDFYFG&quot;],&quot;suffix&quot;:&quot;&quot;,&quot;itemData&quot;:{&quot;publisher&quot;:&quot;Boulder, CO: International Society of the Learning Sciences&quot;,&quot;issued&quot;:{&quot;date-parts&quot;:[[2014]]},&quot;title&quot;:&quot;Design-based research process: problems, phases, and applications&quot;,&quot;container-title&quot;:&quot;Proceedings of International Conference of the Learning Sciences, ICLS&quot;,&quot;citation-key&quot;:&quot;easterday_design-based_2014&quot;,&quot;author&quot;:[{&quot;family&quot;:&quot;Easterday&quot;,&quot;given&quot;:&quot;Matthew W.&quot;},{&quot;family&quot;:&quot;Lewis&quot;,&quot;given&quot;:&quot;Daniel Rees&quot;},{&quot;family&quot;:&quot;Gerber&quot;,&quot;given&quot;:&quot;Elizabeth M.&quot;}],&quot;page&quot;:&quot;317-324&quot;,&quot;accessed&quot;:{&quot;date-parts&quot;:[[2022,2,5]]},&quot;id&quot;:&quot;easterday_design-based_2014&quot;,&quot;type&quot;:&quot;article-journal&quot;,&quot;source&quot;:&quot;repository.isls.org&quot;,&quot;title-short&quot;:&quot;Design-based research process&quot;,&quot;issue&quot;:&quot;January&quot;,&quot;language&quot;:&quot;en&quot;,&quot;URL&quot;:&quot;https://repository.isls.org//handle/1/1130&quot;,&quot;volume&quot;:&quot;1&quot;,&quot;ISSN&quot;:&quot;1814-9316&quot;},&quot;uris&quot;:[&quot;http://zotero.org/users/1913249/items/Q4DDFYFG&quot;]}],&quot;schema&quot;:&quot;https://github.com/citation-style-language/schema/raw/master/csl-citation.json&quot;,&quot;properties&quot;:{&quot;noteIndex&quot;:0,&quot;formattedCitation&quot;:&quot;[@easterday_design-based_2014]&quot;}} RNDnvrxekswot"/>&lt;Do Zotero Refresh: [@easterday_design-based_2014]&gt;<text:reference-mark-end text:name="ZOTERO_ITEM CSL_CITATION {&quot;citationID&quot;:&quot;irwqixee&quot;,&quot;citationItems&quot;:[{&quot;id&quot;:8400,&quot;prefix&quot;:&quot;&quot;,&quot;uri&quot;:[&quot;http://zotero.org/users/1913249/items/Q4DDFYFG&quot;],&quot;suffix&quot;:&quot;&quot;,&quot;itemData&quot;:{&quot;publisher&quot;:&quot;Boulder, CO: International Society of the Learning Sciences&quot;,&quot;issued&quot;:{&quot;date-parts&quot;:[[2014]]},&quot;title&quot;:&quot;Design-based research process: problems, phases, and applications&quot;,&quot;container-title&quot;:&quot;Proceedings of International Conference of the Learning Sciences, ICLS&quot;,&quot;citation-key&quot;:&quot;easterday_design-based_2014&quot;,&quot;author&quot;:[{&quot;family&quot;:&quot;Easterday&quot;,&quot;given&quot;:&quot;Matthew W.&quot;},{&quot;family&quot;:&quot;Lewis&quot;,&quot;given&quot;:&quot;Daniel Rees&quot;},{&quot;family&quot;:&quot;Gerber&quot;,&quot;given&quot;:&quot;Elizabeth M.&quot;}],&quot;page&quot;:&quot;317-324&quot;,&quot;accessed&quot;:{&quot;date-parts&quot;:[[2022,2,5]]},&quot;id&quot;:&quot;easterday_design-based_2014&quot;,&quot;type&quot;:&quot;article-journal&quot;,&quot;source&quot;:&quot;repository.isls.org&quot;,&quot;title-short&quot;:&quot;Design-based research process&quot;,&quot;issue&quot;:&quot;January&quot;,&quot;language&quot;:&quot;en&quot;,&quot;URL&quot;:&quot;https://repository.isls.org//handle/1/1130&quot;,&quot;volume&quot;:&quot;1&quot;,&quot;ISSN&quot;:&quot;1814-9316&quot;},&quot;uris&quot;:[&quot;http://zotero.org/users/1913249/items/Q4DDFYFG&quot;]}],&quot;schema&quot;:&quot;https://github.com/citation-style-language/schema/raw/master/csl-citation.json&quot;,&quot;properties&quot;:{&quot;noteIndex&quot;:0,&quot;formattedCitation&quot;:&quot;[@easterday_design-based_2014]&quot;}} RNDnvrxekswot"/>. One of the key motivations of this approach is to produce educational research that has a high utility for practitioners through developing theory that is rooted in contextual practice and which can produce new pedagogies and resources (<text:span text:style-name="T2">???</text:span>).</text:p>
      <text:p text:style-name="Text_20_body">Barab and Squire <text:reference-mark-start text:name="ZOTERO_ITEM CSL_CITATION {&quot;citationID&quot;:&quot;uvprzyiw&quot;,&quot;citationItems&quot;:[{&quot;id&quot;:2424,&quot;suppress-author&quot;:true,&quot;prefix&quot;:&quot;&quot;,&quot;uri&quot;:[&quot;http://zotero.org/users/1913249/items/4AWFP7ZD&quot;],&quot;suffix&quot;:&quot;&quot;,&quot;itemData&quot;:{&quot;issued&quot;:{&quot;date-parts&quot;:[[2004,1]]},&quot;title&quot;:&quot;Design-based research: putting a stake in the ground&quot;,&quot;container-title&quot;:&quot;Journal of the Learning Sciences&quot;,&quot;citation-key&quot;:&quot;barab_design-based_2004&quot;,&quot;author&quot;:[{&quot;family&quot;:&quot;Barab&quot;,&quot;given&quot;:&quot;Sasha&quot;},{&quot;family&quot;:&quot;Squire&quot;,&quot;given&quot;:&quot;Kurt&quot;}],&quot;page&quot;:&quot;1-14&quot;,&quot;accessed&quot;:{&quot;date-parts&quot;:[[2018,4,21]]},&quot;id&quot;:&quot;barab_design-based_2004&quot;,&quot;type&quot;:&quot;article-journal&quot;,&quot;source&quot;:&quot;Crossref&quot;,&quot;title-short&quot;:&quot;Design-based research&quot;,&quot;issue&quot;:&quot;1&quot;,&quot;DOI&quot;:&quot;10.1207/s15327809jls1301_1&quot;,&quot;language&quot;:&quot;en&quot;,&quot;URL&quot;:&quot;http://www.tandfonline.com/doi/abs/10.1207/s15327809jls1301_1&quot;,&quot;volume&quot;:&quot;13&quot;,&quot;ISSN&quot;:&quot;1050-8406, 1532-7809&quot;},&quot;uris&quot;:[&quot;http://zotero.org/users/1913249/items/4AWFP7ZD&quot;]}],&quot;schema&quot;:&quot;https://github.com/citation-style-language/schema/raw/master/csl-citation.json&quot;,&quot;properties&quot;:{&quot;noteIndex&quot;:0,&quot;formattedCitation&quot;:&quot;[-@barab_design-based_2004]&quot;}} RNDpqtuugpmeu"/>&lt;Do Zotero Refresh: [-@barab_design-based_2004]&gt;<text:reference-mark-end text:name="ZOTERO_ITEM CSL_CITATION {&quot;citationID&quot;:&quot;uvprzyiw&quot;,&quot;citationItems&quot;:[{&quot;id&quot;:2424,&quot;suppress-author&quot;:true,&quot;prefix&quot;:&quot;&quot;,&quot;uri&quot;:[&quot;http://zotero.org/users/1913249/items/4AWFP7ZD&quot;],&quot;suffix&quot;:&quot;&quot;,&quot;itemData&quot;:{&quot;issued&quot;:{&quot;date-parts&quot;:[[2004,1]]},&quot;title&quot;:&quot;Design-based research: putting a stake in the ground&quot;,&quot;container-title&quot;:&quot;Journal of the Learning Sciences&quot;,&quot;citation-key&quot;:&quot;barab_design-based_2004&quot;,&quot;author&quot;:[{&quot;family&quot;:&quot;Barab&quot;,&quot;given&quot;:&quot;Sasha&quot;},{&quot;family&quot;:&quot;Squire&quot;,&quot;given&quot;:&quot;Kurt&quot;}],&quot;page&quot;:&quot;1-14&quot;,&quot;accessed&quot;:{&quot;date-parts&quot;:[[2018,4,21]]},&quot;id&quot;:&quot;barab_design-based_2004&quot;,&quot;type&quot;:&quot;article-journal&quot;,&quot;source&quot;:&quot;Crossref&quot;,&quot;title-short&quot;:&quot;Design-based research&quot;,&quot;issue&quot;:&quot;1&quot;,&quot;DOI&quot;:&quot;10.1207/s15327809jls1301_1&quot;,&quot;language&quot;:&quot;en&quot;,&quot;URL&quot;:&quot;http://www.tandfonline.com/doi/abs/10.1207/s15327809jls1301_1&quot;,&quot;volume&quot;:&quot;13&quot;,&quot;ISSN&quot;:&quot;1050-8406, 1532-7809&quot;},&quot;uris&quot;:[&quot;http://zotero.org/users/1913249/items/4AWFP7ZD&quot;]}],&quot;schema&quot;:&quot;https://github.com/citation-style-language/schema/raw/master/csl-citation.json&quot;,&quot;properties&quot;:{&quot;noteIndex&quot;:0,&quot;formattedCitation&quot;:&quot;[-@barab_design-based_2004]&quot;}} RNDpqtuugpmeu"/> describe the messiness of design-based research and that this creates a challenge to the researcher of how to present results in a coherent way which is of use to other practitioners. There is a tension between sticking closely to the context of the research and the concrete specifics or stepping back to generalise and being lost in abstraction. Here, I try to strike a balance which stays concrete but which also pulls from my observations a framework which may translate in to other game-making and creative project based approaches.</text:p>
      <text:p text:style-name="Text_20_body">Another guiding principle of design-based research - which is present in the techniques of design experiments, mutual appropriation and participatory action research - is that research participants also influence the ongoing design of the research (<text:span text:style-name="T2">???</text:span>; <text:span text:style-name="T2">???</text:span>; <text:span text:style-name="T2">???</text:span>). The design of the research experiment and learning I started from a very open position and has evolved from several iterations of collaborative work with participants. One experimental team consisted of Home Educating families another involved local primary schools with Year 6 (10-11 year old) classes. Learners acted as researcher participants to guide the next iteration of the game making program both directly and indirectly. 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h text:style-name="Heading_20_2" text:outline-level="2"><text:bookmark-start text:name="sociocultural-methods-of-analysis"/>Sociocultural Methods of Analysis<text:bookmark-end text:name="sociocultural-methods-of-analysis"/></text:h>
      <text:p text:style-name="First_20_paragraph">My process is informed by the work of the work of Rogoff (<text:span text:style-name="T2">???</text:span>; <text:span text:style-name="T2">???</text:span>) of ethnography and three planes of activity.</text:p>
      <text:p text:style-name="Text_20_body">Include the following points in this section.</text:p>
      <text:list text:style-name="L9">
        <text:list-item>
          <text:p text:style-name="P9">Suitability of this framework for informal education.</text:p>
        </text:list-item>
        <text:list-item>
          <text:p text:style-name="P9">Justification of smaller data size and depth of analysis.</text:p>
        </text:list-item>
      </text:list>
      <text:h text:style-name="Heading_20_3" text:outline-level="3"><text:bookmark-start text:name="stages-of-data-gathering-and-analysis"/>Stages of Data Gathering and ANALYSIS<text:bookmark-end text:name="stages-of-data-gathering-and-analysis"/></text:h>
      <text:list text:style-name="L10">
        <text:list-item>
          <text:p text:style-name="P10">Early gathering via journal / notes / practioner interviews</text:p>
        </text:list-item>
        <text:list-item>
          <text:p text:style-name="P10">Mutual nature of the design progressions -</text:p>
        </text:list-item>
      </text:list>
      <text:h text:style-name="Heading_20_4" text:outline-level="4"><text:bookmark-start text:name="mutual-nature-of-the-evolution-of-the-design"/>Mutual nature of the evolution of the design<text:bookmark-end text:name="mutual-nature-of-the-evolution-of-the-design"/></text:h>
      <text:h text:style-name="Heading_20_3" text:outline-level="3"><text:bookmark-start text:name="role-of-practitioner-interviews"/>Role of Practitioner interviews<text:bookmark-end text:name="role-of-practitioner-interviews"/></text:h>
      <text:p text:style-name="First_20_paragraph">These were limited in number but were a rich source of thinking to help develop and deepen my reflection in journal form and to inform lines of thinking. The chosen interviewees represented a diversity in audience.</text:p>
      <text:p text:style-name="Text_20_body">Saskia Leggett - researcher in Family Learning program under direction of Roque. She took a leading role in creating the recourses coming out of the program.</text:p>
      <text:p text:style-name="Text_20_body">Matt - academic at. Also active in a non-profit learning coding</text:p>
      <text:p text:style-name="Text_20_body">Dave - Parent and volunteer at Coder Dojo and participant in</text:p>
      <text:p text:style-name="Text_20_body">James Clegg - PGCE student and volunteer student helper for a summer program of game making.</text:p>
      <text:h text:style-name="Heading_20_2" text:outline-level="2"><text:bookmark-start text:name="data-gathering-methods-and-justification"/>Data gathering methods and justification<text:bookmark-end text:name="data-gathering-methods-and-justification"/></text:h>
      <text:p text:style-name="First_20_paragraph">My study draws on traditional ethnographic methods of my journal as participant observer (facilitator and designer), participant interviews and analysis of artefacts used and created. Specifically I will study in detail the use of the online help tutorials and example code snippets I have created and the code and other media content that participants create in their resulting video games. I also include other methods which suit the deeper analysis of participant actions to help construct models of activity systems, namely the videoing of the workshop area with a 360 degree video camera and capture of screen data and audio of the laptops used by participants.</text:p>
      <text:p text:style-name="Text_20_body">One of the challenges of adopting a naturalistic research approach is to work with material gathered to find and describe patterns of behaviour. Large amounts of video data are being gathered, up to 20 hours of footage for each 2 hour session. I am developing a process of identifying appropriate episodes for closer analysis.</text:p>
      <text:p text:style-name="Text_20_body">Turning attention to the gathering and analysis of other data, such a rich set of data, will allow the cross referencing of the many sources. 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Digital artefacts created as part of the game making process include text-based games, pixel art, digital audio sound effects and background music. To be able to effectively analyse these diverse sources, I will need to prioritise critical moments in depth which illuminate key themes. I explore some of the emerging themes and criteria for selection which incidents to explore in depth in the results section below.</text:p>
      <text:p text:style-name="Text_20_body">Again while diversity of data invites drawing on diverse methods of analysis, AT will provide a foundation for the analysis of these diverse data.</text:p>
      <text:h text:style-name="Heading_20_2" text:outline-level="2"><text:bookmark-start text:name="data-processing"/>Data Processing<text:bookmark-end text:name="data-processing"/></text:h>
      <text:p text:style-name="First_20_paragraph">There is sometimes a danger of imagining how a new data gathering tool could be useful but then not being aware of all of the potential pitfalls which can make processing the data time consuming. Also the very nature of working with video is time consuming.</text:p>
      <text:p text:style-name="Text_20_body">On a personal note, I sometimes like the challenges involved and sometimes find them infuriating. It can be like a specialist knowledge which you can use as a currency, or as a hidden knowledge that you take pride in sharing.</text:p>
      <text:p text:style-name="Text_20_body">I use a software sustainability approach also influenced by a personal modification of permaculture computing ideas and ideas of free software and open document approaches.</text:p>
      <text:list text:style-name="L11">
        <text:list-item>
          <text:p text:style-name="P11">Data portability and interoperability</text:p>
        </text:list-item>
        <text:list-item>
          <text:p text:style-name="P11">Software sustainability, in particular longevity</text:p>
        </text:list-item>
        <text:list-item>
          <text:p text:style-name="P11">Licencing - FLOSS licence ?</text:p>
        </text:list-item>
        <text:list-item>
          <text:p text:style-name="P11">If proprietary - then what is the business model?</text:p>
        </text:list-item>
        <text:list-item>
          <text:p text:style-name="P11">Is batch processing of files possible?</text:p>
        </text:list-item>
        <text:list-item>
          <text:p text:style-name="P11">It it a cross platform approach - in particular can I use it on debian based linux systems?</text:p>
        </text:list-item>
      </text:list>
      <text:p text:style-name="First_20_paragraph">I also take a more practical approach which takes into account working with peers and that such advocacy is not a core part of my job or this research.</text:p>
      <text:p text:style-name="Text_20_body">Such an attitude may involve compromises or hacking systems, software or processes</text:p>
      <text:h text:style-name="Heading_20_3" text:outline-level="3"><text:bookmark-start text:name="video-processing"/>360 Video Processing<text:bookmark-end text:name="video-processing"/></text:h>
      <text:p text:style-name="First_20_paragraph">The processing of video and audio data of both captured screens and 360 video data and high quality audio data involved several stages. This process is outlined briefly to document useful findings and observations in the process.</text:p>
      <text:p text:style-name="Text_20_body">The use of 360 data yields some advantages in capturing the gestures and facial expressions of potentially all participants in one recording. It does however present challenges.</text:p>
      <text:p text:style-name="Text_20_body">Here is a short table outlining challenges and solutions to 360 video processing.</text:p>
      <text:list text:style-name="L12">
        <text:list-item>
          <text:p text:style-name="P12">split video files - can be corrupted thus you only lose one - but also can be confusing</text:p>
        </text:list-item>
        <text:list-item>
          <text:p text:style-name="P12">time navigation - also confusing - sometimes put up on the screen - but inconsistently</text:p>
        </text:list-item>
        <text:list-item>
          <text:p text:style-name="P12">moving and keeping a track of data from week to week and over years is complex.</text:p>
        </text:list-item>
        <text:list-item>
          <text:p text:style-name="P12">processing data requires special software - from samsung</text:p>
        </text:list-item>
        <text:list-item>
          <text:p text:style-name="P12">viewing data on a normal vlc player - needs extra processing using spatial media</text:p>
        </text:list-item>
      </text:list>
      <text:h text:style-name="Heading_20_3" text:outline-level="3"><text:bookmark-start text:name="screen-capture-processing"/>Screen Capture Processing<text:bookmark-end text:name="screen-capture-processing"/></text:h>
      <text:p text:style-name="First_20_paragraph">Justification of choice. Flashback pro - on Uni computers. Also a reasonable price for paying to use on home computers. Has a batch processing tool for saving as open ish format files.</text:p>
      <text:p text:style-name="Text_20_body">Flashback saves data as its own fbr format. This include audio, video screen capture, and optionally one or more webcams.</text:p>
      <text:p text:style-name="Text_20_body">I decided not to record on webcams. For the following reasons:</text:p>
      <text:list text:style-name="L13">
        <text:list-item>
          <text:p text:style-name="P13">intrusive feel - having the webcam on and the resulting red light on the screen, I felt was less conducive to feeling comfortable than one 360 camera in the middle of the room.</text:p>
        </text:list-item>
        <text:list-item>
          <text:p text:style-name="P13">less resources - recording webcam on the laptop</text:p>
        </text:list-item>
        <text:list-item>
          <text:p text:style-name="P13">reduced video file size of final data file</text:p>
        </text:list-item>
        <text:list-item>
          <text:p text:style-name="P13">less complexity when processing data -</text:p>
        </text:list-item>
      </text:list>
      <text:p text:style-name="First_20_paragraph">One advantage of the fbr format is that you can examine key strokes that the participant has made while interacting with the keyboard and see their mouse travel over the screen and see when they click on different parts of the screen.</text:p>
      <text:p text:style-name="Text_20_body">However, it not possible to code the natively created files directly. Thus need to be converted to mp4 to import into coding software like Nvivo. In this process the keyboard and mouse data is lost.</text:p>
      <text:p text:style-name="Text_20_body">Thus original files have been retained in order to cross reference that data if it is useful. It also presents other options for analysis which are similar to much more in depth analysis of HCI research of professional set ups. While this is beyond the remit of this study, certain uses do present themselves strongly for future investigation. Particularly the study of such data to identify common mistakes or frustrations when interacting with the user interface. Such misconceptions could be addressed in direct teaching at the start of the next session.</text:p>
      <text:h text:style-name="Heading_20_3" text:outline-level="3"><text:bookmark-start text:name="general-file-management"/>General File management<text:bookmark-end text:name="general-file-management"/></text:h>
      <text:p text:style-name="First_20_paragraph">This whole process is intensive for file management. Making me create a linux commandline toolbox. https://docs.google.com/document/d/1Y7MsZDY8ofvls5XO7tztSu8KFdClJo09o3qpWOdkb2M/edit?usp=drive_web&amp;ouid=114325803502752689876</text:p>
      <text:h text:style-name="Heading_20_3" text:outline-level="3"><text:bookmark-start text:name="learnings-and-recommendations"/>Learnings and recommendations<text:bookmark-end text:name="learnings-and-recommendations"/></text:h>
      <text:p text:style-name="First_20_paragraph">The following learning and recommendations emerged from this process.</text:p>
      <text:p text:style-name="Text_20_body">Prioritise displaying time - have an old school clock under the 360 camera. For example.</text:p>
      <text:p text:style-name="Text_20_body">Check viability of data at each stage of processing and movement.</text:p>
      <text:h text:style-name="Heading_20_2" text:outline-level="2"><text:bookmark-start text:name="data-analysis-methods-and-justification"/>Data analysis methods and justification<text:bookmark-end text:name="data-analysis-methods-and-justification"/></text:h>
      <text:p text:style-name="First_20_paragraph">My study draws on traditional ethnographic methods of my journal as participant observer, participant interviews and analysis of artefacts used and created. I also record the workshop area with a 360 degree video camera and capture of screen data and audio of the laptops used by participants. One of the challenges of adopting a naturalistic research approach is to work with material gathered to find and describe patterns of behaviour.</text:p>
      <text:p text:style-name="Text_20_body">While the rich set of data invites the cross referencing of the many sources, it also presents challenge on how to deal effectively with the large amounts of data being gathered. The use of a 360 camera reduces the amount of live video footage of interactions needed. Instead of multiple cameras pointed in different directions to capture participant interaction, participants are arranged in a square pointing inwards towards a central 360 degree camera. When triangulating data from various sources, I will prioritise critical moments in depth which illuminate key themes.</text:p>
      <text:h text:style-name="Heading_20_3" text:outline-level="3"><text:bookmark-start text:name="other-material---analysis-of-data"/>Other Material - Analysis of Data<text:bookmark-end text:name="other-material---analysis-of-data"/></text:h>
      <text:p text:style-name="First_20_paragraph">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and other relevant interests. Digital artefacts created as part of the game making process include text-based games, pixel art, digital audio sound effects and background music.</text:p>
      <text:h text:style-name="Heading_20_3" text:outline-level="3"><text:bookmark-start text:name="analysis-of-journal-and-teaching-resources"/>Analysis of Journal and Teaching Resources<text:bookmark-end text:name="analysis-of-journal-and-teaching-resources"/></text:h>
      <text:p text:style-name="First_20_paragraph">The process of analysis of journal notes and resulting resources required a different approach from that of video data.</text:p>
      <text:h text:style-name="Heading_20_4" text:outline-level="4"><text:bookmark-start text:name="overall-rational-and-approach"/>Overall Rational and Approach<text:bookmark-end text:name="overall-rational-and-approach"/></text:h>
      <text:p text:style-name="First_20_paragraph">The following resources were examined</text:p>
      <text:list text:style-name="L14">
        <text:list-item>
          <text:p text:style-name="P14">Book Journal pages</text:p>
        </text:list-item>
        <text:list-item>
          <text:p text:style-name="P14">Digital journal entries directly in response to going</text:p>
        </text:list-item>
        <text:list-item>
          <text:p text:style-name="P14">Linear support book and print outs to support participants in sessions</text:p>
        </text:list-item>
        <text:list-item>
          <text:p text:style-name="P14">Additional 3M model resources to help navigation and reflection and gameful approaches</text:p>
        </text:list-item>
      </text:list>
      <text:p text:style-name="First_20_paragraph">TO DO - IT MAY BE HELPFUL TO CREATE A TABLE OR DESCRIBE THESE IN MORE DETAIL</text:p>
      <text:p text:style-name="Text_20_body">Journal Notes were used in the following ways: (perhaps code this)</text:p>
      <text:list text:style-name="L15">
        <text:list-item>
          <text:p text:style-name="P15">as a reflective tool after sessions</text:p>
        </text:list-item>
        <text:list-item>
          <text:p text:style-name="P15">as a note pad to plan resource creation</text:p>
        </text:list-item>
        <text:list-item>
          <text:p text:style-name="P15">as a sketch pad to explore the relationship between Concepts being explored and existing game making frameworks</text:p>
        </text:list-item>
        <text:list-item>
          <text:p text:style-name="P15">as a</text:p>
        </text:list-item>
      </text:list>
      <text:p text:style-name="First_20_paragraph">The quantity of data prevented extensive and detailed coding using a grounded thematic analysis. Rather than taking a grounded approach which would take too long given the quantity of data, this data was analysed using 3 planes of sociocultural activity. The rationale for this is as follows:</text:p>
      <text:list text:style-name="L16">
        <text:list-item>
          <text:p text:style-name="P16">Using an existing relevant framework saves time, especially as a more emergent approach was (in part ) in coding video data.</text:p>
        </text:list-item>
        <text:list-item>
          <text:p text:style-name="P16">RQx addresses the formation of a game-making community. This process is co-constituted by planners, facilitators, parents and children. This dynamism and dialogue can be captured in this framwork using the concept of guided participation.</text:p>
        </text:list-item>
        <text:list-item>
          <text:p text:style-name="P16">The advantages of drawing on funds of knowledge, and the activities that I used to do this, as well as connecting to wider communities are address well with the plane of culture, in the concept of Apprenticeship.</text:p>
        </text:list-item>
        <text:list-item>
          <text:p text:style-name="P16">While more complex, the plane of more individual participatory appropriation, allows for alignment and then transfer to more formal learning environments. This then makes this research more relevant to class room and guided sessions.</text:p>
        </text:list-item>
        <text:list-item>
          <text:p text:style-name="P16">While the three planes provided a higher level framework, the specifics of the data gave greater granularity and formed sub categories of coding - thus avoiding the problem of analytic preconceptions.</text:p>
        </text:list-item>
      </text:list>
      <text:h text:style-name="Heading_20_3" text:outline-level="3"><text:bookmark-start text:name="specifics-of-coding"/>Specifics of Coding<text:bookmark-end text:name="specifics-of-coding"/></text:h>
      <text:h text:style-name="Heading_20_4" text:outline-level="4"><text:bookmark-start text:name="choosing-what-and-how-much-to-code"/>Choosing what and how much to code<text:bookmark-end text:name="choosing-what-and-how-much-to-code"/></text:h>
      <text:p text:style-name="First_20_paragraph">A page of quick analysis of the files online here helped to shape that decision.</text:p>
      <text:p text:style-name="Text_20_body">https://docs.google.com/document/d/1vpAIqHPg_Z0S5MWeS0rBTvxCL1N9NQButam4Ozq39Ek/edit#</text:p>
      <text:p text:style-name="Text_20_body">Criteria include</text:p>
      <text:list text:style-name="L17">
        <text:list-item>
          <text:p text:style-name="P17">In the first two runs of data collection - single technology</text:p>
        </text:list-item>
        <text:list-item>
          <text:p text:style-name="P17">Good quality recording</text:p>
        </text:list-item>
        <text:list-item>
          <text:p text:style-name="P17">Diversity of kinds of participants, ages especially</text:p>
        </text:list-item>
        <text:list-item>
          <text:p text:style-name="P17">Diversity on participant actions</text:p>
        </text:list-item>
        <text:list-item>
          <text:p text:style-name="P17">Diversity of interactions between participants present across choices</text:p>
        </text:list-item>
      </text:list>
      <text:h text:style-name="Heading_20_4" text:outline-level="4"><text:bookmark-start text:name="using-a-3-planes-approach"/>Using a 3 Planes Approach<text:bookmark-end text:name="using-a-3-planes-approach"/></text:h>
      <text:p text:style-name="First_20_paragraph">The analysis of these resources using the three planes involved a choice of some of the following</text:p>
      <text:list text:style-name="L18">
        <text:list-item>
          <text:p text:style-name="P18">scanning written document and converting digital documents for inclusion into nvivo for formal Coding</text:p>
        </text:list-item>
        <text:list-item>
          <text:p text:style-name="P18">using a spread sheet and putting categories and notes in to columns</text:p>
        </text:list-item>
        <text:list-item>
          <text:p text:style-name="P18">using trello or other Kanban</text:p>
        </text:list-item>
        <text:list-item>
          <text:p text:style-name="P18">using a table in word to record notes on data in-situ</text:p>
        </text:list-item>
      </text:list>
      <text:p text:style-name="First_20_paragraph">The video data explored in nvivo is very time consuming, and given this and the factor that the transforming reflections into learning resources, already involves a process of filtering, a much courser level of data analysis. However, using a static text only approach such as describing data in prose or using a table in a word document does not allow for filtering based on themes which is potentially useful as an analyitical too.<text:line-break/>Thus using MS Excel as a simple way to collate data without translation seems appropriate.</text:p>
      <text:h text:style-name="Heading_20_4" text:outline-level="4"><text:bookmark-start text:name="note-on-creation-of-learning-and-teaching-resources"/>Note on creation of learning and teaching resources<text:bookmark-end text:name="note-on-creation-of-learning-and-teaching-resources"/></text:h>
      <text:p text:style-name="First_20_paragraph">The process of refining this reflection into learning and teaching resources was complex and iterative. The following paragraph illustrates the process using a case study? [PERHAPS LOOK AT THE ELEMENTs OF A GAME DIVISION? - FINAL DESTINATION - SPACE, MECHANICS, POLISH]</text:p>
      <text:h text:style-name="Heading_20_3" text:outline-level="3"><text:bookmark-start text:name="video-coding---analysis-of-data"/>Video Coding - Analysis of Data<text:bookmark-end text:name="video-coding---analysis-of-data"/></text:h>
      <text:p text:style-name="First_20_paragraph">I am guided by approaches which use video to develop both in-depth thematic analysis and broader narratives such as case studies <text:reference-mark-start text:name="ZOTERO_ITEM CSL_CITATION {&quot;citationID&quot;:&quot;mnbvkqld&quot;,&quot;citationItems&quot;:[{&quot;id&quot;:3281,&quot;prefix&quot;:&quot;&quot;,&quot;uri&quot;:[&quot;http://zotero.org/users/1913249/items/UNBJDRSL&quot;],&quot;suffix&quot;:&quot;&quot;,&quot;itemData&quot;:{&quot;issued&quot;:{&quot;date-parts&quot;:[[2010,1,27]]},&quot;title&quot;:&quot;Conducting Video Research in the Learning Sciences: Guidance on Selection, Analysis, Technology, and Ethics&quot;,&quot;container-title&quot;:&quot;Journal of the Learning Sciences&quot;,&quot;citation-key&quot;:&quot;derry_conducting_2010&quot;,&quot;author&quot;:[{&quot;family&quot;:&quot;Derry&quot;,&quot;given&quot;:&quot;Sharon J.&quot;},{&quot;family&quot;:&quot;Pea&quot;,&quot;given&quot;:&quot;Roy D.&quot;},{&quot;family&quot;:&quot;Barron&quot;,&quot;given&quot;:&quot;Brigid&quot;},{&quot;family&quot;:&quot;Engle&quot;,&quot;given&quot;:&quot;Randi A.&quot;},{&quot;family&quot;:&quot;Erickson&quot;,&quot;given&quot;:&quot;Frederick&quot;},{&quot;family&quot;:&quot;Goldman&quot;,&quot;given&quot;:&quot;Ricki&quot;},{&quot;family&quot;:&quot;Hall&quot;,&quot;given&quot;:&quot;Rogers&quot;},{&quot;family&quot;:&quot;Koschmann&quot;,&quot;given&quot;:&quot;Timothy&quot;},{&quot;family&quot;:&quot;Lemke&quot;,&quot;given&quot;:&quot;Jay L.&quot;},{&quot;family&quot;:&quot;Sherin&quot;,&quot;given&quot;:&quot;Miriam Gamoran&quot;},{&quot;family&quot;:&quot;Sherin&quot;,&quot;given&quot;:&quot;Bruce L.&quot;}],&quot;page&quot;:&quot;3-53&quot;,&quot;accessed&quot;:{&quot;date-parts&quot;:[[2019,5,19]]},&quot;container-title-short&quot;:&quot;Journal of the Learning Sciences&quot;,&quot;id&quot;:&quot;derry_conducting_2010&quot;,&quot;language&quot;:&quot;en&quot;,&quot;source&quot;:&quot;DOI.org (Crossref)&quot;,&quot;title-short&quot;:&quot;Conducting Video Research in the Learning Sciences&quot;,&quot;issue&quot;:&quot;1&quot;,&quot;DOI&quot;:&quot;10.1080/10508400903452884&quot;,&quot;type&quot;:&quot;article-journal&quot;,&quot;URL&quot;:&quot;http://www.tandfonline.com/doi/abs/10.1080/10508400903452884&quot;,&quot;volume&quot;:&quot;19&quot;,&quot;ISSN&quot;:&quot;1050-8406, 1532-7809&quot;},&quot;uris&quot;:[&quot;http://zotero.org/users/1913249/items/UNBJDRSL&quot;]}],&quot;schema&quot;:&quot;https://github.com/citation-style-language/schema/raw/master/csl-citation.json&quot;,&quot;properties&quot;:{&quot;noteIndex&quot;:0,&quot;formattedCitation&quot;:&quot;[@derry_conducting_2010]&quot;}} RNDkgkasovplm"/>&lt;Do Zotero Refresh: [@derry_conducting_2010]&gt;<text:reference-mark-end text:name="ZOTERO_ITEM CSL_CITATION {&quot;citationID&quot;:&quot;mnbvkqld&quot;,&quot;citationItems&quot;:[{&quot;id&quot;:3281,&quot;prefix&quot;:&quot;&quot;,&quot;uri&quot;:[&quot;http://zotero.org/users/1913249/items/UNBJDRSL&quot;],&quot;suffix&quot;:&quot;&quot;,&quot;itemData&quot;:{&quot;issued&quot;:{&quot;date-parts&quot;:[[2010,1,27]]},&quot;title&quot;:&quot;Conducting Video Research in the Learning Sciences: Guidance on Selection, Analysis, Technology, and Ethics&quot;,&quot;container-title&quot;:&quot;Journal of the Learning Sciences&quot;,&quot;citation-key&quot;:&quot;derry_conducting_2010&quot;,&quot;author&quot;:[{&quot;family&quot;:&quot;Derry&quot;,&quot;given&quot;:&quot;Sharon J.&quot;},{&quot;family&quot;:&quot;Pea&quot;,&quot;given&quot;:&quot;Roy D.&quot;},{&quot;family&quot;:&quot;Barron&quot;,&quot;given&quot;:&quot;Brigid&quot;},{&quot;family&quot;:&quot;Engle&quot;,&quot;given&quot;:&quot;Randi A.&quot;},{&quot;family&quot;:&quot;Erickson&quot;,&quot;given&quot;:&quot;Frederick&quot;},{&quot;family&quot;:&quot;Goldman&quot;,&quot;given&quot;:&quot;Ricki&quot;},{&quot;family&quot;:&quot;Hall&quot;,&quot;given&quot;:&quot;Rogers&quot;},{&quot;family&quot;:&quot;Koschmann&quot;,&quot;given&quot;:&quot;Timothy&quot;},{&quot;family&quot;:&quot;Lemke&quot;,&quot;given&quot;:&quot;Jay L.&quot;},{&quot;family&quot;:&quot;Sherin&quot;,&quot;given&quot;:&quot;Miriam Gamoran&quot;},{&quot;family&quot;:&quot;Sherin&quot;,&quot;given&quot;:&quot;Bruce L.&quot;}],&quot;page&quot;:&quot;3-53&quot;,&quot;accessed&quot;:{&quot;date-parts&quot;:[[2019,5,19]]},&quot;container-title-short&quot;:&quot;Journal of the Learning Sciences&quot;,&quot;id&quot;:&quot;derry_conducting_2010&quot;,&quot;language&quot;:&quot;en&quot;,&quot;source&quot;:&quot;DOI.org (Crossref)&quot;,&quot;title-short&quot;:&quot;Conducting Video Research in the Learning Sciences&quot;,&quot;issue&quot;:&quot;1&quot;,&quot;DOI&quot;:&quot;10.1080/10508400903452884&quot;,&quot;type&quot;:&quot;article-journal&quot;,&quot;URL&quot;:&quot;http://www.tandfonline.com/doi/abs/10.1080/10508400903452884&quot;,&quot;volume&quot;:&quot;19&quot;,&quot;ISSN&quot;:&quot;1050-8406, 1532-7809&quot;},&quot;uris&quot;:[&quot;http://zotero.org/users/1913249/items/UNBJDRSL&quot;]}],&quot;schema&quot;:&quot;https://github.com/citation-style-language/schema/raw/master/csl-citation.json&quot;,&quot;properties&quot;:{&quot;noteIndex&quot;:0,&quot;formattedCitation&quot;:&quot;[@derry_conducting_2010]&quot;}} RNDkgkasovplm"/>. I use a variant of discourse analysis to explore interactions of participants captured on video recordings. Mercer and colleagues identify discourse analysis as a loose associations of methods to support linguistic analysis of interactions to identify emergent patterns <text:reference-mark-start text:name="ZOTERO_ITEM CSL_CITATION {&quot;citationID&quot;:&quot;zbbqpffq&quot;,&quot;citationItems&quot;:[{&quot;id&quot;:3278,&quot;prefix&quot;:&quot;&quot;,&quot;uri&quot;:[&quot;http://zotero.org/users/1913249/items/NYQ59F7R&quot;],&quot;suffix&quot;:&quot;&quot;,&quot;itemData&quot;:{&quot;issued&quot;:{&quot;date-parts&quot;:[[2004,7]]},&quot;title&quot;:&quot;Methods for studying the processes of interaction and collaborative activity in computer-based educational activities&quot;,&quot;container-title&quot;:&quot;Technology, Pedagogy and Education&quot;,&quot;citation-key&quot;:&quot;mercer_methods_2004&quot;,&quot;author&quot;:[{&quot;family&quot;:&quot;Mercer&quot;,&quot;given&quot;:&quot;Neil&quot;},{&quot;family&quot;:&quot;Littleton&quot;,&quot;given&quot;:&quot;Karen&quot;},{&quot;family&quot;:&quot;Wegerif&quot;,&quot;given&quot;:&quot;Rupert&quot;}],&quot;page&quot;:&quot;195-212&quot;,&quot;accessed&quot;:{&quot;date-parts&quot;:[[2019,5,19]]},&quot;container-title-short&quot;:&quot;Technology, Pedagogy and Education&quot;,&quot;id&quot;:&quot;mercer_methods_2004&quot;,&quot;language&quot;:&quot;en&quot;,&quot;source&quot;:&quot;DOI.org (Crossref)&quot;,&quot;issue&quot;:&quot;2&quot;,&quot;DOI&quot;:&quot;10.1080/14759390400200180&quot;,&quot;type&quot;:&quot;article-journal&quot;,&quot;URL&quot;:&quot;http://www.tandfonline.com/doi/abs/10.1080/14759390400200180&quot;,&quot;abstract&quot;:&quot;Drawing on the work of researchers in several disciplines, this article describes and discusses methods which can be used for analysing joint activity during computer-based, side-by-side, collaborative activity in educational settings. It is argued that the choice of methods in any particular study should take into account the range of well-founded methods which are available, rather than being guided only by researchers’ established affinities for particular methods and paradigms. The positive and negative features of qualitative and quantitative methods are discussed. The complementary use of different types of methods is also discussed and exemplified.&quot;,&quot;volume&quot;:&quot;13&quot;,&quot;ISSN&quot;:&quot;1475-939X, 1747-5139&quot;},&quot;uris&quot;:[&quot;http://zotero.org/users/1913249/items/NYQ59F7R&quot;]}],&quot;schema&quot;:&quot;https://github.com/citation-style-language/schema/raw/master/csl-citation.json&quot;,&quot;properties&quot;:{&quot;noteIndex&quot;:0,&quot;formattedCitation&quot;:&quot;[@mercer_methods_2004]&quot;}} RNDytmlwyyxti"/>&lt;Do Zotero Refresh: [@mercer_methods_2004]&gt;<text:reference-mark-end text:name="ZOTERO_ITEM CSL_CITATION {&quot;citationID&quot;:&quot;zbbqpffq&quot;,&quot;citationItems&quot;:[{&quot;id&quot;:3278,&quot;prefix&quot;:&quot;&quot;,&quot;uri&quot;:[&quot;http://zotero.org/users/1913249/items/NYQ59F7R&quot;],&quot;suffix&quot;:&quot;&quot;,&quot;itemData&quot;:{&quot;issued&quot;:{&quot;date-parts&quot;:[[2004,7]]},&quot;title&quot;:&quot;Methods for studying the processes of interaction and collaborative activity in computer-based educational activities&quot;,&quot;container-title&quot;:&quot;Technology, Pedagogy and Education&quot;,&quot;citation-key&quot;:&quot;mercer_methods_2004&quot;,&quot;author&quot;:[{&quot;family&quot;:&quot;Mercer&quot;,&quot;given&quot;:&quot;Neil&quot;},{&quot;family&quot;:&quot;Littleton&quot;,&quot;given&quot;:&quot;Karen&quot;},{&quot;family&quot;:&quot;Wegerif&quot;,&quot;given&quot;:&quot;Rupert&quot;}],&quot;page&quot;:&quot;195-212&quot;,&quot;accessed&quot;:{&quot;date-parts&quot;:[[2019,5,19]]},&quot;container-title-short&quot;:&quot;Technology, Pedagogy and Education&quot;,&quot;id&quot;:&quot;mercer_methods_2004&quot;,&quot;language&quot;:&quot;en&quot;,&quot;source&quot;:&quot;DOI.org (Crossref)&quot;,&quot;issue&quot;:&quot;2&quot;,&quot;DOI&quot;:&quot;10.1080/14759390400200180&quot;,&quot;type&quot;:&quot;article-journal&quot;,&quot;URL&quot;:&quot;http://www.tandfonline.com/doi/abs/10.1080/14759390400200180&quot;,&quot;abstract&quot;:&quot;Drawing on the work of researchers in several disciplines, this article describes and discusses methods which can be used for analysing joint activity during computer-based, side-by-side, collaborative activity in educational settings. It is argued that the choice of methods in any particular study should take into account the range of well-founded methods which are available, rather than being guided only by researchers’ established affinities for particular methods and paradigms. The positive and negative features of qualitative and quantitative methods are discussed. The complementary use of different types of methods is also discussed and exemplified.&quot;,&quot;volume&quot;:&quot;13&quot;,&quot;ISSN&quot;:&quot;1475-939X, 1747-5139&quot;},&quot;uris&quot;:[&quot;http://zotero.org/users/1913249/items/NYQ59F7R&quot;]}],&quot;schema&quot;:&quot;https://github.com/citation-style-language/schema/raw/master/csl-citation.json&quot;,&quot;properties&quot;:{&quot;noteIndex&quot;:0,&quot;formattedCitation&quot;:&quot;[@mercer_methods_2004]&quot;}} RNDytmlwyyxti"/>. While a common pattern in classroom interactions is that of IRF, initiation (teacher), response (student) and follow up (teacher) <text:reference-mark-start text:name="ZOTERO_ITEM CSL_CITATION {&quot;citationID&quot;:&quot;nfmymwze&quot;,&quot;citationItems&quot;:[{&quot;id&quot;:3243,&quot;prefix&quot;:&quot;&quot;,&quot;uri&quot;:[&quot;http://zotero.org/users/1913249/items/5GN3VJQX&quot;],&quot;suffix&quot;:&quot;&quot;,&quot;itemData&quot;:{&quot;id&quot;:&quot;sinclair_towards_1975&quot;,&quot;type&quot;:&quot;book&quot;,&quot;issued&quot;:{&quot;date-parts&quot;:[[1975]]},&quot;title&quot;:&quot;Towards an analysis of discourse: The English used by teachers and pupils&quot;,&quot;publisher&quot;:&quot;Oxford Univ Pr&quot;,&quot;citation-key&quot;:&quot;sinclair_towards_1975&quot;,&quot;author&quot;:[{&quot;family&quot;:&quot;Sinclair&quot;,&quot;given&quot;:&quot;John McHardy&quot;},{&quot;family&quot;:&quot;Coulthard&quot;,&quot;given&quot;:&quot;Malcolm&quot;}]},&quot;uris&quot;:[&quot;http://zotero.org/users/1913249/items/5GN3VJQX&quot;]}],&quot;schema&quot;:&quot;https://github.com/citation-style-language/schema/raw/master/csl-citation.json&quot;,&quot;properties&quot;:{&quot;noteIndex&quot;:0,&quot;formattedCitation&quot;:&quot;[@sinclair_towards_1975]&quot;}} RNDlutxgtziko"/>&lt;Do Zotero Refresh: [@sinclair_towards_1975]&gt;<text:reference-mark-end text:name="ZOTERO_ITEM CSL_CITATION {&quot;citationID&quot;:&quot;nfmymwze&quot;,&quot;citationItems&quot;:[{&quot;id&quot;:3243,&quot;prefix&quot;:&quot;&quot;,&quot;uri&quot;:[&quot;http://zotero.org/users/1913249/items/5GN3VJQX&quot;],&quot;suffix&quot;:&quot;&quot;,&quot;itemData&quot;:{&quot;id&quot;:&quot;sinclair_towards_1975&quot;,&quot;type&quot;:&quot;book&quot;,&quot;issued&quot;:{&quot;date-parts&quot;:[[1975]]},&quot;title&quot;:&quot;Towards an analysis of discourse: The English used by teachers and pupils&quot;,&quot;publisher&quot;:&quot;Oxford Univ Pr&quot;,&quot;citation-key&quot;:&quot;sinclair_towards_1975&quot;,&quot;author&quot;:[{&quot;family&quot;:&quot;Sinclair&quot;,&quot;given&quot;:&quot;John McHardy&quot;},{&quot;family&quot;:&quot;Coulthard&quot;,&quot;given&quot;:&quot;Malcolm&quot;}]},&quot;uris&quot;:[&quot;http://zotero.org/users/1913249/items/5GN3VJQX&quot;]}],&quot;schema&quot;:&quot;https://github.com/citation-style-language/schema/raw/master/csl-citation.json&quot;,&quot;properties&quot;:{&quot;noteIndex&quot;:0,&quot;formattedCitation&quot;:&quot;[@sinclair_towards_1975]&quot;}} RNDlutxgtziko"/> , the inherent assumption that a teacher will be leading an activity will not consistently be appropriate for my study; although at times a parent may take this role. Other discourse analysis frameworks that take a sociocultural approach <text:reference-mark-start text:name="ZOTERO_ITEM CSL_CITATION {&quot;citationID&quot;:&quot;oqemjrxf&quot;,&quot;citationItems&quot;:[{&quot;id&quot;:3277,&quot;prefix&quot;:&quot;&quot;,&quot;uri&quot;:[&quot;http://zotero.org/users/1913249/items/ITHBG26F&quot;],&quot;suffix&quot;:&quot;&quot;,&quot;itemData&quot;:{&quot;issued&quot;:{&quot;date-parts&quot;:[[1993,1]]},&quot;title&quot;:&quot;An investigation into ways in which children talk themselves into meaning’&quot;,&quot;container-title&quot;:&quot;Language and Education&quot;,&quot;citation-key&quot;:&quot;lyle_investigation_1993&quot;,&quot;author&quot;:[{&quot;family&quot;:&quot;Lyle&quot;,&quot;given&quot;:&quot;Susan&quot;}],&quot;page&quot;:&quot;181-197&quot;,&quot;accessed&quot;:{&quot;date-parts&quot;:[[2019,5,19]]},&quot;container-title-short&quot;:&quot;Language and Education&quot;,&quot;id&quot;:&quot;lyle_investigation_1993&quot;,&quot;language&quot;:&quot;en&quot;,&quot;source&quot;:&quot;DOI.org (Crossref)&quot;,&quot;issue&quot;:&quot;3&quot;,&quot;DOI&quot;:&quot;10.1080/09500789309541358&quot;,&quot;type&quot;:&quot;article-journal&quot;,&quot;URL&quot;:&quot;http://www.tandfonline.com/doi/abs/10.1080/09500789309541358&quot;,&quot;abstract&quot;:&quot;This paper investigates the validity of claims that children provided with opportunities to work cooperatively and collaboratively in small groups will use talk to help them make meaning and enhance their cognitive understanding. Transcripts of children's talk in small groups are analysed to see how they use language to construct their understanding. The transcript shows children actively engaged in their own learning, arguing rationally, hypothesising, reflecting and evaluating their ideas. It shows how the children utilise their own 'commonsense' knowledge of the world and use it as a basis for developing a more explicit, systematised, integrated knowledge. The paper concludes that styles of structured, collaborative learning such as those described in the paper can provide a context for teaching and learning which takes account of the understanding we have of how children can use talk to make meaning for themselves in an educational setting.&quot;,&quot;volume&quot;:&quot;7&quot;,&quot;ISSN&quot;:&quot;0950-0782, 1747-7581&quot;},&quot;uris&quot;:[&quot;http://zotero.org/users/1913249/items/ITHBG26F&quot;]},{&quot;id&quot;:3247,&quot;prefix&quot;:&quot;&quot;,&quot;uri&quot;:[&quot;http://zotero.org/users/1913249/items/EWL6YAVY&quot;],&quot;suffix&quot;:&quot;&quot;,&quot;itemData&quot;:{&quot;publisher&quot;:&quot;Routledge&quot;,&quot;type&quot;:&quot;chapter&quot;,&quot;issued&quot;:{&quot;date-parts&quot;:[[1985]]},&quot;title&quot;:&quot;Beyond lip-service: Discourse development after the age of nine&quot;,&quot;container-title&quot;:&quot;Language And Learning&quot;,&quot;citation-key&quot;:&quot;phillips_beyond_1985&quot;,&quot;author&quot;:[{&quot;family&quot;:&quot;Phillips&quot;,&quot;given&quot;:&quot;Terry&quot;}],&quot;page&quot;:&quot;67–90&quot;,&quot;id&quot;:&quot;phillips_beyond_1985&quot;},&quot;uris&quot;:[&quot;http://zotero.org/users/1913249/items/EWL6YAVY&quot;]}],&quot;schema&quot;:&quot;https://github.com/citation-style-language/schema/raw/master/csl-citation.json&quot;,&quot;properties&quot;:{&quot;noteIndex&quot;:0,&quot;formattedCitation&quot;:&quot;[@lyle_investigation_1993; @phillips_beyond_1985]&quot;}} RNDpwcjfqprpb"/>&lt;Do Zotero Refresh: [@lyle_investigation_1993; @phillips_beyond_1985]&gt;<text:reference-mark-end text:name="ZOTERO_ITEM CSL_CITATION {&quot;citationID&quot;:&quot;oqemjrxf&quot;,&quot;citationItems&quot;:[{&quot;id&quot;:3277,&quot;prefix&quot;:&quot;&quot;,&quot;uri&quot;:[&quot;http://zotero.org/users/1913249/items/ITHBG26F&quot;],&quot;suffix&quot;:&quot;&quot;,&quot;itemData&quot;:{&quot;issued&quot;:{&quot;date-parts&quot;:[[1993,1]]},&quot;title&quot;:&quot;An investigation into ways in which children talk themselves into meaning’&quot;,&quot;container-title&quot;:&quot;Language and Education&quot;,&quot;citation-key&quot;:&quot;lyle_investigation_1993&quot;,&quot;author&quot;:[{&quot;family&quot;:&quot;Lyle&quot;,&quot;given&quot;:&quot;Susan&quot;}],&quot;page&quot;:&quot;181-197&quot;,&quot;accessed&quot;:{&quot;date-parts&quot;:[[2019,5,19]]},&quot;container-title-short&quot;:&quot;Language and Education&quot;,&quot;id&quot;:&quot;lyle_investigation_1993&quot;,&quot;language&quot;:&quot;en&quot;,&quot;source&quot;:&quot;DOI.org (Crossref)&quot;,&quot;issue&quot;:&quot;3&quot;,&quot;DOI&quot;:&quot;10.1080/09500789309541358&quot;,&quot;type&quot;:&quot;article-journal&quot;,&quot;URL&quot;:&quot;http://www.tandfonline.com/doi/abs/10.1080/09500789309541358&quot;,&quot;abstract&quot;:&quot;This paper investigates the validity of claims that children provided with opportunities to work cooperatively and collaboratively in small groups will use talk to help them make meaning and enhance their cognitive understanding. Transcripts of children's talk in small groups are analysed to see how they use language to construct their understanding. The transcript shows children actively engaged in their own learning, arguing rationally, hypothesising, reflecting and evaluating their ideas. It shows how the children utilise their own 'commonsense' knowledge of the world and use it as a basis for developing a more explicit, systematised, integrated knowledge. The paper concludes that styles of structured, collaborative learning such as those described in the paper can provide a context for teaching and learning which takes account of the understanding we have of how children can use talk to make meaning for themselves in an educational setting.&quot;,&quot;volume&quot;:&quot;7&quot;,&quot;ISSN&quot;:&quot;0950-0782, 1747-7581&quot;},&quot;uris&quot;:[&quot;http://zotero.org/users/1913249/items/ITHBG26F&quot;]},{&quot;id&quot;:3247,&quot;prefix&quot;:&quot;&quot;,&quot;uri&quot;:[&quot;http://zotero.org/users/1913249/items/EWL6YAVY&quot;],&quot;suffix&quot;:&quot;&quot;,&quot;itemData&quot;:{&quot;publisher&quot;:&quot;Routledge&quot;,&quot;type&quot;:&quot;chapter&quot;,&quot;issued&quot;:{&quot;date-parts&quot;:[[1985]]},&quot;title&quot;:&quot;Beyond lip-service: Discourse development after the age of nine&quot;,&quot;container-title&quot;:&quot;Language And Learning&quot;,&quot;citation-key&quot;:&quot;phillips_beyond_1985&quot;,&quot;author&quot;:[{&quot;family&quot;:&quot;Phillips&quot;,&quot;given&quot;:&quot;Terry&quot;}],&quot;page&quot;:&quot;67–90&quot;,&quot;id&quot;:&quot;phillips_beyond_1985&quot;},&quot;uris&quot;:[&quot;http://zotero.org/users/1913249/items/EWL6YAVY&quot;]}],&quot;schema&quot;:&quot;https://github.com/citation-style-language/schema/raw/master/csl-citation.json&quot;,&quot;properties&quot;:{&quot;noteIndex&quot;:0,&quot;formattedCitation&quot;:&quot;[@lyle_investigation_1993; @phillips_beyond_1985]&quot;}} RNDpwcjfqprpb"/>, and specifically those from project focused studies <text:reference-mark-start text:name="ZOTERO_ITEM CSL_CITATION {&quot;citationID&quot;:&quot;oogaiayp&quot;,&quot;citationItems&quot;:[{&quot;id&quot;:3241,&quot;prefix&quot;:&quot;&quot;,&quot;uri&quot;:[&quot;http://zotero.org/users/1913249/items/RS9JBSKA&quot;],&quot;suffix&quot;:&quot;&quot;,&quot;itemData&quot;:{&quot;issued&quot;:{&quot;date-parts&quot;:[[2008,1,18]]},&quot;title&quot;:&quot;Facilitating Collaborative Knowledge Building&quot;,&quot;container-title&quot;:&quot;Cognition and Instruction&quot;,&quot;citation-key&quot;:&quot;hmelo-silver_facilitating_2008&quot;,&quot;author&quot;:[{&quot;family&quot;:&quot;Hmelo-Silver&quot;,&quot;given&quot;:&quot;Cindy E.&quot;},{&quot;family&quot;:&quot;Barrows&quot;,&quot;given&quot;:&quot;Howard S.&quot;}],&quot;page&quot;:&quot;48-94&quot;,&quot;accessed&quot;:{&quot;date-parts&quot;:[[2019,6,17]]},&quot;container-title-short&quot;:&quot;Cognition and Instruction&quot;,&quot;id&quot;:&quot;hmelo-silver_facilitating_2008&quot;,&quot;type&quot;:&quot;article-journal&quot;,&quot;source&quot;:&quot;DOI.org (Crossref)&quot;,&quot;issue&quot;:&quot;1&quot;,&quot;DOI&quot;:&quot;10.1080/07370000701798495&quot;,&quot;language&quot;:&quot;en&quot;,&quot;URL&quot;:&quot;http://www.tandfonline.com/doi/abs/10.1080/07370000701798495&quot;,&quot;volume&quot;:&quot;26&quot;,&quot;ISSN&quot;:&quot;0737-0008, 1532-690X&quot;},&quot;uris&quot;:[&quot;http://zotero.org/users/1913249/items/RS9JBSKA&quot;]},{&quot;id&quot;:172,&quot;prefix&quot;:&quot;&quot;,&quot;uri&quot;:[&quot;http://zotero.org/users/1913249/items/X5SP9SN9&quot;],&quot;suffix&quot;:&quot;&quot;,&quot;itemData&quot;:{&quot;issued&quot;:{&quot;date-parts&quot;:[[2001]]},&quot;title&quot;:&quot;“Maestro, what is ‘quality’?”: Language, literacy, and discourse in project-based science&quot;,&quot;container-title&quot;:&quot;Journal of Research in Science Teaching&quot;,&quot;citation-key&quot;:&quot;moje_maestro_2001&quot;,&quot;author&quot;:[{&quot;family&quot;:&quot;Moje&quot;,&quot;given&quot;:&quot;Elizabeth B.&quot;},{&quot;family&quot;:&quot;Collazo&quot;,&quot;given&quot;:&quot;Tehani&quot;},{&quot;family&quot;:&quot;Carrillo&quot;,&quot;given&quot;:&quot;Rosario&quot;},{&quot;family&quot;:&quot;Marx&quot;,&quot;given&quot;:&quot;Ronald W.&quot;}],&quot;page&quot;:&quot;469-498&quot;,&quot;accessed&quot;:{&quot;date-parts&quot;:[[2019,6,17]]},&quot;id&quot;:&quot;moje_maestro_2001&quot;,&quot;language&quot;:&quot;en&quot;,&quot;source&quot;:&quot;Wiley Online Library&quot;,&quot;title-short&quot;:&quot;“Maestro, what is ‘quality’?&quot;,&quot;license&quot;:&quot;Copyright © 2001 John Wiley &amp; Sons, Inc.&quot;,&quot;issue&quot;:&quot;4&quot;,&quot;DOI&quot;:&quot;10.1002/tea.1014&quot;,&quot;type&quot;:&quot;article-journal&quot;,&quot;URL&quot;:&quot;http://onlinelibrary.wiley.com/doi/abs/10.1002/tea.1014&quot;,&quot;abstract&quot;:&quot;Recent curriculum design projects have attempted to engage students in authentic science learning experiences in which students engage in inquiry-based research projects about questions of interest to them. Such a pedagogical and curricular approach seems an ideal space in which to construct what Lee and Fradd referred to as instructional congruence. It is, however, also a space in which the everyday language and literacy practices of young people intersect with the learning of scientific and classroom practices, thus suggesting that project-based pedagogy has the potential for conflict or confusion. In this article, we explore the discursive demands of project-based pedagogy for seventh-grade students from non-mainstream backgrounds as they enact established project curricula. We document competing Discourses in one project-based classroom and illustrate how those Discourses conflict with one another through the various texts and forms of representation used in the classroom and curriculum. Possibilities are offered for reconstructing this classroom practice to build congruent third spaces in which the different Discourses and knowledges of the discipline, classroom, and students' lives are brought together to enhance science learning and scientific literacy. © 2001 John Wiley &amp; Sons, Inc. J Res Sci Teach 38: 469–498, 2001&quot;,&quot;volume&quot;:&quot;38&quot;,&quot;ISSN&quot;:&quot;1098-2736&quot;},&quot;uris&quot;:[&quot;http://zotero.org/users/1913249/items/X5SP9SN9&quot;]}],&quot;schema&quot;:&quot;https://github.com/citation-style-language/schema/raw/master/csl-citation.json&quot;,&quot;properties&quot;:{&quot;noteIndex&quot;:0,&quot;formattedCitation&quot;:&quot;[@hmelo-silver_facilitating_2008; @moje_maestro_2001]&quot;}} RNDuxyelmuqze"/>&lt;Do Zotero Refresh: [@hmelo-silver_facilitating_2008; @moje_maestro_2001]&gt;<text:reference-mark-end text:name="ZOTERO_ITEM CSL_CITATION {&quot;citationID&quot;:&quot;oogaiayp&quot;,&quot;citationItems&quot;:[{&quot;id&quot;:3241,&quot;prefix&quot;:&quot;&quot;,&quot;uri&quot;:[&quot;http://zotero.org/users/1913249/items/RS9JBSKA&quot;],&quot;suffix&quot;:&quot;&quot;,&quot;itemData&quot;:{&quot;issued&quot;:{&quot;date-parts&quot;:[[2008,1,18]]},&quot;title&quot;:&quot;Facilitating Collaborative Knowledge Building&quot;,&quot;container-title&quot;:&quot;Cognition and Instruction&quot;,&quot;citation-key&quot;:&quot;hmelo-silver_facilitating_2008&quot;,&quot;author&quot;:[{&quot;family&quot;:&quot;Hmelo-Silver&quot;,&quot;given&quot;:&quot;Cindy E.&quot;},{&quot;family&quot;:&quot;Barrows&quot;,&quot;given&quot;:&quot;Howard S.&quot;}],&quot;page&quot;:&quot;48-94&quot;,&quot;accessed&quot;:{&quot;date-parts&quot;:[[2019,6,17]]},&quot;container-title-short&quot;:&quot;Cognition and Instruction&quot;,&quot;id&quot;:&quot;hmelo-silver_facilitating_2008&quot;,&quot;type&quot;:&quot;article-journal&quot;,&quot;source&quot;:&quot;DOI.org (Crossref)&quot;,&quot;issue&quot;:&quot;1&quot;,&quot;DOI&quot;:&quot;10.1080/07370000701798495&quot;,&quot;language&quot;:&quot;en&quot;,&quot;URL&quot;:&quot;http://www.tandfonline.com/doi/abs/10.1080/07370000701798495&quot;,&quot;volume&quot;:&quot;26&quot;,&quot;ISSN&quot;:&quot;0737-0008, 1532-690X&quot;},&quot;uris&quot;:[&quot;http://zotero.org/users/1913249/items/RS9JBSKA&quot;]},{&quot;id&quot;:172,&quot;prefix&quot;:&quot;&quot;,&quot;uri&quot;:[&quot;http://zotero.org/users/1913249/items/X5SP9SN9&quot;],&quot;suffix&quot;:&quot;&quot;,&quot;itemData&quot;:{&quot;issued&quot;:{&quot;date-parts&quot;:[[2001]]},&quot;title&quot;:&quot;“Maestro, what is ‘quality’?”: Language, literacy, and discourse in project-based science&quot;,&quot;container-title&quot;:&quot;Journal of Research in Science Teaching&quot;,&quot;citation-key&quot;:&quot;moje_maestro_2001&quot;,&quot;author&quot;:[{&quot;family&quot;:&quot;Moje&quot;,&quot;given&quot;:&quot;Elizabeth B.&quot;},{&quot;family&quot;:&quot;Collazo&quot;,&quot;given&quot;:&quot;Tehani&quot;},{&quot;family&quot;:&quot;Carrillo&quot;,&quot;given&quot;:&quot;Rosario&quot;},{&quot;family&quot;:&quot;Marx&quot;,&quot;given&quot;:&quot;Ronald W.&quot;}],&quot;page&quot;:&quot;469-498&quot;,&quot;accessed&quot;:{&quot;date-parts&quot;:[[2019,6,17]]},&quot;id&quot;:&quot;moje_maestro_2001&quot;,&quot;language&quot;:&quot;en&quot;,&quot;source&quot;:&quot;Wiley Online Library&quot;,&quot;title-short&quot;:&quot;“Maestro, what is ‘quality’?&quot;,&quot;license&quot;:&quot;Copyright © 2001 John Wiley &amp; Sons, Inc.&quot;,&quot;issue&quot;:&quot;4&quot;,&quot;DOI&quot;:&quot;10.1002/tea.1014&quot;,&quot;type&quot;:&quot;article-journal&quot;,&quot;URL&quot;:&quot;http://onlinelibrary.wiley.com/doi/abs/10.1002/tea.1014&quot;,&quot;abstract&quot;:&quot;Recent curriculum design projects have attempted to engage students in authentic science learning experiences in which students engage in inquiry-based research projects about questions of interest to them. Such a pedagogical and curricular approach seems an ideal space in which to construct what Lee and Fradd referred to as instructional congruence. It is, however, also a space in which the everyday language and literacy practices of young people intersect with the learning of scientific and classroom practices, thus suggesting that project-based pedagogy has the potential for conflict or confusion. In this article, we explore the discursive demands of project-based pedagogy for seventh-grade students from non-mainstream backgrounds as they enact established project curricula. We document competing Discourses in one project-based classroom and illustrate how those Discourses conflict with one another through the various texts and forms of representation used in the classroom and curriculum. Possibilities are offered for reconstructing this classroom practice to build congruent third spaces in which the different Discourses and knowledges of the discipline, classroom, and students' lives are brought together to enhance science learning and scientific literacy. © 2001 John Wiley &amp; Sons, Inc. J Res Sci Teach 38: 469–498, 2001&quot;,&quot;volume&quot;:&quot;38&quot;,&quot;ISSN&quot;:&quot;1098-2736&quot;},&quot;uris&quot;:[&quot;http://zotero.org/users/1913249/items/X5SP9SN9&quot;]}],&quot;schema&quot;:&quot;https://github.com/citation-style-language/schema/raw/master/csl-citation.json&quot;,&quot;properties&quot;:{&quot;noteIndex&quot;:0,&quot;formattedCitation&quot;:&quot;[@hmelo-silver_facilitating_2008; @moje_maestro_2001]&quot;}} RNDuxyelmuqze"/> allow more detailed treatment of the incorporation of tools and cultural artefacts into a collective discourse.</text:p>
      <text:h text:style-name="Heading_20_3" text:outline-level="3"><text:bookmark-start text:name="notes-on-underpinning-of-thematic-analysis-of-video-data"/>Notes on Underpinning of Thematic Analysis of Video Data<text:bookmark-end text:name="notes-on-underpinning-of-thematic-analysis-of-video-data"/></text:h>
      <text:p text:style-name="First_20_paragraph">Summary of thematic analysis - https://www.plymouth.ac.uk/uploads/production/document/path/18/18247/Kiger_and_Varpio__2020__Thematic_analysis_of_qualitative_data_AMEE_Guide_No_131.pdf</text:p>
      <text:h text:style-name="Heading_20_4" text:outline-level="4"><text:bookmark-start text:name="overall-rational-and-approach-of-coding-video-data"/>Overall Rational and Approach of Coding Video Data<text:bookmark-end text:name="overall-rational-and-approach-of-coding-video-data"/></text:h>
      <text:p text:style-name="First_20_paragraph">The coding process is not grounded [explain] but informed by literature review and early analysis of journal entries. The gathering of data and revision of teaching materials took place over several years. As such, there was time for extensive reflection and reconsideration of factors involved in the learning design in dialogue with existing literature on game making and game making communities.</text:p>
      <text:p text:style-name="Text_20_body">How much emphasis to place on the Thematic Analysis is questionable. It served to answer the research questions in the following ways.</text:p>
      <text:list text:style-name="L19">
        <text:list-item>
          <text:p text:style-name="P19">as a process to get closer to the data</text:p>
        </text:list-item>
        <text:list-item>
          <text:p text:style-name="P19">to contrast thematic analysis of the stages of design with other learning models like PBL</text:p>
        </text:list-item>
        <text:list-item>
          <text:p text:style-name="P19">to identify roles through repeated patterns of interactions</text:p>
        </text:list-item>
        <text:list-item>
          <text:p text:style-name="P19">to reflect on the thesis questions</text:p>
        </text:list-item>
      </text:list>
      <text:p text:style-name="First_20_paragraph">Following the approach of Morcom (<text:span text:style-name="T2">???</text:span>), I drew on Rogoff’s (<text:span text:style-name="T2">???</text:span>) three planes of sociocultural activity used to help understand activity in a Community of Learners.</text:p>
      <text:h text:style-name="Heading_20_4" text:outline-level="4"><text:bookmark-start text:name="what-was-excluded-and-rationale"/>What was Excluded and Rationale<text:bookmark-end text:name="what-was-excluded-and-rationale"/></text:h>
      <text:p text:style-name="First_20_paragraph">The following themes were excluded but did emerge as potential learning outcomes in the final model;</text:p>
      <text:list text:style-name="L20">
        <text:list-item>
          <text:p text:style-name="P20">Elements of Computational Thinking</text:p>
        </text:list-item>
        <text:list-item>
          <text:p text:style-name="P20">Systems Thinking Concepts</text:p>
        </text:list-item>
      </text:list>
      <text:p text:style-name="First_20_paragraph">They have been excluded as there is other extensive or focused work in these fields (previously explored in the literature review) on CT which this study which this study does not need to replicate.</text:p>
      <text:h text:style-name="Heading_20_4" text:outline-level="4"><text:bookmark-start text:name="coding-participant-roles-and-interactions."/>Coding Participant Roles and Interactions.<text:bookmark-end text:name="coding-participant-roles-and-interactions."/></text:h>
      <text:p text:style-name="First_20_paragraph">Evolving notes on coding of roles and interactions are in an online document here. https://docs.google.com/document/d/19PafC_w_7uObYL4v86IGeeFZTw2yKxjHfP_k85rHk_s/edit</text:p>
      <text:p text:style-name="Text_20_body">Roles are different from interactions existing on a higher order of anaysis. Repeated patterns of interactions can be seen to develop into roles. Thus a more grounded approach may concentrate initially on interactions and develop this to become roles through analysis. However, many roles exist in other similar domains.</text:p>
      <text:p text:style-name="Text_20_body">For example, the work of my own staring point when coding was guided by Barron and colleagues work on the roles of parents as learning partners <text:reference-mark-start text:name="ZOTERO_ITEM CSL_CITATION {&quot;citationID&quot;:&quot;fqedfyae&quot;,&quot;citationItems&quot;:[{&quot;id&quot;:2579,&quot;suppress-author&quot;:true,&quot;prefix&quot;:&quot;&quot;,&quot;uri&quot;:[&quot;http://zotero.org/users/1913249/items/7GMWQYV6&quot;],&quot;suffix&quot;:&quot;&quot;,&quot;itemData&quot;:{&quot;issued&quot;:{&quot;date-parts&quot;:[[2009,5]]},&quot;title&quot;:&quot;Parents as Learning Partners in the Development of Technological Fluency&quot;,&quot;container-title&quot;:&quot;International Journal of Learning and Media&quot;,&quot;citation-key&quot;:&quot;barron_parents_2009&quot;,&quot;author&quot;:[{&quot;family&quot;:&quot;Barron&quot;,&quot;given&quot;:&quot;Brigid&quot;},{&quot;family&quot;:&quot;Martin&quot;,&quot;given&quot;:&quot;Caitlin Kennedy&quot;},{&quot;family&quot;:&quot;Takeuchi&quot;,&quot;given&quot;:&quot;Lori&quot;},{&quot;family&quot;:&quot;Fithian&quot;,&quot;given&quot;:&quot;Rachel&quot;}],&quot;page&quot;:&quot;55-77&quot;,&quot;accessed&quot;:{&quot;date-parts&quot;:[[2018,10,30]]},&quot;id&quot;:&quot;barron_parents_2009&quot;,&quot;type&quot;:&quot;article-journal&quot;,&quot;source&quot;:&quot;Crossref&quot;,&quot;issue&quot;:&quot;2&quot;,&quot;DOI&quot;:&quot;10.1162/ijlm.2009.0021&quot;,&quot;language&quot;:&quot;en&quot;,&quot;URL&quot;:&quot;http://www.portico.org/Portico/article?article=phx73mtv74z&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volume&quot;:&quot;1&quot;,&quot;ISSN&quot;:&quot;19436068&quot;},&quot;uris&quot;:[&quot;http://zotero.org/users/1913249/items/7GMWQYV6&quot;]}],&quot;schema&quot;:&quot;https://github.com/citation-style-language/schema/raw/master/csl-citation.json&quot;,&quot;properties&quot;:{&quot;noteIndex&quot;:0,&quot;formattedCitation&quot;:&quot;[-@barron_parents_2009]&quot;}} RNDdmqxcpbkml"/>&lt;Do Zotero Refresh: [-@barron_parents_2009]&gt;<text:reference-mark-end text:name="ZOTERO_ITEM CSL_CITATION {&quot;citationID&quot;:&quot;fqedfyae&quot;,&quot;citationItems&quot;:[{&quot;id&quot;:2579,&quot;suppress-author&quot;:true,&quot;prefix&quot;:&quot;&quot;,&quot;uri&quot;:[&quot;http://zotero.org/users/1913249/items/7GMWQYV6&quot;],&quot;suffix&quot;:&quot;&quot;,&quot;itemData&quot;:{&quot;issued&quot;:{&quot;date-parts&quot;:[[2009,5]]},&quot;title&quot;:&quot;Parents as Learning Partners in the Development of Technological Fluency&quot;,&quot;container-title&quot;:&quot;International Journal of Learning and Media&quot;,&quot;citation-key&quot;:&quot;barron_parents_2009&quot;,&quot;author&quot;:[{&quot;family&quot;:&quot;Barron&quot;,&quot;given&quot;:&quot;Brigid&quot;},{&quot;family&quot;:&quot;Martin&quot;,&quot;given&quot;:&quot;Caitlin Kennedy&quot;},{&quot;family&quot;:&quot;Takeuchi&quot;,&quot;given&quot;:&quot;Lori&quot;},{&quot;family&quot;:&quot;Fithian&quot;,&quot;given&quot;:&quot;Rachel&quot;}],&quot;page&quot;:&quot;55-77&quot;,&quot;accessed&quot;:{&quot;date-parts&quot;:[[2018,10,30]]},&quot;id&quot;:&quot;barron_parents_2009&quot;,&quot;type&quot;:&quot;article-journal&quot;,&quot;source&quot;:&quot;Crossref&quot;,&quot;issue&quot;:&quot;2&quot;,&quot;DOI&quot;:&quot;10.1162/ijlm.2009.0021&quot;,&quot;language&quot;:&quot;en&quot;,&quot;URL&quot;:&quot;http://www.portico.org/Portico/article?article=phx73mtv74z&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volume&quot;:&quot;1&quot;,&quot;ISSN&quot;:&quot;19436068&quot;},&quot;uris&quot;:[&quot;http://zotero.org/users/1913249/items/7GMWQYV6&quot;]}],&quot;schema&quot;:&quot;https://github.com/citation-style-language/schema/raw/master/csl-citation.json&quot;,&quot;properties&quot;:{&quot;noteIndex&quot;:0,&quot;formattedCitation&quot;:&quot;[-@barron_parents_2009]&quot;}} RNDdmqxcpbkml"/>. The roles are as follows: Teacher, Collaborator, Learning Broker, Resource Provider, Nontechnical Consultant, Employer, and Learner.</text:p>
      <text:p text:style-name="Text_20_body">when coding I started with some preset codes from the literature for examples Barron’s codes on parent roles when helping digital projects. However, as coding progressed, I modified and extended these codes to better match the data I was working with</text:p>
      <text:p text:style-name="Text_20_body">Specifically, the following were removed from Barron’s typology, parent as employer, non-technical consultant. Learning broker and resource provider were merged as some of the detail of those roles involve take place outside of the learning environment being analysed in coded video.</text:p>
      <text:p text:style-name="Text_20_body">I judged it appropriate to and less complex to analyse and code the interaction between participants rather than code the behaviours by participant type.</text:p>
      <text:h text:style-name="Heading_20_4" text:outline-level="4"><text:bookmark-start text:name="coding-design-cycle-stages"/>Coding Design Cycle Stages<text:bookmark-end text:name="coding-design-cycle-stages"/></text:h>
      <text:p text:style-name="First_20_paragraph">There are similar stage based approaches to creating a digital project. Firstly project based learning (PBL), then Inquiry based learning, finally design thinking. This design could adopt any one of these, however the creation of a digital product more closely resembles a design approach with testing stages of the created product.</text:p>
      <text:p text:style-name="Text_20_body">The design process characteristics are broadly as follows; the process is often iterative, involves evaluation and separates planning from implementation.</text:p>
      <text:p text:style-name="Text_20_body">Resnick in this area has written of a creative design spiral.</text:p>
      <text:p text:style-name="Text_20_body">The model is similar to the ADDIE model from instructional system design: Analysis, Design, Development, Implementation and Evaluation. The discipline of teaching engineering also has a similar design stage cycle with many contesting variations <text:reference-mark-start text:name="ZOTERO_ITEM CSL_CITATION {&quot;citationID&quot;:&quot;hgxoealv&quot;,&quot;citationItems&quot;:[{&quot;id&quot;:8573,&quot;prefix&quot;:&quot;&quot;,&quot;uri&quot;:[&quot;http://zotero.org/users/1913249/items/A5IWVSK8&quot;],&quot;suffix&quot;:&quot;&quot;,&quot;itemData&quot;:{&quot;id&quot;:&quot;winarno_steps_2020&quot;,&quot;type&quot;:&quot;article-journal&quot;,&quot;ISSN&quot;:&quot;2149-360X&quot;,&quot;title&quot;:&quot;The Steps of the Engineering Design Process (EDP) in Science Education: A Meta-Analysis&quot;,&quot;container-title&quot;:&quot;Journal for the Education of Gifted Young Scientists&quot;,&quot;citation-key&quot;:&quot;winarno_steps_2020&quot;,&quot;author&quot;:[{&quot;family&quot;:&quot;Wi̇Narno&quot;,&quot;given&quot;:&quot;Nanang&quot;}],&quot;DOI&quot;:&quot;10.17478/jegys.766201&quot;,&quot;URL&quot;:&quot;https://dergipark.org.tr/en/doi/10.17478/jegys.766201&quot;,&quot;title-short&quot;:&quot;The Steps of the Engineering Design Process (EDP) in Science Education&quot;,&quot;source&quot;:&quot;DOI.org (Crossref)&quot;,&quot;accessed&quot;:{&quot;date-parts&quot;:[[2022,11,8]]},&quot;issued&quot;:{&quot;date-parts&quot;:[[2020,10,4]]}},&quot;uris&quot;:[&quot;http://zotero.org/users/1913249/items/A5IWVSK8&quot;]}],&quot;schema&quot;:&quot;https://github.com/citation-style-language/schema/raw/master/csl-citation.json&quot;,&quot;properties&quot;:{&quot;noteIndex&quot;:0,&quot;formattedCitation&quot;:&quot;[@winarno_steps_2020]&quot;}} RNDtjzanfrsix"/>&lt;Do Zotero Refresh: [@winarno_steps_2020]&gt;<text:reference-mark-end text:name="ZOTERO_ITEM CSL_CITATION {&quot;citationID&quot;:&quot;hgxoealv&quot;,&quot;citationItems&quot;:[{&quot;id&quot;:8573,&quot;prefix&quot;:&quot;&quot;,&quot;uri&quot;:[&quot;http://zotero.org/users/1913249/items/A5IWVSK8&quot;],&quot;suffix&quot;:&quot;&quot;,&quot;itemData&quot;:{&quot;id&quot;:&quot;winarno_steps_2020&quot;,&quot;type&quot;:&quot;article-journal&quot;,&quot;ISSN&quot;:&quot;2149-360X&quot;,&quot;title&quot;:&quot;The Steps of the Engineering Design Process (EDP) in Science Education: A Meta-Analysis&quot;,&quot;container-title&quot;:&quot;Journal for the Education of Gifted Young Scientists&quot;,&quot;citation-key&quot;:&quot;winarno_steps_2020&quot;,&quot;author&quot;:[{&quot;family&quot;:&quot;Wi̇Narno&quot;,&quot;given&quot;:&quot;Nanang&quot;}],&quot;DOI&quot;:&quot;10.17478/jegys.766201&quot;,&quot;URL&quot;:&quot;https://dergipark.org.tr/en/doi/10.17478/jegys.766201&quot;,&quot;title-short&quot;:&quot;The Steps of the Engineering Design Process (EDP) in Science Education&quot;,&quot;source&quot;:&quot;DOI.org (Crossref)&quot;,&quot;accessed&quot;:{&quot;date-parts&quot;:[[2022,11,8]]},&quot;issued&quot;:{&quot;date-parts&quot;:[[2020,10,4]]}},&quot;uris&quot;:[&quot;http://zotero.org/users/1913249/items/A5IWVSK8&quot;]}],&quot;schema&quot;:&quot;https://github.com/citation-style-language/schema/raw/master/csl-citation.json&quot;,&quot;properties&quot;:{&quot;noteIndex&quot;:0,&quot;formattedCitation&quot;:&quot;[@winarno_steps_2020]&quot;}} RNDtjzanfrsix"/>. Engineering is Elementary project adapted from the ABET (Accreditation Board for Engineering and Technology) guidelines <text:reference-mark-start text:name="ZOTERO_ITEM CSL_CITATION {&quot;citationID&quot;:&quot;qibtusrx&quot;,&quot;citationItems&quot;:[{&quot;id&quot;:8575,&quot;prefix&quot;:&quot;&quot;,&quot;uri&quot;:[&quot;http://zotero.org/users/1913249/items/9AY6KHVV&quot;],&quot;suffix&quot;:&quot;&quot;,&quot;itemData&quot;:{&quot;issued&quot;:{&quot;date-parts&quot;:[[2018,4,3]]},&quot;title&quot;:&quot;The Impact of Engineering Design Process in Teaching and Learning to Enhance Studentsâ€™ Science Problem-Solving Skills&quot;,&quot;container-title&quot;:&quot;Jurnal Pendidikan IPA Indonesia&quot;,&quot;citation-key&quot;:&quot;syukri_impact_2018&quot;,&quot;author&quot;:[{&quot;family&quot;:&quot;Syukri&quot;,&quot;given&quot;:&quot;M.&quot;},{&quot;family&quot;:&quot;Halim&quot;,&quot;given&quot;:&quot;L.&quot;},{&quot;family&quot;:&quot;Mohtar&quot;,&quot;given&quot;:&quot;L. E.&quot;},{&quot;family&quot;:&quot;Soewarno&quot;,&quot;given&quot;:&quot;S.&quot;}],&quot;page&quot;:&quot;66-75&quot;,&quot;number&quot;:&quot;1&quot;,&quot;accessed&quot;:{&quot;date-parts&quot;:[[2022,11,8]]},&quot;id&quot;:&quot;syukri_impact_2018&quot;,&quot;language&quot;:&quot;en&quot;,&quot;source&quot;:&quot;journal.unnes.ac.id&quot;,&quot;license&quot;:&quot;Copyright (c) 2018 Jurnal Pendidikan IPA Indonesia&quot;,&quot;issue&quot;:&quot;1&quot;,&quot;DOI&quot;:&quot;10.15294/jpii.v7i1.12297&quot;,&quot;type&quot;:&quot;article-journal&quot;,&quot;URL&quot;:&quot;https://journal.unnes.ac.id/nju/index.php/jpii/article/view/12297&quot;,&quot;abstract&quot;:&quot;This study aimed to determine the impact of the integration of engineering design process (asking, imagining, planning, creating and improving) in an electrical &amp; magnetism module to improve problem-solving skills in physics among secondary school students in Aceh, Indonesia. The quasi-experimental study was carried out with 82 form three (age 15 years old) students of a secondary school in Aceh Besar, Indonesia. The first author had randomly chosen two classes as the experimental group and two other classes as the control group. Independent samples t-test analysis was conducted to determine the difference between the physics teaching and learning module which integrated the five steps of engineering design process and the existing commonly used science â€œPudakâ€ teaching and learning module. The results of the independent samples t-test analysis showed that the use of the physics teaching and learning module which integrated the five steps of engineering design process was more effective compared to the use of the existing â€œPudakâ€ module in increasing the studentsâ€™ skills in solving physics problems. The findings of the study suggest that the science learning approach is appropriate to be applied in the teaching and learning of science to enhance science problem-solving skills among secondary school students. In addition, it can be used as a guide for teachers on how to implement the integration of the five steps of engineering design process in science teaching and learning practices.&quot;,&quot;volume&quot;:&quot;7&quot;,&quot;ISSN&quot;:&quot;2089-4392&quot;},&quot;uris&quot;:[&quot;http://zotero.org/users/1913249/items/9AY6KHVV&quot;]}],&quot;schema&quot;:&quot;https://github.com/citation-style-language/schema/raw/master/csl-citation.json&quot;,&quot;properties&quot;:{&quot;noteIndex&quot;:0,&quot;formattedCitation&quot;:&quot;[@syukri_impact_2018]&quot;}} RNDithvepbceg"/>&lt;Do Zotero Refresh: [@syukri_impact_2018]&gt;<text:reference-mark-end text:name="ZOTERO_ITEM CSL_CITATION {&quot;citationID&quot;:&quot;qibtusrx&quot;,&quot;citationItems&quot;:[{&quot;id&quot;:8575,&quot;prefix&quot;:&quot;&quot;,&quot;uri&quot;:[&quot;http://zotero.org/users/1913249/items/9AY6KHVV&quot;],&quot;suffix&quot;:&quot;&quot;,&quot;itemData&quot;:{&quot;issued&quot;:{&quot;date-parts&quot;:[[2018,4,3]]},&quot;title&quot;:&quot;The Impact of Engineering Design Process in Teaching and Learning to Enhance Studentsâ€™ Science Problem-Solving Skills&quot;,&quot;container-title&quot;:&quot;Jurnal Pendidikan IPA Indonesia&quot;,&quot;citation-key&quot;:&quot;syukri_impact_2018&quot;,&quot;author&quot;:[{&quot;family&quot;:&quot;Syukri&quot;,&quot;given&quot;:&quot;M.&quot;},{&quot;family&quot;:&quot;Halim&quot;,&quot;given&quot;:&quot;L.&quot;},{&quot;family&quot;:&quot;Mohtar&quot;,&quot;given&quot;:&quot;L. E.&quot;},{&quot;family&quot;:&quot;Soewarno&quot;,&quot;given&quot;:&quot;S.&quot;}],&quot;page&quot;:&quot;66-75&quot;,&quot;number&quot;:&quot;1&quot;,&quot;accessed&quot;:{&quot;date-parts&quot;:[[2022,11,8]]},&quot;id&quot;:&quot;syukri_impact_2018&quot;,&quot;language&quot;:&quot;en&quot;,&quot;source&quot;:&quot;journal.unnes.ac.id&quot;,&quot;license&quot;:&quot;Copyright (c) 2018 Jurnal Pendidikan IPA Indonesia&quot;,&quot;issue&quot;:&quot;1&quot;,&quot;DOI&quot;:&quot;10.15294/jpii.v7i1.12297&quot;,&quot;type&quot;:&quot;article-journal&quot;,&quot;URL&quot;:&quot;https://journal.unnes.ac.id/nju/index.php/jpii/article/view/12297&quot;,&quot;abstract&quot;:&quot;This study aimed to determine the impact of the integration of engineering design process (asking, imagining, planning, creating and improving) in an electrical &amp; magnetism module to improve problem-solving skills in physics among secondary school students in Aceh, Indonesia. The quasi-experimental study was carried out with 82 form three (age 15 years old) students of a secondary school in Aceh Besar, Indonesia. The first author had randomly chosen two classes as the experimental group and two other classes as the control group. Independent samples t-test analysis was conducted to determine the difference between the physics teaching and learning module which integrated the five steps of engineering design process and the existing commonly used science â€œPudakâ€ teaching and learning module. The results of the independent samples t-test analysis showed that the use of the physics teaching and learning module which integrated the five steps of engineering design process was more effective compared to the use of the existing â€œPudakâ€ module in increasing the studentsâ€™ skills in solving physics problems. The findings of the study suggest that the science learning approach is appropriate to be applied in the teaching and learning of science to enhance science problem-solving skills among secondary school students. In addition, it can be used as a guide for teachers on how to implement the integration of the five steps of engineering design process in science teaching and learning practices.&quot;,&quot;volume&quot;:&quot;7&quot;,&quot;ISSN&quot;:&quot;2089-4392&quot;},&quot;uris&quot;:[&quot;http://zotero.org/users/1913249/items/9AY6KHVV&quot;]}],&quot;schema&quot;:&quot;https://github.com/citation-style-language/schema/raw/master/csl-citation.json&quot;,&quot;properties&quot;:{&quot;noteIndex&quot;:0,&quot;formattedCitation&quot;:&quot;[@syukri_impact_2018]&quot;}} RNDithvepbceg"/> involves the following steps; Ask, Imagine, Plan, Create, Test, Improve, Share (<text:span text:style-name="T2">???</text:span>).</text:p>
      <text:p text:style-name="Text_20_body">It has been adopted by the area of computing is one used in a recent book on coding by Bers (<text:span text:style-name="T2">???</text:span>).</text:p>
      <text:p text:style-name="Text_20_body">It is possible to be more specific when coding and include a wider terminology of technology and domain specific language. For example, debugging in the area of computer programming and playtesting in the domain of game making. I have had to weigh up the value of including these more specific terms and deciding to keep a more generic approach primarily to reduce complexity while undertaking video coding. Sub-categories add complexity and time to the process without necessarity adding a great deal.<text:line-break/>ADD IN A JUSTIFICATION BASED ON HOW RESULTS PAN OUT.</text:p>
      <text:h text:style-name="Heading_20_4" text:outline-level="4"><text:bookmark-start text:name="coding-game-design-themes"/>Coding Game Design Themes<text:bookmark-end text:name="coding-game-design-themes"/></text:h>
      <text:p text:style-name="First_20_paragraph">The process of learning game making through deepening your knowledge of game elements is explored by Jesse Schnell (<text:span text:style-name="T2">???</text:span>).</text:p>
      <text:p text:style-name="Text_20_body">Coding based on the game elements that are being added to the game serves to xxx ?</text:p>
      <text:p text:style-name="Text_20_body">As way of coding initially I considered the MDA framework for the simplicity.</text:p>
      <text:list text:style-name="L21">
        <text:list-item>
          <text:p text:style-name="P21">mechanics</text:p>
        </text:list-item>
        <text:list-item>
          <text:p text:style-name="P21">aesthetics</text:p>
        </text:list-item>
        <text:list-item>
          <text:p text:style-name="P21">dynamics</text:p>
        </text:list-item>
      </text:list>
      <text:p text:style-name="First_20_paragraph">Later, I note the following limitations. - The language is not accessible to teachers and learners. - The definition of aesthetics is very wide incorporating user experience in a way that was not suitable to learners.</text:p>
      <text:p text:style-name="Text_20_body">Later consider…</text:p>
      <text:p text:style-name="Text_20_body">In early stages I was influenced by the categorisation of game elements used by GSM team which also was implemented in the Game Jam Guide <text:reference-mark-start text:name="ZOTERO_ITEM CSL_CITATION {&quot;citationID&quot;:&quot;jfnkhrql&quot;,&quot;citationItems&quot;:[{&quot;id&quot;:6,&quot;prefix&quot;:&quot;&quot;,&quot;uri&quot;:[&quot;http://zotero.org/users/1913249/items/F6SGDXIK&quot;],&quot;suffix&quot;:&quot;&quot;,&quot;itemData&quot;:{&quot;id&quot;:&quot;cornish_game_2018&quot;,&quot;type&quot;:&quot;document&quot;,&quot;issued&quot;:{&quot;date-parts&quot;:[[2018]]},&quot;title&quot;:&quot;The Game Jam Guide&quot;,&quot;URL&quot;:&quot;https://kilthub.cmu.edu/articles/The_Game_Jam_Guide/6686948&quot;,&quot;citation-key&quot;:&quot;cornish_game_2018&quot;,&quot;author&quot;:[{&quot;family&quot;:&quot;Cornish&quot;,&quot;given&quot;:&quot;Sara&quot;},{&quot;family&quot;:&quot;Farber&quot;,&quot;given&quot;:&quot;Matthew&quot;},{&quot;family&quot;:&quot;Fleming&quot;,&quot;given&quot;:&quot;Alex&quot;},{&quot;family&quot;:&quot;Kevin Miklasz&quot;,&quot;given&quot;:&quot;&quot;}],&quot;DOI&quot;:&quot;10.1184/R1/6686948.v1&quot;,&quot;source&quot;:&quot;Figshare&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accessed&quot;:{&quot;date-parts&quot;:[[2020,6,15]]},&quot;publisher&quot;:&quot;Carnegie Mellon University&quot;},&quot;uris&quot;:[&quot;http://zotero.org/users/1913249/items/F6SGDXIK&quot;]},{&quot;id&quot;:8476,&quot;prefix&quot;:&quot;&quot;,&quot;uri&quot;:[&quot;http://zotero.org/users/1913249/items/SMWBBVRP&quot;],&quot;suffix&quot;:&quot;&quot;,&quot;itemData&quot;:{&quot;id&quot;:&quot;institute_of_play_gamestar_nodate&quot;,&quot;publisher&quot;:&quot;Institute of Play&quot;,&quot;type&quot;:&quot;report&quot;,&quot;publisher-place&quot;:&quot;New York, NY&quot;,&quot;title&quot;:&quot;Gamestar Mechanic Getting Started Teacher Pack&quot;,&quot;event-place&quot;:&quot;New York, NY&quot;,&quot;citation-key&quot;:&quot;institute_of_play_gamestar_nodate&quot;,&quot;author&quot;:[{&quot;literal&quot;:&quot;Institute of Play&quot;}]},&quot;uris&quot;:[&quot;http://zotero.org/users/1913249/items/SMWBBVRP&quot;]}],&quot;schema&quot;:&quot;https://github.com/citation-style-language/schema/raw/master/csl-citation.json&quot;,&quot;properties&quot;:{&quot;noteIndex&quot;:0,&quot;formattedCitation&quot;:&quot;[@cornish_game_2018; @institute_of_play_gamestar_nodate]&quot;}} RNDgsiftgravw"/>&lt;Do Zotero Refresh: [@cornish_game_2018; @institute_of_play_gamestar_nodate]&gt;<text:reference-mark-end text:name="ZOTERO_ITEM CSL_CITATION {&quot;citationID&quot;:&quot;jfnkhrql&quot;,&quot;citationItems&quot;:[{&quot;id&quot;:6,&quot;prefix&quot;:&quot;&quot;,&quot;uri&quot;:[&quot;http://zotero.org/users/1913249/items/F6SGDXIK&quot;],&quot;suffix&quot;:&quot;&quot;,&quot;itemData&quot;:{&quot;id&quot;:&quot;cornish_game_2018&quot;,&quot;type&quot;:&quot;document&quot;,&quot;issued&quot;:{&quot;date-parts&quot;:[[2018]]},&quot;title&quot;:&quot;The Game Jam Guide&quot;,&quot;URL&quot;:&quot;https://kilthub.cmu.edu/articles/The_Game_Jam_Guide/6686948&quot;,&quot;citation-key&quot;:&quot;cornish_game_2018&quot;,&quot;author&quot;:[{&quot;family&quot;:&quot;Cornish&quot;,&quot;given&quot;:&quot;Sara&quot;},{&quot;family&quot;:&quot;Farber&quot;,&quot;given&quot;:&quot;Matthew&quot;},{&quot;family&quot;:&quot;Fleming&quot;,&quot;given&quot;:&quot;Alex&quot;},{&quot;family&quot;:&quot;Kevin Miklasz&quot;,&quot;given&quot;:&quot;&quot;}],&quot;DOI&quot;:&quot;10.1184/R1/6686948.v1&quot;,&quot;source&quot;:&quot;Figshare&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accessed&quot;:{&quot;date-parts&quot;:[[2020,6,15]]},&quot;publisher&quot;:&quot;Carnegie Mellon University&quot;},&quot;uris&quot;:[&quot;http://zotero.org/users/1913249/items/F6SGDXIK&quot;]},{&quot;id&quot;:8476,&quot;prefix&quot;:&quot;&quot;,&quot;uri&quot;:[&quot;http://zotero.org/users/1913249/items/SMWBBVRP&quot;],&quot;suffix&quot;:&quot;&quot;,&quot;itemData&quot;:{&quot;id&quot;:&quot;institute_of_play_gamestar_nodate&quot;,&quot;publisher&quot;:&quot;Institute of Play&quot;,&quot;type&quot;:&quot;report&quot;,&quot;publisher-place&quot;:&quot;New York, NY&quot;,&quot;title&quot;:&quot;Gamestar Mechanic Getting Started Teacher Pack&quot;,&quot;event-place&quot;:&quot;New York, NY&quot;,&quot;citation-key&quot;:&quot;institute_of_play_gamestar_nodate&quot;,&quot;author&quot;:[{&quot;literal&quot;:&quot;Institute of Play&quot;}]},&quot;uris&quot;:[&quot;http://zotero.org/users/1913249/items/SMWBBVRP&quot;]}],&quot;schema&quot;:&quot;https://github.com/citation-style-language/schema/raw/master/csl-citation.json&quot;,&quot;properties&quot;:{&quot;noteIndex&quot;:0,&quot;formattedCitation&quot;:&quot;[@cornish_game_2018; @institute_of_play_gamestar_nodate]&quot;}} RNDgsiftgravw"/>. The key elements are:</text:p>
      <text:list text:style-name="L22">
        <text:list-item>
          <text:p text:style-name="P22">SPACE: Where the game takes place.</text:p>
        </text:list-item>
        <text:list-item>
          <text:p text:style-name="P22">GOAL: What is the objective of the game? What are you trying to do?</text:p>
        </text:list-item>
        <text:list-item>
          <text:p text:style-name="P22">COMPONENTS: What are all the objects or actors in the game?</text:p>
        </text:list-item>
        <text:list-item>
          <text:p text:style-name="P22">MECHANICS: What actions take place in the game. What are the verbs involved?</text:p>
        </text:list-item>
        <text:list-item>
          <text:p text:style-name="P22">RULES: What can or can’t you do in the game? What defines boundaries? Does play happen in real time or do you take turns?</text:p>
        </text:list-item>
      </text:list>
      <text:p text:style-name="First_20_paragraph">A blend of the two gave the following staring coding scheme in terms of activities related directly to adding features or altering the game.</text:p>
      <text:h text:style-name="Heading_20_3" text:outline-level="3"><text:bookmark-start text:name="grades-of-video-data-analysis"/>Grades of video data analysis<text:bookmark-end text:name="grades-of-video-data-analysis"/></text:h>
      <text:p text:style-name="First_20_paragraph">Describing different grades and pass overs of the video data.</text:p>
      <text:p text:style-name="Text_20_body">Initial notes on contents of video recordings: notes on kinds of activities happening and quality of Data</text:p>
      <text:p text:style-name="Text_20_body">Then deciding on 8-10 video sessions warranting full coding of activity. This was based on the following factors, quality of recording, how much activity, richness of interactions, a range of diffent kinds of participant interactions.</text:p>
      <text:p text:style-name="Text_20_body">Notes on goals, activities, interactions, fragments of dialogue and brief observations. Video coded in segments in Nivivo In this level, the rough coding involved by breaking up video timescales into 5 minute sections lessens the ability to make exact claims however for this study it opens up lines of initial questioning which can be explored in future studies or triangulated with other data in this study.</text:p>
      <text:p text:style-name="Text_20_body">Another level went over the 5 min sections looking for data relevant to 3 planes analysis - how was activity able to be interpreted culurally, socially personally. This generated points for results chapters.</text:p>
      <text:list text:style-name="L23">
        <text:list-item>
          <text:p text:style-name="P23">Full transcription of key moments: and description of participant activity, activity on screen including simple gesture analysis</text:p>
        </text:list-item>
      </text:list>
      <text:h text:style-name="Heading_20_3" text:outline-level="3"><text:bookmark-start text:name="limits-of-problems-with-video-data-analysis"/>Limits of / problems with video data analysis<text:bookmark-end text:name="limits-of-problems-with-video-data-analysis"/></text:h>
      <text:p text:style-name="First_20_paragraph">The choice of the videos to code more fully is rather skewed towards finding interesting data. Thus it may not be fully representative of the experience of all participants.</text:p>
      <text:p text:style-name="Text_20_body">Choosing in a different way - around less interaction - would expose more barriers to participation to game making using the 3M model.</text:p>
      <text:h text:style-name="Heading_20_3" text:outline-level="3"><text:bookmark-start text:name="analysis-of-activities-based-on-cultural-interpersonal-and-personal-focusing"/>Analysis of activities based on Cultural, Interpersonal and Personal focusing<text:bookmark-end text:name="analysis-of-activities-based-on-cultural-interpersonal-and-personal-focusing"/></text:h>
      <text:p text:style-name="First_20_paragraph">As per Rogoff.</text:p>
      <text:p text:style-name="Text_20_body">Not coded in nvivo. However this was a useful phase.</text:p>
      <text:p text:style-name="Text_20_body">Note on the spreadsheet used to transfer from coded document. A summary of the activity and then what implications did it have under each.</text:p>
      <text:h text:style-name="Heading_20_3" text:outline-level="3"><text:bookmark-start text:name="discussion---post-mortem---perhaps-shift-to-last-chapter-finally"/>Discussion - post mortem - PERHAPS SHIFT TO LAST CHAPTER finally<text:bookmark-end text:name="discussion---post-mortem---perhaps-shift-to-last-chapter-finally"/></text:h>
      <text:p text:style-name="First_20_paragraph">The process of trying to decide a main focus was often tricky.</text:p>
      <text:p text:style-name="Text_20_body">Take for example the process of Da in 2019-05-08 - where he was leading some fairly advanced work on researching and reading developer documentation and the constructing a new design pattern.</text:p>
      <text:p text:style-name="Text_20_body">There are competing and overlapping intention and foci here for the participants. - Solve immediate problem - add new pattern - communicate cultural practice of finding, reading and adapting developer level documentation and help from forums. - give hands on experience to the notice coder</text:p>
      <text:p text:style-name="Text_20_body">Most clearly there is an overlap here between the interpersonal working on a code problem collaboratively for educational purposes and the interactions with the wider cultural artefacts and practices from a professional environment.</text:p>
      <text:p text:style-name="Text_20_body">Thus the process of writing this up was not neat. To overcome this issue…</text:p>
      <text:p text:style-name="Text_20_body">In addition the personal plane was perhaps the most problematic to address given the data gathered. Even when participants were demonstrating their personal knowledge by sharing back or directly altering game code, this was as part of a social and cultural practice. Thus my interpretation involved ….</text:p>
      <text:h text:style-name="Heading_20_3" text:outline-level="3"><text:bookmark-start text:name="data-validity---triangulation-of-data"/>Data Validity - Triangulation of Data<text:bookmark-end text:name="data-validity---triangulation-of-data"/></text:h>
      <text:p text:style-name="First_20_paragraph">Draw on other chapters to represent overcoming of weaknesses of design-based approach.</text:p>
      <text:h text:style-name="Heading_20_3" text:outline-level="3"><text:bookmark-start text:name="generalisation-of-results"/>Generalisation of Results<text:bookmark-end text:name="generalisation-of-results"/></text:h>
      <text:p text:style-name="First_20_paragraph">Generalisation is one of the guiding principles of DBR. While results are intertwined with context, designs should be assessed for generalisation to other settings. Explore this in more detail - draw out a debate on how situated learning in this context - and wider debate is.</text:p>
      <text:p text:style-name="Text_20_body">More than one iteration. In different settings Using different with different software</text:p>
      <text:p text:style-name="Text_20_body">This is potentially complex to describe but worth it if wanting to talk about generalisation.</text:p>
      <text:h text:style-name="Heading_20_2" text:outline-level="2"><text:bookmark-start text:name="research-questions"/>Research Questions<text:bookmark-end text:name="research-questions"/></text:h>
      <text:list text:style-name="L24">
        <text:list-item>
          <text:p text:style-name="P24">What game making pedagogies exist?</text:p>
        </text:list-item>
        <text:list-item>
          <text:p text:style-name="P24">DROP? What methods exist to scaffold / seed the creation of a game / digital making community of learners? And what value does a community have?</text:p>
        </text:list-item>
        <text:list-item>
          <text:p text:style-name="P24">How can game patterns support the development of coding practices by novices?</text:p>
        </text:list-item>
        <text:list-item>
          <text:p text:style-name="P24">How can parent and child participant experiences of a community focused digital game making programme inform broader digital making practices?</text:p>
        </text:list-item>
      </text:list>
      <text:h text:style-name="Heading_20_3" text:outline-level="3"><text:bookmark-start text:name="how-research-questions-evolved"/>How Research Questions Evolved<text:bookmark-end text:name="how-research-questions-evolved"/></text:h>
      <text:p text:style-name="First_20_paragraph">About RQs and RD1 and RD2 and their evolutions.</text:p>
      <text:p text:style-name="Text_20_body">Different stages of revisiting. Examine journal and other writings and presentations for strands of thinking.</text:p>
      <text:p text:style-name="Text_20_body">Part of this early writing up process is to revise research questions. To so this I’ve used a Kanban software allowing rapid revision and repositioning of questions and concepts. [What is a KanBan approach. ]</text:p>
      <text:p text:style-name="Text_20_body">Trello link - https://trello.com/b/cuElVYPQ/phd-questions</text:p>
      <text:p text:style-name="Text_20_body">Themes emerging include the alternation of abstract and concrete as a suggested learning journey, explored in my journal. However this seems to be explored in research on semantic waves with studies of more breadth so it did not seem a good idea to follow that thread in my thesis. There was something about the formalisation of this process into graph form which put me off. I also realised that the frameworks that I spent a while trying to make accessible and gameful in the design, grouping and theming of their presentation, had strong similarities to concepts of abstract curriculum if explored through a semantic waves lens. Curriculum seemed too well a well trod path for a PhD thesis.</text:p>
      <text:p text:style-name="Text_20_body">Instead the community elements of the learning experience regained focus during the process of coding. There were particularly interesting elements of the learning environment which contributed to notable behaviours. The area of in-depth study of learning and wider behaviours in the development of coding. Work on roles by Barron and developed by Roque showed promise identifying helpful roles and reflecting them back to participants. Such reflection sessions were not always replicable with a general home education group or other non-formal setting. Could this implemented in the design, in the way reflective techniques were implemented in to games. Thus making it more playful/ gameful.</text:p>
      <text:h text:style-name="Heading_20_3" text:outline-level="3"><text:bookmark-start text:name="what-research-questions-are-answered-by-what-data-gathering-and-analysis---and-described-in-what-chapter"/>What research questions are answered by what data gathering and analysis - and described in what chapter?<text:bookmark-end text:name="what-research-questions-are-answered-by-what-data-gathering-and-analysis---and-described-in-what-chapter"/></text:h>
      <text:p text:style-name="First_20_paragraph"/>
      <text:p text:style-name="Text_20_body">Perhaps represent this as a table. Not sure if the title tries to do too much.</text:p>
      <text:p text:style-name="Text_20_body">Change the below to a table in these planning stages. https://docs.google.com/document/d/1RZnznbR4HKrgL8VFfIqoCrCAJM0mf_sM8iEN4KCGeZ4/edit</text:p>
      <text:h text:style-name="Heading_20_3" text:outline-level="3"><text:bookmark-start text:name="rq1---what-game-making-pedagogies-exist--"/>RQ1 - What game making pedagogies exist? -<text:bookmark-end text:name="rq1---what-game-making-pedagogies-exist--"/></text:h>
      <text:p text:style-name="First_20_paragraph">This has already answered been addressed in the Literature Review.</text:p>
      <text:h text:style-name="Heading_20_3" text:outline-level="3"><text:bookmark-start text:name="rq2---how-can-you-apply-project-based-learning-principles-and-inclusive-teaching-methods-to-a-game-making-creative-coding"/>RQ2 - How can you apply Project Based Learning principles (and inclusive teaching methods) to a game making / creative coding?<text:bookmark-end text:name="rq2---how-can-you-apply-project-based-learning-principles-and-inclusive-teaching-methods-to-a-game-making-creative-coding"/></text:h>
      <text:p text:style-name="First_20_paragraph">This is covered in the first results chapter on evolution of the design. Working title “Evolution of 3M model”</text:p>
      <text:p text:style-name="Text_20_body">The formation of</text:p>
      <text:list text:style-name="L25">
        <text:list-item>
          <text:p text:style-name="P25">Literature review -</text:p>
        </text:list-item>
        <text:list-item>
          <text:p text:style-name="P25">Interviews with practitioners guided the design in broad principles.</text:p>
        </text:list-item>
        <text:list-item>
          <text:p text:style-name="P25">Interviews with participants some informal and some formal instructed directly adaptations to design</text:p>
        </text:list-item>
        <text:list-item>
          <text:p text:style-name="P25">Journal notes</text:p>
        </text:list-item>
        <text:list-item>
          <text:p text:style-name="P25">Changes to the resources themselves - in tandem with journal notes,<text:line-break/></text:p>
        </text:list-item>
        <text:list-item>
          <text:p text:style-name="P25">Analysis of video data (stage one)</text:p>
        </text:list-item>
      </text:list>
      <text:h text:style-name="Heading_20_3" text:outline-level="3"><text:bookmark-start text:name="rq3---how-do-game-patterns-support-the-development-of-coding-practices-with-novices"/>RQ3 - How do game patterns support the development of coding practices with novices?<text:bookmark-end text:name="rq3---how-do-game-patterns-support-the-development-of-coding-practices-with-novices"/></text:h>
      <text:p text:style-name="First_20_paragraph">This is an interesting one to code for And also related to autonomy?</text:p>
      <text:h text:style-name="Heading_20_3" text:outline-level="3"><text:bookmark-start text:name="rq4---what-effect-does-a-pedagogical-model-focused-on-pbl-principles-especially-learner-choice-have-on-parent-and-child-learner-experiences-of-digital-game-making"/>RQ4 - What effect does a pedagogical model focused on PBL principles (especially learner choice) have on parent and child learner experiences of digital game making ?<text:bookmark-end text:name="rq4---what-effect-does-a-pedagogical-model-focused-on-pbl-principles-especially-learner-choice-have-on-parent-and-child-learner-experiences-of-digital-game-making"/></text:h>
      <text:p text:style-name="First_20_paragraph">what about focusing on agency / autonomy / self regulation for this question.</text:p>
      <text:h text:style-name="Heading_20_3" text:outline-level="3"><text:bookmark-start text:name="description-of-phases"/>Description of Phases<text:bookmark-end text:name="description-of-phases"/></text:h>
      <text:p text:style-name="First_20_paragraph">I have carried out three stages of pilot workshops with home educator families. I will outline activities that have taken place at each stage of activity and include some early results.</text:p>
      <text:h text:style-name="Heading_20_4" text:outline-level="4"><text:bookmark-start text:name="common-between-phases"/>Common between Phases<text:bookmark-end text:name="common-between-phases"/></text:h>
      <text:p text:style-name="First_20_paragraph">Certain features either common practice, or inspired by research and interviews, were common to all phases.</text:p>
      <text:list text:style-name="L26">
        <text:list-item>
          <text:p text:style-name="P26">Playtesting</text:p>
        </text:list-item>
        <text:list-item>
          <text:p text:style-name="P26">Showcase</text:p>
        </text:list-item>
      </text:list>
      <text:h text:style-name="Heading_20_4" text:outline-level="4"><text:bookmark-start text:name="phase-one"/>Phase One<text:bookmark-end text:name="phase-one"/></text:h>
      <text:p text:style-name="First_20_paragraph">The first phase of delivery in late 2018 was based on initial research stage; I drew on literature to identify factors to consider when designing for collaboration. I adopted an open project based approach which integrated drama games to aid group bonding and reflection.</text:p>
      <text:p text:style-name="Text_20_body">I chose a tool set which drew on relevant design principles explored earlier (Resnick and Rosenbaum, 2013).</text:p>
      <text:p text:style-name="Text_20_body">The tools allow participants to create games using a combination of a free to use online tools. They comprise a coding environment using the phaser javascript game library (glitch.com), a pixel art editor (piskelapp.com), and a sound effect generator (sfbgames.com/chiptone).</text:p>
      <text:p text:style-name="Text_20_body">One of the principles that I prioritised in the choice of tools was that of immediate feedback for participants. For example, in the code editing interface of glitch.com shown in Illustration 1, changes made to the code on the left section take immediate effect in the resultant game on the right side of the screen.</text:p>
      <text:p text:style-name="Text_20_body">In terms of supporting resources, stage one was exploratory and responsive; I had no pre-existing supporting materials and created a starting code framework of a platform game and code examples to add extra functionality to the game as the programme developed.</text:p>
      <text:p text:style-name="Text_20_body">At the end of this stage participants showed their games to students in the foyer of the MMU Brooks building and gave me feedback on their participation in the programme.</text:p>
      <text:h text:style-name="Heading_20_4" text:outline-level="4"><text:bookmark-start text:name="phase-two"/>Phase Two<text:bookmark-end text:name="phase-two"/></text:h>
      <text:p text:style-name="First_20_paragraph">The second phase in early 2019 drew on this participant feedback and detailed reading of relevant literature to bring substantial changes to the programme. While still driven by participant interests, it took a more structured approach. The resources included small scale starting challenges as A5 hand-outs, step-by-step tutorials as print outs, and code examples as online projects illustrating key additions to the game.</text:p>
      <text:p text:style-name="Text_20_body">I have brought the workshops resources together a book published on the FLOSS Manuals documentation platform (Chesterman, 2019) and an online project-hub linking to all resources (Chesterman and Potts, 2019).</text:p>
      <text:p text:style-name="Text_20_body">Second iteration in May 2019 I drew on previous work with the MMU Faculty of Education drama department (Patterson et al., 2019) to create a simple drama process to give a simple external motivation and narrative to the creation of games for a fictional audience of visiting aliens.</text:p>
      <text:p text:style-name="Text_20_body">I also began the data gathering of . I recorded all interactions via use of 360 camera and screen capture of workstations and undertook post-course interviews with participants. Work on analysis of this data is contained in early results section below.</text:p>
      <text:h text:style-name="Heading_20_4" text:outline-level="4"><text:bookmark-start text:name="phase-four"/>Phase Four<text:bookmark-end text:name="phase-four"/></text:h>
      <text:p text:style-name="First_20_paragraph">Change to MakeCode</text:p>
      <text:h text:style-name="Heading_20_2" text:outline-level="2"><text:bookmark-start text:name="chapter-outline"/>Chapter outline<text:bookmark-end text:name="chapter-outline"/></text:h>
      <text:list text:style-name="L27">
        <text:list-item>
          <text:p text:style-name="P27">Summary of design phases</text:p>
        </text:list-item>
        <text:list-item>
          <text:p text:style-name="P27">Summary of the Learning design &amp; Emergence of GDP as core unit of activity</text:p>
        </text:list-item>
        <text:list-item>
          <text:p text:style-name="P27">Analysis of Tensions in design and how this guided Evolution</text:p>
        </text:list-item>
      </text:list>
      <text:p text:style-name="First_20_paragraph">NOTE - would this chapter benefit from a short vignette? to ground discussion / terms</text:p>
      <text:p text:style-name="Text_20_body">This chapter charts the evolution of the learning design. It draws on immediate analysis of participants reactions and contributions from journal notes, participant interviews and analysis of changes in the learning resources created.</text:p>
      <text:p text:style-name="Text_20_body">The first section is a short summary of the phases of the design. IS THIS OVERLAP WITH PREVIOUS CHAPTER? The design description is framed within DBR language and concepts. HOW TO DO THIS? It is grounded with reference to existing reserach and concepts of game making as an educational activity.</text:p>
      <text:p text:style-name="Text_20_body">Section describing Game Design Patterns as the main unit of Activity. See Blunden to frame this and to describe the utility of the idea (<text:span text:style-name="T2">???</text:span>; <text:span text:style-name="T2">???</text:span>).</text:p>
      <text:p text:style-name="Text_20_body">A section which explores tensions and resolutions to those tensions using language of AT.</text:p>
      <text:p text:style-name="Text_20_body">The third part starts to analyse the tensions and responses - (and set up some context of the future results chapters) ( DROP - using the 3 foci of Rogoff 3 planes model)</text:p>
      <text:h text:style-name="Heading_20_2" text:outline-level="2"><text:bookmark-start text:name="evolution-of-design"/>Evolution of Design<text:bookmark-end text:name="evolution-of-design"/></text:h>
      <text:h text:style-name="Heading_20_3" text:outline-level="3"><text:bookmark-start text:name="description-of-phases-1"/>Description of Phases<text:bookmark-end text:name="description-of-phases-1"/></text:h>
      <text:p text:style-name="First_20_paragraph">I have carried out four stages of workshops and development with home educator families. I will outline activities that have taken place at each stage of activity and include some early results.</text:p>
      <text:list text:style-name="L28">
        <text:list-item>
          <text:p text:style-name="P28">Oct 2017 - Mar 2018: Experimental Course</text:p>
        </text:list-item>
        <text:list-item>
          <text:p text:style-name="P28">May 2018 - Dec 2018: Resource Development Stage</text:p>
        </text:list-item>
        <text:list-item>
          <text:p text:style-name="P28">Jan 2019 - Dec 2019: Glitch Game Club</text:p>
        </text:list-item>
        <text:list-item>
          <text:p text:style-name="P28">(Jan 2020 - May 2020: Make Code Arcade)</text:p>
        </text:list-item>
      </text:list>
      <text:p text:style-name="First_20_paragraph">See <text:a xlink:type="simple" xlink:href="https://docs.google.com/document/d/1tBoXJWw-aZUcc8EsAvT195CtHLSM468YOCD0sGzOuoA/edit#" office:name=""><text:span text:style-name="Definition">Summary Table of Stages</text:span></text:a></text:p>
      <text:h text:style-name="Heading_20_4" text:outline-level="4"><text:bookmark-start text:name="phase-one---initial-experimentation"/>Phase One - Initial Experimentation<text:bookmark-end text:name="phase-one---initial-experimentation"/></text:h>
      <text:p text:style-name="First_20_paragraph">This phase took place before the official start of this research and relevant ethics application. As such, this stage was initially aimed not at collecting user data rather than building my own background knowledge and competency.</text:p>
      <text:p text:style-name="Text_20_body">However, may of the key foundations of the ongoing design starting to take shape at this point.</text:p>
      <text:list text:style-name="L29">
        <text:list-item>
          <text:p text:style-name="P29">Play testing of other games and their own.</text:p>
        </text:list-item>
        <text:list-item>
          <text:p text:style-name="P29">Use of drama / warm up games</text:p>
        </text:list-item>
      </text:list>
      <text:h text:style-name="Heading_20_4" text:outline-level="4"><text:bookmark-start text:name="phase-two---resource-development-stage"/>Phase Two - Resource Development Stage<text:bookmark-end text:name="phase-two---resource-development-stage"/></text:h>
      <text:p text:style-name="First_20_paragraph">The first phase of delivery in late 2018 was based on initial research stage; I drew on literature to identify factors to consider when designing for collaboration. I adopted an open project based approach which integrated drama games to aid group bonding and reflection.</text:p>
      <text:p text:style-name="Text_20_body">I chose a tool set which drew on relevant design principles explored earlier (Resnick and Rosenbaum, 2013).</text:p>
      <text:p text:style-name="Text_20_body">The tools allow participants to create games using a combination of a free to use online tools. They comprise a coding environment using the phaser javascript game library (glitch.com), a pixel art editor (piskelapp.com), and a sound effect generator (sfbgames.com/chiptone).</text:p>
      <text:p text:style-name="Text_20_body">One of the principles that I prioritised in the choice of tools was that of immediate feedback for participants. For example, in the code editing interface of glitch.com shown in Illustration 1, changes made to the code on the left section take immediate effect in the resultant game on the right side of the screen.</text:p>
      <text:p text:style-name="Text_20_body">In terms of supporting resources, stage one was exploratory and responsive; I had no pre-existing supporting materials and created a starting code framework of a platform game and code examples to add extra functionality to the game as the programme developed.</text:p>
      <text:p text:style-name="Text_20_body">At the end of this stage participants showed their games to students in the foyer of the MMU Brooks building and gave me feedback on their participation in the programme.</text:p>
      <text:h text:style-name="Heading_20_4" text:outline-level="4"><text:bookmark-start text:name="phase-three---glitch-game-club"/>Phase Three - Glitch Game Club<text:bookmark-end text:name="phase-three---glitch-game-club"/></text:h>
      <text:p text:style-name="First_20_paragraph">The third phase in early 2019 drew on this participant feedback and detailed reading of relevant literature to bring substantial changes to the programme. While still driven by participant interests, it took a more structured approach. The resources included small scale starting challenges as A5 hand-outs, step-by-step tutorials as print outs, and code examples as online projects illustrating key additions to the game.</text:p>
      <text:p text:style-name="Text_20_body">I brought the workshops resources together a book published on the FLOSS Manuals documentation platform (Chesterman, 2019) and an online project-hub linking to all resources (Chesterman and Potts, 2019). In the first iteration the hub linked to self contained games which contained code examples of game design patterns.</text:p>
      <text:p text:style-name="Text_20_body">I also began the data gathering of . I recorded all interactions via use of 360 camera and screen capture of workstations and undertook post-course interviews with participants. Work on analysis of this data is contained in early results section below.</text:p>
      <text:p text:style-name="Text_20_body">Second iteration in May 2019 I drew on previous work with the MMU Faculty of Education drama department (<text:span text:style-name="T2">???</text:span>) to create a simple drama process to give a simple external motivation and narrative to the creation of games for a fictional audience of visiting aliens.</text:p>
      <text:p text:style-name="Text_20_body">I revised the an online project-hub to link to the project chapters rather than the code examples.</text:p>
      <text:h text:style-name="Heading_20_4" text:outline-level="4"><text:bookmark-start text:name="phase-four---makecode-arcade"/>Phase Four - MakeCode Arcade<text:bookmark-end text:name="phase-four---makecode-arcade"/></text:h>
      <text:p text:style-name="First_20_paragraph">(Jan 2020 - July 2020)</text:p>
      <text:p text:style-name="Text_20_body">I ran two iterations of game making course of 5-6 weeks using MakeCode Arcade tool. The template, resources and facilitation approach was based closely on the previous stages using glitch.com.</text:p>
      <text:p text:style-name="Text_20_body">However, there were some additional changes in the way that design patterns were presented to learners. In addition, material which mapped and explained learning dimensions including design skills and computational concepts were included in the participant support resources.</text:p>
      <text:h text:style-name="Heading_20_2" text:outline-level="2"><text:bookmark-start text:name="summary-of-the-learning-design-emergence-of-gdp-as-core-unit-of-activity"/>Summary of the Learning design &amp; Emergence of GDP as core unit of activity<text:bookmark-end text:name="summary-of-the-learning-design-emergence-of-gdp-as-core-unit-of-activity"/></text:h>
      <text:h text:style-name="Heading_20_2" text:outline-level="2"><text:bookmark-start text:name="incorporating-findings-into-a-pedagogical-model-for-participants"/>Incorporating findings into a pedagogical model for participants<text:bookmark-end text:name="incorporating-findings-into-a-pedagogical-model-for-participants"/></text:h>
      <text:p text:style-name="First_20_paragraph">Note: I’m not yet sure how much of the 3M model will be described in the “Results-Design” chapter. A short recap here seems appropriate.</text:p>
      <text:p text:style-name="Text_20_body">As previously discussed, the process of developing the learning design happened in tandem with the data gathering. The model was guided by reflection and feedback from ongoing game making sessions. The following sections shift perspective slightly from a research perspective which seeks to inform research in the area of collaborative game making to an academic audience to a framing which will be accessible to practitioners and participants as well.</text:p>
      <text:p text:style-name="Text_20_body">Note: To do this some areas of context are outlined which may end up in the opening chapters.</text:p>
      <text:h text:style-name="Heading_20_3" text:outline-level="3"><text:bookmark-start text:name="presenting-gdp-to-participants-as-missions"/>Presenting GDP to participants as “Missions”<text:bookmark-end text:name="presenting-gdp-to-participants-as-missions"/></text:h>
      <text:p text:style-name="First_20_paragraph">Many commercial open world games offer a central challenge consisting of small incremental missions and then optional side missions. Open world games increase user choice and thus give players a greater feeling of agency.</text:p>
      <text:p text:style-name="Text_20_body">To mirror this approach, the main challenge of the 3M model is to create a playable game around a theme for a real or imagined audience with learners given the choice to add many optional features to the game. This approach steers students towards developing their use and understanding of coding structures, debugging practices and systems concepts. In addition, side missions encourage social and playful coding approaches which help develop a community of coders.</text:p>
      <text:p text:style-name="Text_20_body">Note: TO ADD - The purpose of mirroring a game experience is to create a playful environment - perhaps already covered in previous chapter</text:p>
      <text:p text:style-name="Text_20_body">THIS CONTEXT PROBABLY COVERED IN RESULTS-DESIGN CHAPTER: In the 3M model rather than following a step-by-step tutorial learners start with an incomplete game template and add new features as they choose. Each feature is described as a mission. This approach follows the Use-Modify-Create model to limit learner anxiety for novice coders and to scaffold the acquisition of coding and computational thinking concepts <text:reference-mark-start text:name="ZOTERO_ITEM CSL_CITATION {&quot;citationID&quot;:&quot;jbaamhsv&quot;,&quot;citationItems&quot;:[{&quot;id&quot;:2918,&quot;prefix&quot;:&quot;&quot;,&quot;uri&quot;:[&quot;http://zotero.org/users/1913249/items/M2JH9UT3&quot;],&quot;suffix&quot;:&quot;&quot;,&quot;itemData&quot;:{&quot;id&quot;:&quot;lee_computational_2011&quot;,&quot;volume&quot;:&quot;2&quot;,&quot;type&quot;:&quot;article-journal&quot;,&quot;ISSN&quot;:&quot;2153-2184&quot;,&quot;title&quot;:&quot;Computational thinking for youth in practice&quot;,&quot;container-title&quot;:&quot;ACM Inroads&quot;,&quot;citation-key&quot;:&quot;lee_computational_2011&quot;,&quot;URL&quot;:&quot;http://doi.acm.org/10.1145/1929887.192990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DOI&quot;:&quot;10.1145/1929887.1929902&quot;,&quot;page&quot;:&quot;32–37&quot;,&quot;source&quot;:&quot;ACM Digital Library&quot;,&quot;issued&quot;:{&quot;date-parts&quot;:[[2011,2]]},&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accessed&quot;:{&quot;date-parts&quot;:[[2018,9,15]]},&quot;issue&quot;:&quot;1&quot;},&quot;uris&quot;:[&quot;http://zotero.org/users/1913249/items/M2JH9UT3&quot;]}],&quot;schema&quot;:&quot;https://github.com/citation-style-language/schema/raw/master/csl-citation.json&quot;,&quot;properties&quot;:{&quot;noteIndex&quot;:0,&quot;formattedCitation&quot;:&quot;[@lee_computational_2011]&quot;}} RNDnmcemybcgs"/>&lt;Do Zotero Refresh: [@lee_computational_2011]&gt;<text:reference-mark-end text:name="ZOTERO_ITEM CSL_CITATION {&quot;citationID&quot;:&quot;jbaamhsv&quot;,&quot;citationItems&quot;:[{&quot;id&quot;:2918,&quot;prefix&quot;:&quot;&quot;,&quot;uri&quot;:[&quot;http://zotero.org/users/1913249/items/M2JH9UT3&quot;],&quot;suffix&quot;:&quot;&quot;,&quot;itemData&quot;:{&quot;id&quot;:&quot;lee_computational_2011&quot;,&quot;volume&quot;:&quot;2&quot;,&quot;type&quot;:&quot;article-journal&quot;,&quot;ISSN&quot;:&quot;2153-2184&quot;,&quot;title&quot;:&quot;Computational thinking for youth in practice&quot;,&quot;container-title&quot;:&quot;ACM Inroads&quot;,&quot;citation-key&quot;:&quot;lee_computational_2011&quot;,&quot;URL&quot;:&quot;http://doi.acm.org/10.1145/1929887.192990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DOI&quot;:&quot;10.1145/1929887.1929902&quot;,&quot;page&quot;:&quot;32–37&quot;,&quot;source&quot;:&quot;ACM Digital Library&quot;,&quot;issued&quot;:{&quot;date-parts&quot;:[[2011,2]]},&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accessed&quot;:{&quot;date-parts&quot;:[[2018,9,15]]},&quot;issue&quot;:&quot;1&quot;},&quot;uris&quot;:[&quot;http://zotero.org/users/1913249/items/M2JH9UT3&quot;]}],&quot;schema&quot;:&quot;https://github.com/citation-style-language/schema/raw/master/csl-citation.json&quot;,&quot;properties&quot;:{&quot;noteIndex&quot;:0,&quot;formattedCitation&quot;:&quot;[@lee_computational_2011]&quot;}} RNDnmcemybcgs"/>. I worked with learners to create a wish list of game features to create a 2D platform game. These features included moving hazards, jumping on enemies, finding a door or flag to progress to the next level. We can describe these features as game design patterns. Driven by the requests of learners, I developed tutorials to support students implement these patterns. This approach aligns with inclusive education principles in that it increases the choices of students, scaffolds the way they can access resources and allows them to keep a track of their own progress.</text:p>
      <text:p text:style-name="Text_20_body">In my final implementation of the 3M model students picked missions from a choice of printed cards. There were four colour themed categories of missions. <text:span text:style-name="T1">Game mechanics</text:span> are features to do with the actions of the game. <text:span text:style-name="T1">Game space</text:span> patterns address the layout of the game. <text:span text:style-name="T1">Game polish</text:span> patterns involve adding music, backgrounds, graphics and story elements. Finally <text:span text:style-name="T1">System and Challenge</text:span> patterns look at how different elements interact to create challenge in the game. An example of a game mechanic design pattern follows.</text:p>
      <text:p text:style-name="Text_20_body">PRINTED CARD TEXT BEGINS</text:p>
      <text:p text:style-name="Text_20_body">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text:style-name="L30">
        <text:list-item>
          <text:p text:style-name="P30"><text:span text:style-name="T2">Name of Game Design Pattern:</text:span> Jumping on Enemies to Zap them</text:p>
        </text:list-item>
        <text:list-item>
          <text:p text:style-name="P30"><text:span text:style-name="T2">Type Pattern:</text:span> Game Mechanic</text:p>
        </text:list-item>
        <text:list-item>
          <text:p text:style-name="P30"><text:span text:style-name="T2">Description:</text:span> If the player is descending from a jump when they touch the enemy the player is zapped and in this case disappears.</text:p>
        </text:list-item>
        <text:list-item>
          <text:p text:style-name="P30"><text:span text:style-name="T2">Need for Pattern:</text:span> Enemies create challenge and being able to jump on an enemy is a good way of clearing the area you want to explore.</text:p>
        </text:list-item>
        <text:list-item>
          <text:p text:style-name="P30"><text:span text:style-name="T2">Coding Concepts involved:</text:span> Arrays[^8], Change Listener[^9]</text:p>
        </text:list-item>
        <text:list-item>
          <text:p text:style-name="P30"><text:span text:style-name="T2">Links to other Computing Patterns:</text:span> Systems Dynamics[^10]</text:p>
        </text:list-item>
        <text:list-item>
          <text:p text:style-name="P30"><text:span text:style-name="T2">Related Game Patterns:</text:span> You’ll need to have added the <text:span text:style-name="T2">Add Enemies</text:span> pattern to your game before you can add this one.</text:p>
        </text:list-item>
      </text:list>
      <text:p text:style-name="First_20_paragraph">PRINTED CARD TEXT ENDS</text:p>
      <text:p text:style-name="Text_20_body">In addition to outlines of game patterns, print-outs or on-line documents to support learners to implement the code needed are provided. While on-line documents allow learners to copy and paste code thus avoid many syntax errors, printed or incomplete code examples provide a greater level of challenge. Supporting resources help resolve tensions around learners getting stuck and needing a lot of facilitator help. These resources can help teachers deliver game making in a classroom context. Educators can alter resources to vary how much detail is provided in supporting documents to suit the challenge level for students. I work with young coders, thus I normally provide significant coding scaffolding. Once learners have built familiarity with code structures, processes and the coding environment, I provide less complete code examples and thus reduce the scaffolding.</text:p>
      <text:h text:style-name="Heading_20_2" text:outline-level="2"><text:bookmark-start text:name="evolution-of-the-learning-design-in-response-to-emerging-tensions"/>Evolution of the Learning Design in response to emerging tensions<text:bookmark-end text:name="evolution-of-the-learning-design-in-response-to-emerging-tensions"/></text:h>
      <text:p text:style-name="First_20_paragraph">Use the 3M framework as a guide for MakeCode Revisit FM book as a guide for Glitch/ Phaser Use tensions as the base?</text:p>
      <text:h text:style-name="Heading_20_3" text:outline-level="3"><text:bookmark-start text:name="evolution-of-game-template-and-supporting-resources"/>Evolution of game template and supporting resources<text:bookmark-end text:name="evolution-of-game-template-and-supporting-resources"/></text:h>
      <text:h text:style-name="Heading_20_3" text:outline-level="3"><text:bookmark-start text:name="description-of-tensions-emerging"/>Description of Tensions Emerging<text:bookmark-end text:name="description-of-tensions-emerging"/></text:h>
      <text:p text:style-name="First_20_paragraph">The following are a list of tensions observed in early game making experiments that I recorded in journal form. More likely have some starting tensions from early design stages, that are then analysed in relation to other sources and data, and other resolutions that are more general or sophisticated emerge.</text:p>
      <text:list text:style-name="L31">
        <text:list-item>
          <text:p text:style-name="P31"><text:a xlink:type="simple" xlink:href="https://docs.google.com/document/d/1DRgpgIUfq5XIktYy-lX4WlviUDnffNc0v8SOeLGgHho/edit" office:name=""><text:span text:style-name="Definition">for a more polished table see here</text:span></text:a></text:p>
        </text:list-item>
      </text:list>
      <text:p text:style-name="First_20_paragraph"><text:span text:style-name="T2">Learner disengagement if game coding is taught in an instructionist / from first principles (especially in younger ages)</text:span> - Learners start with a minimal game to improve. Using a template to increase speed of feedback from learner input.</text:p>
      <text:p text:style-name="Text_20_body"><text:span text:style-name="T2">Learner frustration if they are not able to choose what feature they add to the game next:</text:span> Present a wide range of different kinds of design patterns that learners can add to their game in the order they choose (with some exceptions). This facilitates engagement and motivation.</text:p>
      <text:p text:style-name="Text_20_body"><text:span text:style-name="T2">Teacher stress if they are not able to support a very diverse set of features demanded by students working on diverse kinds of games.</text:span>-</text:p>
      <text:p text:style-name="Text_20_body">Limit the type of game to one kind. Offer a significant but limited menu of missions that users can add. Offer written and visual support documents which learners can access independently of facilitators</text:p>
      <text:p text:style-name="Text_20_body"><text:span text:style-name="T2">Learners take on features which are too advanced or complex for their current coding level</text:span> Limit the maximum complexity of missions and present patterns to encourage learners to start with ones that involve simple code changes but return a large change in terms of gameplay experience.</text:p>
      <text:p text:style-name="Text_20_body"><text:span text:style-name="T2">Facilitators may have a more linear and limited view of </text:span>‘<text:span text:style-name="T2">progress</text:span>’<text:span text:style-name="T2"> than learners:</text:span></text:p>
      <text:p text:style-name="Text_20_body">Side missions which explore and celebrate different ‘maker types’ (informed by Bartle’s player types) can provide the opportunity to discuss characteristics of different making/design approaches.</text:p>
      <text:p text:style-name="Text_20_body"><text:span text:style-name="T2">Systems concepts are embedded in many games but the process of direct teaching of such systems can be complex and interrupt and distract from other design activities.</text:span></text:p>
      <text:p text:style-name="Text_20_body">Extra missions which highlight game challenge and user experience may help learners to explore systems concepts within the game context</text:p>
      <text:p text:style-name="Text_20_body"><text:span text:style-name="T2">Parents may feel a lack of confidence in taking part in coding activities which they have little cultural connection to</text:span>. Side missions which explore and celebrate both Bartle player types and</text:p>
      <text:p text:style-name="Text_20_body"><text:span text:style-name="T2">Facilitators may need to justify learning happening and struggle to see this in-situ if unfamiliar with the game making process. This may restrict openness of activities to better assess and support learning.</text:span> A map of learning dimensions flexibly linked to main missions/patterns can be used by both learners and facilitators.</text:p>
      <text:p text:style-name="Text_20_body"><text:span text:style-name="T2">If it is not recorded, learners and facilitators may lose track of what has been covered in the process of making a game. Thus reducing opportunities for project reflection. However, stopping activity to record formally interrupts the enjoyment of game making.</text:span> Tracing the learner pathway on an attractive physical map in the learning space can help integrate navigation and reflection into the creative process.</text:p>
      <text:p text:style-name="Text_20_body"><text:span text:style-name="T2">Learners may not find coding a project a motivating project if it is only a private activity with no end audience.</text:span> Play Testing - each lesson can help with short term motivation of having a game product ready for others to play. Showcase events help longer-term motivation towards and aid prioritisation as learners near the end of their project.</text:p>
      <text:p text:style-name="Text_20_body"><text:span text:style-name="T2">Learners may feel alienated from coding as a practice and need a way into the process.</text:span> Drama and fictional scenarios can help explore issues and reduce learner anxiety though coding in a role.</text:p>
      <text:p text:style-name="Text_20_body"><text:span text:style-name="T2">Learners interact with code primarily using the mouse keyboard and screen which does not take advantage of benefits of physical computing for learner engagement.</text:span> Connecting arcade buttons to the computer via simple electronics is a project which can be completed quickly. The process of students building their own arcade cabinets for a games showcase increased their perception of the authenticity of their end goal</text:p>
      <text:h text:style-name="Heading_20_2" text:outline-level="2"><text:bookmark-start text:name="analysing-learner-responses-to-design"/>Analysing learner responses to design<text:bookmark-end text:name="analysing-learner-responses-to-design"/></text:h>
      <text:p text:style-name="First_20_paragraph">The first part of this chapter has dealt with the evolution of design in initial phases and responses to learner experience to resolve tensions. Due to the complexity and many moving parts of the design it has been mostly descriptive.</text:p>
      <text:p text:style-name="Text_20_body">While CHAT provides the technique of highlighting emerging tensions and resolutions, to undertake deeper analysis I will an analytical process proposed by Rogoff which examines learning communities using 3 foci.</text:p>
      <text:p text:style-name="Text_20_body">This process begins in this chapter with a focus on evolving design and continues in with three following chapters with a greater focus on the learner response to challenges of game making in the recorded sessions.</text:p>
      <text:h text:style-name="Heading_20_3" text:outline-level="3"><text:bookmark-start text:name="using-3-foci-approach-to-frame-data-analysis"/>Using 3 Foci approach to frame data analysis<text:bookmark-end text:name="using-3-foci-approach-to-frame-data-analysis"/></text:h>
      <text:p text:style-name="First_20_paragraph">I WAS PLANNING TO DROP THIS FROM THE CHAPTER BUT CULTURAL ELEMENTS AT LEAST ARE IMPORTANT. BUT MAYBE MOVE THE FIRST DESCRIPTION TO METHODOLOGY CHAPTER</text:p>
      <text:p text:style-name="Text_20_body">Rogoff’s <text:reference-mark-start text:name="ZOTERO_ITEM CSL_CITATION {&quot;citationID&quot;:&quot;pczwemtu&quot;,&quot;citationItems&quot;:[{&quot;id&quot;:3402,&quot;suppress-author&quot;:true,&quot;prefix&quot;:&quot;&quot;,&quot;uri&quot;:[&quot;http://zotero.org/users/1913249/items/ZMN79J65&quot;],&quot;suffix&quot;:&quot;&quot;,&quot;itemData&quot;:{&quot;id&quot;:&quot;rogoff_observing_1995-1&quot;,&quot;type&quot;:&quot;chapter&quot;,&quot;issued&quot;:{&quot;date-parts&quot;:[[1995]]},&quot;title&quot;:&quot;Observing sociocultural activity on three planes: Participatory appropriation, guided participation, and apprenticeship&quot;,&quot;container-title&quot;:&quot;Sociocultural studies of mind&quot;,&quot;citation-key&quot;:&quot;rogoff_observing_1995-1&quot;,&quot;author&quot;:[{&quot;family&quot;:&quot;Rogoff&quot;,&quot;given&quot;:&quot;Barbara&quot;}],&quot;title-short&quot;:&quot;Observing sociocultural activity on three planes&quot;,&quot;page&quot;:&quot;139-164&quot;,&quot;collection-title&quot;:&quot;Learning in doing: Social, cognitive, and computational aspects&quot;,&quot;source&quot;:&quot;APA PsycNet&quot;,&quot;publisher-place&quot;:&quot;New York, NY, US&quot;,&quot;publisher&quot;:&quot;Cambridge University Press&quot;,&quot;event-place&quot;:&quot;New York, NY, US&quot;},&quot;uris&quot;:[&quot;http://zotero.org/users/1913249/items/ZMN79J65&quot;]}],&quot;schema&quot;:&quot;https://github.com/citation-style-language/schema/raw/master/csl-citation.json&quot;,&quot;properties&quot;:{&quot;noteIndex&quot;:0,&quot;formattedCitation&quot;:&quot;[-@rogoff_observing_1995-1]&quot;}} RNDapttxcuych"/>&lt;Do Zotero Refresh: [-@rogoff_observing_1995-1]&gt;<text:reference-mark-end text:name="ZOTERO_ITEM CSL_CITATION {&quot;citationID&quot;:&quot;pczwemtu&quot;,&quot;citationItems&quot;:[{&quot;id&quot;:3402,&quot;suppress-author&quot;:true,&quot;prefix&quot;:&quot;&quot;,&quot;uri&quot;:[&quot;http://zotero.org/users/1913249/items/ZMN79J65&quot;],&quot;suffix&quot;:&quot;&quot;,&quot;itemData&quot;:{&quot;id&quot;:&quot;rogoff_observing_1995-1&quot;,&quot;type&quot;:&quot;chapter&quot;,&quot;issued&quot;:{&quot;date-parts&quot;:[[1995]]},&quot;title&quot;:&quot;Observing sociocultural activity on three planes: Participatory appropriation, guided participation, and apprenticeship&quot;,&quot;container-title&quot;:&quot;Sociocultural studies of mind&quot;,&quot;citation-key&quot;:&quot;rogoff_observing_1995-1&quot;,&quot;author&quot;:[{&quot;family&quot;:&quot;Rogoff&quot;,&quot;given&quot;:&quot;Barbara&quot;}],&quot;title-short&quot;:&quot;Observing sociocultural activity on three planes&quot;,&quot;page&quot;:&quot;139-164&quot;,&quot;collection-title&quot;:&quot;Learning in doing: Social, cognitive, and computational aspects&quot;,&quot;source&quot;:&quot;APA PsycNet&quot;,&quot;publisher-place&quot;:&quot;New York, NY, US&quot;,&quot;publisher&quot;:&quot;Cambridge University Press&quot;,&quot;event-place&quot;:&quot;New York, NY, US&quot;},&quot;uris&quot;:[&quot;http://zotero.org/users/1913249/items/ZMN79J65&quot;]}],&quot;schema&quot;:&quot;https://github.com/citation-style-language/schema/raw/master/csl-citation.json&quot;,&quot;properties&quot;:{&quot;noteIndex&quot;:0,&quot;formattedCitation&quot;:&quot;[-@rogoff_observing_1995-1]&quot;}} RNDapttxcuych"/> describes three planes of personal, social and community activity which she advocates as foci for analysis. The model problematises the dichotomy of learner led, teacher led approaches <text:reference-mark-start text:name="ZOTERO_ITEM CSL_CITATION {&quot;citationID&quot;:&quot;gvctheyt&quot;,&quot;citationItems&quot;:[{&quot;id&quot;:8530,&quot;prefix&quot;:&quot;&quot;,&quot;uri&quot;:[&quot;http://zotero.org/users/1913249/items/ZJ7IPS8P&quot;],&quot;suffix&quot;:&quot;&quot;,&quot;itemData&quot;:{&quot;id&quot;:&quot;mascolo_beyond_2009&quot;,&quot;type&quot;:&quot;article-journal&quot;,&quot;issued&quot;:{&quot;date-parts&quot;:[[2009,1,1]]},&quot;title&quot;:&quot;Beyond Student-Centered and Teacher-Centered Pedagogy: Teaching and Learning as Guided Participation&quot;,&quot;container-title&quot;:&quot;Pedagogy and the Human Sciences&quot;,&quot;citation-key&quot;:&quot;mascolo_beyond_2009&quot;,&quot;author&quot;:[{&quot;family&quot;:&quot;Mascolo&quot;,&quot;given&quot;:&quot;Michael&quot;}],&quot;page&quot;:&quot;3-27&quot;,&quot;title-short&quot;:&quot;Beyond Student-Centered and Teacher-Centered Pedagogy&quot;,&quot;URL&quot;:&quot;https://scholarworks.merrimack.edu/phs/vol1/iss1/6&quot;,&quot;volume&quot;:&quot;1&quot;,&quot;issue&quot;:&quot;1&quot;},&quot;uris&quot;:[&quot;http://zotero.org/users/1913249/items/ZJ7IPS8P&quot;]}],&quot;schema&quot;:&quot;https://github.com/citation-style-language/schema/raw/master/csl-citation.json&quot;,&quot;properties&quot;:{&quot;noteIndex&quot;:0,&quot;formattedCitation&quot;:&quot;[@mascolo_beyond_2009]&quot;}} RNDczvisllrip"/>&lt;Do Zotero Refresh: [@mascolo_beyond_2009]&gt;<text:reference-mark-end text:name="ZOTERO_ITEM CSL_CITATION {&quot;citationID&quot;:&quot;gvctheyt&quot;,&quot;citationItems&quot;:[{&quot;id&quot;:8530,&quot;prefix&quot;:&quot;&quot;,&quot;uri&quot;:[&quot;http://zotero.org/users/1913249/items/ZJ7IPS8P&quot;],&quot;suffix&quot;:&quot;&quot;,&quot;itemData&quot;:{&quot;id&quot;:&quot;mascolo_beyond_2009&quot;,&quot;type&quot;:&quot;article-journal&quot;,&quot;issued&quot;:{&quot;date-parts&quot;:[[2009,1,1]]},&quot;title&quot;:&quot;Beyond Student-Centered and Teacher-Centered Pedagogy: Teaching and Learning as Guided Participation&quot;,&quot;container-title&quot;:&quot;Pedagogy and the Human Sciences&quot;,&quot;citation-key&quot;:&quot;mascolo_beyond_2009&quot;,&quot;author&quot;:[{&quot;family&quot;:&quot;Mascolo&quot;,&quot;given&quot;:&quot;Michael&quot;}],&quot;page&quot;:&quot;3-27&quot;,&quot;title-short&quot;:&quot;Beyond Student-Centered and Teacher-Centered Pedagogy&quot;,&quot;URL&quot;:&quot;https://scholarworks.merrimack.edu/phs/vol1/iss1/6&quot;,&quot;volume&quot;:&quot;1&quot;,&quot;issue&quot;:&quot;1&quot;},&quot;uris&quot;:[&quot;http://zotero.org/users/1913249/items/ZJ7IPS8P&quot;]}],&quot;schema&quot;:&quot;https://github.com/citation-style-language/schema/raw/master/csl-citation.json&quot;,&quot;properties&quot;:{&quot;noteIndex&quot;:0,&quot;formattedCitation&quot;:&quot;[@mascolo_beyond_2009]&quot;}} RNDczvisllrip"/> in a way which suits the space between formal and informal learning that this community based model of game making occupies.</text:p>
      <text:p text:style-name="Text_20_body">While the author’s original research was on indigenous cultural practices on a village level, the model has been applied in both formal and informal educational settings; including FIND THREE EXAMPLES -</text:p>
      <text:p text:style-name="Text_20_body">In this research I am interested in the way that facilitators can help nurture community practices and also in the way that participants have co-created the learning design created in this research and how participant practices have evolved.</text:p>
      <text:p text:style-name="Text_20_body">In this section I outline Rogoff’s initial conceptions of activities happening in three planes and related them to emergent activities in the game making community of this research. <text:span text:style-name="T1">I will also bring in critical counterpoints from relevant theory and compare to other </text:span>“<text:span text:style-name="T1">authentic</text:span>”<text:span text:style-name="T1"> teaching frameworks including PBL as a way to widening this analysis.</text:span></text:p>
      <text:p text:style-name="Text_20_body">This document is being fleshed out with examples from video data. https://docs.google.com/spreadsheets/d/1EvMehUNHIGj0xRyrKgBxj5GwOGHwnTFw9EMBJ3Ot9Kc/edit#gid=0</text:p>
      <text:h text:style-name="Heading_20_3" text:outline-level="3"><text:bookmark-start text:name="cultural-elements-of-the-design"/>Cultural Elements of the Design<text:bookmark-end text:name="cultural-elements-of-the-design"/></text:h>
      <text:p text:style-name="First_20_paragraph">These sections could follow a pattern of - rogoff’s description / examples - but likely include a larger breakdown of 3 foci in Methodology Chapter. - my model examples - other links to PBL frameworks and/or educational concepts and contrast analysis</text:p>
      <text:p text:style-name="Text_20_body">In the 3 foci model Rogoff refers to apprenticeship as a way of illustrating the process of being inculcated into community practices existing in a cultural plane. AN EXAMPLE ..</text:p>
      <text:p text:style-name="Text_20_body">The game making community is not authentic or mature in the practices they are undertaking, the kind of community practices which we can undertake are focused partly on building connections to existing knowledge and practice. One of my roles as designer here was to uncover and to help participants explore knowledge that they were unaware they possessed.</text:p>
      <text:p text:style-name="Text_20_body">At this stage of writing I include a bullet point list of design relevant features to be expanded later.</text:p>
      <text:list text:style-name="L32">
        <text:list-item>
          <text:p text:style-name="P32">Shared repositories of resources - users shared a log in so they could see the work created by others. - Showcase: At the end of the game making process students asked strangers to play their game in the foyer of my departmental building</text:p>
        </text:list-item>
        <text:list-item>
          <text:p text:style-name="P32">Drama Games: the process of warming up, creates community and sets a tone</text:p>
        </text:list-item>
        <text:list-item>
          <text:p text:style-name="P32">Drama Process: specifically designed ot overcome limits of the classroom.</text:p>
        </text:list-item>
        <text:list-item>
          <text:p text:style-name="P32">Playtesting: the process of playtesting, either self or peer links back to a community purpose</text:p>
        </text:list-item>
        <text:list-item>
          <text:p text:style-name="P32">Shared repositories of resources - users shared a log in so they could see the work created by others.</text:p>
        </text:list-item>
      </text:list>
      <text:p text:style-name="First_20_paragraph">DON’T PEAK TOO SOON AS THESE MAY BE EXPLORED IN SEPARATE CHAPTERS PBL theory also highlights the value of linking learning to authentic environments Mantle of the Expert</text:p>
      <text:h text:style-name="Heading_20_5" text:outline-level="5"><text:bookmark-start text:name="cultural-influenced-on-my-choice-of-learning-design"/>Cultural influenced on my choice of Learning DESIGN<text:bookmark-end text:name="cultural-influenced-on-my-choice-of-learning-design"/></text:h>
      <text:list text:style-name="L33">
        <text:list-item>
          <text:p text:style-name="P33">a desire to increase engagement based on my experiences in classroom and out of classroom - Home Ed / coder dojo experiences</text:p>
        </text:list-item>
        <text:list-item>
          <text:p text:style-name="P33">the link to cultural practices of code patching and remixing - the example of the plumber coder potentially being someone who finishes the job rather than elegant coder.</text:p>
        </text:list-item>
        <text:list-item>
          <text:p text:style-name="P33">other experiences of social coding being important being part of a community working on a joint project (add a quote from Dave?)</text:p>
        </text:list-item>
        <text:list-item>
          <text:p text:style-name="P33">A walled garden approach in terms of the GDP and code documentation and examples that are used. Based on my own experience of developer documentation and varied coding approaches.</text:p>
        </text:list-item>
        <text:list-item>
          <text:p text:style-name="P33">Other examples from the interviews with practitioners are relevant to include here.</text:p>
        </text:list-item>
      </text:list>
      <text:h text:style-name="Heading_20_3" text:outline-level="3"><text:bookmark-start text:name="interpersonal-elements-of-the-design---guided-participation"/>Interpersonal Elements of the Design - Guided Participation<text:bookmark-end text:name="interpersonal-elements-of-the-design---guided-participation"/></text:h>
      <text:p text:style-name="First_20_paragraph">Interactions in the interpersonal plane in this model are described as guided participation. Guided participation in not a prescriptive pedogogy or set of activities, rather it refers to any activities and interactions between learning community members which contribute towards shared endeavours.</text:p>
      <text:p text:style-name="Text_20_body">The term expounds a view of learning as happening between the poles of direct instruction and free exploration. A</text:p>
      <text:p text:style-name="Text_20_body">The core activity of my participants was implementation of chosen game design patterns.</text:p>
      <text:p text:style-name="Text_20_body">In starting experiments we saw that the long time in building the relevant knowledge to identify, agree on and implement game patterns negatively impacted motivation.</text:p>
      <text:p text:style-name="Text_20_body">In order to accelerate the process of making a game to fit into contextual expectations of an acceptable project timeframe, I pre-chose the genre of game to be made and pre-prepared a set of coded example and tutorials to implement a range of game design patterns.</text:p>
      <text:p text:style-name="Text_20_body">In PBL, UDL and other models - learner choice and building agency is shown to be of value in increasing engagement and ownership over learning.</text:p>
      <text:h text:style-name="Heading_20_3" text:outline-level="3"><text:bookmark-start text:name="personal-dimension-of-the-learning---personal-appropriation"/>Personal Dimension of the Learning - Personal Appropriation<text:bookmark-end text:name="personal-dimension-of-the-learning---personal-appropriation"/></text:h>
      <text:p text:style-name="First_20_paragraph">In line with sociocultural approaches Rogoff points out the limits of an understanding of knowledge which promotes a view of knowledge as transmission from teacher to learner and is thus an individual process. Instead this exploration of knowledge and practices is framed as a mutual process.</text:p>
      <text:p text:style-name="Text_20_body">While, this is potentially problematic in classroom environments, the mutuality of the process is evident in my responses to tensions via changes in design and spontaneous practices and understandings of knowledge required to make games enacted by participants.</text:p>
      <text:p text:style-name="Text_20_body">One significant tension I felt in evolving design was a nagging feeling that learning happening should be documented, or linked to some kind of curriculum. There are elements of the design which suit development of coding concepts and Computational Thinking. However, I felt reluctance to explicitly teach these links via direct transmission.</text:p>
      <text:h text:style-name="Heading_20_2" text:outline-level="2"><text:bookmark-start text:name="culturally-inclusive-methods-to-kick-start-game-making-communities"/>Culturally Inclusive Methods to Kick Start Game Making Communities<text:bookmark-end text:name="culturally-inclusive-methods-to-kick-start-game-making-communities"/></text:h>
      <text:p text:style-name="First_20_paragraph">2022-08-11 - now thinking of putting this chapter first. Fits with narrative. And the progression from broader cultural factors, creating a coding culture, and linking to home interests / cultures.</text:p>
      <text:p text:style-name="Text_20_body">Thus not dealing with the primary unit of activity yet, giving the cultural context. And exploring barriers to participation and efforts to overcome them.</text:p>
      <text:h text:style-name="Heading_20_3" text:outline-level="3"><text:bookmark-start text:name="overview-of-contents-of-chapter"/>Overview of contents of chapter<text:bookmark-end text:name="overview-of-contents-of-chapter"/></text:h>
      <text:p text:style-name="First_20_paragraph">NOTE - Also when to put data about TOOLS in this chapter or that of the design chapter. As interlinked. Perhaps data in design chapter when it is based on journal notes and personal / literature based decisions. And observations in this chapter when can be based up by observable behaviour.</text:p>
      <text:p text:style-name="Text_20_body">RESPONSES TO DESIGN &amp; INTERVENTIONS</text:p>
      <text:p text:style-name="Text_20_body">NOTE - THIS IS HARD TO WRITE UNTIL THE DESIGN CHAPTER HAS BEEN COMPLETED - RETURN TO THIS LATER.</text:p>
      <text:p text:style-name="Text_20_body">Based on Specific Interventions/ Design Choices and responses (if not previous activity)</text:p>
      <text:h text:style-name="Heading_20_3" text:outline-level="3"><text:bookmark-start text:name="tools"/>Tools<text:bookmark-end text:name="tools"/></text:h>
      <text:list text:style-name="L34">
        <text:list-item>
          <text:p text:style-name="P34">Responses to choice of tools &amp; Communities Choice of Coding Tools / Environment / Communities</text:p>
          <text:list text:style-name="L35">
            <text:list-item>
              <text:p text:style-name="P35">Why not Scratch? Less of a community? So how to replace this? What of time considerations?</text:p>
            </text:list-item>
          </text:list>
        </text:list-item>
        <text:list-item>
          <text:p text:style-name="P34">Physical Elements as Tools</text:p>
          <text:list text:style-name="L36">
            <text:list-item>
              <text:p text:style-name="P36">end boxes used as motivator / engagement</text:p>
            </text:list-item>
            <text:list-item>
              <text:p text:style-name="P36">extract from interview?</text:p>
            </text:list-item>
          </text:list>
        </text:list-item>
      </text:list>
      <text:h text:style-name="Heading_20_3" text:outline-level="3"><text:bookmark-start text:name="creating-community-activity"/>Creating Community Activity<text:bookmark-end text:name="creating-community-activity"/></text:h>
      <text:list text:style-name="L37">
        <text:list-item>
          <text:p text:style-name="P37">Peer - side by side coding.</text:p>
          <text:list text:style-name="L38">
            <text:list-item>
              <text:p text:style-name="P38">Parents coding too. See the comments by Mi and her interactions / commentary. And the interaction of Ch-Pa and Te - the quiest support there.</text:p>
            </text:list-item>
          </text:list>
        </text:list-item>
        <text:list-item>
          <text:p text:style-name="P37">Game Playing and Playtesting</text:p>
          <text:list text:style-name="L39">
            <text:list-item>
              <text:p text:style-name="P39">Game playing at start of program - no observations but sets context</text:p>
            </text:list-item>
            <text:list-item>
              <text:p text:style-name="P39">Play testing - and challenge - a culture of “hardness”, curiosity about number of levels, as a vehicle for peer support,</text:p>
            </text:list-item>
          </text:list>
        </text:list-item>
        <text:list-item>
          <text:p text:style-name="P37">Drama Process</text:p>
        </text:list-item>
        <text:list-item>
          <text:p text:style-name="P37">differencing attitudes to games and technology</text:p>
        </text:list-item>
        <text:list-item>
          <text:p text:style-name="P37">a reflective process to avoid distracting from activity &amp; to share goals and process publically</text:p>
        </text:list-item>
      </text:list>
      <text:h text:style-name="Heading_20_3" text:outline-level="3"><text:bookmark-start text:name="bridging-norms-and-values"/>Bridging Norms and Values<text:bookmark-end text:name="bridging-norms-and-values"/></text:h>
      <text:list text:style-name="L40">
        <text:list-item>
          <text:p text:style-name="P40">Drawing on Funds of Game cultures</text:p>
          <text:list text:style-name="L41">
            <text:list-item>
              <text:p text:style-name="P41">player and maker types</text:p>
            </text:list-item>
            <text:list-item>
              <text:p text:style-name="P41">how to support emerging behaviours and give licence to young people - side / sub missions</text:p>
            </text:list-item>
            <text:list-item>
              <text:p text:style-name="P41">the sub missions - divergent activities can be productive</text:p>
            </text:list-item>
            <text:list-item>
              <text:p text:style-name="P41">knowledge of GDP a fund - but one covered in detail in next chapter.</text:p>
            </text:list-item>
          </text:list>
        </text:list-item>
      </text:list>
      <text:p text:style-name="First_20_paragraph">Organic Responses emerging naturally from community - problems solving - navigating limits of facilitator time - Fund of Knowledge that - Home cultures and interests guiding subject matter for sub missions and character / scenario choice.</text:p>
      <text:p text:style-name="Text_20_body">NOTE - THE DISCUSSION HERE ON FUNDS - NEEDS TO BE CLEAR HOW TO SEPARATE OUT FROM GDPS in the next chapter</text:p>
      <text:h text:style-name="Heading_20_4" text:outline-level="4"><text:bookmark-start text:name="notes-on-discussion"/>Notes on Discussion<text:bookmark-end text:name="notes-on-discussion"/></text:h>
      <text:p text:style-name="First_20_paragraph">These are quite disparate so probably makes sense to have a separate discussion entwined in each section rather than one section at the ends.</text:p>
      <text:p text:style-name="Text_20_body">Relevant theory / studies.</text:p>
      <text:list text:style-name="L42">
        <text:list-item>
          <text:p text:style-name="P42">funds of knowledge</text:p>
        </text:list-item>
        <text:list-item>
          <text:p text:style-name="P42">AT theory for sub missions, in preparation for chapter on main mission / unit of activity</text:p>
        </text:list-item>
      </text:list>
      <text:p text:style-name="First_20_paragraph">This section uses AT’s focus on rules / norms and interactions with other activity systems at home.</text:p>
      <text:h text:style-name="Heading_20_2" text:outline-level="2"><text:bookmark-start text:name="vignette-to-start-chapter---something-cultural"/>Vignette to start chapter - something Cultural<text:bookmark-end text:name="vignette-to-start-chapter---something-cultural"/></text:h>
      <text:p text:style-name="First_20_paragraph">Choices</text:p>
      <text:list text:style-name="L43">
        <text:list-item>
          <text:p text:style-name="P43">Something about aliens / feedback? Sub- Missions?</text:p>
        </text:list-item>
        <text:list-item>
          <text:p text:style-name="P43">Something about drawing on home interests.</text:p>
        </text:list-item>
      </text:list>
      <text:p text:style-name="First_20_paragraph">Something like the social activity of Vignette Sh and Th - perhaps even that one - as it goes on to describe the different kinds of interactions. But that is more interpersonal interactions for the most part. Here we are looking at something cultural??</text:p>
      <text:h text:style-name="Heading_20_2" text:outline-level="2"><text:bookmark-start text:name="extracts-from-interview"/>Extract/s from Interview<text:bookmark-end text:name="extracts-from-interview"/></text:h>
      <text:p text:style-name="First_20_paragraph">Something about aliens / feedback? Missions?</text:p>
      <text:h text:style-name="Heading_20_2" text:outline-level="2"><text:bookmark-start text:name="commentary-on-vignette-exploring-activity-from-3-planes-of-reference."/>Commentary on Vignette exploring activity from 3 planes of reference.<text:bookmark-end text:name="commentary-on-vignette-exploring-activity-from-3-planes-of-reference."/></text:h>
      <text:p text:style-name="First_20_paragraph">In this vignette we can pick on the 3 planes analysed in design… DROP EITHER THIS 3 PLANES / OR THE ONE IN DESIGN? IS THIS NEEDED? ONGOING DISCUSSION ON WHEN HOW TO USE THIS.</text:p>
      <text:h text:style-name="Heading_20_2" text:outline-level="2"><text:bookmark-start text:name="discussions-on-different-interventions"/>Discussions on different interventions<text:bookmark-end text:name="discussions-on-different-interventions"/></text:h>
      <text:h text:style-name="Heading_20_3" text:outline-level="3"><text:bookmark-start text:name="game-playing-and-playtesting"/>Game Playing and Playtesting<text:bookmark-end text:name="game-playing-and-playtesting"/></text:h>
      <text:p text:style-name="First_20_paragraph">NOTE - Include examples here which do not talk of GDP explicitly - but other cultural aspects.</text:p>
      <text:h text:style-name="Heading_20_4" text:outline-level="4"><text:bookmark-start text:name="game-playing-at-start-of-program---no-observations-but-sets-context"/>Game playing at start of program - no observations but sets context<text:bookmark-end text:name="game-playing-at-start-of-program---no-observations-but-sets-context"/></text:h>
      <text:p text:style-name="First_20_paragraph">Find examples</text:p>
      <text:h text:style-name="Heading_20_4" text:outline-level="4"><text:bookmark-start text:name="play-testing---and-challenge---a-culture-of-hardness-curiousity-about-number-of-levels-as-a-vehicle-for-peer-support"/>Play testing - and challenge - a culture of “hardness”, curiousity about number of levels, as a vehicle for peer support,<text:bookmark-end text:name="play-testing---and-challenge---a-culture-of-hardness-curiousity-about-number-of-levels-as-a-vehicle-for-peer-support"/></text:h>
      <text:p text:style-name="First_20_paragraph">Find examples</text:p>
      <text:h text:style-name="Heading_20_3" text:outline-level="3"><text:bookmark-start text:name="drama-fictional-frameworks"/>Drama / Fictional Frameworks:<text:bookmark-end text:name="drama-fictional-frameworks"/></text:h>
      <text:p text:style-name="First_20_paragraph">I use to increase learner engagement in game making is the concept of using a fictional scenario or simulation. A fictional community while less authentic than a professional community, can still provide some of the associated benefits of authenticity. I have worked with practitioners of Drama Education department at Manchester Metropolitan University to develop such fictional dramas, but you do not have to be a trained drama practitioner to draw on key techniques to increase learner engagement. For example, I asked trainee teachers to devise a scenario to support a series of sessions and they used a fiction of making games for an alien race coming to destroy the earth. The process of using a fictional situation can help with the motivation and reflection of learners in the following ways:</text:p>
      <text:list text:style-name="L44">
        <text:list-item>
          <text:p text:style-name="P44">Asking learners to step into a role can increase identification with participation in the project. For example you may say “As game designers, we will make this game for a particular audience”.</text:p>
        </text:list-item>
        <text:list-item>
          <text:p text:style-name="P44">Fictional situations can help create a sense of imagined jeopardy which can help learners stay on track with their creative timescale and may increase their commitment to the process.</text:p>
        </text:list-item>
        <text:list-item>
          <text:p text:style-name="P44">When learners share their games with their real or imagined audience, they can talk through their design decisions and challenges, thus creating an opportunity for reflection.</text:p>
        </text:list-item>
        <text:list-item>
          <text:p text:style-name="P44">Drama processes can help explore identification with or hostility to gaming cultures.</text:p>
        </text:list-item>
      </text:list>
      <text:h text:style-name="Heading_20_3" text:outline-level="3"><text:bookmark-start text:name="physical-computing-and-game-making"/>Physical Computing and Game Making:<text:bookmark-end text:name="physical-computing-and-game-making"/></text:h>
      <text:list text:style-name="L45">
        <text:list-item>
          <text:p text:style-name="P45">There is scant evidence for this in the video data.</text:p>
        </text:list-item>
        <text:list-item>
          <text:p text:style-name="P45">I can make observations from journal notes and try to find mention of it in interviews.</text:p>
        </text:list-item>
      </text:list>
      <text:p text:style-name="First_20_paragraph">(Imported Writing) <text:span text:style-name="T2">Physical Computing and Game Making:</text:span> The use of physical computing to create concrete and tangible activities can increase the engagement and motivation of learners <text:reference-mark-start text:name="ZOTERO_ITEM CSL_CITATION {&quot;citationID&quot;:&quot;dcjdrcwp&quot;,&quot;citationItems&quot;:[{&quot;id&quot;:8426,&quot;prefix&quot;:&quot;&quot;,&quot;uri&quot;:[&quot;http://zotero.org/users/1913249/items/T4NDX3J8&quot;],&quot;suffix&quot;:&quot;&quot;,&quot;itemData&quot;:{&quot;publisher&quot;:&quot;ACM&quot;,&quot;event-title&quot;:&quot;WiPSCE '15: Workshop in Primary and Secondary Computing Education&quot;,&quot;issued&quot;:{&quot;date-parts&quot;:[[2015,11,9]]},&quot;title&quot;:&quot;Students' attitudes and motivation during robotics activities&quot;,&quot;container-title&quot;:&quot;Proceedings of the Workshop in Primary and Secondary Computing Education&quot;,&quot;citation-key&quot;:&quot;kaloti-hallak_students_2015&quot;,&quot;author&quot;:[{&quot;family&quot;:&quot;Kaloti-Hallak&quot;,&quot;given&quot;:&quot;Fatima&quot;},{&quot;family&quot;:&quot;Armoni&quot;,&quot;given&quot;:&quot;Michal&quot;},{&quot;family&quot;:&quot;Ben-Ari&quot;,&quot;given&quot;:&quot;Mordechai&quot;}],&quot;page&quot;:&quot;102-110&quot;,&quot;accessed&quot;:{&quot;date-parts&quot;:[[2022,2,19]]},&quot;ISBN&quot;:&quot;978-1-4503-3753-3&quot;,&quot;id&quot;:&quot;kaloti-hallak_students_2015&quot;,&quot;language&quot;:&quot;en&quot;,&quot;source&quot;:&quot;DOI.org (Crossref)&quot;,&quot;event-place&quot;:&quot;London United Kingdom&quot;,&quot;DOI&quot;:&quot;10.1145/2818314.2818317&quot;,&quot;URL&quot;:&quot;https://dl.acm.org/doi/10.1145/2818314.2818317&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type&quot;:&quot;paper-conference&quot;,&quot;publisher-place&quot;:&quot;London United Kingdom&quot;},&quot;uris&quot;:[&quot;http://zotero.org/users/1913249/items/T4NDX3J8&quot;]}],&quot;schema&quot;:&quot;https://github.com/citation-style-language/schema/raw/master/csl-citation.json&quot;,&quot;properties&quot;:{&quot;noteIndex&quot;:0,&quot;formattedCitation&quot;:&quot;[@kaloti-hallak_students_2015]&quot;}} RNDfrniytdank"/>&lt;Do Zotero Refresh: [@kaloti-hallak_students_2015]&gt;<text:reference-mark-end text:name="ZOTERO_ITEM CSL_CITATION {&quot;citationID&quot;:&quot;dcjdrcwp&quot;,&quot;citationItems&quot;:[{&quot;id&quot;:8426,&quot;prefix&quot;:&quot;&quot;,&quot;uri&quot;:[&quot;http://zotero.org/users/1913249/items/T4NDX3J8&quot;],&quot;suffix&quot;:&quot;&quot;,&quot;itemData&quot;:{&quot;publisher&quot;:&quot;ACM&quot;,&quot;event-title&quot;:&quot;WiPSCE '15: Workshop in Primary and Secondary Computing Education&quot;,&quot;issued&quot;:{&quot;date-parts&quot;:[[2015,11,9]]},&quot;title&quot;:&quot;Students' attitudes and motivation during robotics activities&quot;,&quot;container-title&quot;:&quot;Proceedings of the Workshop in Primary and Secondary Computing Education&quot;,&quot;citation-key&quot;:&quot;kaloti-hallak_students_2015&quot;,&quot;author&quot;:[{&quot;family&quot;:&quot;Kaloti-Hallak&quot;,&quot;given&quot;:&quot;Fatima&quot;},{&quot;family&quot;:&quot;Armoni&quot;,&quot;given&quot;:&quot;Michal&quot;},{&quot;family&quot;:&quot;Ben-Ari&quot;,&quot;given&quot;:&quot;Mordechai&quot;}],&quot;page&quot;:&quot;102-110&quot;,&quot;accessed&quot;:{&quot;date-parts&quot;:[[2022,2,19]]},&quot;ISBN&quot;:&quot;978-1-4503-3753-3&quot;,&quot;id&quot;:&quot;kaloti-hallak_students_2015&quot;,&quot;language&quot;:&quot;en&quot;,&quot;source&quot;:&quot;DOI.org (Crossref)&quot;,&quot;event-place&quot;:&quot;London United Kingdom&quot;,&quot;DOI&quot;:&quot;10.1145/2818314.2818317&quot;,&quot;URL&quot;:&quot;https://dl.acm.org/doi/10.1145/2818314.2818317&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type&quot;:&quot;paper-conference&quot;,&quot;publisher-place&quot;:&quot;London United Kingdom&quot;},&quot;uris&quot;:[&quot;http://zotero.org/users/1913249/items/T4NDX3J8&quot;]}],&quot;schema&quot;:&quot;https://github.com/citation-style-language/schema/raw/master/csl-citation.json&quot;,&quot;properties&quot;:{&quot;noteIndex&quot;:0,&quot;formattedCitation&quot;:&quot;[@kaloti-hallak_students_2015]&quot;}} RNDfrniytdank"/>. Making the digital concepts physical, and thus allowing exploration via diverse means, also aligns with inclusive learning principles. To support my game making projects, I created simple arcade cabinets out of wood with retro arcade buttons. Connecting arcade buttons to the computer via simple electronics is a project which can be completed quickly. The process of students building their own arcade cabinets for a games showcase increased their perception of the authenticity of their end goal. Some families created low-tech, customised arcade cabinets using cardboard. Although my studies have been small-scale the self-reported effects on learner engagement and motivation of this part of the program were significant.</text:p>
      <text:h text:style-name="Heading_20_3" text:outline-level="3"><text:bookmark-start text:name="tools-specifics-on-code-playgrounds-and-phaser-and-a-javascript-framework"/>Tools: Specifics on Code Playgrounds and Phaser and a Javascript framework<text:bookmark-end text:name="tools-specifics-on-code-playgrounds-and-phaser-and-a-javascript-framework"/></text:h>
      <text:p text:style-name="First_20_paragraph">Make point that it is hard to separate out tools and communities. In case of Mozilla, code playgrounds, and teach the web, and the culture of developers and teaching communities they are interlinked.</text:p>
      <text:p text:style-name="Text_20_body">Discuss and compare to Kafai in book, the lineage of Logo, Scratch. Instead the more authentic approach of a real language.</text:p>
      <text:p text:style-name="Text_20_body">The limits that this imposed and the development of a new technique of patching as a process, and the use of code frameworks. This you can argue is a much more authentic process which could get extended in other directions.</text:p>
      <text:p text:style-name="Text_20_body">Bring out detail from the study to this section.</text:p>
      <text:list text:style-name="L46">
        <text:list-item>
          <text:p text:style-name="P46">the media literacy practices of transfer between tools - similar to other studies - see guided participation papers</text:p>
        </text:list-item>
      </text:list>
      <text:h text:style-name="Heading_20_3" text:outline-level="3"><text:bookmark-start text:name="why-glitch-and-code-playgrounds"/>Why Glitch and Code Playgrounds<text:bookmark-end text:name="why-glitch-and-code-playgrounds"/></text:h>
      <text:p text:style-name="First_20_paragraph">[THIS IS FROM MY PERSPECTIVE SO SHIFT TO PREVIOUS CHAPTER?]</text:p>
      <text:p text:style-name="Text_20_body">An unusual approach so why?</text:p>
      <text:list text:style-name="L47">
        <text:list-item>
          <text:p text:style-name="P47">involvement with mozilla / teach the web</text:p>
        </text:list-item>
        <text:list-item>
          <text:p text:style-name="P47">authenticity - link between developer community and education, global in scope</text:p>
        </text:list-item>
        <text:list-item>
          <text:p text:style-name="P47">can use a cut and paste, remix, irreverant approach - link to media activist / hacktivist pirate cultures.</text:p>
        </text:list-item>
      </text:list>
      <text:p text:style-name="First_20_paragraph">other unexpected Benefits</text:p>
      <text:list text:style-name="L48">
        <text:list-item>
          <text:p text:style-name="P48">could bring in other web creation resource, piskel,</text:p>
        </text:list-item>
      </text:list>
      <text:p text:style-name="First_20_paragraph">Tensions compared to other more walled garden approaches - see below in tensions / move to make code.</text:p>
      <text:h text:style-name="Heading_20_3" text:outline-level="3"><text:bookmark-start text:name="code-examples-and-step-by-step-tutorials"/>Code Examples and Step By Step Tutorials<text:bookmark-end text:name="code-examples-and-step-by-step-tutorials"/></text:h>
      <text:p text:style-name="First_20_paragraph">Towards the end of phase 1 I began to create code examples to illustrate of how particular commonly requested game features were implemented. These barebone game projects were hosted on a code playground. An online document in our shared google drive working space linked to these examples. I would help participants access this when they requested a certain feature. This list of game features began to grow. For phase one these code example were not particularly successful at increasing learner independence. There were differences in the code structure of their games and the examples and translation was not intuitive.</text:p>
      <text:p text:style-name="Text_20_body">In phase 2 I began to write up the implementation of the same game features but more closely integrated with the new starting code template used. Thus these individual tutorials became much directive. The step by step tutorials were available online and also as printed A4 hand outs which were provided on request of the older participants. I have brought the workshops resources together a book published on the FLOSS Manuals documentation platform Chesterman, 2019).</text:p>
      <text:h text:style-name="Heading_20_3" text:outline-level="3"><text:bookmark-start text:name="guided-code-patching"/>Guided Code Patching<text:bookmark-end text:name="guided-code-patching"/></text:h>
      <text:p text:style-name="First_20_paragraph">In response to on-going frustrations of time blockages, where were commonly reflected back by participants, even after step-by-step tutorials were introduced, I added an additional layer of a more systematic structure to the existing resources. Visual aids guided where to cut and paste code patches within their code structure with a greater level of specificity see figure as an example. This addressed a common lack of detailed understanding of the underlying code structure used in the code and the importance to place code extracts in the correct function to maintain the integrity of the syntax.</text:p>
      <text:p text:style-name="Text_20_body"/>
      <text:p text:style-name="Text_20_body">In making decisions like the one to include extra visual scaffolding in step by step documentations. I am balancing here many different factors of concern in the complex learning environment. These include; authenticity of programming environment and language, use of the existing structure of the phaser library, the learning process of participants getting stuck and having to resolve tensions, my time limits providing individual support as a facilitator of a group, and the patience of participants when they encounter incomplete documentation.</text:p>
      <text:p text:style-name="Text_20_body">During this process of careful documentation I became concerned that over facilitation in this instructional way would remove the possibility for errors and thus reduce the opportunities for learning from resolving failure. However, while each stage of the process of adding game pattern was documented in as complete a fashion as possible, in practice mistakes were still made and additional customisations were made. Thus while the process did reduce dependency on my input as a facilitator there were still opportunities for me to support and resolve coding errors in person. When doing this I or other volunteers were able at times to give wider perspectives on the details of specific coding concepts and wider computational patterns. For example in terms of process, rather than writing code from first principles, this ‘code patching’ technique and subsequent debugging more closely represents the kinds of skills used by computer professionals on an everyday basis</text:p>
      <text:h text:style-name="Heading_20_3" text:outline-level="3"><text:bookmark-start text:name="on-debugging-and-embracing-different-types-of-errors"/>On Debugging and Embracing Different Types of Errors<text:bookmark-end text:name="on-debugging-and-embracing-different-types-of-errors"/></text:h>
      <text:p text:style-name="First_20_paragraph">In the context surrounding the interaction outlined in the above vignette, the parent had tried valiantly to overcome a conflict caused by incomplete documentation and her own incomplete knowledge of the computational patterns used in the construction of the game’s code. A way to start to normalise the experience of overcoming blocks is to get greater granularity on into the detail and types or errors. In the art of war on errors, we must know our enemy. These include:</text:p>
      <text:list text:style-name="L49">
        <text:list-item>
          <text:p text:style-name="P49"><text:span text:style-name="T2">Syntax and Program Errors</text:span> are errors in your code which stop the game from functioning at all, often resulting in a blank screen.</text:p>
        </text:list-item>
        <text:list-item>
          <text:p text:style-name="P49"><text:span text:style-name="T2">No Behaviour Bugs</text:span> are errors which in your code which don’t stop the game from functioning but your intended effect is not present when it should be.</text:p>
        </text:list-item>
        <text:list-item>
          <text:p text:style-name="P49"><text:span text:style-name="T2">Glitches</text:span> don’t stop your game from running but as you play you see that there is an unintended effect. The game does something different from what we want it to do.</text:p>
        </text:list-item>
      </text:list>
      <text:h text:style-name="Heading_20_4" text:outline-level="4"><text:bookmark-start text:name="examples"/>Examples<text:bookmark-end text:name="examples"/></text:h>
      <text:p text:style-name="First_20_paragraph">Short examples of different types and the affect implications.</text:p>
      <text:list text:style-name="L50">
        <text:list-item>
          <text:p text:style-name="P50">Glitch - 2019-05-08 - Te and Da - create moving enemy but it totally leaves the screen. This caused amusement and participants knew how they thought they would follow that up.</text:p>
        </text:list-item>
      </text:list>
      <text:p text:style-name="First_20_paragraph">The game making style of some participants – for the most part young people – seemed particularly likely to induce glitches and their unintended effects in game play. As a facilitator I began to celebrate these glitches with participants and explore with them the opportunities they provided to understand the related code in a way that was often concrete, engaging and and playful.</text:p>
      <text:h text:style-name="Heading_20_4" text:outline-level="4"><text:bookmark-start text:name="discussion."/>Discussion.<text:bookmark-end text:name="discussion."/></text:h>
      <text:p text:style-name="First_20_paragraph">Further analysis of the different kinds of errors that are likely to arrive and testing different strategies for dealing with them that take into account the zone or proximal development of the participants may provide not only useful input for the participants, but also opportunities to check understandings of processes and game patterns and computational patterns in use.</text:p>
      <text:p text:style-name="Text_20_body">Question - do more useful / less de-motivating errors result from remixing and game patching?</text:p>
      <text:p text:style-name="Text_20_body">Perhaps see the above glitch examples. Not fully understanding every line of code can create a fun, unpredictable environment. We can infer from these examples that wrong behaviour may be easier to investigate and to correct than no-behaviour errors.</text:p>
      <text:h text:style-name="Heading_20_3" text:outline-level="3"><text:bookmark-start text:name="notes-on-supporting-evidence-from-data"/>Notes on supporting evidence from Data<text:bookmark-end text:name="notes-on-supporting-evidence-from-data"/></text:h>
      <text:h text:style-name="Heading_20_4" text:outline-level="4"><text:bookmark-start text:name="division-of-labour---code-patching-and-experimentation"/>Division of Labour - code patching and experimentation<text:bookmark-end text:name="division-of-labour---code-patching-and-experimentation"/></text:h>
      <text:p text:style-name="First_20_paragraph">While the parents are the ones doing the majority of the heavily lifting importing new code, children are observering and emulating this behaviour.</text:p>
      <text:p text:style-name="Text_20_body">The documentation leads to a page with code examples. In one interaction child Ne visits the page to add a mechanic, starts to scan it, highlights some code, but then seems to change her mind - perhaps recognising limits - or fearing the process of breaking her game - and returns to more familiar territory of changing game assets and level design.</text:p>
      <text:h text:style-name="Heading_20_2" text:outline-level="2"><text:bookmark-start text:name="discussion-in-relation-to-existing-research"/>Discussion in Relation to Existing Research<text:bookmark-end text:name="discussion-in-relation-to-existing-research"/></text:h>
      <text:p text:style-name="First_20_paragraph">Make links and try to develop knowledge inline with…</text:p>
      <text:p text:style-name="Text_20_body">See summary at start of the chapter.</text:p>
      <text:h text:style-name="Heading_20_1" text:outline-level="1"><text:bookmark-start text:name="headings-for-this-chapter"/>Headings for this Chapter<text:bookmark-end text:name="headings-for-this-chapter"/></text:h>
      <text:list text:style-name="L51">
        <text:list-item>
          <text:p text:style-name="P51"><text:a xlink:type="simple" xlink:href="#chapter-overview" office:name=""><text:span text:style-name="Definition">Chapter overview</text:span></text:a></text:p>
        </text:list-item>
        <text:list-item>
          <text:p text:style-name="P51"><text:a xlink:type="simple" xlink:href="#chapter-introduction" office:name=""><text:span text:style-name="Definition">Chapter introduction</text:span></text:a></text:p>
        </text:list-item>
        <text:list-item>
          <text:p text:style-name="P51"><text:a xlink:type="simple" xlink:href="#other-documents" office:name=""><text:span text:style-name="Definition">Other Documents</text:span></text:a></text:p>
        </text:list-item>
        <text:list-item>
          <text:p text:style-name="P51"><text:a xlink:type="simple" xlink:href="#introduction-to-this-writing" office:name=""><text:span text:style-name="Definition">Introduction to This Writing</text:span></text:a></text:p>
        </text:list-item>
        <text:list-item>
          <text:p text:style-name="P51"><text:a xlink:type="simple" xlink:href="#context-for-this-writing" office:name=""><text:span text:style-name="Definition">Context for this writing</text:span></text:a></text:p>
        </text:list-item>
        <text:list-item>
          <text:p text:style-name="P51"><text:a xlink:type="simple" xlink:href="#study-of-vignette-a" office:name=""><text:span text:style-name="Definition">Study of Vignette A</text:span></text:a></text:p>
          <text:list text:style-name="L52">
            <text:list-item>
              <text:p text:style-name="P52"><text:a xlink:type="simple" xlink:href="#descriptive-commentary-on-vignette-a" office:name=""><text:span text:style-name="Definition">Descriptive Commentary on Vignette A</text:span></text:a></text:p>
            </text:list-item>
            <text:list-item>
              <text:p text:style-name="P52"><text:a xlink:type="simple" xlink:href="#other-notes-on-use-of-gdp-to-integrate-with-above" office:name=""><text:span text:style-name="Definition">Other Notes on use of GDP (to integrate with above)</text:span></text:a></text:p>
            </text:list-item>
          </text:list>
        </text:list-item>
        <text:list-item>
          <text:p text:style-name="P51"><text:a xlink:type="simple" xlink:href="#representing-coded-the-patterns-of-activity-via-coded-data--" office:name=""><text:span text:style-name="Definition">Representing Coded the Patterns of Activity via coded data -</text:span></text:a></text:p>
          <text:list text:style-name="L53">
            <text:list-item>
              <text:p text:style-name="P53"><text:a xlink:type="simple" xlink:href="#describing-design-stages-for-this-pair" office:name=""><text:span text:style-name="Definition">Describing design stages for this pair</text:span></text:a></text:p>
            </text:list-item>
            <text:list-item>
              <text:p text:style-name="P53"><text:a xlink:type="simple" xlink:href="#further-observations-and-discussion-on-game-making-activity" office:name=""><text:span text:style-name="Definition">Further observations and discussion on game making activity</text:span></text:a></text:p>
            </text:list-item>
          </text:list>
        </text:list-item>
        <text:list-item>
          <text:p text:style-name="P51"><text:a xlink:type="simple" xlink:href="#identifying-gdp-as-key-unit-of-analysis" office:name=""><text:span text:style-name="Definition">Identifying GDP as key unit of Analysis</text:span></text:a></text:p>
          <text:list text:style-name="L54">
            <text:list-item>
              <text:p text:style-name="P54"><text:a xlink:type="simple" xlink:href="#relating-to-at-and-design-theory" office:name=""><text:span text:style-name="Definition">Relating to AT and design Theory</text:span></text:a></text:p>
            </text:list-item>
          </text:list>
        </text:list-item>
        <text:list-item>
          <text:p text:style-name="P51"><text:a xlink:type="simple" xlink:href="#other-findings-emerging-related-to-game-design-patterns" office:name=""><text:span text:style-name="Definition">Other Findings Emerging related to Game Design Patterns</text:span></text:a></text:p>
          <text:list text:style-name="L55">
            <text:list-item>
              <text:p text:style-name="P55"><text:a xlink:type="simple" xlink:href="#cultural-interpersonal-personal-planes-analysis-of-use-of-gdps" office:name=""><text:span text:style-name="Definition">Cultural, Interpersonal &amp; Personal Planes Analysis of use of GDPs</text:span></text:a></text:p>
            </text:list-item>
          </text:list>
        </text:list-item>
        <text:list-item>
          <text:p text:style-name="P51"><text:a xlink:type="simple" xlink:href="#cultural-plane-apprenticeship---and-game-patterns" office:name=""><text:span text:style-name="Definition">Cultural Plane / Apprenticeship - and Game patterns</text:span></text:a></text:p>
          <text:list text:style-name="L56">
            <text:list-item>
              <text:p text:style-name="P56"><text:a xlink:type="simple" xlink:href="#use-of-design-patterns-as-a-form-of-to-facilitate-apprenticeship" office:name=""><text:span text:style-name="Definition">Use of design patterns as a form of / to facilitate apprenticeship</text:span></text:a></text:p>
            </text:list-item>
            <text:list-item>
              <text:p text:style-name="P56"><text:a xlink:type="simple" xlink:href="#accessing-external-help" office:name=""><text:span text:style-name="Definition">Accessing External Help</text:span></text:a></text:p>
            </text:list-item>
          </text:list>
        </text:list-item>
        <text:list-item>
          <text:p text:style-name="P51"><text:a xlink:type="simple" xlink:href="#interpersonal-plane-guided-participation" office:name=""><text:span text:style-name="Definition">Interpersonal Plane (Guided Participation)</text:span></text:a></text:p>
          <text:list text:style-name="L57">
            <text:list-item>
              <text:p text:style-name="P57"><text:a xlink:type="simple" xlink:href="#gdps-used-as-an-organising-tool" office:name=""><text:span text:style-name="Definition">GDPs used as an organising tool</text:span></text:a></text:p>
            </text:list-item>
            <text:list-item>
              <text:p text:style-name="P57"><text:a xlink:type="simple" xlink:href="#gdps-and-division-of-labour" office:name=""><text:span text:style-name="Definition">GDPs and division of Labour</text:span></text:a></text:p>
            </text:list-item>
            <text:list-item>
              <text:p text:style-name="P57"><text:a xlink:type="simple" xlink:href="#gdp-and-sustaining-engagement" office:name=""><text:span text:style-name="Definition">GDP and sustaining engagement</text:span></text:a></text:p>
            </text:list-item>
            <text:list-item>
              <text:p text:style-name="P57"><text:a xlink:type="simple" xlink:href="#gdps-to-support-iterative-design-practices" office:name=""><text:span text:style-name="Definition">GDPs to support Iterative Design Practices</text:span></text:a></text:p>
            </text:list-item>
            <text:list-item>
              <text:p text:style-name="P57"><text:a xlink:type="simple" xlink:href="#interaction-of-gdps-with-playtesting-as-method" office:name=""><text:span text:style-name="Definition">Interaction of GDPs with Playtesting as method</text:span></text:a></text:p>
            </text:list-item>
          </text:list>
        </text:list-item>
        <text:list-item>
          <text:p text:style-name="P51"><text:a xlink:type="simple" xlink:href="#personal-plane" office:name=""><text:span text:style-name="Definition">Personal Plane</text:span></text:a></text:p>
          <text:list text:style-name="L58">
            <text:list-item>
              <text:p text:style-name="P58"><text:a xlink:type="simple" xlink:href="#mutual-approaches-to-knowledge-building" office:name=""><text:span text:style-name="Definition">Mutual approaches to knowledge building</text:span></text:a></text:p>
            </text:list-item>
            <text:list-item>
              <text:p text:style-name="P58"><text:a xlink:type="simple" xlink:href="#game-design-patterns-as-a-way-to-give-language-to-participants-when-sharing-back-to-community" office:name=""><text:span text:style-name="Definition">Game Design Patterns as a way to give language to participants when sharing back to Community</text:span></text:a></text:p>
            </text:list-item>
            <text:list-item>
              <text:p text:style-name="P58"><text:a xlink:type="simple" xlink:href="#game-design-patterns-vs-ct-and-more-established-knowledge" office:name=""><text:span text:style-name="Definition">Game Design Patterns vs CT and more established “knowledge”</text:span></text:a></text:p>
            </text:list-item>
          </text:list>
        </text:list-item>
        <text:list-item>
          <text:p text:style-name="P51"><text:a xlink:type="simple" xlink:href="#additional-chapter-discussion" office:name=""><text:span text:style-name="Definition">Additional Chapter Discussion</text:span></text:a></text:p>
          <text:list text:style-name="L59">
            <text:list-item>
              <text:p text:style-name="P59"><text:a xlink:type="simple" xlink:href="#discussion-on-umc-and-primm-in-relation-to-use-of-game-design-patterns-include-or-next-chapter-practitioner-focus" office:name=""><text:span text:style-name="Definition">Discussion on UMC and PRIMM in relation to use of Game Design Patterns? INCLUDE OR NEXT CHAPTER? (Practitioner focus)</text:span></text:a></text:p>
            </text:list-item>
            <text:list-item>
              <text:p text:style-name="P59"><text:a xlink:type="simple" xlink:href="#discussing-game-design-patterns-as-a-tool-to-expose-and-give-participants-a-language-to-discuss-tensions-practitioner-focus" office:name=""><text:span text:style-name="Definition">Discussing Game design patterns as a tool to expose and give participants a language to discuss tensions (Practitioner focus)</text:span></text:a></text:p>
            </text:list-item>
            <text:list-item>
              <text:p text:style-name="P59"><text:a xlink:type="simple" xlink:href="#design-patterns-as-a-middle-level-construct-to-open-door-to-more-concrete-and-abstract-wider-focus" office:name=""><text:span text:style-name="Definition">Design patterns as a “middle level” construct to open door to more concrete and abstract (Wider focus)</text:span></text:a></text:p>
            </text:list-item>
            <text:list-item>
              <text:p text:style-name="P59"><text:a xlink:type="simple" xlink:href="#discussion---pumping-up-the-jam---allowing-for-improvisation-in-design-process." office:name=""><text:span text:style-name="Definition">Discussion - Pumping up the Jam - allowing for improvisation in design process.</text:span></text:a></text:p>
            </text:list-item>
          </text:list>
        </text:list-item>
        <text:list-item>
          <text:p text:style-name="P51"><text:a xlink:type="simple" xlink:href="#outroduction---summary-on-contribution-to-existing-research" office:name=""><text:span text:style-name="Definition">Outroduction - Summary on contribution to existing research</text:span></text:a></text:p>
        </text:list-item>
        <text:list-item>
          <text:p text:style-name="P51"><text:a xlink:type="simple" xlink:href="#transition-conclusion-of-chapter-paragraph---themes-to-explore-in-other-chapters." office:name=""><text:span text:style-name="Definition">Transition Conclusion of Chapter Paragraph - themes to explore in other chapters.</text:span></text:a></text:p>
        </text:list-item>
        <text:list-item>
          <text:p text:style-name="P51"><text:a xlink:type="simple" xlink:href="#transcript-excerpts" office:name=""><text:span text:style-name="Definition">Transcript Excerpts</text:span></text:a></text:p>
          <text:list text:style-name="L60">
            <text:list-item>
              <text:p text:style-name="P60"><text:a xlink:type="simple" xlink:href="#te-da-pt-1" office:name=""><text:span text:style-name="Definition">2019-05-08-te-da pt 1</text:span></text:a></text:p>
            </text:list-item>
          </text:list>
        </text:list-item>
      </text:list>
      <text:h text:style-name="Heading_20_1" text:outline-level="1"><text:bookmark-start text:name="results-on-game-design-patterns"/>Results on Game Design Patterns<text:bookmark-end text:name="results-on-game-design-patterns"/></text:h>
      <text:h text:style-name="Heading_20_2" text:outline-level="2"><text:bookmark-start text:name="chapter-introduction"/>Chapter introduction<text:bookmark-end text:name="chapter-introduction"/></text:h>
      <text:p text:style-name="First_20_paragraph">The purpose of this chapter is to explore how the data gathered informs thinking on two research questions of this study.</text:p>
      <text:list text:style-name="L61">
        <text:list-item>
          <text:p text:style-name="P61">How can game design patterns support the development of coding practices by novices?</text:p>
        </text:list-item>
        <text:list-item>
          <text:p text:style-name="P61">How can the experience of fostering community focused digital game making practices inform wider practice in this area?</text:p>
        </text:list-item>
      </text:list>
      <text:p text:style-name="First_20_paragraph">This section starts with a Vignette of parent child interaction in game making process. The vignette is used to introduce an overview of interpersonal interactions of that pair via analysis of video data.</text:p>
      <text:p text:style-name="Text_20_body">The chapter then focuses on the use of game design patterns (GDPs) by participants in these interactions and then in reference to wider cultural and personal planes of activity.</text:p>
      <text:p text:style-name="Text_20_body">The predominant analytical lens used in the chapter is that of interpersonal activity. Specifically in the form of guided participation in this game making community (Rogoff, )(explored previously). ALTER - MERGE WITH BELOW</text:p>
      <text:p text:style-name="Text_20_body">The working definition of GDPs explored in the literature review and enhanced in the design chapter is augmented with analysis of specific examples of their use by participants in practice.</text:p>
      <text:p text:style-name="Text_20_body">ADDITIONAL COMMENT ON UTILITY / HOW THIS ADDS TO EXISTING RESEARCH</text:p>
      <text:h text:style-name="Heading_20_2" text:outline-level="2"><text:bookmark-start text:name="other-documents"/>Other Documents<text:bookmark-end text:name="other-documents"/></text:h>
      <text:p text:style-name="First_20_paragraph">This chapter builds towards a Matrix that could be included in a concluding chapter. https://docs.google.com/document/d/1DRgpgIUfq5XIktYy-lX4WlviUDnffNc0v8SOeLGgHho/edit Also the RQ questions which answered https://docs.google.com/document/d/1RZnznbR4HKrgL8VFfIqoCrCAJM0mf_sM8iEN4KCGeZ4/edit And the coding structure here<text:line-break/>https://docs.google.com/document/d/19PafC_w_7uObYL4v86IGeeFZTw2yKxjHfP_k85rHk_s/edit#</text:p>
      <text:h text:style-name="Heading_20_2" text:outline-level="2"><text:bookmark-start text:name="introduction-to-this-writing"/>Introduction to This Writing<text:bookmark-end text:name="introduction-to-this-writing"/></text:h>
      <text:p text:style-name="First_20_paragraph">In the previous chapters we will have looked at the research landscape to develop coding and design practices in line with social understandings of learning. In particular, the intentional development of a communities of designers and coders with an educational aims has been explored paying particular attention strategies that educators can use to aid these processes.</text:p>
      <text:p text:style-name="Text_20_body">While this piece of writing contains results, it also contains references to concepts and methodologies which will be included in other chapters in the final thesis. The following bullet pointed list gives an overview of an emerging chapter structure and contents.</text:p>
      <text:list text:style-name="L62">
        <text:list-item>
          <text:p text:style-name="P62">Introduction</text:p>
          <text:list text:style-name="L63">
            <text:list-item>
              <text:p text:style-name="P63">Context</text:p>
              <text:list text:style-name="L64">
                <text:list-item>
                  <text:p text:style-name="P64">Coding digital making’s movement from informal -&gt; formal settings / curriculum</text:p>
                </text:list-item>
                <text:list-item>
                  <text:p text:style-name="P64">Game making as a particular focus of digital making</text:p>
                </text:list-item>
              </text:list>
            </text:list-item>
            <text:list-item>
              <text:p text:style-name="P63">Inclusive approaches and the value of Project Based Learning, Universal Design for Learning</text:p>
              <text:list text:style-name="L65">
                <text:list-item>
                  <text:p text:style-name="P65">Critique of implementations of Computational Thinking as a non-inclusive approach</text:p>
                </text:list-item>
                <text:list-item>
                  <text:p text:style-name="P65">Use of Game design patterns as a more “relatable” pedagogy</text:p>
                </text:list-item>
              </text:list>
            </text:list-item>
            <text:list-item>
              <text:p text:style-name="P63">Description of Research Questions</text:p>
            </text:list-item>
            <text:list-item>
              <text:p text:style-name="P63">Brief outline of thesis chapter structure</text:p>
            </text:list-item>
          </text:list>
        </text:list-item>
        <text:list-item>
          <text:p text:style-name="P62">Literature Review -</text:p>
          <text:list text:style-name="L66">
            <text:list-item>
              <text:p text:style-name="P66">What game making pedagogies exist?</text:p>
              <text:list text:style-name="L67">
                <text:list-item>
                  <text:p text:style-name="P67">UMC and Games - Half-baked games</text:p>
                </text:list-item>
                <text:list-item>
                  <text:p text:style-name="P67">Design-based &amp; Tinkering / Exploratory</text:p>
                </text:list-item>
                <text:list-item>
                  <text:p text:style-name="P67">More on Game design patterns - a shared language - turn to community aspect</text:p>
                </text:list-item>
              </text:list>
            </text:list-item>
            <text:list-item>
              <text:p text:style-name="P66">What exists to support the development of game making communities?</text:p>
              <text:list text:style-name="L68">
                <text:list-item>
                  <text:p text:style-name="P68">Game making as a non-formal activity - defining terms informal/ formal / non-formal<text:line-break/></text:p>
                </text:list-item>
                <text:list-item>
                  <text:p text:style-name="P68">Social learning in Game Making</text:p>
                  <text:list text:style-name="L69">
                    <text:list-item>
                      <text:p text:style-name="P69">Game playing and making communities</text:p>
                    </text:list-item>
                    <text:list-item>
                      <text:p text:style-name="P69">Games as funds of knowledge in</text:p>
                    </text:list-item>
                  </text:list>
                </text:list-item>
                <text:list-item>
                  <text:p text:style-name="P68">Visual methods in game making</text:p>
                  <text:list text:style-name="L70">
                    <text:list-item>
                      <text:p text:style-name="P70">Maps of learning - From Gee, the process of borrowing from game design guidance on letting learner’s chart their progress/ journey</text:p>
                    </text:list-item>
                  </text:list>
                </text:list-item>
              </text:list>
            </text:list-item>
          </text:list>
        </text:list-item>
        <text:list-item>
          <text:p text:style-name="P62">Methodology</text:p>
          <text:list text:style-name="L71">
            <text:list-item>
              <text:p text:style-name="P71">Summary of social turn</text:p>
            </text:list-item>
            <text:list-item>
              <text:p text:style-name="P71">Justification of choice of methodology</text:p>
            </text:list-item>
            <text:list-item>
              <text:p text:style-name="P71">Design-based research and Intervention studies within educational field</text:p>
            </text:list-item>
            <text:list-item>
              <text:p text:style-name="P71">Data gathering methods and justification</text:p>
            </text:list-item>
            <text:list-item>
              <text:p text:style-name="P71">journal, evolution of design, video analysis,</text:p>
            </text:list-item>
            <text:list-item>
              <text:p text:style-name="P71">Data Processing, technical nod to challenges and resolutions</text:p>
            </text:list-item>
            <text:list-item>
              <text:p text:style-name="P71">Data Analysis and justification</text:p>
              <text:list text:style-name="L72">
                <text:list-item>
                  <text:p text:style-name="P72">Analysis of non-video data, diary, notes, created Resources</text:p>
                  <text:list text:style-name="L73">
                    <text:list-item>
                      <text:p text:style-name="P73">Coding to 3 planes &amp; other techniques</text:p>
                    </text:list-item>
                  </text:list>
                </text:list-item>
                <text:list-item>
                  <text:p text:style-name="P72">Analysis of video Data</text:p>
                  <text:list text:style-name="L74">
                    <text:list-item>
                      <text:p text:style-name="P74">Coding structures, design stage, 3 planes, game element addressed, participant interaction</text:p>
                    </text:list-item>
                  </text:list>
                </text:list-item>
              </text:list>
            </text:list-item>
            <text:list-item>
              <text:p text:style-name="P71">Research Questions</text:p>
            </text:list-item>
          </text:list>
        </text:list-item>
        <text:list-item>
          <text:p text:style-name="P62">Chapter on Emerging Design</text:p>
        </text:list-item>
        <text:list-item>
          <text:p text:style-name="P62">emergence of focusing of Design Patterns - currently as different chapter</text:p>
        </text:list-item>
        <text:list-item>
          <text:p text:style-name="P62">Use of tensions as a useful analytical tool.</text:p>
        </text:list-item>
        <text:list-item>
          <text:p text:style-name="P62">Analysis of structure and evolution of design elements using 3 planes approach</text:p>
          <text:list text:style-name="L75">
            <text:list-item>
              <text:p text:style-name="P75">cultural<text:line-break/></text:p>
            </text:list-item>
            <text:list-item>
              <text:p text:style-name="P75">social</text:p>
            </text:list-item>
            <text:list-item>
              <text:p text:style-name="P75">personal</text:p>
            </text:list-item>
          </text:list>
        </text:list-item>
        <text:list-item>
          <text:p text:style-name="P62">Results Chapter - Cultural (inclusive ) Practices</text:p>
          <text:list text:style-name="L76">
            <text:list-item>
              <text:p text:style-name="P76">Funds of Knowledge as they emerged - not universal, but pervasive</text:p>
            </text:list-item>
            <text:list-item>
              <text:p text:style-name="P76">Game Player / Makers Types</text:p>
            </text:list-item>
          </text:list>
        </text:list-item>
        <text:list-item>
          <text:p text:style-name="P62">Results Chapter - Game Design Patterns</text:p>
        </text:list-item>
        <text:list-item>
          <text:p text:style-name="P62">focusing on Design Patterns</text:p>
        </text:list-item>
        <text:list-item>
          <text:p text:style-name="P62">Use of design patterns as a communicative tool</text:p>
        </text:list-item>
        <text:list-item>
          <text:p text:style-name="P62">Design patterns as a “middle level” construct to open door to more concrete and abstract</text:p>
        </text:list-item>
        <text:list-item>
          <text:p text:style-name="P62">Results Chapter - Personal Practices / Maps</text:p>
          <text:list text:style-name="L77">
            <text:list-item>
              <text:p text:style-name="P77">Vignette on difficulty of X</text:p>
            </text:list-item>
            <text:list-item>
              <text:p text:style-name="P77">Discussion linking to learning dimensions of Petrich and Bevan</text:p>
            </text:list-item>
          </text:list>
        </text:list-item>
        <text:list-item>
          <text:p text:style-name="P62">Conclusions and Next Steps</text:p>
        </text:list-item>
        <text:list-item>
          <text:p text:style-name="P62">Limitations of the study</text:p>
          <text:list text:style-name="L78">
            <text:list-item>
              <text:p text:style-name="P78">The lack of motivation of ticking of curriculum led to less focus on individual knowledge work - This could be followed up</text:p>
            </text:list-item>
            <text:list-item>
              <text:p text:style-name="P78">Other Limitation.</text:p>
            </text:list-item>
            <text:list-item>
              <text:p text:style-name="P78">Interesting areas that have emerged.</text:p>
            </text:list-item>
            <text:list-item>
              <text:p text:style-name="P78">Next areas of development.</text:p>
            </text:list-item>
          </text:list>
        </text:list-item>
      </text:list>
      <text:p text:style-name="First_20_paragraph"><text:span text:style-name="T2">Comment:</text:span> More writing in this area is available online at - https://mickfuzz.github.io/phd4/thesis_chapters.html OR just create hyperlinks.</text:p>
      <text:h text:style-name="Heading_20_2" text:outline-level="2"><text:bookmark-start text:name="context-for-this-writing"/>Context for this writing<text:bookmark-end text:name="context-for-this-writing"/></text:h>
      <text:p text:style-name="First_20_paragraph">To help the reader understand the data in this chapter the following notes on methods/ methodology are included.</text:p>
      <text:list text:style-name="L79">
        <text:list-item>
          <text:p text:style-name="P79">The study uses mixed methods in methodology. Informed by analysis of journal diary, notes, video data and interviews (Methodology) </text:p>
        </text:list-item>
        <text:list-item>
          <text:p text:style-name="P79">The research design evolved as the game making program was underway based on feedback and reactions of the participants (supported precedent in design-based research) (Methodology)</text:p>
        </text:list-item>
        <text:list-item>
          <text:p text:style-name="P79">A long pilot course and development stage resulted in extensive support materials and activities which I have structured into a learning design called 3M (Methodology + see recent chapter on 3M model)</text:p>
        </text:list-item>
        <text:list-item>
          <text:p text:style-name="P79">A narrow data samples has been used for this study. This prioritises a greater depth of analysis on interactions over generalisation. This is justified in a section on data validity in Methdology chpater.<text:line-break/></text:p>
        </text:list-item>
        <text:list-item>
          <text:p text:style-name="P79">The concepts of resolving tensions within activity from Activity Theory are used to explore the evolution of the design of activities and resources. (Design results) </text:p>
        </text:list-item>
        <text:list-item>
          <text:p text:style-name="P79">Results chapters use Rogoff’s 3 planes of analysis (Cultural, Interpersonal and Personal) which aligns well with AT (Methodology)</text:p>
        </text:list-item>
        <text:list-item>
          <text:p text:style-name="P79">Game making is based on remixing code from an existing incomplete game template (half-baked games &amp; scratch community processes) </text:p>
        </text:list-item>
      </text:list>
      <text:h text:style-name="Heading_20_2" text:outline-level="2"><text:bookmark-start text:name="study-of-vignette-a"/>Study of Vignette A<text:bookmark-end text:name="study-of-vignette-a"/></text:h>
      <text:p text:style-name="First_20_paragraph">To situate the results of this chapter it will start with a grounded vignette.</text:p>
      <text:p text:style-name="Text_20_body">// create with google docs to markdown extensions // current version here - // then at this page online conversion. https://markdown-convert.com/en/tool/table // OR - AND PROBABLY BETTER TO DO THIS //keep as table with images - online or open office - then download and copy and paste into documents to be shared. // On line version is here - https://docs.google.com/document/d/1B7kFl5QsGV -oWtFWHLBIJNpa5GeYMlCntq31BnPAQT4/edit#heading=h.4rwirct7hqca</text:p>
      <text:p text:style-name="Text_20_body">For the previous five minutes the parent and child dyad have face a blockage of a glitch in the software which prevents their wider objective of adding game design pattern of adding keys and doors to their game. In short, in this pattern the users must collect a key and then navigate to a door to progress to the next level.</text:p>
      <text:p text:style-name="Text_20_body">The parent Sh has been trying many different things and changing things in the code while the child Th has been expressing boredom. In response, Sh has expressed frustration and irritation. Finally Sh suggest that Th asks facilitator for help to resolve the coding glitch.</text:p>
      <table:table table:name="Table1" table:style-name="Table1">
        <table:table-column table:style-name="Table1.A"/>
        <table:table-column table:style-name="Table1.B"/>
        <table:table-header-rows>
          <table:table-row>
            <table:table-cell table:style-name="TableHeaderRowCell" office:value-type="string">
              <text:p text:style-name="Table_20_Heading"><text:span text:style-name="T2">Dialogue</text:span></text:p>
            </table:table-cell>
            <table:table-cell table:style-name="TableHeaderRowCell" office:value-type="string">
              <text:p text:style-name="Table_20_Heading"><text:span text:style-name="T2">Activity</text:span></text:p>
            </table:table-cell>
          </table:table-row>
        </table:table-header-rows>
        <table:table-row>
          <table:table-cell table:style-name="TableRowCell" office:value-type="string">
            <text:p text:style-name="Table_20_Contents">S: You can ask him for help again if you want.</text:p>
          </table:table-cell>
          <table:table-cell table:style-name="TableRowCell" office:value-type="string">
            <text:p text:style-name="Table_20_Contents">S is using laptop. T is nearby</text:p>
          </table:table-cell>
        </table:table-row>
        <table:table-row>
          <table:table-cell table:style-name="TableRowCell" office:value-type="string">
            <text:p text:style-name="Table_20_Contents">T: Why</text:p>
          </table:table-cell>
          <table:table-cell table:style-name="TableRowCell" office:value-type="string">
    </table:table-cell>
        </table:table-row>
        <table:table-row>
          <table:table-cell table:style-name="TableRowCell" office:value-type="string">
            <text:p text:style-name="Table_20_Contents">S: Cos I can’t do it.</text:p>
          </table:table-cell>
          <table:table-cell table:style-name="TableRowCell" office:value-type="string">
    </table:table-cell>
        </table:table-row>
        <table:table-row>
          <table:table-cell table:style-name="TableRowCell" office:value-type="string">
            <text:p text:style-name="Table_20_Contents">T: Ok</text:p>
          </table:table-cell>
          <table:table-cell table:style-name="TableRowCell" office:value-type="string">
    </table:table-cell>
        </table:table-row>
        <table:table-row>
          <table:table-cell table:style-name="TableRowCell" office:value-type="string">
            <text:p text:style-name="Table_20_Contents">Exchange follows with Mick and S - Problems solving using debugging methods and exchange of information about sequencing of variables. Ends after several minutes with game exhibiting desired behaviour of moving to next level after collecting a key.</text:p>
          </table:table-cell>
          <table:table-cell table:style-name="TableRowCell" office:value-type="string">
    </table:table-cell>
        </table:table-row>
        <table:table-row>
          <table:table-cell table:style-name="TableRowCell" office:value-type="string">
            <text:p text:style-name="Table_20_Contents">M: Great</text:p>
          </table:table-cell>
          <table:table-cell table:style-name="TableRowCell" office:value-type="string">
            <text:p text:style-name="Table_20_Contents">(On Screen) Platform game bug is resolved shown by game progressing to the next level.</text:p>
          </table:table-cell>
        </table:table-row>
        <table:table-row>
          <table:table-cell table:style-name="TableRowCell" office:value-type="string">
            <text:p text:style-name="Table_20_Contents">S: Thank you.</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Did you see T?</text:p>
          </table:table-cell>
          <table:table-cell table:style-name="TableRowCell" office:value-type="string">
            <text:p text:style-name="Table_20_Contents">(Off Screen) M cedes computer to S.</text:p>
          </table:table-cell>
        </table:table-row>
        <table:table-row>
          <table:table-cell table:style-name="TableRowCell" office:value-type="string">
            <text:p text:style-name="Table_20_Contents">T: Did it do it?</text:p>
          </table:table-cell>
          <table:table-cell table:style-name="TableRowCell" office:value-type="string">
    </table:table-cell>
        </table:table-row>
        <table:table-row>
          <table:table-cell table:style-name="TableRowCell" office:value-type="string">
            <text:p text:style-name="Table_20_Contents">S: Yes</text:p>
          </table:table-cell>
          <table:table-cell table:style-name="TableRowCell" office:value-type="string">
    </table:table-cell>
        </table:table-row>
        <table:table-row>
          <table:table-cell table:style-name="TableRowCell" office:value-type="string">
            <text:p text:style-name="Table_20_Contents">S: I’ll reload it. Here you go</text:p>
          </table:table-cell>
          <table:table-cell table:style-name="TableRowCell" office:value-type="string">
            <text:p text:style-name="Table_20_Contents">S presses refresh key to reload the game</text:p>
          </table:table-cell>
        </table:table-row>
        <table:table-row>
          <table:table-cell table:style-name="TableRowCell" office:value-type="string">
            <text:p text:style-name="Table_20_Contents">T: Laughs</text:p>
          </table:table-cell>
          <table:table-cell table:style-name="TableRowCell" office:value-type="string">
            <text:p text:style-name="Table_20_Contents">T moves laptop to point towards her and takes over using the keyboard</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Makes excited cat noise)</text:p>
          </table:table-cell>
          <table:table-cell table:style-name="TableRowCell" office:value-type="string">
            <text:p text:style-name="Table_20_Contents">T is using arrow keys to control game and check desired behaviour of player progressing to level 2 is working. T progresses</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We need a door in this one.</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I want to make more levels now.</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o you can put lots of doors and lots of keys</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 Door Key Door Key Door</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 Door Level. Key Door Level, Key Door Level</text:p>
          </table:table-cell>
          <table:table-cell table:style-name="TableRowCell" office:value-type="string">
            <text:p text:style-name="Table_20_Contents">S moves computer back to take over the use of they keyboard. She changes tab and navigates to the section of the code which deals with the design of levels and placement of different game components.</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 Well. Where are you going to put your door in level two?</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Do you want to change the layout at all?</text:p>
          </table:table-cell>
          <table:table-cell table:style-name="TableRowCell" office:value-type="string">
            <text:p text:style-name="Table_20_Contents">S gestures to screen</text:p>
          </table:table-cell>
        </table:table-row>
        <table:table-row>
          <table:table-cell table:style-name="TableRowCell" office:value-type="string">
            <text:p text:style-name="Table_20_Contents">T: What’s door?</text:p>
          </table:table-cell>
          <table:table-cell table:style-name="TableRowCell" office:value-type="string">
            <text:p text:style-name="Table_20_Contents">S doesn’t move laptop but gets closer to take over keyboard</text:p>
          </table:table-cell>
        </table:table-row>
        <table:table-row>
          <table:table-cell table:style-name="TableRowCell" office:value-type="string">
            <text:p text:style-name="Table_20_Contents">S: d</text:p>
          </table:table-cell>
          <table:table-cell table:style-name="TableRowCell" office:value-type="string">
    </table:table-cell>
        </table:table-row>
        <table:table-row>
          <table:table-cell table:style-name="TableRowCell" office:value-type="string">
            <text:p text:style-name="Table_20_Contents">T: Ok</text:p>
          </table:table-cell>
          <table:table-cell table:style-name="TableRowCell" office:value-type="string">
    </table:table-cell>
        </table:table-row>
        <table:table-row>
          <table:table-cell table:style-name="TableRowCell" office:value-type="string">
            <text:p text:style-name="Table_20_Contents">T: d . Door right there.</text:p>
          </table:table-cell>
          <table:table-cell table:style-name="TableRowCell" office:value-type="string">
            <text:p text:style-name="Table_20_Contents">Inserts a “d” in an array high above a platform</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 And where’s the key going?</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Must be quite hard through get to that door</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 is K</text:p>
          </table:table-cell>
          <table:table-cell table:style-name="TableRowCell" office:value-type="string">
    </table:table-cell>
        </table:table-row>
        <table:table-row>
          <table:table-cell table:style-name="TableRowCell" office:value-type="string">
            <text:p text:style-name="Table_20_Contents">T : (Calmly) Ok just let me do something</text:p>
          </table:table-cell>
          <table:table-cell table:style-name="TableRowCell" office:value-type="string">
            <text:p text:style-name="Table_20_Contents">T starts to delete multiple characters on a line</text:p>
          </table:table-cell>
        </table:table-row>
        <table:table-row>
          <table:table-cell table:style-name="TableRowCell" office:value-type="string">
            <text:p text:style-name="Table_20_Contents">S: (Alarmed) What are you doing?</text:p>
          </table:table-cell>
          <table:table-cell table:style-name="TableRowCell" office:value-type="string">
    </table:table-cell>
        </table:table-row>
        <table:table-row>
          <table:table-cell table:style-name="TableRowCell" office:value-type="string">
            <text:p text:style-name="Table_20_Contents">T: You’ll see!</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Ah yes</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 What are you.. Ah you’re making a platform. I see.</text:p>
          </table:table-cell>
          <table:table-cell table:style-name="TableRowCell" office:value-type="string">
            <text:p text:style-name="Table_20_Contents">T starts to add x’s to replace the spaces she has deleted</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See!</text:p>
          </table:table-cell>
          <table:table-cell table:style-name="TableRowCell" office:value-type="string">
    </table:table-cell>
        </table:table-row>
        <table:table-row>
          <table:table-cell table:style-name="TableRowCell" office:value-type="string">
            <text:p text:style-name="Table_20_Contents">S: So where is the key going?</text:p>
          </table:table-cell>
          <table:table-cell table:style-name="TableRowCell" office:value-type="string">
    </table:table-cell>
        </table:table-row>
        <table:table-row>
          <table:table-cell table:style-name="TableRowCell" office:value-type="string">
            <text:p text:style-name="Table_20_Contents">T: Key, so it’s K?</text:p>
          </table:table-cell>
          <table:table-cell table:style-name="TableRowCell" office:value-type="string">
    </table:table-cell>
        </table:table-row>
        <table:table-row>
          <table:table-cell table:style-name="TableRowCell" office:value-type="string">
            <text:p text:style-name="Table_20_Contents">S: Yes</text:p>
          </table:table-cell>
          <table:table-cell table:style-name="TableRowCell" office:value-type="string">
    </table:table-cell>
        </table:table-row>
        <table:table-row>
          <table:table-cell table:style-name="TableRowCell" office:value-type="string">
            <text:p text:style-name="Table_20_Contents">T: Where’s K gone</text:p>
          </table:table-cell>
          <table:table-cell table:style-name="TableRowCell" office:value-type="string">
    </table:table-cell>
        </table:table-row>
        <table:table-row>
          <table:table-cell table:style-name="TableRowCell" office:value-type="string">
            <text:p text:style-name="Table_20_Contents">S: There</text:p>
          </table:table-cell>
          <table:table-cell table:style-name="TableRowCell" office:value-type="string">
            <text:p text:style-name="Table_20_Contents">S points to the K Key on Keyboard</text:p>
          </table:table-cell>
        </table:table-row>
        <table:table-row>
          <table:table-cell table:style-name="TableRowCell" office:value-type="string">
            <text:p text:style-name="Table_20_Contents">T: Back. K for Key</text:p>
          </table:table-cell>
          <table:table-cell table:style-name="TableRowCell" office:value-type="string">
    </table:table-cell>
        </table:table-row>
        <table:table-row>
          <table:table-cell table:style-name="TableRowCell" office:value-type="string">
            <text:p text:style-name="Table_20_Contents">S: Are you putting one in your third level as well?</text:p>
          </table:table-cell>
          <table:table-cell table:style-name="TableRowCell" office:value-type="string">
    </table:table-cell>
        </table:table-row>
        <table:table-row>
          <table:table-cell table:style-name="TableRowCell" office:value-type="string">
            <text:p text:style-name="Table_20_Contents">T: Yes and then I’m going to make more levels</text:p>
          </table:table-cell>
          <table:table-cell table:style-name="TableRowCell" office:value-type="string">
    </table:table-cell>
        </table:table-row>
        <table:table-row>
          <table:table-cell table:style-name="TableRowCell" office:value-type="string">
            <text:p text:style-name="Table_20_Contents">T: You do this bit</text:p>
          </table:table-cell>
          <table:table-cell table:style-name="TableRowCell" office:value-type="string">
    </table:table-cell>
        </table:table-row>
        <table:table-row>
          <table:table-cell table:style-name="TableRowCell" office:value-type="string">
            <text:p text:style-name="Table_20_Contents">T: And then delete those H’s. And in there.</text:p>
          </table:table-cell>
          <table:table-cell table:style-name="TableRowCell" office:value-type="string">
    </table:table-cell>
        </table:table-row>
        <table:table-row>
          <table:table-cell table:style-name="TableRowCell" office:value-type="string">
            <text:p text:style-name="Table_20_Contents">S: No. No.</text:p>
          </table:table-cell>
          <table:table-cell table:style-name="TableRowCell" office:value-type="string">
    </table:table-cell>
        </table:table-row>
        <table:table-row>
          <table:table-cell table:style-name="TableRowCell" office:value-type="string">
            <text:p text:style-name="Table_20_Contents">T: Then, let me do it.</text:p>
          </table:table-cell>
          <table:table-cell table:style-name="TableRowCell" office:value-type="string">
            <text:p text:style-name="Table_20_Contents">(off screen) T takes over the keyboard</text:p>
          </table:table-cell>
        </table:table-row>
        <table:table-row>
          <table:table-cell table:style-name="TableRowCell" office:value-type="string">
            <text:p text:style-name="Table_20_Contents">S: It’s no fun having a game with any hazards to avoid</text:p>
          </table:table-cell>
          <table:table-cell table:style-name="TableRowCell" office:value-type="string">
    </table:table-cell>
        </table:table-row>
        <table:table-row>
          <table:table-cell table:style-name="TableRowCell" office:value-type="string">
            <text:p text:style-name="Table_20_Contents">T: Is for me! do you go that way back?</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o sorry for deleting… They just…</text:p>
          </table:table-cell>
          <table:table-cell table:style-name="TableRowCell" office:value-type="string">
            <text:p text:style-name="Table_20_Contents">(on screen) T deletes hazards in Level 3 of game</text:p>
          </table:table-cell>
        </table:table-row>
        <table:table-row>
          <table:table-cell table:style-name="TableRowCell" office:value-type="string">
            <text:p text:style-name="Table_20_Contents">Back Back Back</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Oh Oh Oh.</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laughs)</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replaces another) Back Oh (giggles)</text:p>
          </table:table-cell>
          <table:table-cell table:style-name="TableRowCell" office:value-type="string">
            <text:p text:style-name="Table_20_Contents">(on screen) T adds three coins to Level 3</text:p>
          </table:table-cell>
        </table:table-row>
        <table:table-row>
          <table:table-cell table:style-name="TableRowCell" office:value-type="string">
            <text:p text:style-name="Table_20_Contents">S: Goodness me what what the point of designing our car with fumes if we’re not going to use it?</text:p>
          </table:table-cell>
          <table:table-cell table:style-name="TableRowCell" office:value-type="string">
    </table:table-cell>
        </table:table-row>
        <table:table-row>
          <table:table-cell table:style-name="TableRowCell" office:value-type="string">
            <text:p text:style-name="Table_20_Contents">T: I don’t know (sighs)</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You put the key and door in this one.</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Go on then. Key - Door - Person.</text:p>
          </table:table-cell>
          <table:table-cell table:style-name="TableRowCell" office:value-type="string">
    </table:table-cell>
        </table:table-row>
        <table:table-row>
          <table:table-cell table:style-name="TableRowCell" office:value-type="string">
            <text:p text:style-name="Table_20_Contents">S: Person?</text:p>
          </table:table-cell>
          <table:table-cell table:style-name="TableRowCell" office:value-type="string">
    </table:table-cell>
        </table:table-row>
        <table:table-row>
          <table:table-cell table:style-name="TableRowCell" office:value-type="string">
            <text:p text:style-name="Table_20_Contents">T: Key Door Person.</text:p>
          </table:table-cell>
          <table:table-cell table:style-name="TableRowCell" office:value-type="string">
            <text:p text:style-name="Table_20_Contents">(off screen) T indicates that her mother is the person she is referring to</text:p>
          </table:table-cell>
        </table:table-row>
        <table:table-row>
          <table:table-cell table:style-name="TableRowCell" office:value-type="string">
            <text:p text:style-name="Table_20_Contents">T: (laughs)</text:p>
          </table:table-cell>
          <table:table-cell table:style-name="TableRowCell" office:value-type="string">
            <text:p text:style-name="Table_20_Contents">T start play through of their game again. She progresses past the first level, completes second level. The game then goes back to the first level unexpectedly.</text:p>
          </table:table-cell>
        </table:table-row>
        <table:table-row>
          <table:table-cell table:style-name="TableRowCell" office:value-type="string">
            <text:p text:style-name="Table_20_Contents">S: Is this the first level again</text:p>
          </table:table-cell>
          <table:table-cell table:style-name="TableRowCell" office:value-type="string">
    </table:table-cell>
        </table:table-row>
        <table:table-row>
          <table:table-cell table:style-name="TableRowCell" office:value-type="string">
            <text:p text:style-name="Table_20_Contents">T: I think so</text:p>
          </table:table-cell>
          <table:table-cell table:style-name="TableRowCell" office:value-type="string">
    </table:table-cell>
        </table:table-row>
        <table:table-row>
          <table:table-cell table:style-name="TableRowCell" office:value-type="string">
            <text:p text:style-name="Table_20_Contents">S: OK so our the door for the second level goes back to first level and we want it to go to the third level presumably</text:p>
          </table:table-cell>
          <table:table-cell table:style-name="TableRowCell" office:value-type="string">
    </table:table-cell>
        </table:table-row>
        <table:table-row>
          <table:table-cell table:style-name="TableRowCell" office:value-type="string">
            <text:p text:style-name="Table_20_Contents">T: Yes (laughs) Yes. Why could that be? That’s silly</text:p>
          </table:table-cell>
          <table:table-cell table:style-name="TableRowCell" office:value-type="string">
    </table:table-cell>
        </table:table-row>
        <table:table-row>
          <table:table-cell table:style-name="TableRowCell" office:value-type="string">
            <text:p text:style-name="Table_20_Contents">S: I’m just going to go see something.</text:p>
          </table:table-cell>
          <table:table-cell table:style-name="TableRowCell" office:value-type="string">
            <text:p text:style-name="Table_20_Contents">S dives into the code to try to troubleshoot the problem. T watches for a short while becomes disengaged. She then leaves mother to explore the wider environment of the room and objects within it.</text:p>
          </table:table-cell>
        </table:table-row>
      </table:table>
      <text:h text:style-name="Heading_20_3" text:outline-level="3"><text:bookmark-start text:name="descriptive-commentary-on-vignette-a"/>Descriptive Commentary on Vignette A<text:bookmark-end text:name="descriptive-commentary-on-vignette-a"/></text:h>
      <text:p text:style-name="First_20_paragraph">In this section a summary of the interaction observed in the above vignette is described using three foci of activity.</text:p>
      <text:p text:style-name="Text_20_body">Where appropriate I make observations on similar patterns of behaviour from outside of this vignette.</text:p>
      <text:p text:style-name="Text_20_body"><text:span text:style-name="T2">Cultural - Apprenticeship</text:span></text:p>
      <text:p text:style-name="Text_20_body">The parent has taken on the role of solving harder code problems and it engaging with the material being presented as part of the sessions and following the instructions carefully. The child is one of the younger participants and does not maintaining attention on the problem being solved. When blockages occur she is keener to explore interactions</text:p>
      <text:p text:style-name="Text_20_body">For both participants there is an explicit awareness of game making patterns and concept of the game as a dynamic system. Both seem to drive their work on the design and coding mechanics of the game.</text:p>
      <text:p text:style-name="Text_20_body">Keys and Doors as a pattern or concept may have been something explored in a previous game or it may be a clear concept that has appealed to the child in another way. What is more clear is that it drives engagement with the game making process with the child repeating the name of the pattern in a sing song voice.</text:p>
      <text:p text:style-name="Text_20_body">In terms of understanding of the game as a dynamic system, this is seen clearly in the parent’s alarm at the child’s deletion of all elements of hazard. The parent is keen to keep a sense of game balance to ensure a sense of challenge for the imagined player. “It’s no fun having a game without any hazards to avoid.” The child seems determined to remove all hazards. My understanding is that she is also aware of implications for game balance but is taking pleasure in this seeming destruction of the key challenge of the game as an act of disruptive play.</text:p>
      <text:p text:style-name="Text_20_body">One interaction with the facilitator uses the debugging tool of the browser.</text:p>
      <text:p text:style-name="Text_20_body"><text:span text:style-name="T2">Social - Guided Participation</text:span></text:p>
      <text:p text:style-name="Text_20_body">The parent immediately re-engages the child when the blockage is removed. “Did you see Th?” The child then is then prompted to play test the game. The child is keen to both replicate the GDP of keys and doors in the second level and to add a new GDP of adding additional levels to the game.</text:p>
      <text:p text:style-name="Text_20_body">The choice of a new GDP often involves new code to be added to the game or a significant change in code which needed debugging.</text:p>
      <text:p text:style-name="Text_20_body">For this pair, larger coding activities were beyond the ability of the child from feedback date the parent shared this was due to reading ability but mentioned a strategy to deal with this.</text:p>
      <text:p text:style-name="Text_20_body">“Th got on better during the coding once the student who was hovering initially left us alone. Because every time Th hesitated, she jumped in to do it for her. Whereas I know her better so can judge how to facilitate more minimally, and I resist the urge to fix things immediately when she struggles. Plus she can’t read yet, so she was recognising the relevant bits of code by matching the individual letters, which takes longer.”</text:p>
      <text:p text:style-name="Text_20_body">Game making patterns are outlined by both the child and parent. They talk of adding more levels, of the mechanic of keys and doors and then progressing to another level. The child takes delight in outlining this pattern of game progression. The transformation from the period of time when her parent was problem solving code is dramatic.</text:p>
      <text:p text:style-name="Text_20_body"><text:span text:style-name="T2">Personal - Mutual Knowledge Creation</text:span></text:p>
      <text:p text:style-name="Text_20_body">There are cultural elements that are transmitted through interaction with the facilitator that this parents is very quick to pick up on. For example the use of the project documentation website of which the parent was an early adopter. Also, the debugging tool which the parent notices the facilitator using in this interaction is used by the parent in later sessions.</text:p>
      <text:p text:style-name="Text_20_body">The parent shows an evolution of problems solving knowledge through their independent work.</text:p>
      <text:p text:style-name="Text_20_body">The child shows their personal knowledge of game design patterns in end of course evaluation. She responded to the question What if - What would you like to see next time? What would you add? with the comment. “Th: I’d add a health bar and lots more levels and keep on changing the characters and background.”</text:p>
      <text:h text:style-name="Heading_20_3" text:outline-level="3"><text:bookmark-start text:name="other-notes-on-use-of-gdp-to-integrate-with-above"/>Other Notes on use of GDP (to integrate with above)<text:bookmark-end text:name="other-notes-on-use-of-gdp-to-integrate-with-above"/></text:h>
      <text:h text:style-name="Heading_20_2" text:outline-level="2"><text:bookmark-start text:name="representing-coded-the-patterns-of-activity-via-coded-data--"/>Representing Coded the Patterns of Activity via coded data -<text:bookmark-end text:name="representing-coded-the-patterns-of-activity-via-coded-data--"/></text:h>
      <text:p text:style-name="First_20_paragraph">NOTE - NOT SURE WHERE TO PUT THIS PART OR IF THE CHART ELEMENT IS REALLY VALUABLE - IT COULD BE A DISTRACTION (IT PROBABLY IS - PERHAPS ADD AS A POSSIBILITY IN CONCLUSION)</text:p>
      <text:p text:style-name="Text_20_body">We can to examine patterns of activity is through an analysis of the coded video interactions. The coding structure decided upon and the process of coding in five minutes sections.</text:p>
      <text:p text:style-name="Text_20_body">Note The full coding scheme will be included here. https://docs.google.com/document/d/19PafC_w_7uObYL4v86IGeeFZTw2yKxjHfP_k85rHk_s/edit?usp=sharing</text:p>
      <text:p text:style-name="Text_20_body">The main schemes as below.</text:p>
      <text:list text:style-name="L80">
        <text:list-item>
          <text:p text:style-name="P80">Design Stages -</text:p>
        </text:list-item>
        <text:list-item>
          <text:p text:style-name="P80">Interaction Description -</text:p>
        </text:list-item>
        <text:list-item>
          <text:p text:style-name="P80">Game Elements Addressed (Game Polish, Game Space, Game Mechanics, Game Challenge(remove?))</text:p>
        </text:list-item>
      </text:list>
      <text:p text:style-name="First_20_paragraph">The process of coding data shed light onto patterns of activity in creating a list of general behaviours shared by participants and thus also identifying outlying behaviours that did not meet the emerging coding scheme. (NOTE FOR HERE OR PREVIOUS?)</text:p>
      <text:p text:style-name="Text_20_body">Later in the chapter the limits of the chosen design stage schema are explored as a way of illuminating interesting game making behaviour of participants.</text:p>
      <text:p text:style-name="Text_20_body">In the following section I use key tools provided by the research software Nvivo to give insight about the engagement of participants by compare time on different tasks.</text:p>
      <text:p text:style-name="Text_20_body">The coding structure (may) also allows to show the overlap between different code areas. This is useful to explore a question like the following:</text:p>
      <text:list text:style-name="L81">
        <text:list-item>
          <text:p text:style-name="P81">Question One: During which design phase does parent-child pair interaction happen most frequently?</text:p>
        </text:list-item>
        <text:list-item>
          <text:p text:style-name="P81">Question Two: What are the different patterns for participant interaction that happen when working on different game elements?</text:p>
        </text:list-item>
      </text:list>
      <text:p text:style-name="First_20_paragraph">TO COME.</text:p>
      <text:p text:style-name="Text_20_body">The first scenario represented in a chart which compares activity grouping with design stages and activity description.</text:p>
      <text:p text:style-name="Text_20_body">Pair work -&gt; TEST, CREATE, IMPROVE, etc Peer work -&gt; TEST, CREATE, IMPROVE, etc Solo work -&gt; perhaps dont an</text:p>
      <text:p text:style-name="Text_20_body">CHART</text:p>
      <text:p text:style-name="Text_20_body">The second scenario is represented by pie charts for each game element showing the duration spent on each by a diversity of participants.</text:p>
      <text:p text:style-name="Text_20_body">CHART</text:p>
      <text:h text:style-name="Heading_20_4" text:outline-level="4"><text:bookmark-start text:name="discussion-on-data."/>Discussion on data.<text:bookmark-end text:name="discussion-on-data."/></text:h>
      <text:p text:style-name="First_20_paragraph">For the first question only suitable pairs were chosen. This removes a lot of validity from any generalisation of claims that could be made.</text:p>
      <text:p text:style-name="Text_20_body">This approach has some clear limits. Firstly the breaking of data into 5 min sections is practical but does not allow for some of the finer interactions and changes of behaviour to be accurately coded. There may be some value is coding some key interactions more carefully in more granular detail.</text:p>
      <text:p text:style-name="Text_20_body">The game elements / design patterns categories which are presented are created as a design guide rather than on exact principles. It is possible to code drilling down into another level. This might yield more results.</text:p>
      <text:p text:style-name="Text_20_body">In summary, the coding process is more valuable as a tool to allow more qualitative reflection and analysis rather than a quantitative process as attempted above.</text:p>
      <text:p text:style-name="Text_20_body">To make a quantitative approach work better X,Y and Z would need to be in place which was not suitable for this study because of A and B.</text:p>
      <text:h text:style-name="Heading_20_3" text:outline-level="3"><text:bookmark-start text:name="describing-design-stages-for-this-pair"/>Describing design stages for this pair<text:bookmark-end text:name="describing-design-stages-for-this-pair"/></text:h>
      <text:p text:style-name="First_20_paragraph">I coded two complete sessions of this parent child pair. The following observations have been made by comparing the codes on stages of design and types of participant interaction. This data was then triangulated with the accompanying transcribed fragments of conversation and my own journal notes. The observations are presented themed by the design stages with some general observations listed at the start.</text:p>
      <text:p text:style-name="Text_20_body"><text:span text:style-name="T2">General Observations at all stages</text:span></text:p>
      <text:list text:style-name="L82">
        <text:list-item>
          <text:p text:style-name="P82">This parent-child pair alternate between use of keyboard and mouse. Currently the parent takes the driving seat. (Their roles can be contrasted to pair programming).</text:p>
        </text:list-item>
        <text:list-item>
          <text:p text:style-name="P82">When parent problem solving the child is sometimes physically inactive, looking into space, but then explores the space and/or engages in peripheral activity with other groups (cf Rogoff, observation as valid form of participation)</text:p>
        </text:list-item>
        <text:list-item>
          <text:p text:style-name="P82">When possible, the parent engages child to input the design activities. This is done at different levels at different design stages.</text:p>
        </text:list-item>
      </text:list>
      <text:p text:style-name="First_20_paragraph"><text:span text:style-name="T2">Ask / Imagine</text:span></text:p>
      <text:list text:style-name="L83">
        <text:list-item>
          <text:p text:style-name="P83">In early ask/imagine stages parent and child discuss storytelling, graphical and other aesthetic choices</text:p>
        </text:list-item>
        <text:list-item>
          <text:p text:style-name="P83">The parent struggles to implement quite ambitious code challenges that she takes on but signals clearly when the process returns to ask / imagine stage indicating that she is aware of the greater possibility for effective child input at this stage.</text:p>
        </text:list-item>
      </text:list>
      <text:p text:style-name="First_20_paragraph"><text:span text:style-name="T2">Plan</text:span></text:p>
      <text:list text:style-name="L84">
        <text:list-item>
          <text:p text:style-name="P84">in planning stages the parent provides scaffolding to help the child.</text:p>
        </text:list-item>
        <text:list-item>
          <text:p text:style-name="P84">In one example the parent notices the child’s difficulty in using cursor and delete/backspace keys to edit a matrix allowing level design. The parent provides a book with grid paper to allow the child to replicate the matrix. The parent then transcribes the design while engaging the child by checking she has interpreted the design correctly.</text:p>
        </text:list-item>
      </text:list>
      <text:p text:style-name="First_20_paragraph"><text:span text:style-name="T2">Create</text:span></text:p>
      <text:list text:style-name="L85">
        <text:list-item>
          <text:p text:style-name="P85">At certain points in the create stage the parent needs total concentration and is not able to respond effectively to requests of attention.</text:p>
        </text:list-item>
        <text:list-item>
          <text:p text:style-name="P85">At times the parent asked the child to seek help from facilitator.<text:line-break/></text:p>
        </text:list-item>
        <text:list-item>
          <text:p text:style-name="P85">At another time, when the child was bored waiting for parent debugging, she approached the facilitator to ask for help on behalf of the adult without prompting.</text:p>
        </text:list-item>
      </text:list>
      <text:p text:style-name="First_20_paragraph"><text:span text:style-name="T2">Test</text:span></text:p>
      <text:list text:style-name="L86">
        <text:list-item>
          <text:p text:style-name="P86">The parent cedes the keyboard and mouse and sometimes swaps chairs to allow child to play test the game created.</text:p>
        </text:list-item>
        <text:list-item>
          <text:p text:style-name="P86">The testing process here is quite frustrating as gravity is very low. This is addressed later as it is improved on the suggestion of the parent who has to do the majority of the testing.</text:p>
        </text:list-item>
      </text:list>
      <text:p text:style-name="First_20_paragraph"><text:span text:style-name="T2">Improve</text:span></text:p>
      <text:list text:style-name="L87">
        <text:list-item>
          <text:p text:style-name="P87">Parent navigates to a particular part of the code for child to alter design</text:p>
        </text:list-item>
        <text:list-item>
          <text:p text:style-name="P87">Child takes on challenge of making smaller changes once the core game mechanic code has been added.</text:p>
        </text:list-item>
      </text:list>
      <text:p text:style-name="First_20_paragraph"><text:span text:style-name="T2">Share</text:span></text:p>
      <text:list text:style-name="L88">
        <text:list-item>
          <text:p text:style-name="P88">One of the most active times for the child allowing interaction to explain their game to others and to play the games of others.</text:p>
        </text:list-item>
      </text:list>
      <text:h text:style-name="Heading_20_3" text:outline-level="3"><text:bookmark-start text:name="further-observations-and-discussion-on-game-making-activity"/>Further observations and discussion on game making activity<text:bookmark-end text:name="further-observations-and-discussion-on-game-making-activity"/></text:h>
      <text:p text:style-name="First_20_paragraph"><text:span text:style-name="T2">Note:</text:span> I am not totally clear on the purpose of this section. Needs revisiting in terms of chapter structure.</text:p>
      <text:h text:style-name="Heading_20_4" text:outline-level="4"><text:bookmark-start text:name="comparing-the-activity-of-this-family-to-others-move-reintegrate"/>Comparing the activity of this family to others MOVE / REINTEGRATE?<text:bookmark-end text:name="comparing-the-activity-of-this-family-to-others-move-reintegrate"/></text:h>
      <text:p text:style-name="First_20_paragraph">We can compare this pairs pattern of activity with other pairs / families.</text:p>
      <text:list text:style-name="L89">
        <text:list-item>
          <text:p text:style-name="P89">The parent here is much more commonly rooted to the computer than other parents.</text:p>
        </text:list-item>
        <text:list-item>
          <text:p text:style-name="P89">This meant they engaged far less in play testing of other games and found it harder to gain attention for direct support.</text:p>
        </text:list-item>
        <text:list-item>
          <text:p text:style-name="P89">This grouping sometimes left early having completed more in code development than others but completed less social activities.</text:p>
        </text:list-item>
      </text:list>
      <text:p text:style-name="First_20_paragraph">Discussion</text:p>
      <text:list text:style-name="L90">
        <text:list-item>
          <text:p text:style-name="P90">The parent had indicated that she considered herself a “planner” as a maker type which is confirmed by less social Interactions</text:p>
        </text:list-item>
      </text:list>
      <text:p text:style-name="First_20_paragraph">The observations above show the importance of recording the whole room. Some participants will roam to observe the work of others, to socialise, to gain attention of others for support or for feedback.</text:p>
      <text:p text:style-name="Text_20_body">When analysing data using 360 recorded video side-by-side with the screen captured data, the participant can be followed around the room and their activity can be noted even when away from their activity.</text:p>
      <text:h text:style-name="Heading_20_2" text:outline-level="2"><text:bookmark-start text:name="identifying-gdp-as-key-unit-of-analysis"/>Identifying GDP as key unit of Analysis<text:bookmark-end text:name="identifying-gdp-as-key-unit-of-analysis"/></text:h>
      <text:p text:style-name="First_20_paragraph">Note: How much of this needs to be relayed earlier in the Design chapter to explain design decision? A LOT - MOVE THIS?</text:p>
      <text:h text:style-name="Heading_20_3" text:outline-level="3"><text:bookmark-start text:name="relating-to-at-and-design-theory"/>Relating to AT and design Theory<text:bookmark-end text:name="relating-to-at-and-design-theory"/></text:h>
      <text:p text:style-name="First_20_paragraph">CONTEXT PROBABLY PARTLY COVERED IN LITERATURE REVIEW:</text:p>
      <text:p text:style-name="Text_20_body">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text:p>
      <text:list text:style-name="L91">
        <text:list-item>
          <text:p text:style-name="P91">Drawing on AT terminology</text:p>
        </text:list-item>
        <text:list-item>
          <text:p text:style-name="P91">Discuss how GDP as key unit was arrived at - draw on journal notes in planning stages</text:p>
        </text:list-item>
        <text:list-item>
          <text:p text:style-name="P91">Relate - AT terms to those of design stages</text:p>
        </text:list-item>
        <text:list-item>
          <text:p text:style-name="P91">Begin to comment on utility of GDP as a unit of analysis for practitioners, parents and young participants - i.e. in navigation and goal setting.</text:p>
        </text:list-item>
      </text:list>
      <text:h text:style-name="Heading_20_2" text:outline-level="2"><text:bookmark-start text:name="other-findings-emerging-related-to-game-design-patterns"/>Other Findings Emerging related to Game Design Patterns<text:bookmark-end text:name="other-findings-emerging-related-to-game-design-patterns"/></text:h>
      <text:p text:style-name="First_20_paragraph">Previously we have explored the concept of activity as a primary unit for analysis. In particular the utility of this approach to research community activity (Cite Blunden). In this section I will explore how game design patterns became the primary unit of activity for participants.</text:p>
      <text:p text:style-name="Text_20_body">Discussion points</text:p>
      <text:list text:style-name="L92">
        <text:list-item>
          <text:p text:style-name="P92">How the GDP are sub activities goals in AT terminology.</text:p>
        </text:list-item>
        <text:list-item>
          <text:p text:style-name="P92">Thu, the game pattern goal rather than the overall making of a game, took up the majority of their focus.</text:p>
        </text:list-item>
        <text:list-item>
          <text:p text:style-name="P92">In playtesting with others the wider focus of making an engaging game comes into focus.</text:p>
        </text:list-item>
        <text:list-item>
          <text:p text:style-name="P92">The difference in goals in terminology</text:p>
        </text:list-item>
        <text:list-item>
          <text:p text:style-name="P92">How this unit allows a more detailed focus on some of the tensions involved in tool use</text:p>
        </text:list-item>
      </text:list>
      <text:p text:style-name="First_20_paragraph">We have also looked at the other studies which look at game design patterns as a useful tool for advanced and less frequently for notice coders.</text:p>
      <text:p text:style-name="Text_20_body">In the following sections, I draw on observations of participants in practice to outline how game design patterns are used in the making of games. I use extracts/ vignettes to do this.</text:p>
      <text:h text:style-name="Heading_20_3" text:outline-level="3"><text:bookmark-start text:name="cultural-interpersonal-personal-planes-analysis-of-use-of-gdps"/>Cultural, Interpersonal &amp; Personal Planes Analysis of use of GDPs<text:bookmark-end text:name="cultural-interpersonal-personal-planes-analysis-of-use-of-gdps"/></text:h>
      <text:p text:style-name="First_20_paragraph">While each of these observations do not fall nearly into any one of the three planes being used as analytical tool, I begin with those oriented more to cultural focus which will deepen the observations in the previous chapter.<text:line-break/>and progress to the bulk of observations oriented chiefly to interpersonal activity and end with those more to do with personal knowledge construction.</text:p>
      <text:h text:style-name="Heading_20_2" text:outline-level="2"><text:bookmark-start text:name="cultural-plane-apprenticeship---and-game-patterns"/>Cultural Plane / Apprenticeship - and Game patterns<text:bookmark-end text:name="cultural-plane-apprenticeship---and-game-patterns"/></text:h>
      <text:p text:style-name="First_20_paragraph">In the (previous) chapter on inclusive methods the role of cultural activites to engage and sustain engagement were examined. This chapter allows us to examine the role of game design patterns through a cultural lens.</text:p>
      <text:list text:style-name="L93">
        <text:list-item>
          <text:p text:style-name="P93">Design patterns imagined used in other contexts as a form of apprenticeship</text:p>
        </text:list-item>
        <text:list-item>
          <text:p text:style-name="P93">Tools: Specifics on Code Playgrounds and Phaser and a Javascript framework</text:p>
        </text:list-item>
        <text:list-item>
          <text:p text:style-name="P93">the media literacy practices of transfer between tools - similar to other studies - see guided participation papers</text:p>
        </text:list-item>
      </text:list>
      <text:h text:style-name="Heading_20_3" text:outline-level="3"><text:bookmark-start text:name="use-of-design-patterns-as-a-form-of-to-facilitate-apprenticeship"/>Use of design patterns as a form of / to facilitate apprenticeship<text:bookmark-end text:name="use-of-design-patterns-as-a-form-of-to-facilitate-apprenticeship"/></text:h>
      <text:p text:style-name="First_20_paragraph">In 2019-05-08 Da and Te are working closely as a pair.</text:p>
      <text:p text:style-name="Text_20_body">Da invites thinking outside of the constraints of the suggested design early in this first session. Add context if needed.</text:p>
      <text:p text:style-name="Text_20_body">An interaction (see full transcript of interaction at the foot of this chapter) shows a rich interchange where the parent is trying to draw on the game playing experience</text:p>
      <text:p text:style-name="Text_20_body">Da: Have you thought about pushing it a bit further and have a different style of game? Te: What do you mean? Da: Well the previous style of game was a platform (makes shape with hands) game wasn’t it? You went along and there was gravity pushing down (points down). There are other types of games aren’t there? Te: Pause. I don’t know what to do thought. Da: Well quite but what other games are there?</text:p>
      <text:p text:style-name="Text_20_body">Te adopts with this suggestion readily once he understands Da’s suggestion in full.</text:p>
      <text:p text:style-name="Text_20_body">Te: You could have a game where every 15 seconds 10 seconds you could add and enemy to such and such a random number between such and such (holds up hands to indicate parameters). You could block it somewhere. Da: So instead of.. instead of the world… the world being sideways. We could have the world being looked down on. (reindicates the change of perspective) Te: Hmm. How should I do this then? Da: That’s a good question. Shall we ask Mick to see if that would mess things up or not?<text:line-break/>Te: Mick Mick: Hi ya. Te: Erm. Thinking about what game to do . I was thinking can we make like a pacman game kind of thing (indicates movement of character with hands) Da: If we had an on the top game rather than a platform game Mick: I think it could work. You could kind of adapt that game by, kind of, removing gravity. Da: and see what happens? Mick: and see what happens.</text:p>
      <text:p text:style-name="Text_20_body">Even saying “I was thinking can we make like a pacman game kind of thing”.</text:p>
      <text:p text:style-name="Text_20_body">Da speech show desire to for the pair to try something new. This may be to avoid repition in the educatational experience of the child or perhaps by the desire for challenge which would result from stepping outside of the existing walled garden of choices offered as existing guides. Their new choice is a change of perspective which involves a new game pattern of a new movement game mechanic. The specific proposal is to remove a jumping game mechanic and using a 2D top down movement mechanic used in maze and adventure games like Pac-man and Zelda.</text:p>
      <text:p text:style-name="Text_20_body">However Da is still aware of potential challenges of straying too far from the templage. He does not want to “mess things up”. There seems to be a mirror here of the value of playful enviroments to provide challenge but within some boundaries of safety.</text:p>
      <text:p text:style-name="Text_20_body">My own positive response to their suggestion was driven partly from knowledge of Da’s cultural background a both a professional coding and a volunteer supporting children’s coding programmes. While simultaneously checking with other groups that they use the starting template as a base, to avoid overload as previously descussed in design decisions, I encourage this pair to see what happens as a potential learning opportunity. I am conscious that the change of movement may open up different posibilities for new game patterns that this pair may be able to solve.</text:p>
      <text:p text:style-name="Text_20_body">There are cultural elements here of a family learning culture between these two playing out in this space. That way of approaching the task is very different from interactions with grandparents on a previous iteration.</text:p>
      <text:p text:style-name="Text_20_body">This and other exerpt from this pair show that Te and Da’s interaction is much more guided and focused than many other participants. This is influenced by Da’s experience as a software engineer and volunteer at Coder Dojo. This process of active guiding but suggesting and fishing for the right answer is intentional from the consistent nature of the interaction and from a supporting interview.</text:p>
      <text:p text:style-name="Text_20_body">“Extract from interview with Da?” to support some of the above observations.</text:p>
      <text:p text:style-name="Text_20_body">TRANSITION - Te and Da - have a very typical guided apprenticeship</text:p>
      <text:h text:style-name="Heading_20_3" text:outline-level="3"><text:bookmark-start text:name="accessing-external-help"/>Accessing External Help<text:bookmark-end text:name="accessing-external-help"/></text:h>
      <text:p text:style-name="First_20_paragraph">Te and Da - Accessing documentation Phaser</text:p>
      <text:p text:style-name="Text_20_body">The process of modelling the specific practices of accessing developer documents and help forums is a form of apprenticeship and a direct sharing of a professional cultural practice.</text:p>
      <text:p text:style-name="Text_20_body">Te takes a lead on looking for help on added a new GDP following enemies. He starts with menu, then book, then Da suggests googling and thus taking a step outside of the walled garden.</text:p>
      <text:p text:style-name="Text_20_body">Discussion. There are pros and cons stepping outside that garden. Confusion, conflicts, complexity. etc. Vs. generating new patterns and personalisation of game content.</text:p>
      <text:h text:style-name="Heading_20_2" text:outline-level="2"><text:bookmark-start text:name="interpersonal-plane-guided-participation"/>Interpersonal Plane (Guided Participation)<text:bookmark-end text:name="interpersonal-plane-guided-participation"/></text:h>
      <text:p text:style-name="First_20_paragraph">I will recap Rogoff’s take on guided apprenticeship and the features of the learning design which facilitate it. If needed then I will explain how AT terms like division of labour are appropriate here.</text:p>
      <text:h text:style-name="Heading_20_3" text:outline-level="3"><text:bookmark-start text:name="gdps-used-as-an-organising-tool"/>GDPs used as an organising tool<text:bookmark-end text:name="gdps-used-as-an-organising-tool"/></text:h>
      <text:h text:style-name="Heading_20_4" text:outline-level="4"><text:bookmark-start text:name="task-delegation"/>Task delegation<text:bookmark-end text:name="task-delegation"/></text:h>
      <text:p text:style-name="First_20_paragraph">While there was no formal organising of groups in phase 2 and 3, the family bonds between parents and children created similar patterns of seeking validation, sharing planning. Although this was more the case for dyads working side-by-side on the same game, similar patterns existed for other configurations.</text:p>
      <text:p text:style-name="Text_20_body">The opening vignette shows the name of a GDP as a way to communicate about the shared work of making a game. The utterance by the child “Key Door Person” seemingly indicated that the child ceded responsibility to the adult. The child has judged it the level of complexity needed to add a new pattern into the code to be beyond her ability and delegates appropriately.</text:p>
      <text:p text:style-name="Text_20_body">|T: Go on then. Key - Door - Person.| | |S: Person?| | |T: Key Door Person.|(off screen) T indicates that her mother is the person she is referring to|</text:p>
      <text:p text:style-name="Text_20_body">Gesture analysis (explained in a the methodology chapter) is valuable to shed light on this exchange. It is the indication that the mother is the person who will be responsible for implementing the GDP that the child is tangentially prompting to be implemented.</text:p>
      <text:h text:style-name="Heading_20_3" text:outline-level="3"><text:bookmark-start text:name="gdps-and-division-of-labour"/>GDPs and division of Labour<text:bookmark-end text:name="gdps-and-division-of-labour"/></text:h>
      <text:p text:style-name="First_20_paragraph">Similarly, rather than direct delegation, dividing of labour can be observed.</text:p>
      <text:p text:style-name="Text_20_body">The implementation of some GDP involved the use of different tools and activities. For example, the design of a graphical element suited some learners and they depended on the support of others to implement those changes in code.</text:p>
      <text:p text:style-name="Text_20_body">For pair Fi and Ma the existence of GDP seems to empower the young person to direct a division on labour. See transcript of interaction for - &lt;Files\2019-03-11–fi_ma_pt1_TOCODE&gt; - 18.00 mins</text:p>
      <text:p text:style-name="Text_20_body">The child is able to jump around and work on parallel projects using their existing tools set, or even taking on researching other toolsets, for example independent work to find an online tool to created . This serves the child as it allows them to keep busy and moving different parts of the overall project forward.</text:p>
      <text:p text:style-name="Text_20_body">In contrast, the parent shares both with the child and the facilitator that they feel overwhelmed by the ‘jumping around’ between different GDP stages. While the parent wants to stick to one pattern and complete it, they are still responsive to help the child when they get stuck on an alternative pathway they have chosen to avoid waiting on the parent.</text:p>
      <text:p text:style-name="Text_20_body">While this may be stressful for the parent, lots of progress in the overall game project can be observed in any particular session and the child seems to be developing useful skills managing the parent.</text:p>
      <text:p text:style-name="Text_20_body">While the above interaction between Fi and Ma points to the parent doing the heavy lifting for code implementation, this was not always the case. Mi and Ne had a reverse relationship where the child would reluctantly implement the graphical changes in code but would pointedly not explain them seemingly taking pride in knowing something that her mother didn’t.</text:p>
      <text:p text:style-name="Text_20_body">ADD TRANSCRIPT EXAMPLE FROM - 49:52.2 - 53:38.0 - 2019-03-18-mi</text:p>
      <text:p text:style-name="Text_20_body">Here the child has a powerful position but misses a chance to develop useful communication skills.</text:p>
      <text:p text:style-name="Text_20_body">The parent here takes great pride in the graphical work being done. This allows them a level of participation which is helpful without being stuck on more tricky technical or code related problems. The design which allows choice of GDPs facilitates this. The process of building an identity as an individual or a family is shown in this families work on graphics.</text:p>
      <text:p text:style-name="Text_20_body">ADD TRANSCRIPT EXAMPLE FROM - 2019-03-18-mi Mi - Oh thank you very much. I’m very proud.</text:p>
      <text:h text:style-name="Heading_20_4" text:outline-level="4"><text:bookmark-start text:name="gdps-for-goal-setting-and-prioritisation"/>GDPs for Goal Setting and Prioritisation<text:bookmark-end text:name="gdps-for-goal-setting-and-prioritisation"/></text:h>
      <text:p text:style-name="First_20_paragraph">The following exchange between participants Fi and Ma shows GDPs being used to organise future activity.</text:p>
      <text:p text:style-name="Text_20_body">NOTE - This needs to be merged with the above - or a different take on it explored.</text:p>
      <text:p text:style-name="Text_20_body">Online version as table - https://docs.google.com/document/d/1wLx8j9djYqJdZHwKJ09mmIDMYO7YqlMDhuHx2hiqpJI/edit</text:p>
      <text:p text:style-name="Text_20_body">M: I’ve brought the music, and also we could just concentrate on one thing and just change that. You know, keep working through.</text:p>
      <text:p text:style-name="Text_20_body">F: Yeah. I think I want to get an enemy in - oh no - my person animated.</text:p>
      <text:p text:style-name="Text_20_body">M: so you want to get your person animated that’s the main thing</text:p>
      <text:p text:style-name="Text_20_body">M: Shall we concentrate on that and changing the platforms into something different?</text:p>
      <text:p text:style-name="Text_20_body">F: Yeah. M: Yeah? F: I also want to make a theme tune.</text:p>
      <text:p text:style-name="Text_20_body">M: Yeah it’s, that’s what I mean, you can’t just skip around like that. F: hmmm M: just cos it gets really overwhelming. M: Yeah..? So…?</text:p>
      <text:p text:style-name="Text_20_body">Long pause</text:p>
      <text:p text:style-name="Text_20_body">M: Well I’ll have a look at the code and see if I can make sense of that.</text:p>
      <text:p text:style-name="Text_20_body">M: I’ve brought the music, and also we could just concentrate on one thing and just change that. You know, keep working through.</text:p>
      <text:p text:style-name="Text_20_body">F: Yeah. I think I want to get an enemy in - oh no - my person animated.</text:p>
      <text:p text:style-name="Text_20_body">M: So you want to get your person animated that’s your main thing. F: Yeah</text:p>
      <text:p text:style-name="Text_20_body">M: Shall we concentrate on that and changing the platforms into something different?</text:p>
      <text:p text:style-name="Text_20_body">F: Yeah. M: Yeah? F: I also want to make a theme tune.</text:p>
      <text:p text:style-name="Text_20_body">M: Yeah it’s, that’s what I mean, you can’t just skip around like that. F: hmmm M: just cos it gets really overwhelming. M: Yeah..? So…?</text:p>
      <text:p text:style-name="Text_20_body">Long pause</text:p>
      <text:p text:style-name="Text_20_body">M: Well I’ll have a look at the code and see if I can make sense of that.</text:p>
      <text:p text:style-name="Text_20_body">This example shows the use of the names number of game design patterns by the child . While the planning discussion happens the child is concurrently testing their game. At this stage of the design some have been imagined and perhaps partly worked on and dis-guarded. In addition, the child describes a feature that they want to see happen.</text:p>
      <text:p text:style-name="Text_20_body">This interchange shows a tension between a more chaotic style of working jumping from one goal to another and potential resolution with parental dialogue prioritising work to be done.</text:p>
      <text:p text:style-name="Text_20_body">Here the child may be picking activities to fit their strong suit of creating graphical and audio assets in other gui based environments. Leaving the father to piece things together in the code based progam.</text:p>
      <text:p text:style-name="Text_20_body">Or perhaps the parent steers the child into graphical areas as they are able to continue without stressing out the parent. Thus the child’s compliance may be a kind or pragmatic decision to allow smoother progress.</text:p>
      <text:p text:style-name="Text_20_body">Discussion: The child’s initial listing of features is a brainstorming technique. Such techniques are used to aid a creative process however the parent seems to lack the skill to map these out and then to work together to priortise them. Instead he appears to be keen to quickly pick one that seems manageable.</text:p>
      <text:p text:style-name="Text_20_body">GDP are already being used as a way to set goals, track progress and prioritise but the process seems stressful or unsatisfactory. Some kind of support help scaffold this process would be potentially productive.</text:p>
      <text:p text:style-name="Text_20_body">Note: Such support is explored in more detail in the next chapter.</text:p>
      <text:h text:style-name="Heading_20_3" text:outline-level="3"><text:bookmark-start text:name="gdp-and-sustaining-engagement"/>GDP and sustaining engagement<text:bookmark-end text:name="gdp-and-sustaining-engagement"/></text:h>
      <text:p text:style-name="First_20_paragraph">The process of adding in a new GDP to the game was often a sustaining activity.</text:p>
      <text:p text:style-name="Text_20_body">When GDP was completed and participant or pair move to a new phase there is evidence of a reenergising effect. e.g Example of adding a new level in 2019-03-18-th_sh -</text:p>
      <text:p text:style-name="Text_20_body">In the process of doing that, the pair return to a paper stage, and the process of turning that into reality on the screen and sharing with others is transformative in terms of energy level and interaction during the course of the session.</text:p>
      <text:p text:style-name="Text_20_body">This activity can be examined with an interpersonal focus it is the product of interaction between the pair and the parent highlights the pivot point which facilitates input and greater engagement.<text:line-break/>In addition this shift can also been seen from a cultural focus. The completion is mirrored in the work of other pairs. Thus replicating is a kind of participation in an emerging community. There is also a link made by the parent to previous working practices. Using a paper book to make a sketch of the work to be completed.</text:p>
      <text:p text:style-name="Text_20_body">These kinds of shifts of activity and cultural practices brought by the participants also feed into the ongoing culture of the game making community. For example the use of paper designs and paper prototyping was something that I adopted more broadly after observing the families involved.</text:p>
      <text:h text:style-name="Heading_20_4" text:outline-level="4"><text:bookmark-start text:name="gdps-and-personal-expression-cultural---cross-over-with-previous-chapter-may-need-to-move"/>GDPs and personal expression (cultural) - CROSS OVER WITH PREVIOUS CHAPTER? (may need to move?)<text:bookmark-end text:name="gdps-and-personal-expression-cultural---cross-over-with-previous-chapter-may-need-to-move"/></text:h>
      <text:p text:style-name="First_20_paragraph">As part of the creative process participants were able to input their own preferences and interests. These commonly seemed to be driven by existing preferences and habits stemming from home life and other cultural sites.</text:p>
      <text:p text:style-name="Text_20_body">Examples include participants choice of the theme of their game. Environmental aspects appeared to be something that many families could draw on from their home lives. Perhaps a transcript at start of process. Ma and Fi ?</text:p>
      <text:p text:style-name="Text_20_body">Another opportunity involved choice and design of game assets that allowed the expression of identity or a designed element - for example graphics, audio or a written message to appear at various stages of the game.</text:p>
      <text:p text:style-name="Text_20_body">Graphics in particular seemed to be driven by home cultures. One example is that of Sh and th using a g background graphics in 2019-03-18-th_sh -</text:p>
      <text:p text:style-name="Text_20_body">The incorporation of the graphic was relatively quick and easy change to make the game but had a significant factor in the affect towards the game [erikssonUsingGameplayDesign2019;] - cultivativing a sense of ownership - playing around the graphic - covering it over and revealing it - participant self-expression and a conversational prompt to other during sharing of the game</text:p>
      <text:p text:style-name="Text_20_body">This is supported by other research on digital making and motivation. CITATION HERE? - or in cultural discussion?</text:p>
      <text:p text:style-name="Text_20_body">Discussion on how cultural interactions seem to be able to motivate and sustain other interpersonal activity which may be experienced as work.</text:p>
      <text:p text:style-name="Text_20_body">These interactions re sometimes playful, and sometimes chance to share something serious. It allows young person to talk about dogs and their love of dogs. Even at one point that they used to have two and one died.</text:p>
      <text:h text:style-name="Heading_20_4" text:outline-level="4"><text:bookmark-start text:name="gdps-propagation-through-peer-activity"/>GDPs propagation through peer activity<text:bookmark-end text:name="gdps-propagation-through-peer-activity"/></text:h>
      <text:p text:style-name="First_20_paragraph">The process of adding levels was something that was spread predominately through one child’s work to help others to add that features. The work of the child to add 21 levels to their own game served as a way to publicise this possibility. The role of that child as an expert in that design pattern, and their willingness to share their knowledge, shifted focus away from help from myself as a facilitator, or the instruction-based support documents.</text:p>
      <text:p text:style-name="Text_20_body">PERHAPS ADD TRANSCRIPT EXAMPLE ?-</text:p>
      <text:h text:style-name="Heading_20_3" text:outline-level="3"><text:bookmark-start text:name="gdps-to-support-iterative-design-practices"/>GDPs to support Iterative Design Practices<text:bookmark-end text:name="gdps-to-support-iterative-design-practices"/></text:h>
      <text:p text:style-name="First_20_paragraph">Iterative agile design is a highly cultural / interpersonal process.</text:p>
      <text:p text:style-name="Text_20_body">Discussion drawing on more radical attempts to describe the best way to bring young learners into a design practice.</text:p>
      <text:p text:style-name="Text_20_body">Perhaps in the field of participatory design.</text:p>
      <text:p text:style-name="Text_20_body">Highlight how the granular and relatable nature of GDP</text:p>
      <text:p text:style-name="Text_20_body">Well suited to build a repeated design practice. Especially with starting documents, Small changes had big effects. Variable changes needed immediate testing.</text:p>
      <text:h text:style-name="Heading_20_4" text:outline-level="4"><text:bookmark-start text:name="the-limits-of-design-cycle-stages"/>The limits of design cycle stages<text:bookmark-end text:name="the-limits-of-design-cycle-stages"/></text:h>
      <text:p text:style-name="First_20_paragraph">[PERHAPS SOME OF THIS TO DISCUSSION?]</text:p>
      <text:p text:style-name="Text_20_body">When coding data a design cycle framework was one of the code structures. REFER BACK TO ENGINEERING SOURCE. Ask / Imagine, Plan, Create, Test, Improve, Share.</text:p>
      <text:p text:style-name="Text_20_body">While design cycles was not an explicitly part of the game making instruction, certain interventions supported this approach. In particular the use of maps as a planning and reflection tool and the use of playtesting as a social and personal form of evaluation of emerging designs.</text:p>
      <text:p text:style-name="Text_20_body">When coding I quick became aware of the limits and challenges to coding to this.</text:p>
      <text:p text:style-name="Text_20_body">For example a lot of time in this informal game-making sessions were spent on activities outside of this cycle. For example, opening up the right tools, navigating to correct locations and finding past assets involved a fair deal of effort and collaboration.</text:p>
      <text:p text:style-name="Text_20_body">I have been pragmatic and map elements like this these loosely. Where appropriate I make notes on that activity in free form areas of other documents like spreadsheets.</text:p>
      <text:p text:style-name="Text_20_body">This limits claims I can make from the coded data. However it raises interesting points which merit discussion.</text:p>
      <text:p text:style-name="Text_20_body">First - Value Faff Time. So much of the creative process is faffing. More precisely many creative moments happen in times not neatly represented in the cycle. For example the navigation to the right location in creative software, finding assets, migrating assets between authoring tools, converting to correct formats, evaluating new tools.</text:p>
      <text:p text:style-name="Text_20_body">This is something that I do not have a precise name for. I call it digital laundry or digital housekeeping. Things that at times can be low attention span or which can be extremely frustrating like needing to tidy up so you can find your car keys. There is frustration here, but there are also moments of creativity, and there are bonding moments which are undirected activity but shared.<text:line-break/>For example…..</text:p>
      <text:p text:style-name="Text_20_body">Second - Digital Jamming This has an example in the use of sound making software Fi &amp; Ma - The process of tinkering and messing spurs creativity that doesn’t map to a design cycle.</text:p>
      <text:p text:style-name="Text_20_body">They are in an evaluation of tools which could be said to be in Planing. however this quickly become creation as they decide the spontaneously created music is preferable to the one created using a different tool at home.</text:p>
      <text:p text:style-name="Text_20_body">The joint jamming then has created two different soundtracks. This sparks a new thought to create different soundtracks for different levels. This would fit within the Imagine stage. Plan then Create then Imagine then Revise all in the space of a minute.</text:p>
      <text:p text:style-name="Text_20_body">Implication one - When mapping the activity to a design cycle. There may not be neat matches and at some stage if the process is very fragmented the researcher or teacher can legitimately ask how valuable the design cycle is as a planning or analytical tool. Others exist like rhizomatic approaches.</text:p>
      <text:p text:style-name="Text_20_body">Implication two -when designing a program and thinking of how to present the process to participants, over structuring around a design cycle approach may be not be productive or accurate. Question? How does this relate to tinkering methodology? What other framework would be suitable here?</text:p>
      <text:h text:style-name="Heading_20_3" text:outline-level="3"><text:bookmark-start text:name="interaction-of-gdps-with-playtesting-as-method"/>Interaction of GDPs with Playtesting as method<text:bookmark-end text:name="interaction-of-gdps-with-playtesting-as-method"/></text:h>
      <text:p text:style-name="First_20_paragraph">Playtesting but in particular designing for others .</text:p>
      <text:p text:style-name="Text_20_body">What was noticeable about - this in particular?</text:p>
      <text:p text:style-name="Text_20_body">Playtesing as a regular practice is a immediate way to shift learners into a perspective designing for others.</text:p>
      <text:p text:style-name="Text_20_body">This fits into our design cycle, as our first stages of ask and imagine are more productive when informed by a realistic sense of what the end user experience is. Regular self testing and playtesting achieve this.</text:p>
      <text:p text:style-name="Text_20_body">Some examples: (should be many)</text:p>
      <text:p text:style-name="Text_20_body">Pull on examples of learners imagining the experience of others. - Th - in session 2019-03-11 - comments on wanting students to be frustrated when playing it, it’s fun - then the final level being a secret fun experience playing against the norms of platform game design, thus illiciting surprise. - Another example -</text:p>
      <text:p text:style-name="Text_20_body">Discussion - Designing for others - as a key perspective in constructionism. Note: What added insights or tips for practitioners can I bring here?</text:p>
      <text:p text:style-name="Text_20_body">Also noticeable is the variety of ways in which playtesting happens and how younger and older participants looked to give and take from the experience.</text:p>
      <text:p text:style-name="Text_20_body">Older participants often used this as a way of being supportive to both parents and young people. This happened in the following ways: - praising graphical content - making links with home interests of participants and building rapport - ( e.g. do you like dogs? )</text:p>
      <text:h text:style-name="Heading_20_2" text:outline-level="2"><text:bookmark-start text:name="personal-plane"/>Personal Plane<text:bookmark-end text:name="personal-plane"/></text:h>
      <text:p text:style-name="First_20_paragraph">The personal plane is explored in a following chapter (working title Maps). This will cover findings relating to the value of participatory methods of mapping project progress and potential learning dimensions of activities.</text:p>
      <text:h text:style-name="Heading_20_3" text:outline-level="3"><text:bookmark-start text:name="mutual-approaches-to-knowledge-building"/>Mutual approaches to knowledge building<text:bookmark-end text:name="mutual-approaches-to-knowledge-building"/></text:h>
      <text:p text:style-name="First_20_paragraph">In this section the processes of personal appropriation of experience and knowledge emerging from game making are examined closely in relation to participants experience of GDPs.</text:p>
      <text:list text:style-name="L94">
        <text:list-item>
          <text:p text:style-name="P94">quick summary of Rogoff’s take on personal appropriation compared to a transmission model of knowledge &amp; that participants re-contribute their experience of knowledge beck into the social mix</text:p>
        </text:list-item>
        <text:list-item>
          <text:p text:style-name="P94">e.g - GDPs used in this research program were mutually created based on feedback from participants</text:p>
        </text:list-item>
        <text:list-item>
          <text:p text:style-name="P94">While there is a curricular value attached to CT concepts &amp; to some extent design practices, in this context participants can create their own understandings of what is useful to them.</text:p>
        </text:list-item>
      </text:list>
      <text:h text:style-name="Heading_20_3" text:outline-level="3"><text:bookmark-start text:name="game-design-patterns-as-a-way-to-give-language-to-participants-when-sharing-back-to-community"/>Game Design Patterns as a way to give language to participants when sharing back to Community<text:bookmark-end text:name="game-design-patterns-as-a-way-to-give-language-to-participants-when-sharing-back-to-community"/></text:h>
      <text:p text:style-name="First_20_paragraph">Example - 2019-03-18 - Sh &amp; Th</text:p>
      <text:p text:style-name="Text_20_body">Contrast general lack of confidence with ability to share back progress and decisions using language afforded by GDPs.</text:p>
      <text:p text:style-name="Text_20_body">Include excerpt? 1.05 - Looking for Th using GDP language - as well ask drawing on other home interests.</text:p>
      <text:p text:style-name="Text_20_body">This is also dealt with above “GDPs propagation through peer activity”</text:p>
      <text:h text:style-name="Heading_20_3" text:outline-level="3"><text:bookmark-start text:name="game-design-patterns-vs-ct-and-more-established-knowledge"/>Game Design Patterns vs CT and more established “knowledge”<text:bookmark-end text:name="game-design-patterns-vs-ct-and-more-established-knowledge"/></text:h>
      <text:p text:style-name="First_20_paragraph">THIS SECTION PROBABLY MOSTLY OR FULLY BELONGS IN THE NEXT CHAPTER</text:p>
      <text:p text:style-name="Text_20_body">My end design highlights game patterns as a starting point for user interest and to draw participants in to other elements of learning dimensions. More abstract dimensions like systems thinking, and more concrete like coding concepts.</text:p>
      <text:list text:style-name="L95">
        <text:list-item>
          <text:p text:style-name="P95">Compare formal teaching of CT and CS with an approach based on a freer choice of patterns.</text:p>
        </text:list-item>
        <text:list-item>
          <text:p text:style-name="P95">Discuss the use of gdps as a gateway to other concepts as explored in CS in a more abstract, and more concrete direction <text:reference-mark-start text:name="ZOTERO_ITEM CSL_CITATION {&quot;citationID&quot;:&quot;fleilaqd&quot;,&quot;citationItems&quot;:[{&quot;id&quot;:8543,&quot;prefix&quot;:&quot;&quot;,&quot;uri&quot;:[&quot;http://zotero.org/users/1913249/items/YJKSC8LM&quot;],&quot;suffix&quot;:&quot;&quot;,&quot;itemData&quot;:{&quot;publisher&quot;:&quot;ACM&quot;,&quot;event-title&quot;:&quot;IDC '19: Interaction Design and Children&quot;,&quot;issued&quot;:{&quot;date-parts&quot;:[[2019,6,12]]},&quot;title&quot;:&quot;Using Gameplay Design Patterns with Children in the Redesign of a Collaborative Co-located Game&quot;,&quot;container-title&quot;:&quot;Proceedings of the 18th ACM International Conference on Interaction Design and Children&quot;,&quot;citation-key&quot;:&quot;eriksson_using_2019&quot;,&quot;author&quot;:[{&quot;family&quot;:&quot;Eriksson&quot;,&quot;given&quot;:&quot;Eva&quot;},{&quot;family&quot;:&quot;Baykal&quot;,&quot;given&quot;:&quot;Gökçe Elif&quot;},{&quot;family&quot;:&quot;Björk&quot;,&quot;given&quot;:&quot;Staffan&quot;},{&quot;family&quot;:&quot;Torgersson&quot;,&quot;given&quot;:&quot;Olof&quot;}],&quot;page&quot;:&quot;15-25&quot;,&quot;accessed&quot;:{&quot;date-parts&quot;:[[2022,8,9]]},&quot;ISBN&quot;:&quot;978-1-4503-6690-8&quot;,&quot;id&quot;:&quot;eriksson_using_2019&quot;,&quot;language&quot;:&quot;en&quot;,&quot;source&quot;:&quot;DOI.org (Crossref)&quot;,&quot;event-place&quot;:&quot;Boise ID USA&quot;,&quot;DOI&quot;:&quot;10.1145/3311927.3323155&quot;,&quot;URL&quot;:&quot;https://dl.acm.org/doi/10.1145/3311927.3323155&quot;,&quot;type&quot;:&quot;paper-conference&quot;,&quot;publisher-place&quot;:&quot;Boise ID USA&quot;},&quot;uris&quot;:[&quot;http://zotero.org/users/1913249/items/YJKSC8LM&quot;]}],&quot;schema&quot;:&quot;https://github.com/citation-style-language/schema/raw/master/csl-citation.json&quot;,&quot;properties&quot;:{&quot;noteIndex&quot;:0,&quot;formattedCitation&quot;:&quot;[@eriksson_using_2019]&quot;}} RNDmcuurxwbbn"/>&lt;Do Zotero Refresh: [@eriksson_using_2019]&gt;<text:reference-mark-end text:name="ZOTERO_ITEM CSL_CITATION {&quot;citationID&quot;:&quot;fleilaqd&quot;,&quot;citationItems&quot;:[{&quot;id&quot;:8543,&quot;prefix&quot;:&quot;&quot;,&quot;uri&quot;:[&quot;http://zotero.org/users/1913249/items/YJKSC8LM&quot;],&quot;suffix&quot;:&quot;&quot;,&quot;itemData&quot;:{&quot;publisher&quot;:&quot;ACM&quot;,&quot;event-title&quot;:&quot;IDC '19: Interaction Design and Children&quot;,&quot;issued&quot;:{&quot;date-parts&quot;:[[2019,6,12]]},&quot;title&quot;:&quot;Using Gameplay Design Patterns with Children in the Redesign of a Collaborative Co-located Game&quot;,&quot;container-title&quot;:&quot;Proceedings of the 18th ACM International Conference on Interaction Design and Children&quot;,&quot;citation-key&quot;:&quot;eriksson_using_2019&quot;,&quot;author&quot;:[{&quot;family&quot;:&quot;Eriksson&quot;,&quot;given&quot;:&quot;Eva&quot;},{&quot;family&quot;:&quot;Baykal&quot;,&quot;given&quot;:&quot;Gökçe Elif&quot;},{&quot;family&quot;:&quot;Björk&quot;,&quot;given&quot;:&quot;Staffan&quot;},{&quot;family&quot;:&quot;Torgersson&quot;,&quot;given&quot;:&quot;Olof&quot;}],&quot;page&quot;:&quot;15-25&quot;,&quot;accessed&quot;:{&quot;date-parts&quot;:[[2022,8,9]]},&quot;ISBN&quot;:&quot;978-1-4503-6690-8&quot;,&quot;id&quot;:&quot;eriksson_using_2019&quot;,&quot;language&quot;:&quot;en&quot;,&quot;source&quot;:&quot;DOI.org (Crossref)&quot;,&quot;event-place&quot;:&quot;Boise ID USA&quot;,&quot;DOI&quot;:&quot;10.1145/3311927.3323155&quot;,&quot;URL&quot;:&quot;https://dl.acm.org/doi/10.1145/3311927.3323155&quot;,&quot;type&quot;:&quot;paper-conference&quot;,&quot;publisher-place&quot;:&quot;Boise ID USA&quot;},&quot;uris&quot;:[&quot;http://zotero.org/users/1913249/items/YJKSC8LM&quot;]}],&quot;schema&quot;:&quot;https://github.com/citation-style-language/schema/raw/master/csl-citation.json&quot;,&quot;properties&quot;:{&quot;noteIndex&quot;:0,&quot;formattedCitation&quot;:&quot;[@eriksson_using_2019]&quot;}} RNDmcuurxwbbn"/> .</text:p>
        </text:list-item>
        <text:list-item>
          <text:p text:style-name="P95">Leading with GDP as a way to explore other Learning Dimensions </text:p>
        </text:list-item>
        <text:list-item>
          <text:p text:style-name="P95">Discussion - The use of GDPs hits a sweet spot as a “middle” level construct, (see Eriksson and Bjork)</text:p>
        </text:list-item>
        <text:list-item>
          <text:p text:style-name="P95">Discussion - Rising to the concrete - as a key AT concept - how does this fit?</text:p>
        </text:list-item>
        <text:list-item>
          <text:p text:style-name="P95">Make Code cards which contained links to game design patterns and the different component concepts</text:p>
        </text:list-item>
        <text:list-item>
          <text:p text:style-name="P95">(see Eriksson and Bjork)</text:p>
        </text:list-item>
        <text:list-item>
          <text:p text:style-name="P95">Draw on material and critique in chapter on semantic profiles / waves.</text:p>
        </text:list-item>
      </text:list>
      <text:h text:style-name="Heading_20_4" text:outline-level="4"><text:bookmark-start text:name="on-cts-and-cts-emerging-in-the-wild."/>On CTs and CTs emerging in the wild.<text:bookmark-end text:name="on-cts-and-cts-emerging-in-the-wild."/></text:h>
      <text:p text:style-name="First_20_paragraph">As explored in a previous chapter, the 3M design leads with concrete game design patterns chosen by participants. This approach can be compared to others which lead with more abstract computational thinking concepts which are introduced and explicitly taught from first principles.</text:p>
      <text:p text:style-name="Text_20_body">However, while not explicitly taught, the CT concepts are contained within the learning dimensions of the 3M model allowing participants and especially facilitators to be aware of examples of practice allowing for development of these skills. This section explores examples of CT in action that emerge from video data of game making.</text:p>
      <text:h text:style-name="Heading_20_5" text:outline-level="5"><text:bookmark-start text:name="compare-formal-teaching-of-ct-and-cs-with-an-approach-based-on-a-freer-choice-of-patterns."/>Compare formal teaching of CT and CS with an approach based on a freer choice of patterns.<text:bookmark-end text:name="compare-formal-teaching-of-ct-and-cs-with-an-approach-based-on-a-freer-choice-of-patterns."/></text:h>
      <text:p text:style-name="First_20_paragraph">The design choice of leading with GDP was based on increasing the agency of participants over the pathway of their design activities. LINK TO LITERATURE ON CHOICE AND ENGAGEMENT.</text:p>
      <text:p text:style-name="Text_20_body">It is problematic to compare participants engagement with this learning design with another fictional game where they learn CT concepts first and then put them into practice. However, it is helpful to identify key characteristics of the design which run counter to a principles first approach and describe how participants experienced these elements.</text:p>
      <text:p text:style-name="Text_20_body">Elements of contrast with 3M include;</text:p>
      <text:list text:style-name="L96">
        <text:list-item>
          <text:p text:style-name="P96">The remix element of code (explored in previous methods chapter perhaps) - which allows participants to add new features quickly. They can also see and replicate existing patterns in the code. This could compare to many hours writing from scratch and many abstract concepts explained before getting to anything looking like a game.</text:p>
        </text:list-item>
        <text:list-item>
          <text:p text:style-name="P96">Lack of value placed on CT as overarching knowledge. No posters, no curriculum content, no tests on concepts, no lesson objectives and end tests,</text:p>
        </text:list-item>
        <text:list-item>
          <text:p text:style-name="P96">Code patching from existing code examples, as previously explored, allows for participants to take code and add it into their game without full knowledge of the syntactical complexities of each line they use.</text:p>
        </text:list-item>
      </text:list>
      <text:h text:style-name="Heading_20_5" text:outline-level="5"><text:bookmark-start text:name="cts-emerging-in-the-wild."/>CTs emerging in the wild.<text:bookmark-end text:name="cts-emerging-in-the-wild."/></text:h>
      <text:p text:style-name="First_20_paragraph">There are several examples of CT arising in the wild without being explicitly taught. Here the focus is on Wing’s narrower take rather than including general practices.</text:p>
      <text:h text:style-name="Heading_20_4" text:outline-level="4"><text:bookmark-start text:name="decomposition."/>Decomposition.<text:bookmark-end text:name="decomposition."/></text:h>
      <text:p text:style-name="First_20_paragraph">in 2019-05-08-te-da - Da the parent suggests revisions to the agreed overall goal which break a larger problems into more manageable steps. It can be legitimately questioned if this is a specialist skill rather than general good creative practice.</text:p>
      <text:h text:style-name="Heading_20_4" text:outline-level="4"><text:bookmark-start text:name="abstraction"/>Abstraction<text:bookmark-end text:name="abstraction"/></text:h>
      <text:p text:style-name="First_20_paragraph">This concept can be concretely taught using the code structure of functions -</text:p>
      <text:p text:style-name="Text_20_body">There is scope for doing this. In my journal notes and notes following interactions I notice when there is a call for a new function.</text:p>
      <text:h text:style-name="Heading_20_4" text:outline-level="4"><text:bookmark-start text:name="generalisation-pattern-recognition"/>Generalisation / Pattern recognition<text:bookmark-end text:name="generalisation-pattern-recognition"/></text:h>
      <text:p text:style-name="First_20_paragraph">Present in the work of Te to find patterns and to duplicate them in different situations. 2019-05-08-te - With prompting from parent the child is able to recognise, duplicate and alter the update code for accepting left and right key input to change character x-axis velocity. After update and test iterations they change this to up and down key input to update y-axis velocity.<text:line-break/>NOTE - Ideally find another example of a child doing this.</text:p>
      <text:p text:style-name="Text_20_body">The 3M approach lends itself well to exploring pattern recognition as patterns are readily available to participants in starting code and the extra patches that are added.</text:p>
      <text:p text:style-name="Text_20_body">Also the knowledge of the GDP helps ability to recognise patterns in the code. Left / right -&gt; Up / Down</text:p>
      <text:h text:style-name="Heading_20_4" text:outline-level="4"><text:bookmark-start text:name="sequencing-algorithms."/>Sequencing / Algorithms.<text:bookmark-end text:name="sequencing-algorithms."/></text:h>
      <text:p text:style-name="First_20_paragraph">Sequencing and writing algorithms is one of the most common CT principles explored in research. INCLUDE CITATION.</text:p>
      <text:p text:style-name="Text_20_body">This is a relative weak point in comparison to from first principles approach.</text:p>
      <text:p text:style-name="Text_20_body">However the process of patching into different areas of the code and creating functions does address this.</text:p>
      <text:p text:style-name="Text_20_body">The following transcript of Sh’s interaction with myself shows that the process of copying patterns in the template code and patching in new lines from the supporting documentation gives ample opportunity for sequencing mistakes to be made. The process of working with students on their existing code is valuable to explain why and how the order of lines of code and when functions are called.</text:p>
      <text:p text:style-name="Text_20_body">The comparison raises a potential discussion point on what the practical value of this CT concept is.</text:p>
      <text:h text:style-name="Heading_20_4" text:outline-level="4"><text:bookmark-start text:name="commentary-discussion"/>Commentary / Discussion<text:bookmark-end text:name="commentary-discussion"/></text:h>
      <text:p text:style-name="First_20_paragraph">NOTE - As in last paragraph, the practical value of CT concepts can be discussed as well as the nature of CT as a practical skill or a more abstract concept.</text:p>
      <text:p text:style-name="Text_20_body">A tactic that could be explored further is the value of reflective practices to back up CTs being found in the wild. This possibility is explored in more detail in the next chapter of results.</text:p>
      <text:p text:style-name="Text_20_body">Probably end with different strokes commentary. Depending on aims of the practitioner and context of the game making.</text:p>
      <text:h text:style-name="Heading_20_2" text:outline-level="2"><text:bookmark-start text:name="additional-chapter-discussion"/>Additional Chapter Discussion<text:bookmark-end text:name="additional-chapter-discussion"/></text:h>
      <text:p text:style-name="First_20_paragraph">The following observations are primarily focused on implications for practitioners. A deeper exploration of other concepts may suit another chapter looking at synthesing observations in relation to broader research. In this draft the focus is included in each sub-title.</text:p>
      <text:h text:style-name="Heading_20_3" text:outline-level="3"><text:bookmark-start text:name="discussion-on-umc-and-primm-in-relation-to-use-of-game-design-patterns-include-or-next-chapter-practitioner-focus"/>Discussion on UMC and PRIMM in relation to use of Game Design Patterns? INCLUDE OR NEXT CHAPTER? (Practitioner focus)<text:bookmark-end text:name="discussion-on-umc-and-primm-in-relation-to-use-of-game-design-patterns-include-or-next-chapter-practitioner-focus"/></text:h>
      <text:list text:style-name="L97">
        <text:list-item>
          <text:p text:style-name="P97">UMC - should be covered in the Remix part of the design</text:p>
        </text:list-item>
        <text:list-item>
          <text:p text:style-name="P97">PRIMM - stage based - more prescriptive - probably suits next chapter.</text:p>
        </text:list-item>
      </text:list>
      <text:p text:style-name="First_20_paragraph">Note on PRIMM and personal knowledge.</text:p>
      <text:p text:style-name="Text_20_body">Da and Te - In these interaction the parent seems keen for the child to be able to express and demonstrate their personal knowledge of coding, games and maths concepts.</text:p>
      <text:p text:style-name="Text_20_body">This is an interaction which in some ways is comparable to the PRIMM model which is suggested for classroom use. However to do it in the way demonstrated by this pair would involve a level of coding familiarity, and ongoing familiarity with the structure and thinking of the participant which would be difficult to achieve in many classrooms.</text:p>
      <text:p text:style-name="Text_20_body">UMC on the other hand while being less described and open to interpretation seems to match the more informal, iterative game making of many participants.</text:p>
      <text:h text:style-name="Heading_20_3" text:outline-level="3"><text:bookmark-start text:name="discussing-game-design-patterns-as-a-tool-to-expose-and-give-participants-a-language-to-discuss-tensions-practitioner-focus"/>Discussing Game design patterns as a tool to expose and give participants a language to discuss tensions (Practitioner focus)<text:bookmark-end text:name="discussing-game-design-patterns-as-a-tool-to-expose-and-give-participants-a-language-to-discuss-tensions-practitioner-focus"/></text:h>
      <text:p text:style-name="First_20_paragraph">Synthesise examples which highlight the value of developing share language and short cuts. Draw from the above examples.</text:p>
      <text:p text:style-name="Text_20_body">However, also look at potential short comings of short cuts - hiding more complex patterns within the name. When short cuts or misapprehensions prove less useful.</text:p>
      <text:p text:style-name="Text_20_body">For example the shortcut of a name for a pattern in Fi and Ma’s interaction hides a large amount of problems solving which seems “overwhelming”</text:p>
      <text:p text:style-name="Text_20_body">Is there an advantage to less support in terms of setting out a pathway which participants cover step by step. Or is the process of working on a sprawling problem which seems unmanagable, but which in with participants have to</text:p>
      <text:h text:style-name="Heading_20_3" text:outline-level="3"><text:bookmark-start text:name="design-patterns-as-a-middle-level-construct-to-open-door-to-more-concrete-and-abstract-wider-focus"/>Design patterns as a “middle level” construct to open door to more concrete and abstract (Wider focus)<text:bookmark-end text:name="design-patterns-as-a-middle-level-construct-to-open-door-to-more-concrete-and-abstract-wider-focus"/></text:h>
      <text:p text:style-name="First_20_paragraph">In the introduction of this thesis I highlighted some of the challenges for inclusivity and motivation of more abstract approaches including a perscriptive approach to Computational Thinking.</text:p>
      <text:p text:style-name="Text_20_body">Papert and Turkle celebrated diversity in approaches and celebrated the concrete.</text:p>
      <text:p text:style-name="Text_20_body">In the relevant literature () - design patterns are seen as a useful middle ground between abstract CT concepts and more concrete techniques. There are the advantages of both a relatable, tangible shape of unit of activity linked to a community of practice. They also include a more abstract / and thus repeatable structure thus fulfilling some of the promise transfer offered by CT advocates.</text:p>
      <text:p text:style-name="Text_20_body">The heart of the matter here is how transferable knowledge is without a contextual meaning attached. This is a contested area.</text:p>
      <text:p text:style-name="Text_20_body">In this context of novice coders it seems appropriate to introduce some levels of reusable practice whilst prioritising individual learner engagement and community participation.</text:p>
      <text:p text:style-name="Text_20_body">We can see evidence of both the potential for reusable elements of knowledge and practice involving practice in the following ways;</text:p>
      <text:list text:style-name="L98">
        <text:list-item>
          <text:p text:style-name="P98">Use of levels as a array which is parsed by a loop to create layout</text:p>
        </text:list-item>
        <text:list-item>
          <text:p text:style-name="P98">Other examples.</text:p>
        </text:list-item>
      </text:list>
      <text:h text:style-name="Heading_20_3" text:outline-level="3"><text:bookmark-start text:name="discussion---pumping-up-the-jam---allowing-for-improvisation-in-design-process."/>Discussion - Pumping up the Jam - allowing for improvisation in design process.<text:bookmark-end text:name="discussion---pumping-up-the-jam---allowing-for-improvisation-in-design-process."/></text:h>
      <text:p text:style-name="First_20_paragraph">Example - Te and Da - 2019-05-08 - da- use paper to design te - I’m just going with it</text:p>
      <text:p text:style-name="Text_20_body">The tools, process and the community encourage a jam / improvisational approach. Remixing, chipping away, a shattering of design cycles. More of an informal approach</text:p>
      <text:p text:style-name="Text_20_body">The concept of Jam is explored in rapid, improvisational events called Game Jams.</text:p>
      <text:h text:style-name="Heading_20_2" text:outline-level="2"><text:bookmark-start text:name="outroduction---summary-on-contribution-to-existing-research"/>Outroduction - Summary on contribution to existing research<text:bookmark-end text:name="outroduction---summary-on-contribution-to-existing-research"/></text:h>
      <text:p text:style-name="First_20_paragraph">Bring more synthesis here especially in translation of design elements due to this context</text:p>
      <text:list text:style-name="L99">
        <text:list-item>
          <text:p text:style-name="P99">Whereas Game Jams focus on x, 3m has a focus on y.</text:p>
        </text:list-item>
      </text:list>
      <text:h text:style-name="Heading_20_2" text:outline-level="2"><text:bookmark-start text:name="transition-conclusion-of-chapter-paragraph---themes-to-explore-in-other-chapters."/>Transition Conclusion of Chapter Paragraph - themes to explore in other chapters.<text:bookmark-end text:name="transition-conclusion-of-chapter-paragraph---themes-to-explore-in-other-chapters."/></text:h>
      <text:p text:style-name="First_20_paragraph">A theme to follow up in the Maps / personal learning chapter is that of picking up on some of the behaviour of participants, especially that of experienced parents, experience either in coding practices of supporting their children. Once identified, how could beneficial interactions be encouraged in the next iteration of design.</text:p>
      <text:p text:style-name="Text_20_body">Examples include;</text:p>
      <text:list text:style-name="L100">
        <text:list-item>
          <text:p text:style-name="P100">supporting reflection on design and coding concepts / skills.</text:p>
        </text:list-item>
        <text:list-item>
          <text:p text:style-name="P100">navigation / organisational support - use of a physical map.</text:p>
        </text:list-item>
      </text:list>
      <text:p text:style-name="First_20_paragraph">For example, the use of CT concepts in a framework, listed as part of the initial design pattern card, which could then be discussed, ticked off or otherwise reflected on.</text:p>
      <text:h text:style-name="Heading_20_2" text:outline-level="2"><text:bookmark-start text:name="transcript-excerpts"/>Transcript Excerpts<text:bookmark-end text:name="transcript-excerpts"/></text:h>
      <text:h text:style-name="Heading_20_3" text:outline-level="3"><text:bookmark-start text:name="te-da-pt-1"/>2019-05-08-te-da pt 1<text:bookmark-end text:name="te-da-pt-1"/></text:h>
      <text:p text:style-name="First_20_paragraph">Da: Have you thought about pushing it a bit further and have a different style of game? Te: What do you mean? Da: Well the previous style of game was a platform (makes shape with hands) game wasn’t it? You went along and there was gravity pushing down (points down). There are other types of games aren’t there? Te: Pause. I don’t know what to do thought. Da: Well quite but what other games are there? Te: I don’t know er. Da: Well I tell you what .. muffled. Te: Erm - (navigates to list of GDP for platform game) De: So. You played them before didn’t you (indicating grid of games ) Te: What do you mean? Da: The flying game that’s a different kind of game Te: Oh like kind of like moving along kind of thing Da: Yeah and those where. There are games where you are in a world and you have to move around the world like pac-man (points down and moves an imaginary character around), Te: nod Da: There are games where things drop down like Tetris Te: … game. You could have a game where every 15 seconds 10 seconds you could add and enemy to such and such a random number between such and such (holds up hands to indicate parameters). You could block it somewhere. Da: So instead of.. instead of the world… the world being sideways. We could have the world being looked down on. (reindicates the change of perspective) Te: Hmm. How should I do this then? Da: That’s a good question. Shall we ask Mick to see if that would mess things up or not?<text:line-break/>Te: Mick Mick: Hi ya. Te: Erm. Thinking about what game to do . I was thinking can we make like a pacman game kind of thing (indicates movement of character with hands) Da: If we had an on the top game rather than a platform game Mick: I think it could work. You could kind of adapt that game by kind of removing gravity. Da: and see what happens? Mick: and see what happens. Da: It’s not a bad starting idea is it? Te: I suppose make a new one (begins the process of remixing game from the template)</text:p>
      <text:p text:style-name="Text_20_body">r</text:p>
      <text:h text:style-name="Heading_20_2" text:outline-level="2"><text:bookmark-start text:name="introduction-on-maps"/>Introduction on Maps<text:bookmark-end text:name="introduction-on-maps"/></text:h>
      <text:p text:style-name="First_20_paragraph">Maps in the 3M model is a way of representing the more personal dimension of learning.</text:p>
      <text:p text:style-name="Text_20_body">The results of this chapter are drawn from journal entries and from the reflection on resources design which happens over several iterations of the game making design. These include resources created after, and partly in response to, the interactions documented in the previous chapter.</text:p>
      <text:p text:style-name="Text_20_body">The resource creation was driven by wider concerns which prioritise this more individual account of learning. Elements have been introduced to make this process potentially adaptable to classroom. This has influenced use based on curriculum.</text:p>
      <text:p text:style-name="Text_20_body">Not in any particular order.</text:p>
      <text:list text:style-name="L101">
        <text:list-item>
          <text:p text:style-name="P101">recap of use of resources by ‘planners’, and feedback wanting a more standard approach</text:p>
        </text:list-item>
        <text:list-item>
          <text:p text:style-name="P101">tensions in planning and writing FM book, return to resources to explain the “meeting in the middle” as a possible resolution</text:p>
        </text:list-item>
        <text:list-item>
          <text:p text:style-name="P101">tension of printed or online documents - needs of my study - what was helpful to learners</text:p>
        </text:list-item>
        <text:list-item>
          <text:p text:style-name="P101">learning dimensions map - a pathway for learners, and planning document for facilitators, this repetoire of patterns in partnership with routes to explore more abstract and applied terminology</text:p>
        </text:list-item>
        <text:list-item>
          <text:p text:style-name="P101">mapping learning journeys, patchy experiments and further work.</text:p>
        </text:list-item>
      </text:list>
      <text:p text:style-name="First_20_paragraph"><text:span text:style-name="T2">Learning Dimensions Map:</text:span> In learning environments where there is a lot of choice assessing learners via observation is beneficial. Rather than deciding what you want to teach and testing students on that area, you can map the learning happening in an authentic activity. When researching hands-on tinkering in Science museums Bevan and Petrich <text:reference-mark-start text:name="ZOTERO_ITEM CSL_CITATION {&quot;citationID&quot;:&quot;eyckpqso&quot;,&quot;citationItems&quot;:[{&quot;id&quot;:8525,&quot;suppress-author&quot;:true,&quot;prefix&quot;:&quot;&quot;,&quot;uri&quot;:[&quot;http://zotero.org/users/1913249/items/UTZ7BGSU&quot;],&quot;suffix&quot;:&quot;&quot;,&quot;itemData&quot;:{&quot;id&quot;:&quot;petrich_it_2013&quot;,&quot;type&quot;:&quot;chapter&quot;,&quot;issued&quot;:{&quot;date-parts&quot;:[[2013]]},&quot;title&quot;:&quot;It looks like fun, but are they learning?&quot;,&quot;container-title&quot;:&quot;Design, Make, Play&quot;,&quot;citation-key&quot;:&quot;petrich_it_2013&quot;,&quot;event-place&quot;:&quot;New York&quot;,&quot;author&quot;:[{&quot;family&quot;:&quot;Petrich&quot;,&quot;given&quot;:&quot;Mike&quot;},{&quot;family&quot;:&quot;Wilkinson&quot;,&quot;given&quot;:&quot;Karen&quot;},{&quot;family&quot;:&quot;Bevan&quot;,&quot;given&quot;:&quot;Bronwyn&quot;}],&quot;publisher-place&quot;:&quot;New York&quot;,&quot;number-of-pages&quot;:&quot;21&quot;,&quot;publisher&quot;:&quot;Routledge&quot;,&quot;page&quot;:&quot;21&quot;,&quot;abstract&quot;:&quot;It Looks Like Fun, But Are They Learning? - 1&quot;,&quot;volume&quot;:&quot;1&quot;,&quot;ISBN&quot;:&quot;978-0-203-10835-2&quot;},&quot;uris&quot;:[&quot;http://zotero.org/users/1913249/items/UTZ7BGSU&quot;]}],&quot;schema&quot;:&quot;https://github.com/citation-style-language/schema/raw/master/csl-citation.json&quot;,&quot;properties&quot;:{&quot;noteIndex&quot;:0,&quot;formattedCitation&quot;:&quot;[-@petrich_it_2013]&quot;}} RNDkvpxfujjcv"/>&lt;Do Zotero Refresh: [-@petrich_it_2013]&gt;<text:reference-mark-end text:name="ZOTERO_ITEM CSL_CITATION {&quot;citationID&quot;:&quot;eyckpqso&quot;,&quot;citationItems&quot;:[{&quot;id&quot;:8525,&quot;suppress-author&quot;:true,&quot;prefix&quot;:&quot;&quot;,&quot;uri&quot;:[&quot;http://zotero.org/users/1913249/items/UTZ7BGSU&quot;],&quot;suffix&quot;:&quot;&quot;,&quot;itemData&quot;:{&quot;id&quot;:&quot;petrich_it_2013&quot;,&quot;type&quot;:&quot;chapter&quot;,&quot;issued&quot;:{&quot;date-parts&quot;:[[2013]]},&quot;title&quot;:&quot;It looks like fun, but are they learning?&quot;,&quot;container-title&quot;:&quot;Design, Make, Play&quot;,&quot;citation-key&quot;:&quot;petrich_it_2013&quot;,&quot;event-place&quot;:&quot;New York&quot;,&quot;author&quot;:[{&quot;family&quot;:&quot;Petrich&quot;,&quot;given&quot;:&quot;Mike&quot;},{&quot;family&quot;:&quot;Wilkinson&quot;,&quot;given&quot;:&quot;Karen&quot;},{&quot;family&quot;:&quot;Bevan&quot;,&quot;given&quot;:&quot;Bronwyn&quot;}],&quot;publisher-place&quot;:&quot;New York&quot;,&quot;number-of-pages&quot;:&quot;21&quot;,&quot;publisher&quot;:&quot;Routledge&quot;,&quot;page&quot;:&quot;21&quot;,&quot;abstract&quot;:&quot;It Looks Like Fun, But Are They Learning? - 1&quot;,&quot;volume&quot;:&quot;1&quot;,&quot;ISBN&quot;:&quot;978-0-203-10835-2&quot;},&quot;uris&quot;:[&quot;http://zotero.org/users/1913249/items/UTZ7BGSU&quot;]}],&quot;schema&quot;:&quot;https://github.com/citation-style-language/schema/raw/master/csl-citation.json&quot;,&quot;properties&quot;:{&quot;noteIndex&quot;:0,&quot;formattedCitation&quot;:&quot;[-@petrich_it_2013]&quot;}} RNDkvpxfujjcv"/>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 Another chapter in this collection identified concept maps and observation as methods for teachers and researchers to identify key learning suited to particular computing projects. One of the outcomes of my research was to extract some of the concepts and practices that learners engaged with when making games from hours of recorded material. While some are common to existing Computational Thinking frameworks others, including systems thinking concepts, are more unique to game making. Table 1.1. shows my resulting map of learning dimensions for the 3M game making model.</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Navigation</text:p>
          </table:table-cell>
        </table:table-row>
        <table:table-row>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able 1.1. Learning Dimensions of the 3M Game Making Model</text:p>
      <text:p text:style-name="Text_20_body">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h text:style-name="Heading_20_3" text:outline-level="3"><text:bookmark-start text:name="adaptations-to-the-3m-model-to-facilitate-this-learning-maps"/>Adaptations to the 3M model to facilitate this Learning maps<text:bookmark-end text:name="adaptations-to-the-3m-model-to-facilitate-this-learning-maps"/></text:h>
      <text:h text:style-name="Heading_20_4" text:outline-level="4"><text:bookmark-start text:name="addition-of-a-game-challenge-section"/>Addition of a Game Challenge section<text:bookmark-end text:name="addition-of-a-game-challenge-section"/></text:h>
      <text:p text:style-name="First_20_paragraph">I wanted to explore the possibility to use this model to explore systems thinking. There is precedent to do this in GSM. It was driven in a response to meaningful missions which helped guide a focus on game play. I created such missions (outlined in Methods chapter) Added game design patterns based on challenge - find source Schnell &amp; GSM literature (their terminology is Game elements) And then updated the learning map to highlight potential concepts to be learned.</text:p>
      <text:h text:style-name="Heading_20_2" text:outline-level="2"><text:bookmark-start text:name="physical-maps-of-missions"/>Physical Maps of Missions:<text:bookmark-end text:name="physical-maps-of-missions"/></text:h>
      <text:p text:style-name="First_20_paragraph">To support younger coders unsure what to do next or who struggle to stay on task, I sought to create another kind of map to help them navigate their game making journey. I printed out a large-scale colour map of a coastal landscape stylised in a way that mirrored a map used for navigation in a quest-themed computer game. The game pattern missions were represented as different islands . Learners took time to create and personalise a movable marker representing themselves. When learners selected their next mission, they moved their counter to the relevant island. Thus learners had to be intentional about their next goal and were implicitly encouraged to stick to it. They also kept a track of the missions that they had completed by tracing a trail as they progressed. In addition the colourful, physical and visual representation served to encourage a sense of community and peer learning. When moving the counter on the map I prompted them to reflect on the coding concepts or other learning dimensions that they had been working with. As learners traced a trail between the different island/missions they had visited, the map provoked learners to reflect on their journey and progress. However, this approach may be too labour and time intensive for many class environments. I am currently investigating replicating this process using online tools to reduce complexity and preparation time.</text:p>
      <text:h text:style-name="Heading_20_2" text:outline-level="2"><text:bookmark-start text:name="emerging-findings"/>Emerging Findings<text:bookmark-end text:name="emerging-findings"/></text:h>
      <text:p text:style-name="First_20_paragraph">Maps as an area seems to be the weakest point in this process. I may have neglected this plane as it is normally well explored in other research based in formal settings, and I was particularly interested in nurturing an organically forming game making community.</text:p>
      <text:p text:style-name="Text_20_body">This section highlights key tensions in the design that still need to be overcome.</text:p>
      <text:p text:style-name="Text_20_body">It explores these tensions in relation to existing research and contains further discussion to inform possible future directions of research.</text:p>
      <text:h text:style-name="Heading_20_3" text:outline-level="3"><text:bookmark-start text:name="individuals-vs-collective-mapping-of-progress-online-offline-issues."/>Individuals vs Collective Mapping of Progress &amp; Online / Offline issues.<text:bookmark-end text:name="individuals-vs-collective-mapping-of-progress-online-offline-issues."/></text:h>
      <text:p text:style-name="First_20_paragraph">The move towards a more individual map in MakeCode iteration which is digital and analysis of data showed an emerging tensions. There are benefits of mapping it in a more visual and collaborative way as shown by the attempts to do it with paper and individuals mapping their progress with markers.</text:p>
      <text:p text:style-name="Text_20_body">A much more collaborative online map which showed other peoples progress would be possible with an investment in time and perhaps more expertise in software development. Perhaps moving towards a gamification league and tactics. This could cause potential issues with a more competitive atmosphere.</text:p>
      <text:h text:style-name="Heading_20_3" text:outline-level="3"><text:bookmark-start text:name="tensions---online-resources-vs-print-outs"/>Tensions - Online resources vs Print outs<text:bookmark-end text:name="tensions---online-resources-vs-print-outs"/></text:h>
      <text:p text:style-name="First_20_paragraph">Also a tension of moving online with resources, via having them available in the class. Try to resolve with a summary as a laminated card, and then online as well - this tension is partly to do with the data gathering process, as it is easier to follow if it is visible on the screen.</text:p>
      <text:section text:name=" ZOTERO_BIBL {&quot;uncited&quot;:[],&quot;omitted&quot;:[],&quot;custom&quot;:[]} CSL_BIBLIOGRAPHY RNDktywvsqnqn">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Results Maps</dc:title>
    <dc:description/>
    <dc:subject/>
    <meta:keyword/>
    <meta:initial-creator/>
    <dc:creator/>
    <meta:creation-date>2023-01-26T15:25:01Z</meta:creation-date>
    <dc:date>2023-01-26T15:25:01Z</dc:date>
    <meta:user-defined meta:name="ZOTERO_PREF_1" meta:value-type="string">&lt;data data-version="3" zotero-version="5.0.89"&gt;   &lt;session id="OGe1IYVe"/&gt;   &lt;style id="http://www.zotero.org/styles/harvard"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